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Normale" style:family="paragraph">
      <style:text-properties fo:font-weight="bold" style:font-weight-asian="bold" style:font-weight-complex="bold" fo:font-size="24pt" style:font-size-asian="24pt" style:font-size-complex="24pt"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fo:font-size="11pt" style:font-size-asian="11pt" style:language-asian="en" style:country-asian="GB"/>
    </style:style>
    <style:style style:name="P4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ollegamentoipertestuale" style:family="text">
      <style:text-properties fo:language="it" fo:country="IT"/>
    </style:style>
    <style:style style:name="T54" style:parent-style-name="Car.predefinitoparagrafo" style:family="text">
      <style:text-properties style:font-name="Calibri" fo:font-size="11pt" style:font-size-asian="11pt" style:language-asian="en" style:country-asian="GB"/>
    </style:style>
    <style:style style:name="T55" style:parent-style-name="Collegamentoipertestuale" style:family="text">
      <style:text-properties fo:language="it" fo:country="IT"/>
    </style:style>
    <style:style style:name="P5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7" style:parent-style-name="Collegamentoipertestuale" style:family="text">
      <style:text-properties fo:language="it" fo:country="IT"/>
    </style:style>
    <style:style style:name="P5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9" style:parent-style-name="Collegamentoipertestuale" style:family="text">
      <style:text-properties fo:language="it" fo:country="IT"/>
    </style:style>
    <style:style style:name="T60" style:parent-style-name="Car.predefinitoparagrafo" style:family="text">
      <style:text-properties style:font-name="Calibri" fo:font-size="11pt" style:font-size-asian="11pt" style:language-asian="en" style:country-asian="GB"/>
    </style:style>
    <style:style style:name="T61" style:parent-style-name="Collegamentoipertestuale" style:family="text">
      <style:text-properties fo:language="it" fo:country="IT"/>
    </style:style>
    <style:style style:name="T62"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T65" style:parent-style-name="Car.predefinitoparagrafo" style:family="text">
      <style:text-properties style:font-name="Calibri" fo:font-size="11pt" style:font-size-asian="11pt" style:language-asian="en" style:country-asian="GB"/>
    </style:style>
    <style:style style:name="T66" style:parent-style-name="Collegamentoipertestuale" style:family="text">
      <style:text-properties fo:language="it" fo:country="IT"/>
    </style:style>
    <style:style style:name="P6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Collegamentoipertestuale" style:family="text">
      <style:text-properties fo:language="it" fo:country="IT"/>
    </style:style>
    <style:style style:name="T69" style:parent-style-name="Car.predefinitoparagrafo" style:family="text">
      <style:text-properties style:font-name="Calibri" fo:font-size="11pt" style:font-size-asian="11pt" style:language-asian="en" style:country-asian="GB"/>
    </style:style>
    <style:style style:name="T70" style:parent-style-name="Collegamentoipertestuale" style:family="text">
      <style:text-properties fo:language="it" fo:country="IT"/>
    </style:style>
    <style:style style:name="P7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2" style:parent-style-name="Collegamentoipertestuale" style:family="text">
      <style:text-properties fo:language="it" fo:country="IT"/>
    </style:style>
    <style:style style:name="T73" style:parent-style-name="Car.predefinitoparagrafo" style:family="text">
      <style:text-properties style:font-name="Calibri" fo:font-size="11pt" style:font-size-asian="11pt" style:language-asian="en" style:country-asian="GB"/>
    </style:style>
    <style:style style:name="T74" style:parent-style-name="Collegamentoipertestuale" style:family="text">
      <style:text-properties fo:language="it" fo:country="IT"/>
    </style:style>
    <style:style style:name="T75" style:parent-style-name="Collegamentoipertestuale" style:family="text">
      <style:text-properties fo:language="it" fo:country="IT"/>
    </style:style>
    <style:style style:name="P7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size="11pt" style:font-size-asian="11pt" style:language-asian="en" style:country-asian="GB"/>
    </style:style>
    <style:style style:name="T79" style:parent-style-name="Collegamentoipertestuale" style:family="text">
      <style:text-properties fo:language="it" fo:country="IT"/>
    </style:style>
    <style:style style:name="T80"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8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2" style:parent-style-name="Collegamentoipertestuale" style:family="text">
      <style:text-properties fo:language="it" fo:country="IT"/>
    </style:style>
    <style:style style:name="T83" style:parent-style-name="Car.predefinitoparagrafo" style:family="text">
      <style:text-properties style:font-name="Calibri" fo:font-size="11pt" style:font-size-asian="11pt" style:language-asian="en" style:country-asian="GB"/>
    </style:style>
    <style:style style:name="T84" style:parent-style-name="Collegamentoipertestuale" style:family="text">
      <style:text-properties fo:language="it" fo:country="IT"/>
    </style:style>
    <style:style style:name="P8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6" style:parent-style-name="Collegamentoipertestuale" style:family="text">
      <style:text-properties fo:language="it" fo:country="IT"/>
    </style:style>
    <style:style style:name="T87" style:parent-style-name="Car.predefinitoparagrafo" style:family="text">
      <style:text-properties style:font-name="Calibri" fo:font-size="11pt" style:font-size-asian="11pt" style:language-asian="en" style:country-asian="GB"/>
    </style:style>
    <style:style style:name="T88" style:parent-style-name="Collegamentoipertestuale" style:family="text">
      <style:text-properties fo:language="it" fo:country="IT"/>
    </style:style>
    <style:style style:name="P8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0" style:parent-style-name="Collegamentoipertestuale" style:family="text">
      <style:text-properties fo:language="it" fo:country="IT"/>
    </style:style>
    <style:style style:name="T91" style:parent-style-name="Car.predefinitoparagrafo" style:family="text">
      <style:text-properties style:font-name="Calibri" fo:font-size="11pt" style:font-size-asian="11pt" style:language-asian="en" style:country-asian="GB"/>
    </style:style>
    <style:style style:name="T92" style:parent-style-name="Collegamentoipertestuale" style:family="text">
      <style:text-properties fo:language="it" fo:country="IT"/>
    </style:style>
    <style:style style:name="P9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4" style:parent-style-name="Collegamentoipertestuale" style:family="text">
      <style:text-properties fo:language="it" fo:country="IT"/>
    </style:style>
    <style:style style:name="T95" style:parent-style-name="Car.predefinitoparagrafo" style:family="text">
      <style:text-properties style:font-name="Calibri" fo:font-size="11pt" style:font-size-asian="11pt" style:language-asian="en" style:country-asian="GB"/>
    </style:style>
    <style:style style:name="T96" style:parent-style-name="Collegamentoipertestuale" style:family="text">
      <style:text-properties fo:language="it" fo:country="IT"/>
    </style:style>
    <style:style style:name="P9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Collegamentoipertestuale" style:family="text">
      <style:text-properties fo:language="it" fo:country="IT"/>
    </style:style>
    <style:style style:name="T99" style:parent-style-name="Car.predefinitoparagrafo" style:family="text">
      <style:text-properties style:font-name="Calibri" fo:font-size="11pt" style:font-size-asian="11pt" style:language-asian="en" style:country-asian="GB"/>
    </style:style>
    <style:style style:name="T100" style:parent-style-name="Collegamentoipertestuale" style:family="text">
      <style:text-properties fo:language="it" fo:country="IT"/>
    </style:style>
    <style:style style:name="P10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2" style:parent-style-name="Collegamentoipertestuale" style:family="text">
      <style:text-properties fo:language="it" fo:country="IT"/>
    </style:style>
    <style:style style:name="T103" style:parent-style-name="Car.predefinitoparagrafo" style:family="text">
      <style:text-properties style:font-name="Calibri" fo:font-size="11pt" style:font-size-asian="11pt" style:language-asian="en" style:country-asian="GB"/>
    </style:style>
    <style:style style:name="T104" style:parent-style-name="Collegamentoipertestuale" style:family="text">
      <style:text-properties fo:language="it" fo:country="IT"/>
    </style:style>
    <style:style style:name="P10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6" style:parent-style-name="Collegamentoipertestuale" style:family="text">
      <style:text-properties fo:language="it" fo:country="IT"/>
    </style:style>
    <style:style style:name="T107" style:parent-style-name="Car.predefinitoparagrafo" style:family="text">
      <style:text-properties style:font-name="Calibri" fo:font-size="11pt" style:font-size-asian="11pt" style:language-asian="en" style:country-asian="GB"/>
    </style:style>
    <style:style style:name="T108" style:parent-style-name="Collegamentoipertestuale" style:family="text">
      <style:text-properties fo:language="it" fo:country="IT"/>
    </style:style>
    <style:style style:name="P10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0" style:parent-style-name="Collegamentoipertestuale" style:family="text">
      <style:text-properties fo:language="it" fo:country="IT"/>
    </style:style>
    <style:style style:name="T111" style:parent-style-name="Car.predefinitoparagrafo" style:family="text">
      <style:text-properties style:font-name="Calibri" fo:font-size="11pt" style:font-size-asian="11pt" style:language-asian="en" style:country-asian="GB"/>
    </style:style>
    <style:style style:name="T112" style:parent-style-name="Collegamentoipertestuale" style:family="text">
      <style:text-properties fo:language="it" fo:country="IT"/>
    </style:style>
    <style:style style:name="P113" style:parent-style-name="Normale" style:family="paragraph">
      <style:paragraph-properties fo:text-align="start"/>
    </style:style>
    <style:style style:name="P114" style:parent-style-name="Normale" style:family="paragraph">
      <style:paragraph-properties fo:break-before="page" fo:text-align="start" fo:margin-top="0in" fo:margin-bottom="0.1111in" fo:line-height="200%"/>
      <style:text-properties fo:font-weight="bold" style:font-weight-asian="bold" style:font-weight-complex="bold" fo:color="#000000" fo:font-size="24pt" style:font-size-asian="24pt" style:font-size-complex="24pt" fo:language="it" fo:country="IT" fo:hyphenate="true"/>
    </style:style>
    <style:style style:name="P115" style:parent-style-name="Titolo1" style:family="paragraph">
      <style:text-properties fo:language="it" fo:country="IT"/>
    </style:style>
    <style:style style:name="P116" style:parent-style-name="NormaleWeb" style:family="paragraph">
      <style:paragraph-properties fo:text-align="justify" fo:margin-top="0.0833in"/>
    </style:style>
    <style:style style:name="T117" style:parent-style-name="Car.predefinitoparagrafo" style:family="text">
      <style:text-properties fo:color="#000000" fo:language="it" fo:country="IT"/>
    </style:style>
    <style:style style:name="T118" style:parent-style-name="Car.predefinitoparagrafo" style:family="text">
      <style:text-properties fo:font-style="italic" style:font-style-asian="italic" style:font-style-complex="italic" fo:color="#000000" fo:language="it" fo:country="IT"/>
    </style:style>
    <style:style style:name="P119" style:parent-style-name="NormaleWeb" style:family="paragraph">
      <style:paragraph-properties fo:text-align="justify" fo:margin-top="0.0833in"/>
    </style:style>
    <style:style style:name="T120" style:parent-style-name="Car.predefinitoparagrafo" style:family="text">
      <style:text-properties fo:color="#000000" fo:language="it" fo:country="IT"/>
    </style:style>
    <style:style style:name="P121" style:parent-style-name="Normale" style:family="paragraph">
      <style:paragraph-properties fo:text-align="start" fo:margin-top="0in" fo:margin-bottom="0.1111in" fo:line-height="200%"/>
      <style:text-properties fo:language="it" fo:country="IT" fo:hyphenate="true"/>
    </style:style>
    <style:style style:name="P122" style:parent-style-name="Titolo1" style:list-style-name="LFO1" style:family="paragraph">
      <style:paragraph-properties fo:break-before="page"/>
      <style:text-properties fo:language="it" fo:country="IT"/>
    </style:style>
    <style:style style:name="P123" style:parent-style-name="Titolo2" style:list-style-name="LFO1" style:family="paragraph"/>
    <style:style style:name="P124" style:parent-style-name="Normale" style:family="paragraph">
      <style:paragraph-properties fo:line-height="150%"/>
      <style:text-properties fo:language="it" fo:country="IT"/>
    </style:style>
    <style:style style:name="P125" style:parent-style-name="Paragrafoelenco" style:list-style-name="LFO2" style:family="paragraph">
      <style:paragraph-properties fo:line-height="150%"/>
      <style:text-properties fo:language="it" fo:country="IT"/>
    </style:style>
    <style:style style:name="P126" style:parent-style-name="Paragrafoelenco" style:list-style-name="LFO2" style:family="paragraph">
      <style:paragraph-properties fo:text-align="start" fo:line-height="150%"/>
      <style:text-properties fo:language="it" fo:country="IT"/>
    </style:style>
    <style:style style:name="P127" style:parent-style-name="Normale" style:family="paragraph">
      <style:paragraph-properties fo:line-height="150%"/>
    </style:style>
    <style:style style:name="T128" style:parent-style-name="Car.predefinitoparagrafo" style:family="text">
      <style:text-properties fo:language="it" fo:country="IT"/>
    </style:style>
    <style:style style:name="T129" style:parent-style-name="Car.predefinitoparagrafo" style:family="text">
      <style:text-properties fo:font-weight="bold" style:font-weight-asian="bold" style:font-weight-complex="bold"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fo:language="it" fo:country="IT"/>
    </style:style>
    <style:style style:name="T132" style:parent-style-name="Car.predefinitoparagrafo" style:family="text">
      <style:text-properties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font-weight="bold" style:font-weight-asian="bold" style:font-weight-complex="bold" fo:language="it" fo:country="IT"/>
    </style:style>
    <style:style style:name="T135" style:parent-style-name="Car.predefinitoparagrafo" style:family="text">
      <style:text-properties fo:language="it" fo:country="IT"/>
    </style:style>
    <style:style style:name="P136" style:parent-style-name="Normale" style:family="paragraph">
      <style:paragraph-properties fo:line-height="150%"/>
    </style:style>
    <style:style style:name="T137" style:parent-style-name="Car.predefinitoparagrafo" style:family="text">
      <style:text-properties fo:language="it" fo:country="IT"/>
    </style:style>
    <style:style style:name="T138" style:parent-style-name="Car.predefinitoparagrafo" style:family="text">
      <style:text-properties fo:language="it" fo:country="IT"/>
    </style:style>
    <style:style style:name="T139" style:parent-style-name="Car.predefinitoparagrafo" style:family="text">
      <style:text-properties fo:font-style="italic" style:font-style-asian="italic" style:font-style-complex="italic" fo:language="it" fo:country="IT"/>
    </style:style>
    <style:style style:name="T140" style:parent-style-name="Car.predefinitoparagrafo" style:family="text">
      <style:text-properties fo:language="it" fo:country="IT"/>
    </style:style>
    <style:style style:name="P141" style:parent-style-name="Titolo2" style:list-style-name="LFO1" style:family="paragraph">
      <style:paragraph-properties fo:line-height="150%"/>
      <style:text-properties fo:language="it" fo:country="IT"/>
    </style:style>
    <style:style style:name="P142" style:parent-style-name="Normale" style:family="paragraph">
      <style:paragraph-properties fo:line-height="150%"/>
      <style:text-properties fo:hyphenate="true"/>
    </style:style>
    <style:style style:name="T143" style:parent-style-name="Car.predefinitoparagrafo" style:family="text">
      <style:text-properties fo:color="#000000" style:font-size-complex="12pt" fo:language="it" fo:country="IT" style:language-asian="en" style:country-asian="GB"/>
    </style:style>
    <style:style style:name="T144" style:parent-style-name="Car.predefinitoparagrafo" style:family="text">
      <style:text-properties fo:color="#000000" style:font-size-complex="12pt" fo:language="it" fo:country="IT" style:language-asian="en" style:country-asian="GB"/>
    </style:style>
    <style:style style:name="P145" style:parent-style-name="Normale" style:list-style-name="LFO3" style:family="paragraph">
      <style:paragraph-properties style:vertical-align="baseline" fo:margin-bottom="0in" fo:line-height="150%"/>
      <style:text-properties fo:hyphenate="true"/>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color="#000000" style:font-size-complex="12pt" fo:language="it" fo:country="IT" style:language-asian="en" style:country-asian="GB"/>
    </style:style>
    <style:style style:name="P152" style:parent-style-name="Normale" style:list-style-name="LFO3" style:family="paragraph">
      <style:paragraph-properties style:vertical-align="baseline" fo:margin-top="0in" fo:margin-bottom="0in" fo:line-height="150%"/>
      <style:text-properties fo:hyphenate="true"/>
    </style:style>
    <style:style style:name="T153" style:parent-style-name="Car.predefinitoparagrafo" style:family="text">
      <style:text-properties fo:color="#000000" style:font-size-complex="12pt" fo:language="it" fo:country="IT" style:language-asian="en" style:country-asian="GB"/>
    </style:style>
    <style:style style:name="T15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5" style:parent-style-name="Car.predefinitoparagrafo" style:family="text">
      <style:text-properties fo:color="#000000" style:font-size-complex="12pt" fo:language="it" fo:country="IT" style:language-asian="en" style:country-asian="GB"/>
    </style:style>
    <style:style style:name="P156" style:parent-style-name="Normale" style:list-style-name="LFO3" style:family="paragraph">
      <style:paragraph-properties style:vertical-align="baseline" fo:margin-top="0in" fo:margin-bottom="0in" fo:line-height="150%"/>
      <style:text-properties fo:hyphenate="true"/>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P162" style:parent-style-name="Normale" style:list-style-name="LFO3" style:family="paragraph">
      <style:paragraph-properties style:vertical-align="baseline" fo:margin-top="0in" fo:line-height="150%"/>
      <style:text-properties fo:hyphenate="true"/>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P168" style:parent-style-name="Normale" style:family="paragraph">
      <style:paragraph-properties fo:line-height="150%"/>
      <style:text-properties fo:hyphenate="true"/>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style:language-asian="en" style:country-asian="GB"/>
    </style:style>
    <style:style style:name="T171" style:parent-style-name="Car.predefinitoparagrafo" style:family="text">
      <style:text-properties fo:color="#000000" style:font-size-complex="12pt" style:language-asian="en" style:country-asian="GB"/>
    </style:style>
    <style:style style:name="P172" style:parent-style-name="Normale" style:list-style-name="LFO4" style:family="paragraph">
      <style:paragraph-properties style:vertical-align="baseline" fo:margin-bottom="0in" fo:line-height="150%"/>
      <style:text-properties fo:hyphenate="true"/>
    </style:style>
    <style:style style:name="T173" style:parent-style-name="Car.predefinitoparagrafo" style:family="text">
      <style:text-properties fo:color="#000000" style:font-size-complex="12pt" fo:language="it" fo:country="IT" style:language-asian="en" style:country-asian="GB"/>
    </style:style>
    <style:style style:name="T17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language="it" fo:country="IT"/>
    </style:style>
    <style:style style:name="T179" style:parent-style-name="Car.predefinitoparagrafo" style:family="text">
      <style:text-properties fo:language="it" fo:country="IT"/>
    </style:style>
    <style:style style:name="T180" style:parent-style-name="Car.predefinitoparagrafo" style:family="text">
      <style:text-properties fo:color="#000000" style:font-size-complex="12pt" fo:language="it" fo:country="IT" style:language-asian="en" style:country-asian="GB"/>
    </style:style>
    <style:style style:name="P181" style:parent-style-name="Normale" style:list-style-name="LFO4" style:family="paragraph">
      <style:paragraph-properties fo:text-align="start" style:vertical-align="baseline" fo:margin-top="0in" fo:margin-bottom="0in" fo:line-height="150%"/>
      <style:text-properties fo:hyphenate="true"/>
    </style:style>
    <style:style style:name="T182" style:parent-style-name="Car.predefinitoparagrafo" style:family="text">
      <style:text-properties fo:color="#000000" style:font-size-complex="12pt" fo:language="it" fo:country="IT" style:language-asian="en" style:country-asian="GB"/>
    </style:style>
    <style:style style:name="T18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7" style:parent-style-name="Car.predefinitoparagrafo" style:family="text">
      <style:text-properties fo:color="#000000" style:font-size-complex="12pt" fo:language="it" fo:country="IT" style:language-asian="en" style:country-asian="GB"/>
    </style:style>
    <style:style style:name="T188" style:parent-style-name="Car.predefinitoparagrafo" style:family="text">
      <style:text-properties fo:language="it" fo:country="IT"/>
    </style:style>
    <style:style style:name="T189" style:parent-style-name="Car.predefinitoparagrafo" style:family="text">
      <style:text-properties fo:language="it" fo:country="IT"/>
    </style:style>
    <style:style style:name="T190" style:parent-style-name="Car.predefinitoparagrafo" style:family="text">
      <style:text-properties fo:color="#000000" style:font-size-complex="12pt" fo:language="it" fo:country="IT" style:language-asian="en" style:country-asian="GB"/>
    </style:style>
    <style:style style:name="P191" style:parent-style-name="Normale" style:list-style-name="LFO4" style:family="paragraph">
      <style:paragraph-properties style:vertical-align="baseline" fo:margin-top="0in" fo:margin-bottom="0in" fo:line-height="150%"/>
      <style:text-properties fo:hyphenate="true"/>
    </style:style>
    <style:style style:name="T192" style:parent-style-name="Car.predefinitoparagrafo" style:family="text">
      <style:text-properties fo:color="#000000" style:font-size-complex="12pt" fo:language="it" fo:country="IT" style:language-asian="en" style:country-asian="GB"/>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language="it" fo:country="IT"/>
    </style:style>
    <style:style style:name="T198" style:parent-style-name="Car.predefinitoparagrafo" style:family="text">
      <style:text-properties fo:color="#000000" style:font-size-complex="12pt" fo:language="it" fo:country="IT" style:language-asian="en" style:country-asian="GB"/>
    </style:style>
    <style:style style:name="P199" style:parent-style-name="Normale" style:list-style-name="LFO4" style:family="paragraph">
      <style:paragraph-properties style:vertical-align="baseline" fo:margin-top="0in" fo:line-height="150%"/>
      <style:text-properties fo:hyphenate="true"/>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color="#000000" style:font-size-complex="12pt" fo:language="it" fo:country="IT" style:language-asian="en" style:country-asian="GB"/>
    </style:style>
    <style:style style:name="T202" style:parent-style-name="Car.predefinitoparagrafo" style:family="text">
      <style:text-properties fo:color="#000000" style:font-size-complex="12pt" fo:language="it" fo:country="IT" style:language-asian="en" style:country-asian="GB"/>
    </style:style>
    <style:style style:name="T203" style:parent-style-name="Car.predefinitoparagrafo" style:family="text">
      <style:text-properties fo:language="it" fo:country="IT"/>
    </style:style>
    <style:style style:name="T204" style:parent-style-name="Car.predefinitoparagrafo" style:family="text">
      <style:text-properties fo:language="it" fo:country="IT"/>
    </style:style>
    <style:style style:name="T205" style:parent-style-name="Car.predefinitoparagrafo" style:family="text">
      <style:text-properties fo:color="#000000" style:font-size-complex="12pt" fo:language="it" fo:country="IT" style:language-asian="en" style:country-asian="GB"/>
    </style:style>
    <style:style style:name="P206" style:parent-style-name="Titolo2" style:list-style-name="LFO1" style:family="paragraph">
      <style:text-properties fo:language="it" fo:country="IT"/>
    </style:style>
    <style:style style:name="P207"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8" style:parent-style-name="Sottotitolo" style:family="paragraph">
      <style:text-properties style:font-name-asian="Calibri" fo:language="it" fo:country="IT"/>
    </style:style>
    <style:style style:name="T209" style:parent-style-name="Car.predefinitoparagrafo" style:family="text">
      <style:text-properties style:font-name-asian="Calibri" fo:language="it" fo:country="IT"/>
    </style:style>
    <style:style style:name="T210" style:parent-style-name="Car.predefinitoparagrafo" style:family="text">
      <style:text-properties style:font-name="Wingdings" style:font-name-asian="Wingdings" style:font-name-complex="Wingdings"/>
    </style:style>
    <style:style style:name="T211" style:parent-style-name="Car.predefinitoparagrafo" style:family="text">
      <style:text-properties style:font-name-asian="Calibri" fo:language="it" fo:country="IT"/>
    </style:style>
    <style:style style:name="T212" style:parent-style-name="Car.predefinitoparagrafo" style:family="text">
      <style:text-properties style:font-name="Times New Roman" style:font-name-asian="Calibri" fo:font-style="normal" style:font-style-asian="normal" style:font-style-complex="normal" fo:language="it" fo:country="IT"/>
    </style:style>
    <style:style style:name="T213" style:parent-style-name="Car.predefinitoparagrafo" style:family="text">
      <style:text-properties style:font-name="Times New Roman" style:font-name-asian="Calibri" fo:font-style="normal" style:font-style-asian="normal" style:font-style-complex="normal" fo:language="it" fo:country="IT"/>
    </style:style>
    <style:style style:name="P214" style:parent-style-name="Sottotitolo" style:family="paragraph">
      <style:paragraph-properties fo:text-indent="0.5in"/>
    </style:style>
    <style:style style:name="T215" style:parent-style-name="Car.predefinitoparagrafo" style:family="text">
      <style:text-properties style:font-name-asian="Calibri" fo:background-color="#FFFF00"/>
    </style:style>
    <style:style style:name="T216" style:parent-style-name="Car.predefinitoparagrafo" style:family="text">
      <style:text-properties style:font-name-asian="Calibri"/>
    </style:style>
    <style:style style:name="P217" style:parent-style-name="Sottotitolo" style:family="paragraph">
      <style:text-properties style:font-name-asian="Calibri"/>
    </style:style>
    <style:style style:name="P218" style:parent-style-name="Sottotitolo" style:family="paragraph">
      <style:text-properties style:font-name-asian="Calibri"/>
    </style:style>
    <style:style style:name="P219" style:parent-style-name="Sottotitolo" style:family="paragraph">
      <style:text-properties style:font-name-asian="Calibri"/>
    </style:style>
    <style:style style:name="P220" style:parent-style-name="Sottotitolo" style:family="paragraph">
      <style:paragraph-properties fo:text-indent="0.5in"/>
    </style:style>
    <style:style style:name="T221" style:parent-style-name="Car.predefinitoparagrafo" style:family="text">
      <style:text-properties style:font-name-asian="Calibri" fo:background-color="#FFFF00"/>
    </style:style>
    <style:style style:name="P222" style:parent-style-name="Sottotitolo" style:family="paragraph">
      <style:text-properties style:font-name-asian="Calibri"/>
    </style:style>
    <style:style style:name="P223" style:parent-style-name="Sottotitolo" style:family="paragraph">
      <style:text-properties style:font-name-asian="Calibri"/>
    </style:style>
    <style:style style:name="P224" style:parent-style-name="Sottotitolo" style:family="paragraph">
      <style:text-properties style:font-name-asian="Calibri"/>
    </style:style>
    <style:style style:name="P225" style:parent-style-name="Sottotitolo" style:family="paragraph">
      <style:text-properties style:font-name-asian="Calibri"/>
    </style:style>
    <style:style style:name="T226" style:parent-style-name="Car.predefinitoparagrafo" style:family="text">
      <style:text-properties style:font-name-asian="Calibri"/>
    </style:style>
    <style:style style:name="T227" style:parent-style-name="Car.predefinitoparagrafo" style:family="text">
      <style:text-properties style:font-name-asian="Calibri" fo:language="it" fo:country="IT"/>
    </style:style>
    <style:style style:name="T228" style:parent-style-name="Car.predefinitoparagrafo" style:family="text">
      <style:text-properties style:font-name-asian="Calibri" fo:language="it" fo:country="IT"/>
    </style:style>
    <style:style style:name="T229" style:parent-style-name="Car.predefinitoparagrafo" style:family="text">
      <style:text-properties style:font-name-asian="Calibri" fo:language="it" fo:country="IT"/>
    </style:style>
    <style:style style:name="T230" style:parent-style-name="Car.predefinitoparagrafo" style:family="text">
      <style:text-properties style:font-name-asian="Calibri" fo:background-color="#FFFF00"/>
    </style:style>
    <style:style style:name="P231" style:parent-style-name="Sottotitolo" style:family="paragraph">
      <style:text-properties style:font-name-asian="Calibri" fo:language="it" fo:country="IT"/>
    </style:style>
    <style:style style:name="P232" style:parent-style-name="Sottotitolo" style:family="paragraph">
      <style:text-properties style:font-name-asian="Calibri" fo:language="it" fo:country="IT"/>
    </style:style>
    <style:style style:name="P233" style:parent-style-name="Sottotitolo" style:family="paragraph">
      <style:text-properties style:font-name-asian="Calibri" fo:language="it" fo:country="IT"/>
    </style:style>
    <style:style style:name="P234" style:parent-style-name="Normale" style:family="paragraph">
      <style:paragraph-properties fo:line-height="150%"/>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font-style="italic" style:font-style-asian="italic" style:font-style-complex="italic" fo:language="it" fo:country="IT"/>
    </style:style>
    <style:style style:name="T238" style:parent-style-name="Car.predefinitoparagrafo" style:family="text">
      <style:text-properties fo:font-style="italic" style:font-style-asian="italic" style:font-style-complex="italic"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font-style="italic" style:font-style-asian="italic" style:font-style-complex="italic"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style:font-name="Wingdings" style:font-name-asian="Wingdings" style:font-name-complex="Wingdings" fo:language="it" fo:country="IT"/>
    </style:style>
    <style:style style:name="T243" style:parent-style-name="Car.predefinitoparagrafo" style:family="text">
      <style:text-properties fo:language="it" fo:country="IT"/>
    </style:style>
    <style:style style:name="P244" style:parent-style-name="Paragrafoelenco" style:list-style-name="LFO5" style:family="paragraph">
      <style:paragraph-properties fo:line-height="150%"/>
    </style:style>
    <style:style style:name="T245" style:parent-style-name="Car.predefinitoparagrafo" style:family="text">
      <style:text-properties fo:language="it" fo:country="IT"/>
    </style:style>
    <style:style style:name="T246" style:parent-style-name="Car.predefinitoparagrafo" style:family="text">
      <style:text-properties fo:language="it" fo:country="IT"/>
    </style:style>
    <style:style style:name="T247" style:parent-style-name="Car.predefinitoparagrafo" style:family="text">
      <style:text-properties fo:font-style="italic" style:font-style-asian="italic" style:font-style-complex="italic" fo:language="it" fo:country="IT"/>
    </style:style>
    <style:style style:name="T248" style:parent-style-name="Car.predefinitoparagrafo" style:family="text">
      <style:text-properties fo:language="it" fo:country="IT"/>
    </style:style>
    <style:style style:name="T249" style:parent-style-name="Car.predefinitoparagrafo" style:family="text">
      <style:text-properties fo:font-style="italic" style:font-style-asian="italic" style:font-style-complex="italic"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fo:font-style="italic" style:font-style-asian="italic" style:font-style-complex="italic" fo:language="it" fo:country="IT"/>
    </style:style>
    <style:style style:name="T252" style:parent-style-name="Car.predefinitoparagrafo" style:family="text">
      <style:text-properties fo:language="it" fo:country="IT"/>
    </style:style>
    <style:style style:name="T253" style:parent-style-name="Car.predefinitoparagrafo" style:family="text">
      <style:text-properties style:font-name="Wingdings" style:font-name-asian="Wingdings" style:font-name-complex="Wingdings" fo:language="it" fo:country="IT"/>
    </style:style>
    <style:style style:name="T254" style:parent-style-name="Car.predefinitoparagrafo" style:family="text">
      <style:text-properties fo:language="it" fo:country="IT"/>
    </style:style>
    <style:style style:name="P255" style:parent-style-name="Paragrafoelenco" style:list-style-name="LFO5" style:family="paragraph">
      <style:paragraph-properties fo:line-height="150%"/>
    </style:style>
    <style:style style:name="T256" style:parent-style-name="Car.predefinitoparagrafo" style:family="text">
      <style:text-properties fo:language="it" fo:country="IT"/>
    </style:style>
    <style:style style:name="T257" style:parent-style-name="Car.predefinitoparagrafo" style:family="text">
      <style:text-properties fo:language="it" fo:country="IT"/>
    </style:style>
    <style:style style:name="T258" style:parent-style-name="Car.predefinitoparagrafo" style:family="text">
      <style:text-properties fo:font-style="italic" style:font-style-asian="italic" style:font-style-complex="italic" fo:language="it" fo:country="IT"/>
    </style:style>
    <style:style style:name="T259" style:parent-style-name="Car.predefinitoparagrafo" style:family="text">
      <style:text-properties fo:language="it" fo:country="IT"/>
    </style:style>
    <style:style style:name="T260" style:parent-style-name="Car.predefinitoparagrafo" style:family="text">
      <style:text-properties style:font-name="Wingdings" style:font-name-asian="Wingdings" style:font-name-complex="Wingdings" fo:language="it" fo:country="IT"/>
    </style:style>
    <style:style style:name="T261" style:parent-style-name="Car.predefinitoparagrafo" style:family="text">
      <style:text-properties fo:language="it" fo:country="IT"/>
    </style:style>
    <style:style style:name="T262" style:parent-style-name="Car.predefinitoparagrafo" style:family="text">
      <style:text-properties fo:language="it" fo:country="IT"/>
    </style:style>
    <style:style style:name="P263" style:parent-style-name="Normale" style:family="paragraph">
      <style:paragraph-properties fo:line-height="150%"/>
    </style:style>
    <style:style style:name="T264" style:parent-style-name="Car.predefinitoparagrafo" style:family="text">
      <style:text-properties fo:language="it" fo:country="IT"/>
    </style:style>
    <style:style style:name="T265" style:parent-style-name="Car.predefinitoparagrafo" style:family="text">
      <style:text-properties fo:font-style="italic" style:font-style-asian="italic" style:font-style-complex="italic" fo:language="it" fo:country="IT"/>
    </style:style>
    <style:style style:name="T266" style:parent-style-name="Car.predefinitoparagrafo" style:family="text">
      <style:text-properties fo:language="it" fo:country="IT"/>
    </style:style>
    <style:style style:name="P267" style:parent-style-name="Sottotitolo" style:family="paragraph">
      <style:text-properties style:font-name-asian="Calibri"/>
    </style:style>
    <style:style style:name="P268" style:parent-style-name="Sottotitolo" style:family="paragraph">
      <style:text-properties style:font-name-asian="Calibri"/>
    </style:style>
    <style:style style:name="P269" style:parent-style-name="Sottotitolo" style:family="paragraph">
      <style:text-properties style:font-name-asian="Calibri" style:use-window-font-color="true" fo:language="it" fo:country="IT"/>
    </style:style>
    <style:style style:name="T270" style:parent-style-name="Car.predefinitoparagrafo" style:family="text">
      <style:text-properties style:font-name-asian="Calibri" style:use-window-font-color="true" fo:language="it" fo:country="IT"/>
    </style:style>
    <style:style style:name="T271" style:parent-style-name="Car.predefinitoparagrafo" style:family="text">
      <style:text-properties style:font-name-asian="Calibri" style:use-window-font-color="true" fo:background-color="#FFFF00" fo:language="it" fo:country="IT"/>
    </style:style>
    <style:style style:name="T272" style:parent-style-name="Car.predefinitoparagrafo" style:family="text">
      <style:text-properties style:font-name-asian="Calibri" style:use-window-font-color="true" fo:language="it" fo:country="IT"/>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style:style>
    <style:style style:name="T275" style:parent-style-name="Car.predefinitoparagrafo" style:family="text">
      <style:text-properties style:font-name-asian="Calibri" style:use-window-font-color="true"/>
    </style:style>
    <style:style style:name="T276" style:parent-style-name="Car.predefinitoparagrafo" style:family="text">
      <style:text-properties style:font-name-asian="Calibri" style:use-window-font-color="true" fo:background-color="#FFFF00"/>
    </style:style>
    <style:style style:name="T277" style:parent-style-name="Car.predefinitoparagrafo" style:family="text">
      <style:text-properties style:font-name-asian="Calibri" style:use-window-font-color="true"/>
    </style:style>
    <style:style style:name="T278" style:parent-style-name="Car.predefinitoparagrafo" style:family="text">
      <style:text-properties style:font-name-asian="Calibri" style:use-window-font-color="true" fo:language="it" fo:country="IT"/>
    </style:style>
    <style:style style:name="P279" style:parent-style-name="Sottotitolo" style:family="paragraph">
      <style:text-properties style:font-name-asian="Calibri" style:use-window-font-color="true" fo:language="it" fo:country="IT"/>
    </style:style>
    <style:style style:name="T280" style:parent-style-name="Car.predefinitoparagrafo" style:family="text">
      <style:text-properties style:font-name-asian="Calibri" fo:language="it" fo:country="IT"/>
    </style:style>
    <style:style style:name="T281" style:parent-style-name="Car.predefinitoparagrafo" style:family="text">
      <style:text-properties style:font-name="Wingdings" style:font-name-asian="Wingdings" style:font-name-complex="Wingdings" fo:font-style="normal" style:font-style-asian="normal" style:font-style-complex="normal"/>
    </style:style>
    <style:style style:name="T282" style:parent-style-name="Car.predefinitoparagrafo" style:family="text">
      <style:text-properties style:font-name="Times New Roman" style:font-name-asian="Calibri" fo:font-style="normal" style:font-style-asian="normal" style:font-style-complex="normal" fo:language="it" fo:country="IT"/>
    </style:style>
    <style:style style:name="P283" style:parent-style-name="Normale" style:family="paragraph">
      <style:paragraph-properties fo:line-height="150%"/>
    </style:style>
    <style:style style:name="T284" style:parent-style-name="Car.predefinitoparagrafo" style:family="text">
      <style:text-properties fo:language="it" fo:country="IT"/>
    </style:style>
    <style:style style:name="T285" style:parent-style-name="Car.predefinitoparagrafo" style:family="text">
      <style:text-properties fo:language="it" fo:country="IT"/>
    </style:style>
    <style:style style:name="T286" style:parent-style-name="Car.predefinitoparagrafo" style:family="text">
      <style:text-properties fo:font-style="italic" style:font-style-asian="italic" style:font-style-complex="italic" fo:language="it" fo:country="IT"/>
    </style:style>
    <style:style style:name="T287" style:parent-style-name="Car.predefinitoparagrafo" style:family="text">
      <style:text-properties fo:language="it" fo:country="IT"/>
    </style:style>
    <style:style style:name="T288" style:parent-style-name="Car.predefinitoparagrafo" style:family="text">
      <style:text-properties fo:font-style="italic" style:font-style-asian="italic" style:font-style-complex="italic" fo:language="it" fo:country="IT"/>
    </style:style>
    <style:style style:name="T289" style:parent-style-name="Car.predefinitoparagrafo" style:family="text">
      <style:text-properties fo:language="it" fo:country="IT"/>
    </style:style>
    <style:style style:name="T290" style:parent-style-name="Car.predefinitoparagrafo" style:family="text">
      <style:text-properties fo:language="it" fo:country="IT"/>
    </style:style>
    <style:style style:name="P291" style:parent-style-name="Sottotitolo" style:family="paragraph">
      <style:text-properties style:font-name-asian="Calibri" style:use-window-font-color="true"/>
    </style:style>
    <style:style style:name="P292" style:parent-style-name="Sottotitolo" style:family="paragraph">
      <style:text-properties style:font-name-asian="Calibri" style:use-window-font-color="true"/>
    </style:style>
    <style:style style:name="T293" style:parent-style-name="Car.predefinitoparagrafo" style:family="text">
      <style:text-properties style:font-name-asian="Calibri" style:use-window-font-color="true"/>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style:style>
    <style:style style:name="T296" style:parent-style-name="Car.predefinitoparagrafo" style:family="text">
      <style:text-properties style:font-name-asian="Calibri" style:use-window-font-color="true"/>
    </style:style>
    <style:style style:name="T297" style:parent-style-name="Car.predefinitoparagrafo" style:family="text">
      <style:text-properties style:font-name-asian="Calibri" style:use-window-font-color="true" fo:background-color="#FFFF00"/>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style:style>
    <style:style style:name="T303" style:parent-style-name="Car.predefinitoparagrafo" style:family="text">
      <style:text-properties style:font-name-asian="Calibri" style:use-window-font-color="true" fo:background-color="#FFFF00"/>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style:style>
    <style:style style:name="T306" style:parent-style-name="Car.predefinitoparagrafo" style:family="text">
      <style:text-properties style:font-name-asian="Calibri" style:use-window-font-color="true" fo:language="it" fo:country="IT"/>
    </style:style>
    <style:style style:name="P307" style:parent-style-name="Sottotitolo" style:family="paragraph">
      <style:text-properties style:font-name-asian="Calibri" style:use-window-font-color="true" fo:language="it" fo:country="IT"/>
    </style:style>
    <style:style style:name="P308" style:parent-style-name="Sottotitolo" style:list-style-name="LFO6" style:family="paragraph"/>
    <style:style style:name="T309" style:parent-style-name="Car.predefinitoparagrafo" style:family="text">
      <style:text-properties style:font-name-asian="Calibri" style:use-window-font-color="true" fo:language="it" fo:country="IT"/>
    </style:style>
    <style:style style:name="T310" style:parent-style-name="Car.predefinitoparagrafo" style:family="text">
      <style:text-properties style:font-name="Wingdings" style:font-name-asian="Wingdings" style:font-name-complex="Wingdings" style:use-window-font-color="true" fo:language="it" fo:country="IT"/>
    </style:style>
    <style:style style:name="T311" style:parent-style-name="Car.predefinitoparagrafo" style:family="text">
      <style:text-properties style:font-name-asian="Calibri" style:use-window-font-color="true" fo:language="it" fo:country="IT"/>
    </style:style>
    <style:style style:name="T312" style:parent-style-name="Car.predefinitoparagrafo" style:family="text">
      <style:text-properties style:font-name-asian="Calibri" style:use-window-font-color="true"/>
    </style:style>
    <style:style style:name="P313" style:parent-style-name="Sottotitolo" style:family="paragraph">
      <style:text-properties style:font-name-asian="Calibri" style:use-window-font-color="true"/>
    </style:style>
    <style:style style:name="P314" style:parent-style-name="Sottotitolo" style:family="paragraph">
      <style:text-properties style:font-name-asian="Calibri" style:use-window-font-color="true"/>
    </style:style>
    <style:style style:name="T315" style:parent-style-name="Car.predefinitoparagrafo" style:family="text">
      <style:text-properties style:font-name-asian="Calibri" style:use-window-font-color="true" fo:language="it" fo:country="IT"/>
    </style:style>
    <style:style style:name="P316" style:parent-style-name="Normale" style:family="paragraph">
      <style:paragraph-properties fo:margin-top="0in" fo:margin-bottom="0.1111in" fo:line-height="150%"/>
      <style:text-properties fo:hyphenate="true"/>
    </style:style>
    <style:style style:name="T317" style:parent-style-name="Car.predefinitoparagrafo" style:family="text">
      <style:text-properties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0" style:parent-style-name="Car.predefinitoparagrafo" style:family="text">
      <style:text-properties fo:color="#000000" style:font-size-complex="12pt" fo:language="it" fo:country="IT" style:language-asian="en" style:country-asian="GB"/>
    </style:style>
    <style:style style:name="T32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2" style:parent-style-name="Car.predefinitoparagrafo" style:family="text">
      <style:text-properties fo:color="#000000" style:font-size-complex="12pt" fo:language="it" fo:country="IT" style:language-asian="en" style:country-asian="GB"/>
    </style:style>
    <style:style style:name="P323" style:parent-style-name="Paragrafoelenco" style:list-style-name="LFO7" style:family="paragraph">
      <style:paragraph-properties fo:margin-top="0in" fo:margin-bottom="0.1111in" fo:line-height="150%"/>
      <style:text-properties fo:hyphenate="true"/>
    </style:style>
    <style:style style:name="T324" style:parent-style-name="Car.predefinitoparagrafo" style:family="text">
      <style:text-properties fo:color="#000000" style:font-size-complex="12pt" fo:language="it" fo:country="IT" style:language-asian="en" style:country-asian="GB"/>
    </style:style>
    <style:style style:name="T32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7" style:parent-style-name="Car.predefinitoparagrafo" style:family="text">
      <style:text-properties fo:color="#000000" style:font-size-complex="12pt" fo:language="it" fo:country="IT" style:language-asian="en" style:country-asian="GB"/>
    </style:style>
    <style:style style:name="T328" style:parent-style-name="Car.predefinitoparagrafo" style:family="text">
      <style:text-properties fo:font-weight="bold" style:font-weight-asian="bold" style:font-weight-complex="bold" fo:language="it" fo:country="IT"/>
    </style:style>
    <style:style style:name="P329" style:parent-style-name="Paragrafoelenco" style:list-style-name="LFO7" style:family="paragraph">
      <style:paragraph-properties fo:margin-top="0in" fo:margin-bottom="0.1111in" fo:line-height="150%"/>
      <style:text-properties fo:hyphenate="true"/>
    </style:style>
    <style:style style:name="T330" style:parent-style-name="Car.predefinitoparagrafo" style:family="text">
      <style:text-properties fo:color="#000000" style:font-size-complex="12pt" fo:language="it" fo:country="IT" style:language-asian="en" style:country-asian="GB"/>
    </style:style>
    <style:style style:name="T33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6" style:parent-style-name="Car.predefinitoparagrafo" style:family="text">
      <style:text-properties fo:color="#000000" style:font-size-complex="12pt" fo:language="it" fo:country="IT" style:language-asian="en" style:country-asian="GB"/>
    </style:style>
    <style:style style:name="T337" style:parent-style-name="Car.predefinitoparagrafo" style:family="text">
      <style:text-properties fo:color="#000000" style:font-size-complex="12pt" fo:language="it" fo:country="IT" style:language-asian="en" style:country-asian="GB"/>
    </style:style>
    <style:style style:name="P338" style:parent-style-name="Sottotitolo" style:family="paragraph">
      <style:text-properties style:font-name-asian="Calibri" style:use-window-font-color="true" fo:language="it" fo:country="IT"/>
    </style:style>
    <style:style style:name="P339" style:parent-style-name="Sottotitolo" style:family="paragraph">
      <style:text-properties style:font-name-asian="Calibri" style:use-window-font-color="true" fo:language="it" fo:country="IT"/>
    </style:style>
    <style:style style:name="P340" style:parent-style-name="Sottotitolo" style:family="paragraph">
      <style:text-properties style:font-name-asian="Calibri" style:use-window-font-color="true" fo:background-color="#FFFF00"/>
    </style:style>
    <style:style style:name="P341" style:parent-style-name="Sottotitolo" style:family="paragraph">
      <style:text-properties style:font-name-asian="Calibri" style:use-window-font-color="true" fo:background-color="#FFFF00"/>
    </style:style>
    <style:style style:name="P342" style:parent-style-name="Sottotitolo" style:family="paragraph">
      <style:text-properties style:font-name-asian="Calibri" style:use-window-font-color="true" fo:language="it" fo:country="IT"/>
    </style:style>
    <style:style style:name="P343" style:parent-style-name="Normale" style:family="paragraph">
      <style:paragraph-properties fo:line-height="150%"/>
    </style:style>
    <style:style style:name="T344" style:parent-style-name="Car.predefinitoparagrafo" style:family="text">
      <style:text-properties fo:language="it" fo:country="IT"/>
    </style:style>
    <style:style style:name="T345" style:parent-style-name="Car.predefinitoparagrafo" style:family="text">
      <style:text-properties fo:font-style="italic" style:font-style-asian="italic" style:font-style-complex="italic" fo:language="it" fo:country="IT"/>
    </style:style>
    <style:style style:name="T346" style:parent-style-name="Car.predefinitoparagrafo" style:family="text">
      <style:text-properties fo:language="it" fo:country="IT"/>
    </style:style>
    <style:style style:name="T347" style:parent-style-name="Car.predefinitoparagrafo" style:family="text">
      <style:text-properties fo:font-style="italic" style:font-style-asian="italic" style:font-style-complex="italic" fo:language="it" fo:country="IT"/>
    </style:style>
    <style:style style:name="T348" style:parent-style-name="Car.predefinitoparagrafo" style:family="text">
      <style:text-properties fo:language="it" fo:country="IT"/>
    </style:style>
    <style:style style:name="T349" style:parent-style-name="Car.predefinitoparagrafo" style:family="text">
      <style:text-properties fo:font-style="italic" style:font-style-asian="italic" style:font-style-complex="italic" fo:language="it" fo:country="IT"/>
    </style:style>
    <style:style style:name="T350" style:parent-style-name="Car.predefinitoparagrafo" style:family="text">
      <style:text-properties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7" style:parent-style-name="Car.predefinitoparagrafo" style:family="text">
      <style:text-properties fo:language="it" fo:country="IT"/>
    </style:style>
    <style:style style:name="T358" style:parent-style-name="Car.predefinitoparagrafo" style:family="text">
      <style:text-properties fo:font-weight="bold" style:font-weight-asian="bold" style:font-weight-complex="bold"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font-style="italic" style:font-style-asian="italic" style:font-style-complex="italic"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language="it" fo:country="IT"/>
    </style:style>
    <style:style style:name="P363" style:parent-style-name="Paragrafoelenco" style:list-style-name="LFO8" style:family="paragraph">
      <style:paragraph-properties fo:line-height="150%"/>
    </style:style>
    <style:style style:name="T364" style:parent-style-name="Car.predefinitoparagrafo" style:family="text">
      <style:text-properties fo:font-weight="bold" style:font-weight-asian="bold" style:font-weight-complex="bold"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font-weight="bold" style:font-weight-asian="bold" style:font-weight-complex="bold" fo:language="it" fo:country="IT"/>
    </style:style>
    <style:style style:name="T367" style:parent-style-name="Car.predefinitoparagrafo" style:family="text">
      <style:text-properties fo:language="it" fo:country="IT"/>
    </style:style>
    <style:style style:name="T368" style:parent-style-name="Car.predefinitoparagrafo" style:family="text">
      <style:text-properties fo:font-style="italic" style:font-style-asian="italic" style:font-style-complex="italic"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font-style="italic" style:font-style-asian="italic" style:font-style-complex="italic" fo:language="it" fo:country="IT"/>
    </style:style>
    <style:style style:name="T372" style:parent-style-name="Car.predefinitoparagrafo" style:family="text">
      <style:text-properties fo:language="it" fo:country="IT"/>
    </style:style>
    <style:style style:name="T373" style:parent-style-name="Car.predefinitoparagrafo" style:family="text">
      <style:text-properties fo:font-style="italic" style:font-style-asian="italic" style:font-style-complex="italic" fo:language="it" fo:country="IT"/>
    </style:style>
    <style:style style:name="T374" style:parent-style-name="Car.predefinitoparagrafo" style:family="text">
      <style:text-properties fo:language="it" fo:country="IT"/>
    </style:style>
    <style:style style:name="T375" style:parent-style-name="Car.predefinitoparagrafo" style:family="text">
      <style:text-properties fo:font-style="italic" style:font-style-asian="italic" style:font-style-complex="italic" fo:language="it" fo:country="IT"/>
    </style:style>
    <style:style style:name="T376" style:parent-style-name="Car.predefinitoparagrafo" style:family="text">
      <style:text-properties fo:language="it" fo:country="IT"/>
    </style:style>
    <style:style style:name="P377" style:parent-style-name="Paragrafoelenco" style:list-style-name="LFO8" style:family="paragraph">
      <style:paragraph-properties fo:line-height="150%"/>
    </style:style>
    <style:style style:name="T378" style:parent-style-name="Car.predefinitoparagrafo" style:family="text">
      <style:text-properties fo:font-weight="bold" style:font-weight-asian="bold" style:font-weight-complex="bold" fo:language="it" fo:country="IT"/>
    </style:style>
    <style:style style:name="T379" style:parent-style-name="Car.predefinitoparagrafo" style:family="text">
      <style:text-properties fo:font-weight="bold" style:font-weight-asian="bold" style:font-weight-complex="bold"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language="it" fo:country="IT"/>
    </style:style>
    <style:style style:name="T382" style:parent-style-name="Car.predefinitoparagrafo" style:family="text">
      <style:text-properties fo:font-style="italic" style:font-style-asian="italic" style:font-style-complex="italic"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font-weight="bold" style:font-weight-asian="bold" style:font-weight-complex="bold" fo:language="it" fo:country="IT"/>
    </style:style>
    <style:style style:name="T385" style:parent-style-name="Car.predefinitoparagrafo" style:family="text">
      <style:text-properties fo:language="it" fo:country="IT"/>
    </style:style>
    <style:style style:name="T386" style:parent-style-name="Car.predefinitoparagrafo" style:family="text">
      <style:text-properties fo:font-style="italic" style:font-style-asian="italic" style:font-style-complex="italic" fo:language="it" fo:country="IT"/>
    </style:style>
    <style:style style:name="T387" style:parent-style-name="Car.predefinitoparagrafo" style:family="text">
      <style:text-properties fo:language="it" fo:country="IT"/>
    </style:style>
    <style:style style:name="T388" style:parent-style-name="Car.predefinitoparagrafo" style:family="text">
      <style:text-properties fo:font-style="italic" style:font-style-asian="italic" style:font-style-complex="italic"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style:font-name="Wingdings" style:font-name-asian="Wingdings" style:font-name-complex="Wingdings" fo:language="it" fo:country="IT"/>
    </style:style>
    <style:style style:name="T391" style:parent-style-name="Car.predefinitoparagrafo" style:family="text">
      <style:text-properties fo:language="it" fo:country="IT"/>
    </style:style>
    <style:style style:name="P392" style:parent-style-name="Normale" style:family="paragraph">
      <style:paragraph-properties fo:margin-top="0in" fo:margin-bottom="0.1111in" fo:line-height="150%"/>
      <style:text-properties fo:hyphenate="true"/>
    </style:style>
    <style:style style:name="T393" style:parent-style-name="Car.predefinitoparagrafo" style:family="text">
      <style:text-properties fo:color="#000000" style:font-size-complex="12pt" fo:language="it" fo:country="IT" style:language-asian="en" style:country-asian="GB"/>
    </style:style>
    <style:style style:name="T394" style:parent-style-name="Car.predefinitoparagrafo" style:family="text">
      <style:text-properties fo:color="#000000" style:font-size-complex="12pt" fo:language="it" fo:country="IT" style:language-asian="en" style:country-asian="GB"/>
    </style:style>
    <style:style style:name="T395" style:parent-style-name="Car.predefinitoparagrafo" style:family="text">
      <style:text-properties style:font-name="Courier New" style:font-name-complex="Courier New" fo:language="it" fo:country="IT" style:language-asian="en" style:country-asian="GB"/>
    </style:style>
    <style:style style:name="T396" style:parent-style-name="Car.predefinitoparagrafo" style:family="text">
      <style:text-properties fo:language="it" fo:country="IT" style:language-asian="en" style:country-asian="GB"/>
    </style:style>
    <style:style style:name="T397" style:parent-style-name="Car.predefinitoparagrafo" style:family="text">
      <style:text-properties fo:language="it" fo:country="IT" style:language-asian="en" style:country-asian="GB"/>
    </style:style>
    <style:style style:name="T398" style:parent-style-name="Car.predefinitoparagrafo" style:family="text">
      <style:text-properties style:font-name="Courier New" style:font-name-complex="Courier New" style:language-asian="en" style:country-asian="GB"/>
    </style:style>
    <style:style style:name="T399" style:parent-style-name="Car.predefinitoparagrafo" style:family="text">
      <style:text-properties style:language-asian="en" style:country-asian="GB"/>
    </style:style>
    <style:style style:name="T400" style:parent-style-name="Car.predefinitoparagrafo" style:family="text">
      <style:text-properties style:font-name="Courier New" style:font-name-complex="Courier New" style:language-asian="en" style:country-asian="GB"/>
    </style:style>
    <style:style style:name="T401" style:parent-style-name="Car.predefinitoparagrafo" style:family="text">
      <style:text-properties style:font-name="Courier New" style:font-name-complex="Courier New" style:language-asian="en" style:country-asian="GB"/>
    </style:style>
    <style:style style:name="P402" style:parent-style-name="Sottotitolo" style:family="paragraph">
      <style:paragraph-properties fo:text-indent="0.5in"/>
    </style:style>
    <style:style style:name="T403" style:parent-style-name="Car.predefinitoparagrafo" style:family="text">
      <style:text-properties style:font-name="Courier New" style:font-name-complex="Courier New" style:language-asian="en" style:country-asian="GB"/>
    </style:style>
    <style:style style:name="P404" style:parent-style-name="Sottotitolo" style:family="paragraph">
      <style:paragraph-properties fo:text-indent="0.5in"/>
    </style:style>
    <style:style style:name="T405" style:parent-style-name="Car.predefinitoparagrafo" style:family="text">
      <style:text-properties style:font-name="Courier New" style:font-name-complex="Courier New" style:language-asian="en" style:country-asian="GB"/>
    </style:style>
    <style:style style:name="P406" style:parent-style-name="Sottotitolo" style:family="paragraph">
      <style:paragraph-properties fo:margin-left="0.5in" fo:text-indent="0.5in">
        <style:tab-stops/>
      </style:paragraph-properties>
    </style:style>
    <style:style style:name="T407" style:parent-style-name="Car.predefinitoparagrafo" style:family="text">
      <style:text-properties style:font-name="Courier New" style:font-name-complex="Courier New" fo:language="it" fo:country="IT" style:language-asian="en" style:country-asian="GB"/>
    </style:style>
    <style:style style:name="T408" style:parent-style-name="Car.predefinitoparagrafo" style:family="text">
      <style:text-properties style:font-name="Courier New" style:font-name-complex="Courier New" fo:language="it" fo:country="IT" style:language-asian="en" style:country-asian="GB"/>
    </style:style>
    <style:style style:name="T409" style:parent-style-name="Car.predefinitoparagrafo" style:family="text">
      <style:text-properties style:font-name="Wingdings" style:font-name-asian="Wingdings" style:font-name-complex="Wingdings" fo:language="it" fo:country="IT" style:language-asian="en" style:country-asian="GB"/>
    </style:style>
    <style:style style:name="T410" style:parent-style-name="Car.predefinitoparagrafo" style:family="text">
      <style:text-properties style:font-name="Courier New" style:font-name-complex="Courier New" fo:language="it" fo:country="IT" style:language-asian="en" style:country-asian="GB"/>
    </style:style>
    <style:style style:name="P411" style:parent-style-name="Sottotitolo" style:family="paragraph">
      <style:paragraph-properties fo:text-indent="0.5in"/>
    </style:style>
    <style:style style:name="T412" style:parent-style-name="Car.predefinitoparagrafo" style:family="text">
      <style:text-properties style:font-name="Courier New" style:font-name-complex="Courier New" fo:language="it" fo:country="IT" style:language-asian="en" style:country-asian="GB"/>
    </style:style>
    <style:style style:name="T413" style:parent-style-name="Car.predefinitoparagrafo" style:family="text">
      <style:text-properties fo:language="it" fo:country="IT" style:language-asian="en" style:country-asian="GB"/>
    </style:style>
    <style:style style:name="P414" style:parent-style-name="Sottotitolo" style:family="paragraph">
      <style:paragraph-properties fo:margin-left="0.5in" fo:text-indent="0.5in">
        <style:tab-stops/>
      </style:paragraph-properties>
    </style:style>
    <style:style style:name="T415" style:parent-style-name="Car.predefinitoparagrafo" style:family="text">
      <style:text-properties style:font-name="Courier New" style:font-name-complex="Courier New" style:language-asian="en" style:country-asian="GB"/>
    </style:style>
    <style:style style:name="T416" style:parent-style-name="Car.predefinitoparagrafo" style:family="text">
      <style:text-properties style:font-name="Courier New" style:font-name-complex="Courier New" style:language-asian="en" style:country-asian="GB"/>
    </style:style>
    <style:style style:name="P417" style:parent-style-name="Sottotitolo" style:family="paragraph">
      <style:paragraph-properties fo:margin-left="0.5in" fo:text-indent="0.5in">
        <style:tab-stops/>
      </style:paragraph-properties>
    </style:style>
    <style:style style:name="T418" style:parent-style-name="Car.predefinitoparagrafo" style:family="text">
      <style:text-properties style:font-name="Courier New" style:font-name-complex="Courier New" fo:language="it" fo:country="IT" style:language-asian="en" style:country-asian="GB"/>
    </style:style>
    <style:style style:name="P419" style:parent-style-name="Sottotitolo" style:family="paragraph">
      <style:paragraph-properties fo:margin-left="1in" fo:text-indent="0.5in">
        <style:tab-stops/>
      </style:paragraph-properties>
    </style:style>
    <style:style style:name="T420" style:parent-style-name="Car.predefinitoparagrafo" style:family="text">
      <style:text-properties style:font-name="Courier New" style:font-name-complex="Courier New" fo:language="it" fo:country="IT" style:language-asian="en" style:country-asian="GB"/>
    </style:style>
    <style:style style:name="P421" style:parent-style-name="Sottotitolo" style:family="paragraph">
      <style:paragraph-properties fo:margin-left="0.5in" fo:text-indent="0.5in">
        <style:tab-stops/>
      </style:paragraph-properties>
    </style:style>
    <style:style style:name="T422" style:parent-style-name="Car.predefinitoparagrafo" style:family="text">
      <style:text-properties style:font-name="Courier New" style:font-name-complex="Courier New" fo:language="it" fo:country="IT" style:language-asian="en" style:country-asian="GB"/>
    </style:style>
    <style:style style:name="P423" style:parent-style-name="Sottotitolo" style:family="paragraph">
      <style:paragraph-properties fo:text-indent="0.5in"/>
    </style:style>
    <style:style style:name="T424" style:parent-style-name="Car.predefinitoparagrafo" style:family="text">
      <style:text-properties style:font-name="Courier New" style:font-name-complex="Courier New" fo:language="it" fo:country="IT" style:language-asian="en" style:country-asian="GB"/>
    </style:style>
    <style:style style:name="T425" style:parent-style-name="Car.predefinitoparagrafo" style:family="text">
      <style:text-properties style:font-name="Courier New" style:font-name-complex="Courier New" fo:language="it" fo:country="IT" style:language-asian="en" style:country-asian="GB"/>
    </style:style>
    <style:style style:name="P426" style:parent-style-name="Normale" style:family="paragraph">
      <style:paragraph-properties fo:margin-top="0in" fo:margin-bottom="0in"/>
      <style:text-properties style:font-size-complex="12pt" fo:language="it" fo:country="IT" style:language-asian="en" style:country-asian="GB" fo:hyphenate="true"/>
    </style:style>
    <style:style style:name="P427" style:parent-style-name="Normale" style:family="paragraph">
      <style:paragraph-properties fo:line-height="150%"/>
    </style:style>
    <style:style style:name="T428" style:parent-style-name="Car.predefinitoparagrafo" style:family="text">
      <style:text-properties fo:language="it" fo:country="IT" style:language-asian="en" style:country-asian="GB"/>
    </style:style>
    <style:style style:name="T429" style:parent-style-name="Car.predefinitoparagrafo" style:family="text">
      <style:text-properties fo:language="it" fo:country="IT" style:language-asian="en" style:country-asian="GB"/>
    </style:style>
    <style:style style:name="P430" style:parent-style-name="Titolo2" style:list-style-name="LFO1" style:family="paragraph">
      <style:text-properties fo:language="it" fo:country="IT"/>
    </style:style>
    <style:style style:name="P431" style:parent-style-name="Normale" style:family="paragraph">
      <style:paragraph-properties fo:line-height="150%"/>
      <style:text-properties fo:language="it" fo:country="IT"/>
    </style:style>
    <style:style style:name="P432" style:parent-style-name="Sottotitolo" style:family="paragraph">
      <style:text-properties fo:language="it" fo:country="IT"/>
    </style:style>
    <style:style style:name="T433" style:parent-style-name="Car.predefinitoparagrafo" style:family="text">
      <style:text-properties fo:language="it" fo:country="IT"/>
    </style:style>
    <style:style style:name="T434" style:parent-style-name="Car.predefinitoparagrafo" style:family="text">
      <style:text-properties style:font-name="Wingdings" style:font-name-asian="Wingdings" style:font-name-complex="Wingdings" fo:language="it" fo:country="IT"/>
    </style:style>
    <style:style style:name="T435" style:parent-style-name="Car.predefinitoparagrafo" style:family="text">
      <style:text-properties fo:language="it" fo:country="IT"/>
    </style:style>
    <style:style style:name="T436" style:parent-style-name="Car.predefinitoparagrafo" style:family="text">
      <style:text-properties fo:language="it" fo:country="IT"/>
    </style:style>
    <style:style style:name="T437" style:parent-style-name="Car.predefinitoparagrafo" style:family="text">
      <style:text-properties fo:font-size="9pt" style:font-size-asian="9pt" style:font-size-complex="9pt" fo:language="it" fo:country="IT"/>
    </style:style>
    <style:style style:name="T438" style:parent-style-name="Car.predefinitoparagrafo" style:family="text">
      <style:text-properties fo:font-size="9pt" style:font-size-asian="9pt" style:font-size-complex="9pt" fo:language="it" fo:country="IT"/>
    </style:style>
    <style:style style:name="T439" style:parent-style-name="Car.predefinitoparagrafo" style:family="text">
      <style:text-properties fo:font-size="9pt" style:font-size-asian="9pt" style:font-size-complex="9pt" fo:background-color="#FFFF00"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T446" style:parent-style-name="Car.predefinitoparagrafo" style:family="text">
      <style:text-properties fo:font-size="9pt" style:font-size-asian="9pt" style:font-size-complex="9pt" fo:language="it" fo:country="IT"/>
    </style:style>
    <style:style style:name="T447" style:parent-style-name="Car.predefinitoparagrafo" style:family="text">
      <style:text-properties fo:font-size="9pt" style:font-size-asian="9pt" style:font-size-complex="9pt" fo:language="it" fo:country="IT"/>
    </style:style>
    <style:style style:name="T448" style:parent-style-name="Car.predefinitoparagrafo" style:family="text">
      <style:text-properties fo:font-size="9pt" style:font-size-asian="9pt" style:font-size-complex="9pt" fo:language="it" fo:country="IT"/>
    </style:style>
    <style:style style:name="P449" style:parent-style-name="Normale" style:family="paragraph">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P451" style:parent-style-name="Normale" style:family="paragraph">
      <style:text-properties fo:font-size="9pt" style:font-size-asian="9pt" style:font-size-complex="9pt" fo:language="it" fo:country="IT"/>
    </style:style>
    <style:style style:name="P452" style:parent-style-name="Normale" style:family="paragraph">
      <style:text-properties fo:font-size="9pt" style:font-size-asian="9pt" style:font-size-complex="9pt" fo:language="it" fo:country="IT"/>
    </style:style>
    <style:style style:name="P453" style:parent-style-name="Normale" style:family="paragraph">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P464" style:parent-style-name="Normale" style:family="paragraph">
      <style:text-properties fo:font-size="9pt" style:font-size-asian="9pt" style:font-size-complex="9pt" fo:language="it" fo:country="IT"/>
    </style:style>
    <style:style style:name="T465" style:parent-style-name="Car.predefinitoparagrafo" style:family="text">
      <style:text-properties fo:font-size="9pt" style:font-size-asian="9pt" style:font-size-complex="9pt" fo:language="it" fo:country="IT"/>
    </style:style>
    <style:style style:name="P466" style:parent-style-name="Normale" style:family="paragraph">
      <style:text-properties fo:language="it" fo:country="IT"/>
    </style:style>
    <style:style style:name="T467" style:parent-style-name="Car.predefinitoparagrafo" style:family="text">
      <style:text-properties fo:font-size="9pt" style:font-size-asian="9pt" style:font-size-complex="9pt" fo:language="it" fo:country="IT"/>
    </style:style>
    <style:style style:name="P468" style:parent-style-name="Normale" style:family="paragraph">
      <style:text-properties fo:font-size="9pt" style:font-size-asian="9pt" style:font-size-complex="9pt" fo:language="it" fo:country="IT"/>
    </style:style>
    <style:style style:name="T469" style:parent-style-name="Car.predefinitoparagrafo" style:family="text">
      <style:text-properties fo:font-size="9pt" style:font-size-asian="9pt" style:font-size-complex="9pt" fo:language="it" fo:country="IT"/>
    </style:style>
    <style:style style:name="T470" style:parent-style-name="Car.predefinitoparagrafo" style:family="text">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P473" style:parent-style-name="Normale" style:family="paragraph">
      <style:text-properties fo:font-size="9pt" style:font-size-asian="9pt" style:font-size-complex="9pt" fo:language="it" fo:country="IT"/>
    </style:style>
    <style:style style:name="P474" style:parent-style-name="Normale" style:family="paragraph">
      <style:text-properties fo:font-size="9pt" style:font-size-asian="9pt" style:font-size-complex="9pt" fo:language="it" fo:country="IT"/>
    </style:style>
    <style:style style:name="P475" style:parent-style-name="Normale" style:family="paragraph">
      <style:text-properties fo:font-size="9pt" style:font-size-asian="9pt" style:font-size-complex="9pt" fo:language="it" fo:country="IT"/>
    </style:style>
    <style:style style:name="P476" style:parent-style-name="Normale" style:family="paragraph">
      <style:text-properties fo:font-size="9pt" style:font-size-asian="9pt" style:font-size-complex="9pt" fo:language="it" fo:country="IT"/>
    </style:style>
    <style:style style:name="P477" style:parent-style-name="Normale" style:family="paragraph">
      <style:text-properties fo:font-size="9pt" style:font-size-asian="9pt" style:font-size-complex="9pt" fo:language="it" fo:country="IT"/>
    </style:style>
    <style:style style:name="P478" style:parent-style-name="Normale" style:family="paragraph">
      <style:text-properties fo:font-size="9pt" style:font-size-asian="9pt" style:font-size-complex="9pt" fo:language="it" fo:country="IT"/>
    </style:style>
    <style:style style:name="P479" style:parent-style-name="Normale" style:family="paragraph">
      <style:text-properties fo:font-size="9pt" style:font-size-asian="9pt" style:font-size-complex="9pt" fo:language="it" fo:country="IT"/>
    </style:style>
    <style:style style:name="P480" style:parent-style-name="Normale" style:family="paragraph">
      <style:text-properties fo:font-size="9pt" style:font-size-asian="9pt" style:font-size-complex="9pt" fo:language="it" fo:country="IT"/>
    </style:style>
    <style:style style:name="P481" style:parent-style-name="Normale" style:family="paragraph">
      <style:text-properties fo:font-size="9pt" style:font-size-asian="9pt" style:font-size-complex="9pt" fo:language="it" fo:country="IT"/>
    </style:style>
    <style:style style:name="P482" style:parent-style-name="Normale" style:family="paragraph">
      <style:text-properties fo:font-size="9pt" style:font-size-asian="9pt" style:font-size-complex="9pt" fo:language="it" fo:country="IT"/>
    </style:style>
    <style:style style:name="P483" style:parent-style-name="Normale" style:family="paragraph">
      <style:text-properties fo:font-size="9pt" style:font-size-asian="9pt" style:font-size-complex="9pt" fo:language="it" fo:country="IT"/>
    </style:style>
    <style:style style:name="P484" style:parent-style-name="Normale" style:family="paragraph">
      <style:text-properties fo:font-size="9pt" style:font-size-asian="9pt" style:font-size-complex="9pt" fo:language="it" fo:country="IT"/>
    </style:style>
    <style:style style:name="P485" style:parent-style-name="Normale" style:family="paragraph">
      <style:text-properties fo:font-size="9pt" style:font-size-asian="9pt" style:font-size-complex="9pt" fo:language="it" fo:country="IT"/>
    </style:style>
    <style:style style:name="P486" style:parent-style-name="Normale" style:family="paragraph">
      <style:text-properties fo:font-size="9pt" style:font-size-asian="9pt" style:font-size-complex="9pt" fo:language="it" fo:country="IT"/>
    </style:style>
    <style:style style:name="P487" style:parent-style-name="Normale" style:family="paragraph">
      <style:text-properties fo:font-size="9pt" style:font-size-asian="9pt" style:font-size-complex="9pt" fo:language="it" fo:country="IT"/>
    </style:style>
    <style:style style:name="P488" style:parent-style-name="Normale" style:family="paragraph">
      <style:text-properties fo:font-size="9pt" style:font-size-asian="9pt" style:font-size-complex="9pt" fo:language="it" fo:country="IT"/>
    </style:style>
    <style:style style:name="P489" style:parent-style-name="Normale" style:family="paragraph">
      <style:text-properties fo:font-size="9pt" style:font-size-asian="9pt" style:font-size-complex="9pt" fo:language="it" fo:country="IT"/>
    </style:style>
    <style:style style:name="T490" style:parent-style-name="Car.predefinitoparagrafo" style:family="text">
      <style:text-properties fo:font-size="9pt" style:font-size-asian="9pt" style:font-size-complex="9pt" fo:language="it" fo:country="IT"/>
    </style:style>
    <style:style style:name="T491" style:parent-style-name="Car.predefinitoparagrafo" style:family="text">
      <style:text-properties fo:font-size="9pt" style:font-size-asian="9pt" style:font-size-complex="9pt" fo:language="it" fo:country="IT"/>
    </style:style>
    <style:style style:name="T492" style:parent-style-name="Car.predefinitoparagrafo" style:family="text">
      <style:text-properties fo:font-size="9pt" style:font-size-asian="9pt" style:font-size-complex="9pt" fo:background-color="#FFFF00" fo:language="it" fo:country="IT"/>
    </style:style>
    <style:style style:name="T493" style:parent-style-name="Car.predefinitoparagrafo" style:family="text">
      <style:text-properties fo:font-size="9pt" style:font-size-asian="9pt" style:font-size-complex="9pt" fo:language="it" fo:country="IT"/>
    </style:style>
    <style:style style:name="T49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95" style:parent-style-name="Car.predefinitoparagrafo" style:family="text">
      <style:text-properties fo:font-size="9pt" style:font-size-asian="9pt" style:font-size-complex="9pt" fo:language="it" fo:country="IT"/>
    </style:style>
    <style:style style:name="T496" style:parent-style-name="Car.predefinitoparagrafo" style:family="text">
      <style:text-properties fo:font-weight="bold" style:font-weight-asian="bold" style:font-weight-complex="bold" fo:font-size="9pt" style:font-size-asian="9pt" style:font-size-complex="9pt" fo:language="it" fo:country="IT"/>
    </style:style>
    <style:style style:name="T497" style:parent-style-name="Car.predefinitoparagrafo" style:family="text">
      <style:text-properties fo:font-size="9pt" style:font-size-asian="9pt" style:font-size-complex="9pt" fo:background-color="#00FF00" fo:language="it" fo:country="IT"/>
    </style:style>
    <style:style style:name="T498" style:parent-style-name="Car.predefinitoparagrafo" style:family="text">
      <style:text-properties fo:font-size="9pt" style:font-size-asian="9pt" style:font-size-complex="9pt" fo:background-color="#00FF00" fo:language="it" fo:country="IT"/>
    </style:style>
    <style:style style:name="T499" style:parent-style-name="Car.predefinitoparagrafo" style:family="text">
      <style:text-properties fo:font-size="9pt" style:font-size-asian="9pt" style:font-size-complex="9pt" fo:background-color="#FF0000" fo:language="it" fo:country="IT"/>
    </style:style>
    <style:style style:name="T500" style:parent-style-name="Car.predefinitoparagrafo" style:family="text">
      <style:text-properties fo:font-size="9pt" style:font-size-asian="9pt" style:font-size-complex="9pt" fo:background-color="#00FF00" fo:language="it" fo:country="IT"/>
    </style:style>
    <style:style style:name="T501" style:parent-style-name="Car.predefinitoparagrafo" style:family="text">
      <style:text-properties fo:font-size="9pt" style:font-size-asian="9pt" style:font-size-complex="9pt" fo:background-color="#00FF00" fo:language="it" fo:country="IT"/>
    </style:style>
    <style:style style:name="T502" style:parent-style-name="Car.predefinitoparagrafo" style:family="text">
      <style:text-properties fo:font-size="9pt" style:font-size-asian="9pt" style:font-size-complex="9pt" fo:background-color="#00FF00" fo:language="it" fo:country="IT"/>
    </style:style>
    <style:style style:name="T503" style:parent-style-name="Car.predefinitoparagrafo" style:family="text">
      <style:text-properties fo:font-size="9pt" style:font-size-asian="9pt" style:font-size-complex="9pt" fo:language="it" fo:country="IT"/>
    </style:style>
    <style:style style:name="T504" style:parent-style-name="Car.predefinitoparagrafo" style:family="text">
      <style:text-properties style:font-name="Wingdings" style:font-name-asian="Wingdings" style:font-name-complex="Wingdings" fo:font-size="9pt" style:font-size-asian="9pt" style:font-size-complex="9pt" fo:language="it" fo:country="IT"/>
    </style:style>
    <style:style style:name="T505" style:parent-style-name="Car.predefinitoparagrafo" style:family="text">
      <style:text-properties fo:font-size="9pt" style:font-size-asian="9pt" style:font-size-complex="9pt" fo:language="it" fo:country="IT"/>
    </style:style>
    <style:style style:name="T506" style:parent-style-name="Car.predefinitoparagrafo" style:family="text">
      <style:text-properties fo:font-weight="bold" style:font-weight-asian="bold" style:font-weight-complex="bold" fo:font-size="9pt" style:font-size-asian="9pt" style:font-size-complex="9pt" fo:language="it" fo:country="IT"/>
    </style:style>
    <style:style style:name="T507" style:parent-style-name="Car.predefinitoparagrafo" style:family="text">
      <style:text-properties fo:font-size="9pt" style:font-size-asian="9pt" style:font-size-complex="9pt" fo:background-color="#FF0000" fo:language="it" fo:country="IT"/>
    </style:style>
    <style:style style:name="P508" style:parent-style-name="Normale" style:family="paragraph">
      <style:text-properties fo:font-size="9pt" style:font-size-asian="9pt" style:font-size-complex="9pt" fo:background-color="#FF00FF" fo:language="it" fo:country="IT"/>
    </style:style>
    <style:style style:name="P509" style:parent-style-name="Normale" style:family="paragraph">
      <style:text-properties fo:font-size="9pt" style:font-size-asian="9pt" style:font-size-complex="9pt" fo:background-color="#FF0000" fo:language="it" fo:country="IT"/>
    </style:style>
    <style:style style:name="P510" style:parent-style-name="Normale" style:family="paragraph">
      <style:text-properties fo:font-size="9pt" style:font-size-asian="9pt" style:font-size-complex="9pt" fo:background-color="#FF00FF" fo:language="it" fo:country="IT"/>
    </style:style>
    <style:style style:name="P511" style:parent-style-name="Normale" style:family="paragraph">
      <style:text-properties fo:font-size="9pt" style:font-size-asian="9pt" style:font-size-complex="9pt" fo:background-color="#FF00FF" fo:language="it" fo:country="IT"/>
    </style:style>
    <style:style style:name="P512" style:parent-style-name="Normale" style:family="paragraph">
      <style:text-properties fo:font-size="9pt" style:font-size-asian="9pt" style:font-size-complex="9pt" fo:background-color="#FF0000" fo:language="it" fo:country="IT"/>
    </style:style>
    <style:style style:name="P513" style:parent-style-name="Normale" style:family="paragraph">
      <style:text-properties fo:font-size="9pt" style:font-size-asian="9pt" style:font-size-complex="9pt" fo:background-color="#FFFF00" fo:language="it" fo:country="IT"/>
    </style:style>
    <style:style style:name="P514" style:parent-style-name="Normale" style:family="paragraph">
      <style:text-properties fo:font-size="9pt" style:font-size-asian="9pt" style:font-size-complex="9pt" fo:background-color="#FFFF00" fo:language="it" fo:country="IT"/>
    </style:style>
    <style:style style:name="P515" style:parent-style-name="Normale" style:family="paragraph">
      <style:text-properties fo:font-size="9pt" style:font-size-asian="9pt" style:font-size-complex="9pt" fo:background-color="#FFFF00" fo:language="it" fo:country="IT"/>
    </style:style>
    <style:style style:name="P516" style:parent-style-name="Normale" style:family="paragraph">
      <style:text-properties fo:font-size="9pt" style:font-size-asian="9pt" style:font-size-complex="9pt" fo:background-color="#FFFF00" fo:language="it" fo:country="IT"/>
    </style:style>
    <style:style style:name="P517" style:parent-style-name="Normale" style:family="paragraph">
      <style:text-properties fo:font-size="9pt" style:font-size-asian="9pt" style:font-size-complex="9pt" fo:background-color="#FF00FF" fo:language="it" fo:country="IT"/>
    </style:style>
    <style:style style:name="P518" style:parent-style-name="Normale" style:family="paragraph">
      <style:text-properties fo:font-size="9pt" style:font-size-asian="9pt" style:font-size-complex="9pt" fo:background-color="#FFFF00" fo:language="it" fo:country="IT"/>
    </style:style>
    <style:style style:name="P519" style:parent-style-name="Normale" style:family="paragraph">
      <style:text-properties fo:font-size="9pt" style:font-size-asian="9pt" style:font-size-complex="9pt" fo:background-color="#FFFF00" fo:language="it" fo:country="IT"/>
    </style:style>
    <style:style style:name="P520" style:parent-style-name="Normale" style:family="paragraph">
      <style:paragraph-properties fo:text-indent="0.5in"/>
    </style:style>
    <style:style style:name="T521"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22"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23"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24" style:parent-style-name="Normale" style:family="paragraph">
      <style:text-properties fo:font-size="9pt" style:font-size-asian="9pt" style:font-size-complex="9pt" fo:background-color="#00FF00" fo:language="it" fo:country="IT"/>
    </style:style>
    <style:style style:name="T525" style:parent-style-name="Car.predefinitoparagrafo" style:family="text">
      <style:text-properties fo:font-size="9pt" style:font-size-asian="9pt" style:font-size-complex="9pt" fo:background-color="#00FF00" fo:language="it" fo:country="IT"/>
    </style:style>
    <style:style style:name="P526" style:parent-style-name="Normale" style:family="paragraph">
      <style:text-properties fo:font-size="9pt" style:font-size-asian="9pt" style:font-size-complex="9pt" fo:background-color="#FF00FF" fo:language="it" fo:country="IT"/>
    </style:style>
    <style:style style:name="P527" style:parent-style-name="Normale" style:family="paragraph">
      <style:text-properties fo:font-size="9pt" style:font-size-asian="9pt" style:font-size-complex="9pt" fo:background-color="#FF0000" fo:language="it" fo:country="IT"/>
    </style:style>
    <style:style style:name="P528" style:parent-style-name="Normale" style:family="paragraph">
      <style:text-properties fo:font-size="9pt" style:font-size-asian="9pt" style:font-size-complex="9pt" fo:background-color="#00FF00" fo:language="it" fo:country="IT"/>
    </style:style>
    <style:style style:name="P529" style:parent-style-name="Normale" style:family="paragraph">
      <style:text-properties fo:font-size="9pt" style:font-size-asian="9pt" style:font-size-complex="9pt" fo:background-color="#FF0000" fo:language="it" fo:country="IT"/>
    </style:style>
    <style:style style:name="P530" style:parent-style-name="Normale" style:family="paragraph">
      <style:text-properties fo:font-size="9pt" style:font-size-asian="9pt" style:font-size-complex="9pt" fo:background-color="#FF00FF" fo:language="it" fo:country="IT"/>
    </style:style>
    <style:style style:name="P531" style:parent-style-name="Normale" style:family="paragraph">
      <style:text-properties fo:font-size="9pt" style:font-size-asian="9pt" style:font-size-complex="9pt" fo:background-color="#00FF00" fo:language="it" fo:country="IT"/>
    </style:style>
    <style:style style:name="P532" style:parent-style-name="Normale" style:family="paragraph">
      <style:text-properties fo:font-size="9pt" style:font-size-asian="9pt" style:font-size-complex="9pt" fo:background-color="#00FF00" fo:language="it" fo:country="IT"/>
    </style:style>
    <style:style style:name="T533" style:parent-style-name="Car.predefinitoparagrafo" style:family="text">
      <style:text-properties fo:font-size="9pt" style:font-size-asian="9pt" style:font-size-complex="9pt" fo:background-color="#00FF00" fo:language="it" fo:country="IT"/>
    </style:style>
    <style:style style:name="T534" style:parent-style-name="Car.predefinitoparagrafo" style:family="text">
      <style:text-properties fo:font-size="9pt" style:font-size-asian="9pt" style:font-size-complex="9pt" fo:background-color="#00FF00" fo:language="it" fo:country="IT"/>
    </style:style>
    <style:style style:name="T535" style:parent-style-name="Car.predefinitoparagrafo" style:family="text">
      <style:text-properties fo:font-size="9pt" style:font-size-asian="9pt" style:font-size-complex="9pt" fo:language="it" fo:country="IT"/>
    </style:style>
    <style:style style:name="T536"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37" style:parent-style-name="Car.predefinitoparagrafo" style:family="text">
      <style:text-properties fo:font-weight="bold" style:font-weight-asian="bold" style:font-weight-complex="bold" fo:font-size="9pt" style:font-size-asian="9pt" style:font-size-complex="9pt" fo:language="it" fo:country="IT"/>
    </style:style>
    <style:style style:name="T538" style:parent-style-name="Car.predefinitoparagrafo" style:family="text">
      <style:text-properties fo:font-weight="bold" style:font-weight-asian="bold" style:font-weight-complex="bold" fo:font-size="9pt" style:font-size-asian="9pt" style:font-size-complex="9pt" fo:language="it" fo:country="IT"/>
    </style:style>
    <style:style style:name="T539" style:parent-style-name="Car.predefinitoparagrafo" style:family="text">
      <style:text-properties fo:font-size="9pt" style:font-size-asian="9pt" style:font-size-complex="9pt" fo:background-color="#00FF00" fo:language="it" fo:country="IT"/>
    </style:style>
    <style:style style:name="P540" style:parent-style-name="Normale" style:family="paragraph">
      <style:text-properties fo:font-size="9pt" style:font-size-asian="9pt" style:font-size-complex="9pt" fo:language="it" fo:country="IT"/>
    </style:style>
    <style:style style:name="P541" style:parent-style-name="Titolo1" style:list-style-name="LFO1" style:family="paragraph">
      <style:paragraph-properties fo:break-before="page"/>
      <style:text-properties fo:language="it" fo:country="IT"/>
    </style:style>
    <style:style style:name="P542" style:parent-style-name="Titolo2" style:list-style-name="LFO1" style:family="paragraph">
      <style:text-properties fo:language="it" fo:country="IT"/>
    </style:style>
    <style:style style:name="P543" style:parent-style-name="Normale" style:family="paragraph">
      <style:paragraph-properties fo:line-height="150%"/>
    </style:style>
    <style:style style:name="T544" style:parent-style-name="Car.predefinitoparagrafo" style:family="text">
      <style:text-properties fo:language="it" fo:country="IT"/>
    </style:style>
    <style:style style:name="T545" style:parent-style-name="Car.predefinitoparagrafo" style:family="text">
      <style:text-properties fo:font-style="italic" style:font-style-asian="italic" style:font-style-complex="italic" fo:language="it" fo:country="IT"/>
    </style:style>
    <style:style style:name="T546" style:parent-style-name="Car.predefinitoparagrafo" style:family="text">
      <style:text-properties fo:language="it" fo:country="IT"/>
    </style:style>
    <style:style style:name="P547" style:parent-style-name="Normale" style:family="paragraph">
      <style:paragraph-properties fo:line-height="150%"/>
      <style:text-properties fo:language="it" fo:country="IT"/>
    </style:style>
    <style:style style:name="P548" style:parent-style-name="Paragrafoelenco" style:list-style-name="LFO9" style:family="paragraph">
      <style:paragraph-properties fo:line-height="150%"/>
      <style:text-properties fo:language="it" fo:country="IT"/>
    </style:style>
    <style:style style:name="P549" style:parent-style-name="Paragrafoelenco" style:list-style-name="LFO9" style:family="paragraph">
      <style:paragraph-properties fo:line-height="150%"/>
      <style:text-properties fo:language="it" fo:country="IT"/>
    </style:style>
    <style:style style:name="P550" style:parent-style-name="Normale" style:family="paragraph">
      <style:paragraph-properties fo:line-height="150%"/>
    </style:style>
    <style:style style:name="T551" style:parent-style-name="Car.predefinitoparagrafo" style:family="text">
      <style:text-properties fo:language="it" fo:country="IT"/>
    </style:style>
    <style:style style:name="T552" style:parent-style-name="Car.predefinitoparagrafo" style:family="text">
      <style:text-properties fo:font-style="italic" style:font-style-asian="italic" style:font-style-complex="italic" fo:language="it" fo:country="IT"/>
    </style:style>
    <style:style style:name="T553" style:parent-style-name="Car.predefinitoparagrafo" style:family="text">
      <style:text-properties fo:language="it" fo:country="IT"/>
    </style:style>
    <style:style style:name="P554" style:parent-style-name="Normale" style:family="paragraph">
      <style:paragraph-properties fo:line-height="150%"/>
    </style:style>
    <style:style style:name="T555" style:parent-style-name="Car.predefinitoparagrafo" style:family="text">
      <style:text-properties fo:language="it" fo:country="IT"/>
    </style:style>
    <style:style style:name="T556" style:parent-style-name="Car.predefinitoparagrafo" style:family="text">
      <style:text-properties fo:font-weight="bold" style:font-weight-asian="bold" style:font-weight-complex="bold" fo:language="it" fo:country="IT"/>
    </style:style>
    <style:style style:name="T557" style:parent-style-name="Car.predefinitoparagrafo" style:family="text">
      <style:text-properties fo:language="it" fo:country="IT"/>
    </style:style>
    <style:style style:name="T558" style:parent-style-name="Car.predefinitoparagrafo" style:family="text">
      <style:text-properties fo:language="it" fo:country="IT"/>
    </style:style>
    <style:style style:name="T559" style:parent-style-name="Car.predefinitoparagrafo" style:family="text">
      <style:text-properties fo:font-style="italic" style:font-style-asian="italic" style:font-style-complex="italic" fo:language="it" fo:country="IT"/>
    </style:style>
    <style:style style:name="T560" style:parent-style-name="Car.predefinitoparagrafo" style:family="text">
      <style:text-properties fo:language="it" fo:country="IT"/>
    </style:style>
    <style:style style:name="T561" style:parent-style-name="Car.predefinitoparagrafo" style:family="text">
      <style:text-properties fo:font-style="italic" style:font-style-asian="italic" style:font-style-complex="italic" fo:language="it" fo:country="IT"/>
    </style:style>
    <style:style style:name="T562" style:parent-style-name="Car.predefinitoparagrafo" style:family="text">
      <style:text-properties fo:language="it" fo:country="IT"/>
    </style:style>
    <style:style style:name="T563" style:parent-style-name="Car.predefinitoparagrafo" style:family="text">
      <style:text-properties fo:font-style="italic" style:font-style-asian="italic" style:font-style-complex="italic" fo:language="it" fo:country="IT"/>
    </style:style>
    <style:style style:name="T564" style:parent-style-name="Car.predefinitoparagrafo" style:family="text">
      <style:text-properties fo:language="it" fo:country="IT"/>
    </style:style>
    <style:style style:name="T565" style:parent-style-name="Car.predefinitoparagrafo" style:family="text">
      <style:text-properties fo:font-weight="bold" style:font-weight-asian="bold" style:font-weight-complex="bold" fo:language="it" fo:country="IT"/>
    </style:style>
    <style:style style:name="T566" style:parent-style-name="Car.predefinitoparagrafo" style:family="text">
      <style:text-properties fo:language="it" fo:country="IT"/>
    </style:style>
    <style:style style:name="T56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8" style:parent-style-name="Car.predefinitoparagrafo" style:family="text">
      <style:text-properties fo:language="it" fo:country="IT"/>
    </style:style>
    <style:style style:name="P569" style:parent-style-name="Paragrafoelenco" style:list-style-name="LFO10" style:family="paragraph">
      <style:paragraph-properties fo:line-height="150%"/>
    </style:style>
    <style:style style:name="T570" style:parent-style-name="Car.predefinitoparagrafo" style:family="text">
      <style:text-properties fo:language="it" fo:country="IT"/>
    </style:style>
    <style:style style:name="T571" style:parent-style-name="Car.predefinitoparagrafo" style:family="text">
      <style:text-properties fo:font-style="italic" style:font-style-asian="italic" style:font-style-complex="italic" fo:language="it" fo:country="IT"/>
    </style:style>
    <style:style style:name="T572" style:parent-style-name="Car.predefinitoparagrafo" style:family="text">
      <style:text-properties fo:language="it" fo:country="IT"/>
    </style:style>
    <style:style style:name="T573" style:parent-style-name="Car.predefinitoparagrafo" style:family="text">
      <style:text-properties fo:font-style="italic" style:font-style-asian="italic" style:font-style-complex="italic" fo:language="it" fo:country="IT"/>
    </style:style>
    <style:style style:name="T574" style:parent-style-name="Car.predefinitoparagrafo" style:family="text">
      <style:text-properties fo:language="it" fo:country="IT"/>
    </style:style>
    <style:style style:name="P575" style:parent-style-name="Paragrafoelenco" style:list-style-name="LFO10" style:family="paragraph">
      <style:paragraph-properties fo:line-height="150%"/>
    </style:style>
    <style:style style:name="T576" style:parent-style-name="Car.predefinitoparagrafo" style:family="text">
      <style:text-properties fo:language="it" fo:country="IT"/>
    </style:style>
    <style:style style:name="T577" style:parent-style-name="Car.predefinitoparagrafo" style:family="text">
      <style:text-properties fo:language="it" fo:country="IT"/>
    </style:style>
    <style:style style:name="T578" style:parent-style-name="Car.predefinitoparagrafo" style:family="text">
      <style:text-properties fo:font-style="italic" style:font-style-asian="italic" style:font-style-complex="italic" fo:language="it" fo:country="IT"/>
    </style:style>
    <style:style style:name="T579" style:parent-style-name="Car.predefinitoparagrafo" style:family="text">
      <style:text-properties fo:language="it" fo:country="IT"/>
    </style:style>
    <style:style style:name="T580" style:parent-style-name="Car.predefinitoparagrafo" style:family="text">
      <style:text-properties fo:font-style="italic" style:font-style-asian="italic" style:font-style-complex="italic" fo:language="it" fo:country="IT"/>
    </style:style>
    <style:style style:name="T581" style:parent-style-name="Car.predefinitoparagrafo" style:family="text">
      <style:text-properties fo:language="it" fo:country="IT"/>
    </style:style>
    <style:style style:name="T582" style:parent-style-name="Car.predefinitoparagrafo" style:family="text">
      <style:text-properties fo:font-style="italic" style:font-style-asian="italic" style:font-style-complex="italic" fo:language="it" fo:country="IT"/>
    </style:style>
    <style:style style:name="T583" style:parent-style-name="Car.predefinitoparagrafo" style:family="text">
      <style:text-properties fo:language="it" fo:country="IT"/>
    </style:style>
    <style:style style:name="T584" style:parent-style-name="Car.predefinitoparagrafo" style:family="text">
      <style:text-properties style:text-underline-type="single" style:text-underline-style="solid" style:text-underline-width="auto" style:text-underline-mode="continuous" fo:language="it" fo:country="IT"/>
    </style:style>
    <style:style style:name="T585" style:parent-style-name="Car.predefinitoparagrafo" style:family="text">
      <style:text-properties fo:language="it" fo:country="IT"/>
    </style:style>
    <style:style style:name="T586" style:parent-style-name="Car.predefinitoparagrafo" style:family="text">
      <style:text-properties style:text-underline-type="single" style:text-underline-style="solid" style:text-underline-width="auto" style:text-underline-mode="continuous" fo:language="it" fo:country="IT"/>
    </style:style>
    <style:style style:name="T587" style:parent-style-name="Car.predefinitoparagrafo" style:family="text">
      <style:text-properties fo:language="it" fo:country="IT"/>
    </style:style>
    <style:style style:name="P588" style:parent-style-name="Paragrafoelenco" style:list-style-name="LFO10" style:family="paragraph">
      <style:paragraph-properties fo:line-height="150%"/>
    </style:style>
    <style:style style:name="T589" style:parent-style-name="Car.predefinitoparagrafo" style:family="text">
      <style:text-properties fo:language="it" fo:country="IT"/>
    </style:style>
    <style:style style:name="T590" style:parent-style-name="Car.predefinitoparagrafo" style:family="text">
      <style:text-properties fo:font-weight="bold" style:font-weight-asian="bold" style:font-weight-complex="bold" fo:language="it" fo:country="IT"/>
    </style:style>
    <style:style style:name="T591" style:parent-style-name="Car.predefinitoparagrafo" style:family="text">
      <style:text-properties fo:language="it" fo:country="IT"/>
    </style:style>
    <style:style style:name="T592" style:parent-style-name="Car.predefinitoparagrafo" style:family="text">
      <style:text-properties fo:font-style="italic" style:font-style-asian="italic" style:font-style-complex="italic" fo:language="it" fo:country="IT"/>
    </style:style>
    <style:style style:name="T593" style:parent-style-name="Car.predefinitoparagrafo" style:family="text">
      <style:text-properties fo:language="it" fo:country="IT"/>
    </style:style>
    <style:style style:name="T594" style:parent-style-name="Car.predefinitoparagrafo" style:family="text">
      <style:text-properties fo:font-weight="bold" style:font-weight-asian="bold" style:font-weight-complex="bold" fo:language="it" fo:country="IT"/>
    </style:style>
    <style:style style:name="T595" style:parent-style-name="Car.predefinitoparagrafo" style:family="text">
      <style:text-properties fo:language="it" fo:country="IT"/>
    </style:style>
    <style:style style:name="T596" style:parent-style-name="Car.predefinitoparagrafo" style:family="text">
      <style:text-properties fo:language="it" fo:country="IT"/>
    </style:style>
    <style:style style:name="T597" style:parent-style-name="Car.predefinitoparagrafo" style:family="text">
      <style:text-properties fo:font-style="italic" style:font-style-asian="italic" style:font-style-complex="italic" fo:language="it" fo:country="IT"/>
    </style:style>
    <style:style style:name="P598" style:parent-style-name="Paragrafoelenco" style:list-style-name="LFO10" style:family="paragraph">
      <style:paragraph-properties fo:line-height="150%"/>
    </style:style>
    <style:style style:name="T599" style:parent-style-name="Car.predefinitoparagrafo" style:family="text">
      <style:text-properties fo:language="it" fo:country="IT"/>
    </style:style>
    <style:style style:name="T600" style:parent-style-name="Car.predefinitoparagrafo" style:family="text">
      <style:text-properties fo:font-weight="bold" style:font-weight-asian="bold" style:font-weight-complex="bold" fo:language="it" fo:country="IT"/>
    </style:style>
    <style:style style:name="T601" style:parent-style-name="Car.predefinitoparagrafo" style:family="text">
      <style:text-properties fo:language="it" fo:country="IT"/>
    </style:style>
    <style:style style:name="T602" style:parent-style-name="Car.predefinitoparagrafo" style:family="text">
      <style:text-properties fo:font-style="italic" style:font-style-asian="italic" style:font-style-complex="italic" fo:language="it" fo:country="IT"/>
    </style:style>
    <style:style style:name="T603" style:parent-style-name="Car.predefinitoparagrafo" style:family="text">
      <style:text-properties fo:language="it" fo:country="IT"/>
    </style:style>
    <style:style style:name="T604" style:parent-style-name="Car.predefinitoparagrafo" style:family="text">
      <style:text-properties fo:font-weight="bold" style:font-weight-asian="bold" style:font-weight-complex="bold" fo:language="it" fo:country="IT"/>
    </style:style>
    <style:style style:name="T605" style:parent-style-name="Car.predefinitoparagrafo" style:family="text">
      <style:text-properties fo:language="it" fo:country="IT"/>
    </style:style>
    <style:style style:name="T606" style:parent-style-name="Car.predefinitoparagrafo" style:family="text">
      <style:text-properties fo:font-style="italic" style:font-style-asian="italic" style:font-style-complex="italic" fo:language="it" fo:country="IT"/>
    </style:style>
    <style:style style:name="P607" style:parent-style-name="Paragrafoelenco" style:list-style-name="LFO10" style:family="paragraph">
      <style:paragraph-properties fo:line-height="150%"/>
    </style:style>
    <style:style style:name="T608" style:parent-style-name="Car.predefinitoparagrafo" style:family="text">
      <style:text-properties fo:language="it" fo:country="IT"/>
    </style:style>
    <style:style style:name="T609" style:parent-style-name="Car.predefinitoparagrafo" style:family="text">
      <style:text-properties fo:font-weight="bold" style:font-weight-asian="bold" style:font-weight-complex="bold" fo:language="it" fo:country="IT"/>
    </style:style>
    <style:style style:name="T610" style:parent-style-name="Car.predefinitoparagrafo" style:family="text">
      <style:text-properties fo:language="it" fo:country="IT"/>
    </style:style>
    <style:style style:name="T61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2" style:parent-style-name="Car.predefinitoparagrafo" style:family="text">
      <style:text-properties fo:language="it" fo:country="IT"/>
    </style:style>
    <style:style style:name="T613" style:parent-style-name="Car.predefinitoparagrafo" style:family="text">
      <style:text-properties fo:font-style="italic" style:font-style-asian="italic" style:font-style-complex="italic" fo:language="it" fo:country="IT"/>
    </style:style>
    <style:style style:name="T614" style:parent-style-name="Car.predefinitoparagrafo" style:family="text">
      <style:text-properties fo:language="it" fo:country="IT"/>
    </style:style>
    <style:style style:name="T615" style:parent-style-name="Car.predefinitoparagrafo" style:family="text">
      <style:text-properties fo:language="it" fo:country="IT"/>
    </style:style>
    <style:style style:name="P616" style:parent-style-name="Normale" style:family="paragraph">
      <style:paragraph-properties fo:line-height="150%"/>
      <style:text-properties fo:language="it" fo:country="IT"/>
    </style:style>
    <style:style style:name="P617" style:parent-style-name="Paragrafoelenco" style:list-style-name="LFO11" style:family="paragraph">
      <style:paragraph-properties fo:line-height="150%"/>
    </style:style>
    <style:style style:name="T618" style:parent-style-name="Car.predefinitoparagrafo" style:family="text">
      <style:text-properties fo:language="it" fo:country="IT"/>
    </style:style>
    <style:style style:name="T619" style:parent-style-name="Car.predefinitoparagrafo" style:family="text">
      <style:text-properties fo:font-style="italic" style:font-style-asian="italic" style:font-style-complex="italic" fo:language="it" fo:country="IT"/>
    </style:style>
    <style:style style:name="T620" style:parent-style-name="Car.predefinitoparagrafo" style:family="text">
      <style:text-properties fo:language="it" fo:country="IT"/>
    </style:style>
    <style:style style:name="T621" style:parent-style-name="Car.predefinitoparagrafo" style:family="text">
      <style:text-properties fo:font-style="italic" style:font-style-asian="italic" style:font-style-complex="italic"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language="it" fo:country="IT"/>
    </style:style>
    <style:style style:name="T624" style:parent-style-name="Car.predefinitoparagrafo" style:family="text">
      <style:text-properties fo:font-weight="bold" style:font-weight-asian="bold" style:font-weight-complex="bold" fo:language="it" fo:country="IT"/>
    </style:style>
    <style:style style:name="T625" style:parent-style-name="Car.predefinitoparagrafo" style:family="text">
      <style:text-properties fo:language="it" fo:country="IT"/>
    </style:style>
    <style:style style:name="P626" style:parent-style-name="Paragrafoelenco" style:list-style-name="LFO11" style:family="paragraph">
      <style:paragraph-properties fo:line-height="150%"/>
    </style:style>
    <style:style style:name="T627" style:parent-style-name="Car.predefinitoparagrafo" style:family="text">
      <style:text-properties fo:language="it" fo:country="IT"/>
    </style:style>
    <style:style style:name="T628" style:parent-style-name="Car.predefinitoparagrafo" style:family="text">
      <style:text-properties fo:font-style="italic" style:font-style-asian="italic" style:font-style-complex="italic" fo:language="it" fo:country="IT"/>
    </style:style>
    <style:style style:name="T629" style:parent-style-name="Car.predefinitoparagrafo" style:family="text">
      <style:text-properties fo:language="it" fo:country="IT"/>
    </style:style>
    <style:style style:name="T630" style:parent-style-name="Car.predefinitoparagrafo" style:family="text">
      <style:text-properties fo:font-weight="bold" style:font-weight-asian="bold" style:font-weight-complex="bold" fo:language="it" fo:country="IT"/>
    </style:style>
    <style:style style:name="T631" style:parent-style-name="Car.predefinitoparagrafo" style:family="text">
      <style:text-properties fo:language="it" fo:country="IT"/>
    </style:style>
    <style:style style:name="T632" style:parent-style-name="Car.predefinitoparagrafo" style:family="text">
      <style:text-properties fo:language="it" fo:country="IT"/>
    </style:style>
    <style:style style:name="P633" style:parent-style-name="Paragrafoelenco" style:list-style-name="LFO11" style:family="paragraph">
      <style:paragraph-properties fo:line-height="150%"/>
    </style:style>
    <style:style style:name="T634" style:parent-style-name="Car.predefinitoparagrafo" style:family="text">
      <style:text-properties fo:language="it" fo:country="IT"/>
    </style:style>
    <style:style style:name="T635" style:parent-style-name="Car.predefinitoparagrafo" style:family="text">
      <style:text-properties fo:font-weight="bold" style:font-weight-asian="bold" style:font-weight-complex="bold"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style="italic" style:font-style-asian="italic" style:font-style-complex="italic" fo:language="it" fo:country="IT"/>
    </style:style>
    <style:style style:name="T638" style:parent-style-name="Car.predefinitoparagrafo" style:family="text">
      <style:text-properties fo:language="it" fo:country="IT"/>
    </style:style>
    <style:style style:name="T63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40" style:parent-style-name="Car.predefinitoparagrafo" style:family="text">
      <style:text-properties fo:language="it" fo:country="IT"/>
    </style:style>
    <style:style style:name="T641" style:parent-style-name="Car.predefinitoparagrafo" style:family="text">
      <style:text-properties fo:language="it" fo:country="IT"/>
    </style:style>
    <style:style style:name="T642" style:parent-style-name="Car.predefinitoparagrafo" style:family="text">
      <style:text-properties fo:font-style="italic" style:font-style-asian="italic" style:font-style-complex="italic" fo:language="it" fo:country="IT"/>
    </style:style>
    <style:style style:name="T643" style:parent-style-name="Car.predefinitoparagrafo" style:family="text">
      <style:text-properties fo:language="it" fo:country="IT"/>
    </style:style>
    <style:style style:name="P644" style:parent-style-name="Paragrafoelenco" style:list-style-name="LFO11" style:family="paragraph">
      <style:paragraph-properties fo:line-height="150%"/>
    </style:style>
    <style:style style:name="T645" style:parent-style-name="Car.predefinitoparagrafo" style:family="text">
      <style:text-properties fo:font-weight="bold" style:font-weight-asian="bold" style:font-weight-complex="bold"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font-style="italic" style:font-style-asian="italic" style:font-style-complex="italic" fo:language="it" fo:country="IT"/>
    </style:style>
    <style:style style:name="T650" style:parent-style-name="Car.predefinitoparagrafo" style:family="text">
      <style:text-properties fo:language="it" fo:country="IT"/>
    </style:style>
    <style:style style:name="T65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52" style:parent-style-name="Car.predefinitoparagrafo" style:family="text">
      <style:text-properties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font-style="italic" style:font-style-asian="italic" style:font-style-complex="italic" fo:language="it" fo:country="IT"/>
    </style:style>
    <style:style style:name="T655" style:parent-style-name="Car.predefinitoparagrafo" style:family="text">
      <style:text-properties fo:language="it" fo:country="IT"/>
    </style:style>
    <style:style style:name="P656" style:parent-style-name="Normale" style:family="paragraph">
      <style:paragraph-properties fo:line-height="150%"/>
      <style:text-properties fo:language="it" fo:country="IT"/>
    </style:style>
    <style:style style:name="P657" style:parent-style-name="Titolo2" style:list-style-name="LFO1" style:family="paragraph">
      <style:text-properties fo:language="it" fo:country="IT"/>
    </style:style>
    <style:style style:name="P658" style:parent-style-name="Normale" style:family="paragraph">
      <style:paragraph-properties fo:line-height="150%"/>
      <style:text-properties fo:hyphenate="true"/>
    </style:style>
    <style:style style:name="T659" style:parent-style-name="Car.predefinitoparagrafo" style:family="text">
      <style:text-properties fo:color="#000000" style:font-size-complex="12pt" fo:language="it" fo:country="IT" style:language-asian="en" style:country-asian="GB"/>
    </style:style>
    <style:style style:name="P660" style:parent-style-name="Normale" style:list-style-name="LFO12" style:family="paragraph">
      <style:paragraph-properties fo:text-align="start" style:vertical-align="baseline" fo:margin-top="0in" fo:margin-bottom="0in" fo:line-height="150%"/>
      <style:text-properties fo:hyphenate="true"/>
    </style:style>
    <style:style style:name="T661" style:parent-style-name="Car.predefinitoparagrafo" style:family="text">
      <style:text-properties fo:language="it" fo:country="IT"/>
    </style:style>
    <style:style style:name="T662" style:parent-style-name="Car.predefinitoparagrafo" style:family="text">
      <style:text-properties fo:font-weight="bold" style:font-weight-asian="bold" style:font-weight-complex="bold"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language="it" fo:country="IT"/>
    </style:style>
    <style:style style:name="T665" style:parent-style-name="Car.predefinitoparagrafo" style:family="text">
      <style:text-properties fo:font-style="italic" style:font-style-asian="italic" style:font-style-complex="italic" fo:language="it" fo:country="IT"/>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P669" style:parent-style-name="Normale" style:list-style-name="LFO12" style:family="paragraph">
      <style:paragraph-properties fo:text-align="start" style:vertical-align="baseline" fo:margin-top="0in" fo:margin-bottom="0in" fo:line-height="150%"/>
      <style:text-properties fo:hyphenate="true"/>
    </style:style>
    <style:style style:name="T670" style:parent-style-name="Car.predefinitoparagrafo" style:family="text">
      <style:text-properties fo:language="it" fo:country="IT"/>
    </style:style>
    <style:style style:name="T671" style:parent-style-name="Car.predefinitoparagrafo" style:family="text">
      <style:text-properties fo:font-weight="bold" style:font-weight-asian="bold" style:font-weight-complex="bold"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language="it" fo:country="IT"/>
    </style:style>
    <style:style style:name="T674" style:parent-style-name="Car.predefinitoparagrafo" style:family="text">
      <style:text-properties fo:font-style="italic" style:font-style-asian="italic" style:font-style-complex="italic" fo:language="it" fo:country="IT"/>
    </style:style>
    <style:style style:name="T675" style:parent-style-name="Car.predefinitoparagrafo" style:family="text">
      <style:text-properties fo:language="it" fo:country="IT"/>
    </style:style>
    <style:style style:name="P676" style:parent-style-name="Normale" style:list-style-name="LFO12" style:family="paragraph">
      <style:paragraph-properties fo:text-align="start" style:vertical-align="baseline" fo:margin-top="0in" fo:margin-bottom="0in" fo:line-height="150%"/>
      <style:text-properties fo:hyphenate="true"/>
    </style:style>
    <style:style style:name="T677" style:parent-style-name="Car.predefinitoparagrafo" style:family="text">
      <style:text-properties fo:color="#000000" style:font-size-complex="12pt" fo:language="it" fo:country="IT" style:language-asian="en" style:country-asian="GB"/>
    </style:style>
    <style:style style:name="T67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9" style:parent-style-name="Car.predefinitoparagrafo" style:family="text">
      <style:text-properties fo:color="#000000" style:font-size-complex="12pt" fo:language="it" fo:country="IT" style:language-asian="en" style:country-asian="GB"/>
    </style:style>
    <style:style style:name="T68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1" style:parent-style-name="Car.predefinitoparagrafo" style:family="text">
      <style:text-properties fo:color="#000000" style:font-size-complex="12pt" fo:language="it" fo:country="IT" style:language-asian="en" style:country-asian="GB"/>
    </style:style>
    <style:style style:name="T6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3" style:parent-style-name="Car.predefinitoparagrafo" style:family="text">
      <style:text-properties fo:color="#000000" style:font-size-complex="12pt" fo:language="it" fo:country="IT" style:language-asian="en" style:country-asian="GB"/>
    </style:style>
    <style:style style:name="T68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5" style:parent-style-name="Car.predefinitoparagrafo" style:family="text">
      <style:text-properties fo:color="#000000" style:font-size-complex="12pt" fo:language="it" fo:country="IT" style:language-asian="en" style:country-asian="GB"/>
    </style:style>
    <style:style style:name="P686" style:parent-style-name="Normale" style:list-style-name="LFO12" style:family="paragraph">
      <style:paragraph-properties fo:text-align="start" style:vertical-align="baseline" fo:margin-top="0in" fo:margin-bottom="0in" fo:line-height="150%"/>
      <style:text-properties fo:hyphenate="true"/>
    </style:style>
    <style:style style:name="T687" style:parent-style-name="Car.predefinitoparagrafo" style:family="text">
      <style:text-properties fo:color="#000000" style:font-size-complex="12pt" fo:language="it" fo:country="IT" style:language-asian="en" style:country-asian="GB"/>
    </style:style>
    <style:style style:name="T68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9" style:parent-style-name="Car.predefinitoparagrafo" style:family="text">
      <style:text-properties fo:color="#000000" style:font-size-complex="12pt" fo:language="it" fo:country="IT" style:language-asian="en" style:country-asian="GB"/>
    </style:style>
    <style:style style:name="T69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1" style:parent-style-name="Car.predefinitoparagrafo" style:family="text">
      <style:text-properties fo:color="#000000" style:font-size-complex="12pt" fo:language="it" fo:country="IT" style:language-asian="en" style:country-asian="GB"/>
    </style:style>
    <style:style style:name="T69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3" style:parent-style-name="Car.predefinitoparagrafo" style:family="text">
      <style:text-properties fo:color="#000000" style:font-size-complex="12pt" fo:language="it" fo:country="IT" style:language-asian="en" style:country-asian="GB"/>
    </style:style>
    <style:style style:name="T6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95" style:parent-style-name="Car.predefinitoparagrafo" style:family="text">
      <style:text-properties fo:color="#000000" style:font-size-complex="12pt" fo:language="it" fo:country="IT" style:language-asian="en" style:country-asian="GB"/>
    </style:style>
    <style:style style:name="P696" style:parent-style-name="Normale" style:list-style-name="LFO12" style:family="paragraph">
      <style:paragraph-properties fo:text-align="start" style:vertical-align="baseline" fo:margin-top="0in" fo:margin-bottom="0in" fo:line-height="150%"/>
      <style:text-properties fo:hyphenate="true"/>
    </style:style>
    <style:style style:name="T697" style:parent-style-name="Car.predefinitoparagrafo" style:family="text">
      <style:text-properties fo:color="#000000" style:font-size-complex="12pt" fo:language="it" fo:country="IT" style:language-asian="en" style:country-asian="GB"/>
    </style:style>
    <style:style style:name="T69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99" style:parent-style-name="Car.predefinitoparagrafo" style:family="text">
      <style:text-properties fo:color="#000000" style:font-size-complex="12pt" fo:language="it" fo:country="IT" style:language-asian="en" style:country-asian="GB"/>
    </style:style>
    <style:style style:name="T70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701" style:parent-style-name="Car.predefinitoparagrafo" style:family="text">
      <style:text-properties fo:color="#000000" style:font-size-complex="12pt" fo:language="it" fo:country="IT" style:language-asian="en" style:country-asian="GB"/>
    </style:style>
    <style:style style:name="T702" style:parent-style-name="Car.predefinitoparagrafo" style:family="text">
      <style:text-properties fo:color="#000000" style:font-size-complex="12pt" fo:language="it" fo:country="IT" style:language-asian="en" style:country-asian="GB"/>
    </style:style>
    <style:style style:name="T70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704" style:parent-style-name="Car.predefinitoparagrafo" style:family="text">
      <style:text-properties fo:color="#000000" style:font-size-complex="12pt" fo:language="it" fo:country="IT" style:language-asian="en" style:country-asian="GB"/>
    </style:style>
    <style:style style:name="P705" style:parent-style-name="Normale" style:list-style-name="LFO12" style:family="paragraph">
      <style:paragraph-properties fo:text-align="start" style:vertical-align="baseline" fo:margin-top="0in" fo:margin-bottom="0in" fo:line-height="150%"/>
      <style:text-properties fo:hyphenate="true"/>
    </style:style>
    <style:style style:name="T706" style:parent-style-name="Car.predefinitoparagrafo" style:family="text">
      <style:text-properties fo:language="it" fo:country="IT"/>
    </style:style>
    <style:style style:name="T707" style:parent-style-name="Car.predefinitoparagrafo" style:family="text">
      <style:text-properties fo:font-weight="bold" style:font-weight-asian="bold" style:font-weight-complex="bold" fo:language="it" fo:country="IT"/>
    </style:style>
    <style:style style:name="T708" style:parent-style-name="Car.predefinitoparagrafo" style:family="text">
      <style:text-properties fo:language="it" fo:country="IT"/>
    </style:style>
    <style:style style:name="T709"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710" style:parent-style-name="Car.predefinitoparagrafo" style:family="text">
      <style:text-properties fo:language="it" fo:country="IT"/>
    </style:style>
    <style:style style:name="T711" style:parent-style-name="Car.predefinitoparagrafo" style:family="text">
      <style:text-properties fo:font-style="italic" style:font-style-asian="italic" style:font-style-complex="italic" fo:language="it" fo:country="IT"/>
    </style:style>
    <style:style style:name="T712" style:parent-style-name="Car.predefinitoparagrafo" style:family="text">
      <style:text-properties fo:language="it" fo:country="IT"/>
    </style:style>
    <style:style style:name="T713" style:parent-style-name="Car.predefinitoparagrafo" style:family="text">
      <style:text-properties fo:font-style="italic" style:font-style-asian="italic" style:font-style-complex="italic" fo:language="it" fo:country="IT"/>
    </style:style>
    <style:style style:name="T714" style:parent-style-name="Car.predefinitoparagrafo" style:family="text">
      <style:text-properties fo:language="it" fo:country="IT"/>
    </style:style>
    <style:style style:name="T715" style:parent-style-name="Car.predefinitoparagrafo" style:family="text">
      <style:text-properties fo:font-weight="bold" style:font-weight-asian="bold" style:font-weight-complex="bold" fo:language="it" fo:country="IT"/>
    </style:style>
    <style:style style:name="T716" style:parent-style-name="Car.predefinitoparagrafo" style:family="text">
      <style:text-properties fo:language="it" fo:country="IT"/>
    </style:style>
    <style:style style:name="T717" style:parent-style-name="Car.predefinitoparagrafo" style:family="text">
      <style:text-properties fo:font-style="italic" style:font-style-asian="italic" style:font-style-complex="italic" fo:language="it" fo:country="IT"/>
    </style:style>
    <style:style style:name="T718" style:parent-style-name="Car.predefinitoparagrafo" style:family="text">
      <style:text-properties fo:language="it" fo:country="IT"/>
    </style:style>
    <style:style style:name="T719" style:parent-style-name="Car.predefinitoparagrafo" style:family="text">
      <style:text-properties fo:language="it" fo:country="IT"/>
    </style:style>
    <style:style style:name="T720" style:parent-style-name="Car.predefinitoparagrafo" style:family="text">
      <style:text-properties fo:font-style="italic" style:font-style-asian="italic" style:font-style-complex="italic" fo:language="it" fo:country="IT"/>
    </style:style>
    <style:style style:name="T721" style:parent-style-name="Car.predefinitoparagrafo" style:family="text">
      <style:text-properties fo:language="it" fo:country="IT"/>
    </style:style>
    <style:style style:name="P722" style:parent-style-name="Normale" style:family="paragraph">
      <style:paragraph-properties fo:line-height="150%" fo:margin-left="0.25in">
        <style:tab-stops/>
      </style:paragraph-properties>
      <style:text-properties fo:hyphenate="true"/>
    </style:style>
    <style:style style:name="T723" style:parent-style-name="Car.predefinitoparagrafo" style:family="text">
      <style:text-properties fo:color="#000000" style:font-size-complex="12pt" fo:language="it" fo:country="IT" style:language-asian="en" style:country-asian="GB"/>
    </style:style>
    <style:style style:name="P724" style:parent-style-name="Paragrafoelenco" style:list-style-name="LFO13" style:family="paragraph">
      <style:paragraph-properties fo:text-align="start" style:vertical-align="baseline" fo:margin-top="0in" fo:margin-bottom="0in" fo:line-height="150%"/>
      <style:text-properties fo:hyphenate="true"/>
    </style:style>
    <style:style style:name="T725" style:parent-style-name="Car.predefinitoparagrafo" style:family="text">
      <style:text-properties fo:language="it" fo:country="IT"/>
    </style:style>
    <style:style style:name="T726"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27" style:parent-style-name="Car.predefinitoparagrafo" style:family="text">
      <style:text-properties fo:language="it" fo:country="IT"/>
    </style:style>
    <style:style style:name="T728" style:parent-style-name="Car.predefinitoparagrafo" style:family="text">
      <style:text-properties fo:language="it" fo:country="IT"/>
    </style:style>
    <style:style style:name="T729" style:parent-style-name="Car.predefinitoparagrafo" style:family="text">
      <style:text-properties fo:font-weight="bold" style:font-weight-asian="bold" style:font-weight-complex="bold" fo:language="it" fo:country="IT"/>
    </style:style>
    <style:style style:name="T730" style:parent-style-name="Car.predefinitoparagrafo" style:family="text">
      <style:text-properties fo:language="it" fo:country="IT"/>
    </style:style>
    <style:style style:name="T731" style:parent-style-name="Car.predefinitoparagrafo" style:family="text">
      <style:text-properties fo:font-weight="bold" style:font-weight-asian="bold" style:font-weight-complex="bold" fo:language="it" fo:country="IT"/>
    </style:style>
    <style:style style:name="T732" style:parent-style-name="Car.predefinitoparagrafo" style:family="text">
      <style:text-properties fo:language="it" fo:country="IT"/>
    </style:style>
    <style:style style:name="T733" style:parent-style-name="Car.predefinitoparagrafo" style:family="text">
      <style:text-properties fo:font-style="italic" style:font-style-asian="italic" style:font-style-complex="italic" fo:language="it" fo:country="IT"/>
    </style:style>
    <style:style style:name="T734" style:parent-style-name="Car.predefinitoparagrafo" style:family="text">
      <style:text-properties fo:language="it" fo:country="IT"/>
    </style:style>
    <style:style style:name="T735" style:parent-style-name="Car.predefinitoparagrafo" style:family="text">
      <style:text-properties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style:font-name="Wingdings" style:font-name-asian="Wingdings" style:font-name-complex="Wingdings" fo:language="it" fo:country="IT"/>
    </style:style>
    <style:style style:name="T738" style:parent-style-name="Car.predefinitoparagrafo" style:family="text">
      <style:text-properties fo:language="it" fo:country="IT"/>
    </style:style>
    <style:style style:name="P739" style:parent-style-name="Paragrafoelenco" style:list-style-name="LFO13" style:family="paragraph">
      <style:paragraph-properties fo:text-align="start" style:vertical-align="baseline" fo:margin-top="0in" fo:margin-bottom="0in" fo:line-height="150%"/>
      <style:text-properties fo:hyphenate="true"/>
    </style:style>
    <style:style style:name="T740" style:parent-style-name="Car.predefinitoparagrafo" style:family="text">
      <style:text-properties fo:language="it" fo:country="IT"/>
    </style:style>
    <style:style style:name="T74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42" style:parent-style-name="Car.predefinitoparagrafo" style:family="text">
      <style:text-properties fo:language="it" fo:country="IT"/>
    </style:style>
    <style:style style:name="T743" style:parent-style-name="Car.predefinitoparagrafo" style:family="text">
      <style:text-properties fo:language="it" fo:country="IT"/>
    </style:style>
    <style:style style:name="T744" style:parent-style-name="Car.predefinitoparagrafo" style:family="text">
      <style:text-properties fo:font-weight="bold" style:font-weight-asian="bold" style:font-weight-complex="bold" fo:language="it" fo:country="IT"/>
    </style:style>
    <style:style style:name="T745" style:parent-style-name="Car.predefinitoparagrafo" style:family="text">
      <style:text-properties fo:language="it" fo:country="IT"/>
    </style:style>
    <style:style style:name="T746" style:parent-style-name="Car.predefinitoparagrafo" style:family="text">
      <style:text-properties fo:font-style="italic" style:font-style-asian="italic" style:font-style-complex="italic" fo:language="it" fo:country="IT"/>
    </style:style>
    <style:style style:name="T747" style:parent-style-name="Car.predefinitoparagrafo" style:family="text">
      <style:text-properties fo:language="it" fo:country="IT"/>
    </style:style>
    <style:style style:name="T748" style:parent-style-name="Car.predefinitoparagrafo" style:family="text">
      <style:text-properties fo:font-weight="bold" style:font-weight-asian="bold" style:font-weight-complex="bold" fo:language="it" fo:country="IT"/>
    </style:style>
    <style:style style:name="T749" style:parent-style-name="Car.predefinitoparagrafo" style:family="text">
      <style:text-properties fo:language="it" fo:country="IT"/>
    </style:style>
    <style:style style:name="T750" style:parent-style-name="Car.predefinitoparagrafo" style:family="text">
      <style:text-properties fo:font-style="italic" style:font-style-asian="italic" style:font-style-complex="italic" fo:language="it" fo:country="IT"/>
    </style:style>
    <style:style style:name="T751" style:parent-style-name="Car.predefinitoparagrafo" style:family="text">
      <style:text-properties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font-style="italic" style:font-style-asian="italic" style:font-style-complex="italic" fo:language="it" fo:country="IT"/>
    </style:style>
    <style:style style:name="T754" style:parent-style-name="Car.predefinitoparagrafo" style:family="text">
      <style:text-properties fo:language="it" fo:country="IT"/>
    </style:style>
    <style:style style:name="T755" style:parent-style-name="Car.predefinitoparagrafo" style:family="text">
      <style:text-properties fo:language="it" fo:country="IT"/>
    </style:style>
    <style:style style:name="P756" style:parent-style-name="Paragrafoelenco" style:list-style-name="LFO13" style:family="paragraph">
      <style:paragraph-properties fo:text-align="start" style:vertical-align="baseline" fo:margin-top="0in" fo:margin-bottom="0in" fo:line-height="150%"/>
      <style:text-properties fo:hyphenate="true"/>
    </style:style>
    <style:style style:name="T757" style:parent-style-name="Car.predefinitoparagrafo" style:family="text">
      <style:text-properties fo:language="it" fo:country="IT"/>
    </style:style>
    <style:style style:name="T758" style:parent-style-name="Car.predefinitoparagrafo" style:family="text">
      <style:text-properties fo:font-weight="bold" style:font-weight-asian="bold" style:font-weight-complex="bold" fo:language="it" fo:country="IT"/>
    </style:style>
    <style:style style:name="T759" style:parent-style-name="Car.predefinitoparagrafo" style:family="text">
      <style:text-properties fo:language="it" fo:country="IT"/>
    </style:style>
    <style:style style:name="T760" style:parent-style-name="Car.predefinitoparagrafo" style:family="text">
      <style:text-properties fo:font-style="italic" style:font-style-asian="italic" style:font-style-complex="italic" fo:language="it" fo:country="IT"/>
    </style:style>
    <style:style style:name="T761" style:parent-style-name="Car.predefinitoparagrafo" style:family="text">
      <style:text-properties fo:language="it" fo:country="IT"/>
    </style:style>
    <style:style style:name="T762" style:parent-style-name="Car.predefinitoparagrafo" style:family="text">
      <style:text-properties fo:language="it" fo:country="IT"/>
    </style:style>
    <style:style style:name="P763" style:parent-style-name="Paragrafoelenco" style:list-style-name="LFO13" style:family="paragraph">
      <style:paragraph-properties fo:text-align="start" style:vertical-align="baseline" fo:margin-top="0in" fo:margin-bottom="0in" fo:line-height="150%"/>
      <style:text-properties fo:hyphenate="true"/>
    </style:style>
    <style:style style:name="T764" style:parent-style-name="Car.predefinitoparagrafo" style:family="text">
      <style:text-properties fo:language="it" fo:country="IT"/>
    </style:style>
    <style:style style:name="T765" style:parent-style-name="Car.predefinitoparagrafo" style:family="text">
      <style:text-properties fo:font-weight="bold" style:font-weight-asian="bold" style:font-weight-complex="bold" fo:language="it" fo:country="IT"/>
    </style:style>
    <style:style style:name="T766" style:parent-style-name="Car.predefinitoparagrafo" style:family="text">
      <style:text-properties fo:language="it" fo:country="IT"/>
    </style:style>
    <style:style style:name="T767" style:parent-style-name="Car.predefinitoparagrafo" style:family="text">
      <style:text-properties fo:language="it" fo:country="IT"/>
    </style:style>
    <style:style style:name="T768" style:parent-style-name="Car.predefinitoparagrafo" style:family="text">
      <style:text-properties fo:font-style="italic" style:font-style-asian="italic" style:font-style-complex="italic" fo:language="it" fo:country="IT"/>
    </style:style>
    <style:style style:name="T769" style:parent-style-name="Car.predefinitoparagrafo" style:family="text">
      <style:text-properties fo:language="it" fo:country="IT"/>
    </style:style>
    <style:style style:name="T770" style:parent-style-name="Car.predefinitoparagrafo" style:family="text">
      <style:text-properties fo:language="it" fo:country="IT"/>
    </style:style>
    <style:style style:name="P771" style:parent-style-name="Paragrafoelenco" style:list-style-name="LFO13" style:family="paragraph">
      <style:paragraph-properties fo:text-align="start" style:vertical-align="baseline" fo:margin-top="0in" fo:margin-bottom="0in" fo:line-height="150%"/>
      <style:text-properties fo:hyphenate="true"/>
    </style:style>
    <style:style style:name="T772" style:parent-style-name="Car.predefinitoparagrafo" style:family="text">
      <style:text-properties fo:language="it" fo:country="IT"/>
    </style:style>
    <style:style style:name="T773" style:parent-style-name="Car.predefinitoparagrafo" style:family="text">
      <style:text-properties fo:font-weight="bold" style:font-weight-asian="bold" style:font-weight-complex="bold" fo:language="it" fo:country="IT"/>
    </style:style>
    <style:style style:name="T774" style:parent-style-name="Car.predefinitoparagrafo" style:family="text">
      <style:text-properties fo:language="it" fo:country="IT"/>
    </style:style>
    <style:style style:name="T775" style:parent-style-name="Car.predefinitoparagrafo" style:family="text">
      <style:text-properties fo:language="it" fo:country="IT"/>
    </style:style>
    <style:style style:name="P776" style:parent-style-name="Paragrafoelenco" style:list-style-name="LFO13" style:family="paragraph">
      <style:paragraph-properties fo:text-align="start" style:vertical-align="baseline" fo:margin-top="0in" fo:margin-bottom="0in" fo:line-height="150%"/>
      <style:text-properties fo:hyphenate="true"/>
    </style:style>
    <style:style style:name="T777" style:parent-style-name="Car.predefinitoparagrafo" style:family="text">
      <style:text-properties fo:language="it" fo:country="IT"/>
    </style:style>
    <style:style style:name="T778" style:parent-style-name="Car.predefinitoparagrafo" style:family="text">
      <style:text-properties fo:font-weight="bold" style:font-weight-asian="bold" style:font-weight-complex="bold" fo:language="it" fo:country="IT"/>
    </style:style>
    <style:style style:name="T779" style:parent-style-name="Car.predefinitoparagrafo" style:family="text">
      <style:text-properties fo:language="it" fo:country="IT"/>
    </style:style>
    <style:style style:name="T780" style:parent-style-name="Car.predefinitoparagrafo" style:family="text">
      <style:text-properties fo:font-style="italic" style:font-style-asian="italic" style:font-style-complex="italic" fo:language="it" fo:country="IT"/>
    </style:style>
    <style:style style:name="T781" style:parent-style-name="Car.predefinitoparagrafo" style:family="text">
      <style:text-properties fo:language="it" fo:country="IT"/>
    </style:style>
    <style:style style:name="T782" style:parent-style-name="Car.predefinitoparagrafo" style:family="text">
      <style:text-properties fo:language="it" fo:country="IT"/>
    </style:style>
    <style:style style:name="T783" style:parent-style-name="Car.predefinitoparagrafo" style:family="text">
      <style:text-properties fo:font-style="italic" style:font-style-asian="italic" style:font-style-complex="italic" fo:language="it" fo:country="IT"/>
    </style:style>
    <style:style style:name="T784" style:parent-style-name="Car.predefinitoparagrafo" style:family="text">
      <style:text-properties fo:language="it" fo:country="IT"/>
    </style:style>
    <style:style style:name="P785"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786" style:parent-style-name="Titolo2" style:list-style-name="LFO1" style:family="paragraph">
      <style:text-properties fo:language="it" fo:country="IT"/>
    </style:style>
    <style:style style:name="P787" style:parent-style-name="Normale" style:family="paragraph">
      <style:paragraph-properties style:text-autospace="none" fo:text-align="start" fo:margin-top="0in" fo:margin-bottom="0in" fo:line-height="150%"/>
      <style:text-properties fo:hyphenate="true"/>
    </style:style>
    <style:style style:name="T788" style:parent-style-name="Car.predefinitoparagrafo" style:family="text">
      <style:text-properties fo:language="it" fo:country="IT"/>
    </style:style>
    <style:style style:name="T789" style:parent-style-name="Car.predefinitoparagrafo" style:family="text">
      <style:text-properties fo:language="it" fo:country="IT"/>
    </style:style>
    <style:style style:name="T790" style:parent-style-name="Car.predefinitoparagrafo" style:family="text">
      <style:text-properties fo:font-style="italic" style:font-style-asian="italic" style:font-style-complex="italic" fo:language="it" fo:country="IT"/>
    </style:style>
    <style:style style:name="T791" style:parent-style-name="Car.predefinitoparagrafo" style:family="text">
      <style:text-properties fo:language="it" fo:country="IT"/>
    </style:style>
    <style:style style:name="T792" style:parent-style-name="Car.predefinitoparagrafo" style:family="text">
      <style:text-properties fo:font-style="italic" style:font-style-asian="italic" style:font-style-complex="italic" fo:language="it" fo:country="IT"/>
    </style:style>
    <style:style style:name="T793" style:parent-style-name="Car.predefinitoparagrafo" style:family="text">
      <style:text-properties fo:language="it" fo:country="IT"/>
    </style:style>
    <style:style style:name="T794" style:parent-style-name="Car.predefinitoparagrafo" style:family="text">
      <style:text-properties fo:font-style="italic" style:font-style-asian="italic" style:font-style-complex="italic" fo:language="it" fo:country="IT"/>
    </style:style>
    <style:style style:name="T795" style:parent-style-name="Car.predefinitoparagrafo" style:family="text">
      <style:text-properties fo:language="it" fo:country="IT"/>
    </style:style>
    <style:style style:name="T796" style:parent-style-name="Car.predefinitoparagrafo" style:family="text">
      <style:text-properties fo:font-style="italic" style:font-style-asian="italic" style:font-style-complex="italic" fo:language="it" fo:country="IT"/>
    </style:style>
    <style:style style:name="T797" style:parent-style-name="Car.predefinitoparagrafo" style:family="text">
      <style:text-properties fo:language="it" fo:country="IT"/>
    </style:style>
    <style:style style:name="T798" style:parent-style-name="Car.predefinitoparagrafo" style:family="text">
      <style:text-properties fo:font-style="italic" style:font-style-asian="italic" style:font-style-complex="italic" fo:language="it" fo:country="IT"/>
    </style:style>
    <style:style style:name="T799" style:parent-style-name="Car.predefinitoparagrafo" style:family="text">
      <style:text-properties fo:language="it" fo:country="IT"/>
    </style:style>
    <style:style style:name="T800" style:parent-style-name="Car.predefinitoparagrafo" style:family="text">
      <style:text-properties fo:language="it" fo:country="IT"/>
    </style:style>
    <style:style style:name="T801" style:parent-style-name="Rimandonotaapièdipagina" style:family="text">
      <style:text-properties fo:font-weight="bold" style:font-weight-asian="bold" style:font-weight-complex="bold" fo:language="it" fo:country="IT"/>
    </style:style>
    <style:style style:name="T802" style:parent-style-name="Car.predefinitoparagrafo" style:family="text">
      <style:text-properties fo:language="it" fo:country="IT"/>
    </style:style>
    <style:style style:name="T803" style:parent-style-name="Car.predefinitoparagrafo" style:family="text">
      <style:text-properties fo:font-style="italic" style:font-style-asian="italic" style:font-style-complex="italic" fo:language="it" fo:country="IT"/>
    </style:style>
    <style:style style:name="T804" style:parent-style-name="Car.predefinitoparagrafo" style:family="text">
      <style:text-properties fo:language="it" fo:country="IT"/>
    </style:style>
    <style:style style:name="T805" style:parent-style-name="Car.predefinitoparagrafo" style:family="text">
      <style:text-properties fo:language="it" fo:country="IT"/>
    </style:style>
    <style:style style:name="T806" style:parent-style-name="Car.predefinitoparagrafo" style:family="text">
      <style:text-properties fo:language="it" fo:country="IT"/>
    </style:style>
    <style:style style:name="T807" style:parent-style-name="Car.predefinitoparagrafo" style:family="text">
      <style:text-properties style:font-name-asian="Calibri" fo:language="it" fo:country="IT"/>
    </style:style>
    <style:style style:name="T808" style:parent-style-name="Car.predefinitoparagrafo" style:family="text">
      <style:text-properties style:font-name-asian="Calibri" fo:font-style="italic" style:font-style-asian="italic" style:font-style-complex="italic" fo:language="it" fo:country="IT"/>
    </style:style>
    <style:style style:name="T809" style:parent-style-name="Car.predefinitoparagrafo" style:family="text">
      <style:text-properties style:font-name-asian="Calibri" fo:language="it" fo:country="IT"/>
    </style:style>
    <style:style style:name="T810" style:parent-style-name="Car.predefinitoparagrafo" style:family="text">
      <style:text-properties style:font-name-asian="Calibri" fo:language="it" fo:country="IT"/>
    </style:style>
    <style:style style:name="T811" style:parent-style-name="Car.predefinitoparagrafo" style:family="text">
      <style:text-properties style:font-name-asian="Calibri" fo:language="it" fo:country="IT"/>
    </style:style>
    <style:style style:name="T812" style:parent-style-name="Car.predefinitoparagrafo" style:family="text">
      <style:text-properties style:font-name="Wingdings" style:font-name-asian="Wingdings" style:font-name-complex="Wingdings" fo:language="it" fo:country="IT"/>
    </style:style>
    <style:style style:name="T813" style:parent-style-name="Car.predefinitoparagrafo" style:family="text">
      <style:text-properties style:font-name-asian="Calibri" fo:language="it" fo:country="IT"/>
    </style:style>
    <style:style style:name="T814" style:parent-style-name="Car.predefinitoparagrafo" style:family="text">
      <style:text-properties style:font-name="Wingdings" style:font-name-asian="Wingdings" style:font-name-complex="Wingdings"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Wingdings" style:font-name-asian="Wingdings" style:font-name-complex="Wingdings" fo:language="it" fo:country="IT"/>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Wingdings" style:font-name-asian="Wingdings" style:font-name-complex="Wingdings"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asian="Calibri" fo:font-style="italic" style:font-style-asian="italic" style:font-style-complex="italic"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Wingdings" style:font-name-asian="Wingdings" style:font-name-complex="Wingdings" fo:language="it" fo:country="IT"/>
    </style:style>
    <style:style style:name="T823" style:parent-style-name="Car.predefinitoparagrafo" style:family="text">
      <style:text-properties style:font-name-asian="Calibri" fo:language="it" fo:country="IT"/>
    </style:style>
    <style:style style:name="T824"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825" style:parent-style-name="Car.predefinitoparagrafo" style:family="text">
      <style:text-properties style:font-name-asian="Calibri" fo:font-size="14pt" style:font-size-asian="14pt" style:font-size-complex="12pt" fo:language="it" fo:country="IT"/>
    </style:style>
    <style:style style:name="P826" style:parent-style-name="Normale" style:family="paragraph">
      <style:paragraph-properties fo:line-height="150%"/>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asian="Calibri" fo:font-style="italic" style:font-style-asian="italic" style:font-style-complex="italic" fo:language="it" fo:country="IT"/>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fo:language="it" fo:country="IT"/>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style:style>
    <style:style style:name="T833" style:parent-style-name="Car.predefinitoparagrafo" style:family="text">
      <style:text-properties style:font-name="Wingdings" style:font-name-asian="Wingdings" style:font-name-complex="Wingdings" fo:font-style="normal" style:font-style-asian="normal" style:font-style-complex="normal"/>
    </style:style>
    <style:style style:name="T834" style:parent-style-name="Car.predefinitoparagrafo" style:family="text">
      <style:text-properties style:font-name="Times New Roman" style:font-name-asian="Calibri" fo:font-style="normal" style:font-style-asian="normal" style:font-style-complex="normal"/>
    </style:style>
    <style:style style:name="T835" style:parent-style-name="Car.predefinitoparagrafo" style:family="text">
      <style:text-properties style:font-name="Times New Roman" style:font-name-asian="Calibri"/>
    </style:style>
    <style:style style:name="T836" style:parent-style-name="Car.predefinitoparagrafo" style:family="text">
      <style:text-properties style:font-name="Times New Roman" style:font-name-asian="Calibri" fo:font-style="normal" style:font-style-asian="normal" style:font-style-complex="normal"/>
    </style:style>
    <style:style style:name="P837" style:parent-style-name="Normale" style:family="paragraph">
      <style:paragraph-properties fo:line-height="150%"/>
    </style:style>
    <style:style style:name="T838" style:parent-style-name="Car.predefinitoparagrafo" style:family="text">
      <style:text-properties style:font-name-asian="Calibri" style:font-size-complex="12pt" fo:language="it" fo:country="IT"/>
    </style:style>
    <style:style style:name="T839" style:parent-style-name="Car.predefinitoparagrafo" style:family="text">
      <style:text-properties style:font-name-asian="Calibri" fo:font-weight="bold" style:font-weight-asian="bold" style:font-weight-complex="bold" style:font-size-complex="12pt" fo:language="it" fo:country="IT"/>
    </style:style>
    <style:style style:name="T840" style:parent-style-name="Car.predefinitoparagrafo" style:family="text">
      <style:text-properties style:font-name-asian="Calibri" style:font-size-complex="12pt" fo:language="it" fo:country="IT"/>
    </style:style>
    <style:style style:name="T841" style:parent-style-name="Car.predefinitoparagrafo" style:family="text">
      <style:text-properties style:font-name-asian="Calibri" fo:font-weight="bold" style:font-weight-asian="bold" style:font-weight-complex="bold" style:font-size-complex="12pt" fo:language="it" fo:country="IT"/>
    </style:style>
    <style:style style:name="T842" style:parent-style-name="Car.predefinitoparagrafo" style:family="text">
      <style:text-properties style:font-name-asian="Calibri" style:font-size-complex="12pt" fo:language="it" fo:country="IT"/>
    </style:style>
    <style:style style:name="T843"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4"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5"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6"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47"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8" style:parent-style-name="Car.predefinitoparagrafo" style:family="text">
      <style:text-properties style:font-name-asian="Calibri" style:font-size-complex="12pt" fo:language="it" fo:country="IT"/>
    </style:style>
    <style:style style:name="T849" style:parent-style-name="Car.predefinitoparagrafo" style:family="text">
      <style:text-properties style:font-name-asian="Calibri" fo:font-style="italic" style:font-style-asian="italic" style:font-style-complex="italic" style:font-size-complex="12pt" fo:language="it" fo:country="IT"/>
    </style:style>
    <style:style style:name="T850" style:parent-style-name="Car.predefinitoparagrafo" style:family="text">
      <style:text-properties style:font-name-asian="Calibri" style:font-size-complex="12pt" fo:language="it" fo:country="IT"/>
    </style:style>
    <style:style style:name="T851" style:parent-style-name="Car.predefinitoparagrafo" style:family="text">
      <style:text-properties style:font-name-asian="Calibri" fo:language="it" fo:country="IT"/>
    </style:style>
    <style:style style:name="T852" style:parent-style-name="Car.predefinitoparagrafo" style:family="text">
      <style:text-properties style:font-name-asian="Calibri" fo:language="it" fo:country="IT"/>
    </style:style>
    <style:style style:name="T853"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54" style:parent-style-name="Car.predefinitoparagrafo" style:family="text">
      <style:text-properties style:font-name="Times New Roman" style:font-name-asian="Calibri" fo:font-style="normal" style:font-style-asian="normal" style:font-style-complex="normal" fo:language="it" fo:country="IT"/>
    </style:style>
    <style:style style:name="T855" style:parent-style-name="Car.predefinitoparagrafo" style:family="text">
      <style:text-properties style:font-name="Times New Roman" style:font-name-asian="Calibri" fo:language="it" fo:country="IT"/>
    </style:style>
    <style:style style:name="T856" style:parent-style-name="Car.predefinitoparagrafo" style:family="text">
      <style:text-properties style:font-name="Times New Roman" style:font-name-asian="Calibri" fo:font-style="normal" style:font-style-asian="normal" style:font-style-complex="normal" fo:language="it" fo:country="IT"/>
    </style:style>
    <style:style style:name="T857" style:parent-style-name="Car.predefinitoparagrafo" style:family="text">
      <style:text-properties style:font-name="Times New Roman" style:font-name-asian="Calibri" fo:language="it" fo:country="IT"/>
    </style:style>
    <style:style style:name="P858" style:parent-style-name="Sottotitolo" style:family="paragraph">
      <style:paragraph-properties fo:text-indent="0.5in"/>
      <style:text-properties style:font-name-asian="Calibri" fo:background-color="#FFFF00"/>
    </style:style>
    <style:style style:name="P859" style:parent-style-name="Sottotitolo" style:family="paragraph">
      <style:paragraph-properties fo:text-indent="0.5in"/>
    </style:style>
    <style:style style:name="T860"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61" style:parent-style-name="Normale" style:family="paragraph">
      <style:paragraph-properties style:text-autospace="none" fo:text-align="start" fo:margin-top="0in" fo:margin-bottom="0in" fo:text-indent="0.5in"/>
      <style:text-properties fo:hyphenate="true"/>
    </style:style>
    <style:style style:name="T862"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863" style:parent-style-name="Car.predefinitoparagrafo" style:family="text">
      <style:text-properties style:font-name-asian="Calibri" style:font-name-complex="Consolas" fo:font-size="9.5pt" style:font-size-asian="9.5pt" style:font-size-complex="9.5pt" fo:language="it" fo:country="IT"/>
    </style:style>
    <style:style style:name="T864" style:parent-style-name="Car.predefinitoparagrafo" style:family="text">
      <style:text-properties style:font-name-asian="Calibri" style:font-name-complex="Consolas" fo:font-size="9.5pt" style:font-size-asian="9.5pt" style:font-size-complex="9.5pt" fo:background-color="#FFFF00" fo:language="it" fo:country="IT"/>
    </style:style>
    <style:style style:name="T865" style:parent-style-name="Car.predefinitoparagrafo" style:family="text">
      <style:text-properties style:font-name-asian="Calibri" fo:language="it" fo:country="IT"/>
    </style:style>
    <style:style style:name="P866" style:parent-style-name="Sottotitolo" style:family="paragraph">
      <style:text-properties style:font-name-asian="Calibri" fo:language="it" fo:country="IT"/>
    </style:style>
    <style:style style:name="P867" style:parent-style-name="Normale" style:family="paragraph">
      <style:paragraph-properties fo:line-height="150%"/>
    </style:style>
    <style:style style:name="T868" style:parent-style-name="Car.predefinitoparagrafo" style:family="text">
      <style:text-properties style:font-name-asian="Calibri" fo:language="it" fo:country="IT"/>
    </style:style>
    <style:style style:name="T869" style:parent-style-name="Car.predefinitoparagrafo" style:family="text">
      <style:text-properties style:font-name-asian="Calibri" fo:font-style="italic" style:font-style-asian="italic" style:font-style-complex="italic" fo:language="it" fo:country="IT"/>
    </style:style>
    <style:style style:name="T870" style:parent-style-name="Car.predefinitoparagrafo" style:family="text">
      <style:text-properties style:font-name-asian="Calibri" fo:language="it" fo:country="IT"/>
    </style:style>
    <style:style style:name="T871" style:parent-style-name="Car.predefinitoparagrafo" style:family="text">
      <style:text-properties style:font-name-asian="Calibri" fo:font-style="italic" style:font-style-asian="italic" style:font-style-complex="italic" fo:language="it" fo:country="IT"/>
    </style:style>
    <style:style style:name="T872" style:parent-style-name="Car.predefinitoparagrafo" style:family="text">
      <style:text-properties style:font-name-asian="Calibri" fo:language="it" fo:country="IT"/>
    </style:style>
    <style:style style:name="T873" style:parent-style-name="Car.predefinitoparagrafo" style:family="text">
      <style:text-properties style:font-name-asian="Calibri" fo:language="it" fo:country="IT"/>
    </style:style>
    <style:style style:name="T874" style:parent-style-name="Car.predefinitoparagrafo" style:family="text">
      <style:text-properties style:font-name-asian="Calibri" fo:font-weight="bold" style:font-weight-asian="bold" style:font-weight-complex="bold" fo:language="it" fo:country="IT"/>
    </style:style>
    <style:style style:name="T875" style:parent-style-name="Car.predefinitoparagrafo" style:family="text">
      <style:text-properties style:font-name-asian="Calibri" fo:language="it" fo:country="IT"/>
    </style:style>
    <style:style style:name="T876" style:parent-style-name="Car.predefinitoparagrafo" style:family="text">
      <style:text-properties style:font-name-asian="Calibri" fo:language="it" fo:country="IT"/>
    </style:style>
    <style:style style:name="T877" style:parent-style-name="Car.predefinitoparagrafo" style:family="text">
      <style:text-properties style:font-name-asian="Calibri" fo:language="it" fo:country="IT"/>
    </style:style>
    <style:style style:name="T878" style:parent-style-name="Car.predefinitoparagrafo" style:family="text">
      <style:text-properties style:font-name-asian="Calibri" fo:font-style="italic" style:font-style-asian="italic" style:font-style-complex="italic" fo:language="it" fo:country="IT"/>
    </style:style>
    <style:style style:name="T879" style:parent-style-name="Car.predefinitoparagrafo" style:family="text">
      <style:text-properties style:font-name-asian="Calibri" fo:language="it" fo:country="IT"/>
    </style:style>
    <style:style style:name="T880" style:parent-style-name="Car.predefinitoparagrafo" style:family="text">
      <style:text-properties style:font-name-asian="Calibri" fo:language="it" fo:country="IT"/>
    </style:style>
    <style:style style:name="T881" style:parent-style-name="Car.predefinitoparagrafo" style:family="text">
      <style:text-properties style:font-name-asian="Calibri" fo:font-style="italic" style:font-style-asian="italic" style:font-style-complex="italic" fo:language="it" fo:country="IT"/>
    </style:style>
    <style:style style:name="T882" style:parent-style-name="Car.predefinitoparagrafo" style:family="text">
      <style:text-properties style:font-name-asian="Calibri" fo:language="it" fo:country="IT"/>
    </style:style>
    <style:style style:name="T883" style:parent-style-name="Car.predefinitoparagrafo" style:family="text">
      <style:text-properties style:font-name-asian="Calibri" fo:font-style="italic" style:font-style-asian="italic" style:font-style-complex="italic" fo:language="it" fo:country="IT"/>
    </style:style>
    <style:style style:name="T884" style:parent-style-name="Car.predefinitoparagrafo" style:family="text">
      <style:text-properties style:font-name-asian="Calibri" fo:language="it" fo:country="IT"/>
    </style:style>
    <style:style style:name="T885" style:parent-style-name="Car.predefinitoparagrafo" style:family="text">
      <style:text-properties style:font-name-asian="Calibri" fo:font-weight="bold" style:font-weight-asian="bold" style:font-weight-complex="bold" fo:language="it" fo:country="IT"/>
    </style:style>
    <style:style style:name="T886" style:parent-style-name="Car.predefinitoparagrafo" style:family="text">
      <style:text-properties style:font-name-asian="Calibri" fo:language="it" fo:country="IT"/>
    </style:style>
    <style:style style:name="T887" style:parent-style-name="Car.predefinitoparagrafo" style:family="text">
      <style:text-properties style:font-name-asian="Calibri" fo:font-style="italic" style:font-style-asian="italic" style:font-style-complex="italic" fo:language="it" fo:country="IT"/>
    </style:style>
    <style:style style:name="T888" style:parent-style-name="Car.predefinitoparagrafo" style:family="text">
      <style:text-properties style:font-name-asian="Calibri" fo:language="it" fo:country="IT"/>
    </style:style>
    <style:style style:name="P889" style:parent-style-name="Sottotitolo" style:family="paragraph">
      <style:paragraph-properties fo:margin-left="0.5in">
        <style:tab-stops/>
      </style:paragraph-properties>
      <style:text-properties style:font-name-asian="Calibri" fo:language="it" fo:country="IT"/>
    </style:style>
    <style:style style:name="P890" style:parent-style-name="Sottotitolo" style:family="paragraph">
      <style:paragraph-properties fo:margin-left="0.5in">
        <style:tab-stops/>
      </style:paragraph-properties>
      <style:text-properties style:font-name-asian="Calibri" fo:language="it" fo:country="IT"/>
    </style:style>
    <style:style style:name="P891" style:parent-style-name="Sottotitolo" style:family="paragraph">
      <style:paragraph-properties fo:margin-left="0.5in">
        <style:tab-stops/>
      </style:paragraph-properties>
    </style:style>
    <style:style style:name="T892" style:parent-style-name="Car.predefinitoparagrafo" style:family="text">
      <style:text-properties style:font-name-asian="Calibri" fo:language="it" fo:country="IT"/>
    </style:style>
    <style:style style:name="T893"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894"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895"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896" style:parent-style-name="Sottotitolo" style:family="paragraph">
      <style:paragraph-properties fo:margin-left="0.5in">
        <style:tab-stops/>
      </style:paragraph-properties>
      <style:text-properties style:font-name-asian="Calibri" fo:language="it" fo:country="IT"/>
    </style:style>
    <style:style style:name="P897" style:parent-style-name="Sottotitolo" style:family="paragraph">
      <style:paragraph-properties fo:margin-left="0.5in">
        <style:tab-stops/>
      </style:paragraph-properties>
    </style:style>
    <style:style style:name="T898" style:parent-style-name="Car.predefinitoparagrafo" style:family="text">
      <style:text-properties style:font-name-asian="Calibri" fo:language="it" fo:country="IT"/>
    </style:style>
    <style:style style:name="T899" style:parent-style-name="Car.predefinitoparagrafo" style:family="text">
      <style:text-properties style:font-name-asian="Calibri" fo:language="it" fo:country="IT"/>
    </style:style>
    <style:style style:name="T900" style:parent-style-name="Car.predefinitoparagrafo" style:family="text">
      <style:text-properties style:font-name-asian="Calibri"/>
    </style:style>
    <style:style style:name="P901" style:parent-style-name="Sottotitolo" style:family="paragraph">
      <style:paragraph-properties fo:margin-left="0.5in">
        <style:tab-stops/>
      </style:paragraph-properties>
    </style:style>
    <style:style style:name="T902" style:parent-style-name="Car.predefinitoparagrafo" style:family="text">
      <style:text-properties style:font-name-asian="Calibri"/>
    </style:style>
    <style:style style:name="T903" style:parent-style-name="Car.predefinitoparagrafo" style:family="text">
      <style:text-properties style:font-name-asian="Calibri"/>
    </style:style>
    <style:style style:name="T904" style:parent-style-name="Car.predefinitoparagrafo" style:family="text">
      <style:text-properties style:font-name-asian="Calibri" fo:background-color="#FFFF00"/>
    </style:style>
    <style:style style:name="P905" style:parent-style-name="Sottotitolo" style:family="paragraph">
      <style:paragraph-properties fo:margin-left="0.5in">
        <style:tab-stops/>
      </style:paragraph-properties>
    </style:style>
    <style:style style:name="T906" style:parent-style-name="Car.predefinitoparagrafo" style:family="text">
      <style:text-properties style:font-name-asian="Calibri"/>
    </style:style>
    <style:style style:name="T907" style:parent-style-name="Car.predefinitoparagrafo" style:family="text">
      <style:text-properties style:font-name-asian="Calibri"/>
    </style:style>
    <style:style style:name="T908" style:parent-style-name="Car.predefinitoparagrafo" style:family="text">
      <style:text-properties style:font-name-asian="Calibri" fo:language="it" fo:country="IT"/>
    </style:style>
    <style:style style:name="P909" style:parent-style-name="Sottotitolo" style:family="paragraph">
      <style:paragraph-properties fo:margin-left="0.5in">
        <style:tab-stops/>
      </style:paragraph-properties>
      <style:text-properties style:font-name-asian="Calibri" fo:language="it" fo:country="IT"/>
    </style:style>
    <style:style style:name="P910" style:parent-style-name="Sottotitolo" style:family="paragraph">
      <style:paragraph-properties fo:margin-left="0.5in">
        <style:tab-stops/>
      </style:paragraph-properties>
      <style:text-properties style:font-name-asian="Calibri" fo:language="it" fo:country="IT"/>
    </style:style>
    <style:style style:name="P911" style:parent-style-name="Sottotitolo" style:family="paragraph">
      <style:paragraph-properties fo:margin-left="0.5in">
        <style:tab-stops/>
      </style:paragraph-properties>
    </style:style>
    <style:style style:name="T912" style:parent-style-name="Car.predefinitoparagrafo" style:family="text">
      <style:text-properties style:font-name-asian="Calibri" fo:language="it" fo:country="IT"/>
    </style:style>
    <style:style style:name="T913" style:parent-style-name="Car.predefinitoparagrafo" style:family="text">
      <style:text-properties style:font-name-asian="Calibri" fo:language="it" fo:country="IT"/>
    </style:style>
    <style:style style:name="T914" style:parent-style-name="Car.predefinitoparagrafo" style:family="text">
      <style:text-properties style:font-name-asian="Calibri"/>
    </style:style>
    <style:style style:name="P915" style:parent-style-name="Sottotitolo" style:family="paragraph">
      <style:paragraph-properties fo:margin-left="0.5in">
        <style:tab-stops/>
      </style:paragraph-properties>
    </style:style>
    <style:style style:name="T916" style:parent-style-name="Car.predefinitoparagrafo" style:family="text">
      <style:text-properties style:font-name-asian="Calibri"/>
    </style:style>
    <style:style style:name="T917" style:parent-style-name="Car.predefinitoparagrafo" style:family="text">
      <style:text-properties style:font-name-asian="Calibri"/>
    </style:style>
    <style:style style:name="T918" style:parent-style-name="Car.predefinitoparagrafo" style:family="text">
      <style:text-properties style:font-name-asian="Calibri" fo:background-color="#FFFF00"/>
    </style:style>
    <style:style style:name="P919" style:parent-style-name="Sottotitolo" style:family="paragraph">
      <style:paragraph-properties fo:margin-left="0.5in">
        <style:tab-stops/>
      </style:paragraph-properties>
    </style:style>
    <style:style style:name="T920" style:parent-style-name="Car.predefinitoparagrafo" style:family="text">
      <style:text-properties style:font-name-asian="Calibri"/>
    </style:style>
    <style:style style:name="T921" style:parent-style-name="Car.predefinitoparagrafo" style:family="text">
      <style:text-properties style:font-name-asian="Calibri" fo:language="it" fo:country="IT"/>
    </style:style>
    <style:style style:name="P922" style:parent-style-name="Sottotitolo" style:family="paragraph">
      <style:paragraph-properties fo:margin-left="0.5in">
        <style:tab-stops/>
      </style:paragraph-properties>
      <style:text-properties style:font-name-asian="Calibri" fo:language="it" fo:country="IT"/>
    </style:style>
    <style:style style:name="P923" style:parent-style-name="Normale" style:family="paragraph">
      <style:paragraph-properties fo:line-height="150%"/>
    </style:style>
    <style:style style:name="T924" style:parent-style-name="Car.predefinitoparagrafo" style:family="text">
      <style:text-properties style:font-name-asian="Calibri" fo:language="it" fo:country="IT"/>
    </style:style>
    <style:style style:name="T925" style:parent-style-name="Car.predefinitoparagrafo" style:family="text">
      <style:text-properties style:font-name-asian="Calibri" fo:font-style="italic" style:font-style-asian="italic" style:font-style-complex="italic" fo:language="it" fo:country="IT"/>
    </style:style>
    <style:style style:name="T926" style:parent-style-name="Car.predefinitoparagrafo" style:family="text">
      <style:text-properties style:font-name-asian="Calibri" fo:language="it" fo:country="IT"/>
    </style:style>
    <style:style style:name="T927" style:parent-style-name="Car.predefinitoparagrafo" style:family="text">
      <style:text-properties style:font-name-asian="Calibri" fo:language="it" fo:country="IT"/>
    </style:style>
    <style:style style:name="T928" style:parent-style-name="Car.predefinitoparagrafo" style:family="text">
      <style:text-properties style:font-name-asian="Calibri" fo:font-style="italic" style:font-style-asian="italic" style:font-style-complex="italic" fo:language="it" fo:country="IT"/>
    </style:style>
    <style:style style:name="T929" style:parent-style-name="Car.predefinitoparagrafo" style:family="text">
      <style:text-properties style:font-name-asian="Calibri" fo:language="it" fo:country="IT"/>
    </style:style>
    <style:style style:name="T930" style:parent-style-name="Car.predefinitoparagrafo" style:family="text">
      <style:text-properties style:font-name-asian="Calibri" fo:language="it" fo:country="IT"/>
    </style:style>
    <style:style style:name="T931" style:parent-style-name="Car.predefinitoparagrafo" style:family="text">
      <style:text-properties style:font-name-asian="Calibri" fo:font-style="italic" style:font-style-asian="italic" style:font-style-complex="italic" fo:language="it" fo:country="IT"/>
    </style:style>
    <style:style style:name="T932" style:parent-style-name="Car.predefinitoparagrafo" style:family="text">
      <style:text-properties style:font-name-asian="Calibri" fo:language="it" fo:country="IT"/>
    </style:style>
    <style:style style:name="T933" style:parent-style-name="Car.predefinitoparagrafo" style:family="text">
      <style:text-properties style:font-name-asian="Calibri" fo:font-style="italic" style:font-style-asian="italic" style:font-style-complex="italic" fo:language="it" fo:country="IT"/>
    </style:style>
    <style:style style:name="T934" style:parent-style-name="Car.predefinitoparagrafo" style:family="text">
      <style:text-properties style:font-name-asian="Calibri" fo:language="it" fo:country="IT"/>
    </style:style>
    <style:style style:name="T935" style:parent-style-name="Car.predefinitoparagrafo" style:family="text">
      <style:text-properties style:font-name-asian="Calibri" fo:language="it" fo:country="IT"/>
    </style:style>
    <style:style style:name="T936" style:parent-style-name="Car.predefinitoparagrafo" style:family="text">
      <style:text-properties style:font-name-asian="Calibri" fo:font-style="italic" style:font-style-asian="italic" style:font-style-complex="italic" fo:language="it" fo:country="IT"/>
    </style:style>
    <style:style style:name="T937" style:parent-style-name="Car.predefinitoparagrafo" style:family="text">
      <style:text-properties style:font-name-asian="Calibri" fo:language="it" fo:country="IT"/>
    </style:style>
    <style:style style:name="T938" style:parent-style-name="Car.predefinitoparagrafo" style:family="text">
      <style:text-properties style:font-name-asian="Calibri" fo:language="it" fo:country="IT"/>
    </style:style>
    <style:style style:name="P939" style:parent-style-name="Normale" style:family="paragraph">
      <style:paragraph-properties fo:line-height="150%"/>
    </style:style>
    <style:style style:name="T940" style:parent-style-name="Car.predefinitoparagrafo" style:family="text">
      <style:text-properties style:font-name-asian="Calibri" fo:language="it" fo:country="IT"/>
    </style:style>
    <style:style style:name="T941" style:parent-style-name="Car.predefinitoparagrafo" style:family="text">
      <style:text-properties style:font-name-asian="Calibri" fo:font-style="italic" style:font-style-asian="italic" style:font-style-complex="italic" fo:language="it" fo:country="IT"/>
    </style:style>
    <style:style style:name="T942" style:parent-style-name="Car.predefinitoparagrafo" style:family="text">
      <style:text-properties style:font-name-asian="Calibri" fo:language="it" fo:country="IT"/>
    </style:style>
    <style:style style:name="T943" style:parent-style-name="Car.predefinitoparagrafo" style:family="text">
      <style:text-properties style:font-name-asian="Calibri" fo:language="it" fo:country="IT"/>
    </style:style>
    <style:style style:name="T944" style:parent-style-name="Car.predefinitoparagrafo" style:family="text">
      <style:text-properties style:font-name-asian="Calibri" fo:font-style="italic" style:font-style-asian="italic" style:font-style-complex="italic" fo:language="it" fo:country="IT"/>
    </style:style>
    <style:style style:name="T945" style:parent-style-name="Car.predefinitoparagrafo" style:family="text">
      <style:text-properties style:font-name-asian="Calibri" fo:language="it" fo:country="IT"/>
    </style:style>
    <style:style style:name="P946" style:parent-style-name="Normale" style:family="paragraph">
      <style:paragraph-properties fo:line-height="150%"/>
    </style:style>
    <style:style style:name="T947" style:parent-style-name="Car.predefinitoparagrafo" style:family="text">
      <style:text-properties style:font-name-asian="Calibri" fo:language="it" fo:country="IT"/>
    </style:style>
    <style:style style:name="T948" style:parent-style-name="Car.predefinitoparagrafo" style:family="text">
      <style:text-properties style:font-name-asian="Calibri" fo:language="it" fo:country="IT"/>
    </style:style>
    <style:style style:name="T949" style:parent-style-name="Car.predefinitoparagrafo" style:family="text">
      <style:text-properties style:font-name-asian="Calibri" fo:font-style="italic" style:font-style-asian="italic" style:font-style-complex="italic" fo:language="it" fo:country="IT"/>
    </style:style>
    <style:style style:name="T950" style:parent-style-name="Car.predefinitoparagrafo" style:family="text">
      <style:text-properties style:font-name-asian="Calibri" fo:language="it" fo:country="IT"/>
    </style:style>
    <style:style style:name="T951" style:parent-style-name="Car.predefinitoparagrafo" style:family="text">
      <style:text-properties style:font-name-asian="Calibri" fo:font-style="italic" style:font-style-asian="italic" style:font-style-complex="italic" fo:language="it" fo:country="IT"/>
    </style:style>
    <style:style style:name="T952" style:parent-style-name="Car.predefinitoparagrafo" style:family="text">
      <style:text-properties style:font-name-asian="Calibri" fo:language="it" fo:country="IT"/>
    </style:style>
    <style:style style:name="T953" style:parent-style-name="Car.predefinitoparagrafo" style:family="text">
      <style:text-properties style:font-name-asian="Calibri" fo:language="it" fo:country="IT"/>
    </style:style>
    <style:style style:name="T954" style:parent-style-name="Car.predefinitoparagrafo" style:family="text">
      <style:text-properties style:font-name-asian="Calibri" fo:font-style="italic" style:font-style-asian="italic" style:font-style-complex="italic" fo:language="it" fo:country="IT"/>
    </style:style>
    <style:style style:name="T955" style:parent-style-name="Car.predefinitoparagrafo" style:family="text">
      <style:text-properties style:font-name-asian="Calibri" fo:language="it" fo:country="IT"/>
    </style:style>
    <style:style style:name="P956" style:parent-style-name="Normale" style:family="paragraph">
      <style:paragraph-properties fo:line-height="150%"/>
      <style:text-properties style:font-name-asian="Calibri" fo:language="it" fo:country="IT"/>
    </style:style>
    <style:style style:name="P957" style:parent-style-name="Paragrafoelenco" style:list-style-name="LFO14" style:family="paragraph">
      <style:paragraph-properties fo:line-height="150%"/>
    </style:style>
    <style:style style:name="T958" style:parent-style-name="Car.predefinitoparagrafo" style:family="text">
      <style:text-properties fo:language="it" fo:country="IT"/>
    </style:style>
    <style:style style:name="T959" style:parent-style-name="Car.predefinitoparagrafo" style:family="text">
      <style:text-properties fo:font-style="italic" style:font-style-asian="italic" style:font-style-complex="italic" fo:language="it" fo:country="IT"/>
    </style:style>
    <style:style style:name="T960" style:parent-style-name="Car.predefinitoparagrafo" style:family="text">
      <style:text-properties fo:language="it" fo:country="IT"/>
    </style:style>
    <style:style style:name="P961" style:parent-style-name="Paragrafoelenco" style:list-style-name="LFO14" style:family="paragraph">
      <style:paragraph-properties fo:line-height="150%"/>
    </style:style>
    <style:style style:name="T962" style:parent-style-name="Car.predefinitoparagrafo" style:family="text">
      <style:text-properties fo:language="it" fo:country="IT"/>
    </style:style>
    <style:style style:name="T963" style:parent-style-name="Car.predefinitoparagrafo" style:family="text">
      <style:text-properties fo:font-style="italic" style:font-style-asian="italic" style:font-style-complex="italic" fo:language="it" fo:country="IT"/>
    </style:style>
    <style:style style:name="T964" style:parent-style-name="Car.predefinitoparagrafo" style:family="text">
      <style:text-properties fo:language="it" fo:country="IT"/>
    </style:style>
    <style:style style:name="T965" style:parent-style-name="Car.predefinitoparagrafo" style:family="text">
      <style:text-properties fo:language="it" fo:country="IT"/>
    </style:style>
    <style:style style:name="T966" style:parent-style-name="Car.predefinitoparagrafo" style:family="text">
      <style:text-properties fo:font-weight="bold" style:font-weight-asian="bold" style:font-weight-complex="bold" fo:language="it" fo:country="IT"/>
    </style:style>
    <style:style style:name="T967" style:parent-style-name="Car.predefinitoparagrafo" style:family="text">
      <style:text-properties fo:language="it" fo:country="IT"/>
    </style:style>
    <style:style style:name="P968" style:parent-style-name="Paragrafoelenco" style:list-style-name="LFO14" style:family="paragraph">
      <style:paragraph-properties fo:line-height="150%"/>
    </style:style>
    <style:style style:name="T969" style:parent-style-name="Car.predefinitoparagrafo" style:family="text">
      <style:text-properties fo:language="it" fo:country="IT"/>
    </style:style>
    <style:style style:name="T970" style:parent-style-name="Car.predefinitoparagrafo" style:family="text">
      <style:text-properties fo:font-style="italic" style:font-style-asian="italic" style:font-style-complex="italic" fo:language="it" fo:country="IT"/>
    </style:style>
    <style:style style:name="T971" style:parent-style-name="Car.predefinitoparagrafo" style:family="text">
      <style:text-properties fo:language="it" fo:country="IT"/>
    </style:style>
    <style:style style:name="P972" style:parent-style-name="Normale" style:family="paragraph">
      <style:paragraph-properties fo:line-height="150%" fo:margin-left="0.25in">
        <style:tab-stops/>
      </style:paragraph-properties>
      <style:text-properties fo:language="it" fo:country="IT"/>
    </style:style>
    <style:style style:name="P973" style:parent-style-name="Paragrafoelenco" style:list-style-name="LFO15" style:family="paragraph">
      <style:paragraph-properties fo:line-height="150%"/>
    </style:style>
    <style:style style:name="T974" style:parent-style-name="Car.predefinitoparagrafo" style:family="text">
      <style:text-properties fo:font-weight="bold" style:font-weight-asian="bold" style:font-weight-complex="bold" fo:language="it" fo:country="IT"/>
    </style:style>
    <style:style style:name="T975" style:parent-style-name="Car.predefinitoparagrafo" style:family="text">
      <style:text-properties fo:language="it" fo:country="IT"/>
    </style:style>
    <style:style style:name="P976" style:parent-style-name="Paragrafoelenco" style:list-style-name="LFO15" style:family="paragraph">
      <style:paragraph-properties fo:line-height="150%"/>
    </style:style>
    <style:style style:name="T977" style:parent-style-name="Car.predefinitoparagrafo" style:family="text">
      <style:text-properties fo:language="it" fo:country="IT"/>
    </style:style>
    <style:style style:name="T978" style:parent-style-name="Car.predefinitoparagrafo" style:family="text">
      <style:text-properties fo:language="it" fo:country="IT"/>
    </style:style>
    <style:style style:name="T979" style:parent-style-name="Car.predefinitoparagrafo" style:family="text">
      <style:text-properties fo:font-style="italic" style:font-style-asian="italic" style:font-style-complex="italic" fo:language="it" fo:country="IT"/>
    </style:style>
    <style:style style:name="T980" style:parent-style-name="Car.predefinitoparagrafo" style:family="text">
      <style:text-properties fo:language="it" fo:country="IT"/>
    </style:style>
    <style:style style:name="T981" style:parent-style-name="Car.predefinitoparagrafo" style:family="text">
      <style:text-properties fo:font-style="italic" style:font-style-asian="italic" style:font-style-complex="italic" fo:language="it" fo:country="IT"/>
    </style:style>
    <style:style style:name="T982" style:parent-style-name="Car.predefinitoparagrafo" style:family="text">
      <style:text-properties fo:language="it" fo:country="IT"/>
    </style:style>
    <style:style style:name="T983" style:parent-style-name="Car.predefinitoparagrafo" style:family="text">
      <style:text-properties fo:font-style="italic" style:font-style-asian="italic" style:font-style-complex="italic" fo:language="it" fo:country="IT"/>
    </style:style>
    <style:style style:name="T984" style:parent-style-name="Car.predefinitoparagrafo" style:family="text">
      <style:text-properties fo:language="it" fo:country="IT"/>
    </style:style>
    <style:style style:name="T985" style:parent-style-name="Car.predefinitoparagrafo" style:family="text">
      <style:text-properties fo:font-style="italic" style:font-style-asian="italic" style:font-style-complex="italic" fo:language="it" fo:country="IT"/>
    </style:style>
    <style:style style:name="T986" style:parent-style-name="Car.predefinitoparagrafo" style:family="text">
      <style:text-properties fo:language="it" fo:country="IT"/>
    </style:style>
    <style:style style:name="T987" style:parent-style-name="Car.predefinitoparagrafo" style:family="text">
      <style:text-properties fo:font-style="italic" style:font-style-asian="italic" style:font-style-complex="italic" fo:language="it" fo:country="IT"/>
    </style:style>
    <style:style style:name="T988" style:parent-style-name="Car.predefinitoparagrafo" style:family="text">
      <style:text-properties fo:language="it" fo:country="IT"/>
    </style:style>
    <style:style style:name="T989" style:parent-style-name="Car.predefinitoparagrafo" style:family="text">
      <style:text-properties fo:font-style="italic" style:font-style-asian="italic" style:font-style-complex="italic" fo:language="it" fo:country="IT"/>
    </style:style>
    <style:style style:name="T990" style:parent-style-name="Car.predefinitoparagrafo" style:family="text">
      <style:text-properties fo:language="it" fo:country="IT"/>
    </style:style>
    <style:style style:name="T99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9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993" style:parent-style-name="Car.predefinitoparagrafo" style:family="text">
      <style:text-properties fo:language="it" fo:country="IT"/>
    </style:style>
    <style:style style:name="T994" style:parent-style-name="Car.predefinitoparagrafo" style:family="text">
      <style:text-properties fo:font-style="italic" style:font-style-asian="italic" style:font-style-complex="italic" fo:language="it" fo:country="IT"/>
    </style:style>
    <style:style style:name="T995" style:parent-style-name="Car.predefinitoparagrafo" style:family="text">
      <style:text-properties fo:language="it" fo:country="IT"/>
    </style:style>
    <style:style style:name="P996" style:parent-style-name="Titolo2" style:list-style-name="LFO1" style:family="paragraph">
      <style:text-properties fo:language="it" fo:country="IT"/>
    </style:style>
    <style:style style:name="P997" style:parent-style-name="Normale" style:family="paragraph">
      <style:paragraph-properties fo:line-height="150%"/>
    </style:style>
    <style:style style:name="T998" style:parent-style-name="Car.predefinitoparagrafo" style:family="text">
      <style:text-properties fo:language="it" fo:country="IT"/>
    </style:style>
    <style:style style:name="T999" style:parent-style-name="Car.predefinitoparagrafo" style:family="text">
      <style:text-properties fo:font-size="10pt" style:font-size-asian="10pt" style:font-size-complex="10pt" fo:language="it" fo:country="IT"/>
    </style:style>
    <style:style style:name="T1000" style:parent-style-name="Car.predefinitoparagrafo" style:family="text">
      <style:text-properties fo:language="it" fo:country="IT"/>
    </style:style>
    <style:style style:name="T1001" style:parent-style-name="Car.predefinitoparagrafo" style:family="text">
      <style:text-properties fo:language="it" fo:country="IT"/>
    </style:style>
    <style:style style:name="P1002" style:parent-style-name="Normale" style:family="paragraph">
      <style:paragraph-properties fo:margin-top="0in" fo:margin-bottom="0.1111in"/>
      <style:text-properties fo:hyphenate="true"/>
    </style:style>
    <style:style style:name="T1003" style:parent-style-name="Car.predefinitoparagrafo" style:family="text">
      <style:text-properties fo:font-size="9pt" style:font-size-asian="9pt" style:font-size-complex="9pt" fo:language="it" fo:country="IT"/>
    </style:style>
    <style:style style:name="T1004" style:parent-style-name="Car.predefinitoparagrafo" style:family="text">
      <style:text-properties fo:font-size="9pt" style:font-size-asian="9pt" style:font-size-complex="9pt" fo:language="it" fo:country="IT"/>
    </style:style>
    <style:style style:name="P1005" style:parent-style-name="Normale" style:family="paragraph">
      <style:paragraph-properties fo:margin-top="0in" fo:margin-bottom="0.1111in"/>
      <style:text-properties fo:font-size="9pt" style:font-size-asian="9pt" style:font-size-complex="9pt" fo:language="it" fo:country="IT" fo:hyphenate="true"/>
    </style:style>
    <style:style style:name="P1006" style:parent-style-name="Normale" style:family="paragraph">
      <style:paragraph-properties fo:margin-top="0in" fo:margin-bottom="0.1111in" fo:line-height="200%"/>
      <style:text-properties fo:hyphenate="true"/>
    </style:style>
    <style:style style:name="T1007" style:parent-style-name="Car.predefinitoparagrafo" style:family="text">
      <style:text-properties fo:font-style="italic" style:font-style-asian="italic" style:font-style-complex="italic" fo:language="it" fo:country="IT"/>
    </style:style>
    <style:style style:name="T1008" style:parent-style-name="Car.predefinitoparagrafo" style:family="text">
      <style:text-properties fo:font-size="10pt" style:font-size-asian="10pt" style:font-size-complex="10pt" fo:language="it" fo:country="IT"/>
    </style:style>
    <style:style style:name="T1009" style:parent-style-name="Car.predefinitoparagrafo" style:family="text">
      <style:text-properties fo:font-weight="bold" style:font-weight-asian="bold" style:font-weight-complex="bold" fo:font-size="10pt" style:font-size-asian="10pt" style:font-size-complex="10pt" fo:language="it" fo:country="IT"/>
    </style:style>
    <style:style style:name="T1010" style:parent-style-name="Car.predefinitoparagrafo" style:family="text">
      <style:text-properties fo:font-size="10pt" style:font-size-asian="10pt" style:font-size-complex="10pt" fo:language="it" fo:country="IT"/>
    </style:style>
    <style:style style:name="T1011" style:parent-style-name="Car.predefinitoparagrafo" style:family="text">
      <style:text-properties fo:font-weight="bold" style:font-weight-asian="bold" style:font-weight-complex="bold" fo:font-size="10pt" style:font-size-asian="10pt" style:font-size-complex="10pt" fo:language="it" fo:country="IT"/>
    </style:style>
    <style:style style:name="T1012" style:parent-style-name="Car.predefinitoparagrafo" style:family="text">
      <style:text-properties fo:font-weight="bold" style:font-weight-asian="bold" style:font-weight-complex="bold" fo:font-size="10pt" style:font-size-asian="10pt" style:font-size-complex="10pt" fo:language="it" fo:country="IT"/>
    </style:style>
    <style:style style:name="T1013" style:parent-style-name="Car.predefinitoparagrafo" style:family="text">
      <style:text-properties fo:language="it" fo:country="IT"/>
    </style:style>
    <style:style style:name="P1014" style:parent-style-name="Normale" style:family="paragraph">
      <style:paragraph-properties fo:text-align="start" fo:margin-top="0in" fo:margin-bottom="0.1111in" fo:line-height="200%"/>
      <style:text-properties fo:hyphenate="true"/>
    </style:style>
    <style:style style:name="T1015" style:parent-style-name="Car.predefinitoparagrafo" style:family="text">
      <style:text-properties fo:font-style="italic" style:font-style-asian="italic" style:font-style-complex="italic" fo:language="it" fo:country="IT"/>
    </style:style>
    <style:style style:name="T1016" style:parent-style-name="Car.predefinitoparagrafo" style:family="text">
      <style:text-properties fo:font-style="italic" style:font-style-asian="italic" style:font-style-complex="italic" fo:language="it" fo:country="IT"/>
    </style:style>
    <style:style style:name="T1017" style:parent-style-name="Car.predefinitoparagrafo" style:family="text">
      <style:text-properties fo:language="it" fo:country="IT"/>
    </style:style>
    <style:style style:name="T1018" style:parent-style-name="Car.predefinitoparagrafo" style:family="text">
      <style:text-properties style:font-name="Wingdings" style:font-name-asian="Wingdings" style:font-name-complex="Wingdings" fo:language="it" fo:country="IT"/>
    </style:style>
    <style:style style:name="T1019" style:parent-style-name="Car.predefinitoparagrafo" style:family="text">
      <style:text-properties fo:language="it" fo:country="IT"/>
    </style:style>
    <style:style style:name="T1020" style:parent-style-name="Car.predefinitoparagrafo" style:family="text">
      <style:text-properties fo:language="it" fo:country="IT"/>
    </style:style>
    <style:style style:name="P102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27" style:parent-style-name="Normale" style:family="paragraph">
      <style:paragraph-properties fo:text-align="start" fo:margin-top="0in" fo:margin-bottom="0.1111in"/>
      <style:text-properties fo:hyphenate="true"/>
    </style:style>
    <style:style style:name="T1028" style:parent-style-name="Car.predefinitoparagrafo" style:family="text">
      <style:text-properties fo:font-size="9pt" style:font-size-asian="9pt" style:font-size-complex="9pt" fo:background-color="#FF0000" fo:language="it" fo:country="IT"/>
    </style:style>
    <style:style style:name="T1029" style:parent-style-name="Car.predefinitoparagrafo" style:family="text">
      <style:text-properties fo:font-size="9pt" style:font-size-asian="9pt" style:font-size-complex="9pt" fo:background-color="#FF0000" fo:language="it" fo:country="IT"/>
    </style:style>
    <style:style style:name="P1030"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31" style:parent-style-name="Normale" style:family="paragraph">
      <style:paragraph-properties fo:text-align="start" fo:margin-top="0in" fo:margin-bottom="0.1111in"/>
      <style:text-properties fo:hyphenate="true"/>
    </style:style>
    <style:style style:name="T1032" style:parent-style-name="Car.predefinitoparagrafo" style:family="text">
      <style:text-properties fo:font-size="9pt" style:font-size-asian="9pt" style:font-size-complex="9pt" fo:background-color="#00FF00" fo:language="it" fo:country="IT"/>
    </style:style>
    <style:style style:name="P1033"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34" style:parent-style-name="Normale" style:family="paragraph">
      <style:paragraph-properties fo:text-align="start" fo:margin-top="0in" fo:margin-bottom="0.1111in"/>
      <style:text-properties fo:hyphenate="true"/>
    </style:style>
    <style:style style:name="T1035" style:parent-style-name="Car.predefinitoparagrafo" style:family="text">
      <style:text-properties fo:font-size="9pt" style:font-size-asian="9pt" style:font-size-complex="9pt" fo:background-color="#FF0000" fo:language="it" fo:country="IT"/>
    </style:style>
    <style:style style:name="P1036"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38" style:parent-style-name="Normale" style:family="paragraph">
      <style:paragraph-properties fo:text-align="start" fo:margin-top="0in" fo:margin-bottom="0.1111in"/>
      <style:text-properties fo:hyphenate="true"/>
    </style:style>
    <style:style style:name="T1039" style:parent-style-name="Car.predefinitoparagrafo" style:family="text">
      <style:text-properties fo:font-size="9pt" style:font-size-asian="9pt" style:font-size-complex="9pt" fo:background-color="#00FFFF" fo:language="it" fo:country="IT"/>
    </style:style>
    <style:style style:name="T1040" style:parent-style-name="Car.predefinitoparagrafo" style:family="text">
      <style:text-properties fo:font-size="9pt" style:font-size-asian="9pt" style:font-size-complex="9pt" fo:background-color="#00FFFF" fo:language="it" fo:country="IT"/>
    </style:style>
    <style:style style:name="P1041"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42" style:parent-style-name="Normale" style:family="paragraph">
      <style:paragraph-properties fo:text-align="start" fo:margin-top="0in" fo:margin-bottom="0.1111in"/>
      <style:text-properties fo:hyphenate="true"/>
    </style:style>
    <style:style style:name="T1043" style:parent-style-name="Car.predefinitoparagrafo" style:family="text">
      <style:text-properties fo:color="#FFFFFF" fo:font-size="9pt" style:font-size-asian="9pt" style:font-size-complex="9pt" fo:background-color="#800080" fo:language="it" fo:country="IT"/>
    </style:style>
    <style:style style:name="T1044" style:parent-style-name="Car.predefinitoparagrafo" style:family="text">
      <style:text-properties fo:color="#FFFFFF" fo:font-size="9pt" style:font-size-asian="9pt" style:font-size-complex="9pt" fo:background-color="#800080" fo:language="it" fo:country="IT"/>
    </style:style>
    <style:style style:name="P1045"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046" style:parent-style-name="Normale" style:family="paragraph">
      <style:paragraph-properties fo:text-align="start" fo:margin-top="0in" fo:margin-bottom="0.1111in"/>
      <style:text-properties fo:hyphenate="true"/>
    </style:style>
    <style:style style:name="T1047" style:parent-style-name="Car.predefinitoparagrafo" style:family="text">
      <style:text-properties fo:font-size="9pt" style:font-size-asian="9pt" style:font-size-complex="9pt" fo:background-color="#00FFFF" fo:language="it" fo:country="IT"/>
    </style:style>
    <style:style style:name="P1048" style:parent-style-name="Normale" style:family="paragraph">
      <style:paragraph-properties fo:text-align="start" fo:margin-top="0in" fo:margin-bottom="0.1111in"/>
      <style:text-properties fo:hyphenate="true"/>
    </style:style>
    <style:style style:name="T1049" style:parent-style-name="Car.predefinitoparagrafo" style:family="text">
      <style:text-properties fo:font-size="9pt" style:font-size-asian="9pt" style:font-size-complex="9pt" fo:background-color="#FFFF00" fo:language="it" fo:country="IT"/>
    </style:style>
    <style:style style:name="T1050" style:parent-style-name="Car.predefinitoparagrafo" style:family="text">
      <style:text-properties fo:font-size="9pt" style:font-size-asian="9pt" style:font-size-complex="9pt" fo:background-color="#FFFF00" fo:language="it" fo:country="IT"/>
    </style:style>
    <style:style style:name="T1051"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052" style:parent-style-name="Car.predefinitoparagrafo" style:family="text">
      <style:text-properties fo:font-size="9pt" style:font-size-asian="9pt" style:font-size-complex="9pt" fo:background-color="#FFFF00" fo:language="it" fo:country="IT"/>
    </style:style>
    <style:style style:name="T1053"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054"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55" style:parent-style-name="Normale" style:family="paragraph">
      <style:paragraph-properties fo:text-align="start" fo:margin-top="0in" fo:margin-bottom="0.1111in"/>
      <style:text-properties fo:hyphenate="true"/>
    </style:style>
    <style:style style:name="T1056" style:parent-style-name="Car.predefinitoparagrafo" style:family="text">
      <style:text-properties fo:font-size="9pt" style:font-size-asian="9pt" style:font-size-complex="9pt" fo:background-color="#FF00FF" fo:language="it" fo:country="IT"/>
    </style:style>
    <style:style style:name="P1057"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058" style:parent-style-name="Normale" style:family="paragraph">
      <style:paragraph-properties fo:text-align="start" fo:margin-top="0in" fo:margin-bottom="0.1111in"/>
      <style:text-properties fo:hyphenate="true"/>
    </style:style>
    <style:style style:name="T1059" style:parent-style-name="Car.predefinitoparagrafo" style:family="text">
      <style:text-properties fo:font-size="9pt" style:font-size-asian="9pt" style:font-size-complex="9pt" fo:background-color="#FFFF00" fo:language="it" fo:country="IT"/>
    </style:style>
    <style:style style:name="T1060" style:parent-style-name="Car.predefinitoparagrafo" style:family="text">
      <style:text-properties fo:font-size="9pt" style:font-size-asian="9pt" style:font-size-complex="9pt" fo:background-color="#FFFF00" fo:language="it" fo:country="IT"/>
    </style:style>
    <style:style style:name="P1061" style:parent-style-name="Normale" style:family="paragraph">
      <style:paragraph-properties fo:text-align="start" fo:margin-top="0in" fo:margin-bottom="0.1111in"/>
      <style:text-properties fo:hyphenate="true"/>
    </style:style>
    <style:style style:name="T1062" style:parent-style-name="Car.predefinitoparagrafo" style:family="text">
      <style:text-properties fo:font-size="9pt" style:font-size-asian="9pt" style:font-size-complex="9pt" fo:background-color="#FF0000" fo:language="it" fo:country="IT"/>
    </style:style>
    <style:style style:name="P1063"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64" style:parent-style-name="Normale" style:family="paragraph">
      <style:paragraph-properties fo:text-align="start" fo:margin-top="0in" fo:margin-bottom="0.1111in"/>
      <style:text-properties fo:hyphenate="true"/>
    </style:style>
    <style:style style:name="T1065" style:parent-style-name="Car.predefinitoparagrafo" style:family="text">
      <style:text-properties fo:font-size="9pt" style:font-size-asian="9pt" style:font-size-complex="9pt" fo:background-color="#00FF00" fo:language="it" fo:country="IT"/>
    </style:style>
    <style:style style:name="T1066" style:parent-style-name="Car.predefinitoparagrafo" style:family="text">
      <style:text-properties fo:font-size="9pt" style:font-size-asian="9pt" style:font-size-complex="9pt" fo:background-color="#00FF00" fo:language="it" fo:country="IT"/>
    </style:style>
    <style:style style:name="P1067" style:parent-style-name="Normale" style:family="paragraph">
      <style:paragraph-properties fo:text-align="start" fo:margin-top="0in" fo:margin-bottom="0.1111in"/>
      <style:text-properties fo:hyphenate="true"/>
    </style:style>
    <style:style style:name="T1068" style:parent-style-name="Car.predefinitoparagrafo" style:family="text">
      <style:text-properties fo:font-size="9pt" style:font-size-asian="9pt" style:font-size-complex="9pt" fo:background-color="#FF0000" fo:language="it" fo:country="IT"/>
    </style:style>
    <style:style style:name="T1069" style:parent-style-name="Car.predefinitoparagrafo" style:family="text">
      <style:text-properties fo:font-size="9pt" style:font-size-asian="9pt" style:font-size-complex="9pt" fo:background-color="#FF0000" fo:language="it" fo:country="IT"/>
    </style:style>
    <style:style style:name="P1070" style:parent-style-name="Normale" style:family="paragraph">
      <style:paragraph-properties fo:text-align="start" fo:margin-top="0in" fo:margin-bottom="0.1111in"/>
      <style:text-properties fo:hyphenate="true"/>
    </style:style>
    <style:style style:name="T1071" style:parent-style-name="Car.predefinitoparagrafo" style:family="text">
      <style:text-properties fo:font-size="9pt" style:font-size-asian="9pt" style:font-size-complex="9pt" fo:language="it" fo:country="IT"/>
    </style:style>
    <style:style style:name="T1072" style:parent-style-name="Car.predefinitoparagrafo" style:family="text">
      <style:text-properties fo:font-size="9pt" style:font-size-asian="9pt" style:font-size-complex="9pt" fo:background-color="#FF0000" fo:language="it" fo:country="IT"/>
    </style:style>
    <style:style style:name="T1073" style:parent-style-name="Car.predefinitoparagrafo" style:family="text">
      <style:text-properties fo:font-size="9pt" style:font-size-asian="9pt" style:font-size-complex="9pt" fo:background-color="#FF0000" fo:language="it" fo:country="IT"/>
    </style:style>
    <style:style style:name="P1074" style:parent-style-name="Normale" style:family="paragraph">
      <style:paragraph-properties fo:text-align="start" fo:margin-top="0in" fo:margin-bottom="0.1111in"/>
      <style:text-properties fo:hyphenate="true"/>
    </style:style>
    <style:style style:name="T1075" style:parent-style-name="Car.predefinitoparagrafo" style:family="text">
      <style:text-properties fo:font-size="9pt" style:font-size-asian="9pt" style:font-size-complex="9pt" fo:background-color="#00FF00" fo:language="it" fo:country="IT"/>
    </style:style>
    <style:style style:name="P1076" style:parent-style-name="Normale" style:family="paragraph">
      <style:paragraph-properties fo:text-align="start" fo:margin-top="0in" fo:margin-bottom="0.1111in"/>
      <style:text-properties fo:hyphenate="true"/>
    </style:style>
    <style:style style:name="T1077" style:parent-style-name="Car.predefinitoparagrafo" style:family="text">
      <style:text-properties fo:font-size="9pt" style:font-size-asian="9pt" style:font-size-complex="9pt" fo:background-color="#00FFFF" fo:language="it" fo:country="IT"/>
    </style:style>
    <style:style style:name="T1078" style:parent-style-name="Car.predefinitoparagrafo" style:family="text">
      <style:text-properties fo:font-size="9pt" style:font-size-asian="9pt" style:font-size-complex="9pt" fo:background-color="#00FFFF" fo:language="it" fo:country="IT"/>
    </style:style>
    <style:style style:name="P1079"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80" style:parent-style-name="Normale" style:family="paragraph">
      <style:paragraph-properties fo:text-align="start" fo:margin-top="0in" fo:margin-bottom="0.1111in"/>
      <style:text-properties fo:hyphenate="true"/>
    </style:style>
    <style:style style:name="T1081" style:parent-style-name="Car.predefinitoparagrafo" style:family="text">
      <style:text-properties fo:font-size="9pt" style:font-size-asian="9pt" style:font-size-complex="9pt" fo:background-color="#FF0000" fo:language="it" fo:country="IT"/>
    </style:style>
    <style:style style:name="P1082" style:parent-style-name="Normale" style:family="paragraph">
      <style:text-properties fo:language="it" fo:country="IT"/>
    </style:style>
    <style:style style:name="T1083" style:parent-style-name="Car.predefinitoparagrafo" style:family="text">
      <style:text-properties fo:color="#FFFFFF" fo:font-size="9pt" style:font-size-asian="9pt" style:font-size-complex="9pt" fo:background-color="#800080" fo:language="it" fo:country="IT"/>
    </style:style>
    <style:style style:name="P1084" style:parent-style-name="Normale" style:family="paragraph">
      <style:paragraph-properties fo:text-align="start" fo:margin-top="0in" fo:margin-bottom="0.1111in"/>
      <style:text-properties fo:hyphenate="true"/>
    </style:style>
    <style:style style:name="T1085" style:parent-style-name="Car.predefinitoparagrafo" style:family="text">
      <style:text-properties fo:font-size="9pt" style:font-size-asian="9pt" style:font-size-complex="9pt" fo:language="it" fo:country="IT"/>
    </style:style>
    <style:style style:name="T1086" style:parent-style-name="Car.predefinitoparagrafo" style:family="text">
      <style:text-properties fo:font-size="9pt" style:font-size-asian="9pt" style:font-size-complex="9pt" fo:language="it" fo:country="IT"/>
    </style:style>
    <style:style style:name="T1087" style:parent-style-name="Car.predefinitoparagrafo" style:family="text">
      <style:text-properties fo:font-size="9pt" style:font-size-asian="9pt" style:font-size-complex="9pt" fo:background-color="#00FFFF" fo:language="it" fo:country="IT"/>
    </style:style>
    <style:style style:name="P1088" style:parent-style-name="Normale" style:family="paragraph">
      <style:paragraph-properties fo:text-align="start" fo:margin-top="0in" fo:margin-bottom="0.1111in"/>
      <style:text-properties fo:hyphenate="true"/>
    </style:style>
    <style:style style:name="T1089" style:parent-style-name="Car.predefinitoparagrafo" style:family="text">
      <style:text-properties fo:font-size="9pt" style:font-size-asian="9pt" style:font-size-complex="9pt" fo:background-color="#FFFF00" fo:language="it" fo:country="IT"/>
    </style:style>
    <style:style style:name="P1090"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91" style:parent-style-name="Normale" style:family="paragraph">
      <style:paragraph-properties fo:text-align="start" fo:margin-top="0in" fo:margin-bottom="0.1111in"/>
      <style:text-properties fo:hyphenate="true"/>
    </style:style>
    <style:style style:name="T1092" style:parent-style-name="Car.predefinitoparagrafo" style:family="text">
      <style:text-properties fo:font-size="9pt" style:font-size-asian="9pt" style:font-size-complex="9pt" fo:background-color="#FF00FF" fo:language="it" fo:country="IT"/>
    </style:style>
    <style:style style:name="P1093" style:parent-style-name="Normale" style:family="paragraph">
      <style:paragraph-properties fo:text-align="start" fo:margin-top="0in" fo:margin-bottom="0.1111in"/>
      <style:text-properties fo:hyphenate="true"/>
    </style:style>
    <style:style style:name="T1094" style:parent-style-name="Car.predefinitoparagrafo" style:family="text">
      <style:text-properties fo:font-size="9pt" style:font-size-asian="9pt" style:font-size-complex="9pt" fo:background-color="#FFFF00" fo:language="it" fo:country="IT"/>
    </style:style>
    <style:style style:name="P1095" style:parent-style-name="Normale" style:family="paragraph">
      <style:paragraph-properties fo:text-align="start" fo:margin-top="0in" fo:margin-bottom="0.1111in"/>
      <style:text-properties fo:hyphenate="true"/>
    </style:style>
    <style:style style:name="T1096" style:parent-style-name="Car.predefinitoparagrafo" style:family="text">
      <style:text-properties fo:font-size="9pt" style:font-size-asian="9pt" style:font-size-complex="9pt" fo:background-color="#00FF00" fo:language="it" fo:country="IT"/>
    </style:style>
    <style:style style:name="T1097" style:parent-style-name="Car.predefinitoparagrafo" style:family="text">
      <style:text-properties fo:font-size="9pt" style:font-size-asian="9pt" style:font-size-complex="9pt" fo:background-color="#00FF00" fo:language="it" fo:country="IT"/>
    </style:style>
    <style:style style:name="P1098"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99" style:parent-style-name="Normale" style:family="paragraph">
      <style:paragraph-properties fo:text-align="start" fo:margin-top="0in" fo:margin-bottom="0.1111in"/>
      <style:text-properties fo:hyphenate="true"/>
    </style:style>
    <style:style style:name="T1100" style:parent-style-name="Car.predefinitoparagrafo" style:family="text">
      <style:text-properties fo:font-size="9pt" style:font-size-asian="9pt" style:font-size-complex="9pt" fo:background-color="#FF0000" fo:language="it" fo:country="IT"/>
    </style:style>
    <style:style style:name="T1101" style:parent-style-name="Car.predefinitoparagrafo" style:family="text">
      <style:text-properties fo:font-size="9pt" style:font-size-asian="9pt" style:font-size-complex="9pt" fo:background-color="#FF0000" fo:language="it" fo:country="IT"/>
    </style:style>
    <style:style style:name="P1102" style:parent-style-name="Normale" style:family="paragraph">
      <style:paragraph-properties fo:text-align="start" fo:margin-top="0in" fo:margin-bottom="0.1111in"/>
      <style:text-properties fo:hyphenate="true"/>
    </style:style>
    <style:style style:name="T1103" style:parent-style-name="Car.predefinitoparagrafo" style:family="text">
      <style:text-properties fo:font-size="9pt" style:font-size-asian="9pt" style:font-size-complex="9pt" fo:language="it" fo:country="IT"/>
    </style:style>
    <style:style style:name="T1104" style:parent-style-name="Car.predefinitoparagrafo" style:family="text">
      <style:text-properties fo:font-size="9pt" style:font-size-asian="9pt" style:font-size-complex="9pt" fo:language="it" fo:country="IT"/>
    </style:style>
    <style:style style:name="T1105"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06" style:parent-style-name="Car.predefinitoparagrafo" style:family="text">
      <style:text-properties fo:font-size="9pt" style:font-size-asian="9pt" style:font-size-complex="9pt" fo:language="it" fo:country="IT"/>
    </style:style>
    <style:style style:name="P1107"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08" style:parent-style-name="Normale" style:family="paragraph">
      <style:paragraph-properties fo:text-align="start" fo:margin-top="0in" fo:margin-bottom="0.1111in" fo:line-height="200%"/>
      <style:text-properties fo:language="it" fo:country="IT" fo:hyphenate="true"/>
    </style:style>
    <style:style style:name="P1109" style:parent-style-name="Titolo1" style:list-style-name="LFO1" style:family="paragraph">
      <style:paragraph-properties fo:break-before="page"/>
      <style:text-properties fo:language="it" fo:country="IT"/>
    </style:style>
    <style:style style:name="P1110" style:parent-style-name="Titolo2" style:list-style-name="LFO1" style:family="paragraph">
      <style:text-properties fo:language="it" fo:country="IT"/>
    </style:style>
    <style:style style:name="P1111" style:parent-style-name="Normale" style:family="paragraph">
      <style:paragraph-properties fo:line-height="150%"/>
    </style:style>
    <style:style style:name="T1112" style:parent-style-name="Car.predefinitoparagrafo" style:family="text">
      <style:text-properties fo:language="it" fo:country="IT"/>
    </style:style>
    <style:style style:name="T1113" style:parent-style-name="Car.predefinitoparagrafo" style:family="text">
      <style:text-properties fo:font-style="italic" style:font-style-asian="italic" style:font-style-complex="italic" fo:language="it" fo:country="IT"/>
    </style:style>
    <style:style style:name="T1114" style:parent-style-name="Car.predefinitoparagrafo" style:family="text">
      <style:text-properties fo:language="it" fo:country="IT"/>
    </style:style>
    <style:style style:name="T1115" style:parent-style-name="Car.predefinitoparagrafo" style:family="text">
      <style:text-properties fo:font-style="italic" style:font-style-asian="italic" style:font-style-complex="italic" fo:language="it" fo:country="IT"/>
    </style:style>
    <style:style style:name="P1116" style:parent-style-name="Paragrafoelenco" style:list-style-name="LFO16" style:family="paragraph">
      <style:paragraph-properties fo:line-height="150%"/>
    </style:style>
    <style:style style:name="T1117" style:parent-style-name="Car.predefinitoparagrafo" style:family="text">
      <style:text-properties fo:language="it" fo:country="IT"/>
    </style:style>
    <style:style style:name="T1118" style:parent-style-name="Car.predefinitoparagrafo" style:family="text">
      <style:text-properties fo:font-weight="bold" style:font-weight-asian="bold" style:font-weight-complex="bold" fo:language="it" fo:country="IT"/>
    </style:style>
    <style:style style:name="T1119" style:parent-style-name="Car.predefinitoparagrafo" style:family="text">
      <style:text-properties fo:language="it" fo:country="IT"/>
    </style:style>
    <style:style style:name="P1120" style:parent-style-name="Paragrafoelenco" style:list-style-name="LFO16" style:family="paragraph">
      <style:paragraph-properties fo:line-height="150%"/>
    </style:style>
    <style:style style:name="T1121" style:parent-style-name="Car.predefinitoparagrafo" style:family="text">
      <style:text-properties fo:language="it" fo:country="IT"/>
    </style:style>
    <style:style style:name="T1122" style:parent-style-name="Car.predefinitoparagrafo" style:family="text">
      <style:text-properties fo:font-weight="bold" style:font-weight-asian="bold" style:font-weight-complex="bold" fo:language="it" fo:country="IT"/>
    </style:style>
    <style:style style:name="T1123" style:parent-style-name="Car.predefinitoparagrafo" style:family="text">
      <style:text-properties fo:language="it" fo:country="IT"/>
    </style:style>
    <style:style style:name="P1124" style:parent-style-name="Paragrafoelenco" style:list-style-name="LFO16" style:family="paragraph">
      <style:paragraph-properties fo:line-height="150%"/>
    </style:style>
    <style:style style:name="T1125" style:parent-style-name="Car.predefinitoparagrafo" style:family="text">
      <style:text-properties fo:language="it" fo:country="IT"/>
    </style:style>
    <style:style style:name="T1126" style:parent-style-name="Car.predefinitoparagrafo" style:family="text">
      <style:text-properties fo:font-weight="bold" style:font-weight-asian="bold" style:font-weight-complex="bold" fo:language="it" fo:country="IT"/>
    </style:style>
    <style:style style:name="T1127" style:parent-style-name="Car.predefinitoparagrafo" style:family="text">
      <style:text-properties fo:language="it" fo:country="IT"/>
    </style:style>
    <style:style style:name="T1128" style:parent-style-name="Car.predefinitoparagrafo" style:family="text">
      <style:text-properties fo:language="it" fo:country="IT"/>
    </style:style>
    <style:style style:name="P1129" style:parent-style-name="Normale" style:family="paragraph">
      <style:paragraph-properties fo:line-height="150%"/>
      <style:text-properties fo:language="it" fo:country="IT"/>
    </style:style>
    <style:style style:name="P1130" style:parent-style-name="Paragrafoelenco" style:list-style-name="LFO17" style:family="paragraph">
      <style:paragraph-properties fo:line-height="150%"/>
    </style:style>
    <style:style style:name="T1131" style:parent-style-name="Car.predefinitoparagrafo" style:family="text">
      <style:text-properties fo:language="it" fo:country="IT"/>
    </style:style>
    <style:style style:name="T1132" style:parent-style-name="Car.predefinitoparagrafo" style:family="text">
      <style:text-properties fo:font-weight="bold" style:font-weight-asian="bold" style:font-weight-complex="bold" fo:language="it" fo:country="IT"/>
    </style:style>
    <style:style style:name="T1133" style:parent-style-name="Car.predefinitoparagrafo" style:family="text">
      <style:text-properties fo:language="it" fo:country="IT"/>
    </style:style>
    <style:style style:name="T1134" style:parent-style-name="Car.predefinitoparagrafo" style:family="text">
      <style:text-properties fo:font-weight="bold" style:font-weight-asian="bold" style:font-weight-complex="bold" fo:language="it" fo:country="IT"/>
    </style:style>
    <style:style style:name="T1135" style:parent-style-name="Car.predefinitoparagrafo" style:family="text">
      <style:text-properties fo:language="it" fo:country="IT"/>
    </style:style>
    <style:style style:name="P1136" style:parent-style-name="Paragrafoelenco" style:list-style-name="LFO17" style:family="paragraph">
      <style:paragraph-properties fo:text-align="start" fo:line-height="150%"/>
    </style:style>
    <style:style style:name="T1137" style:parent-style-name="Car.predefinitoparagrafo" style:family="text">
      <style:text-properties fo:language="it" fo:country="IT"/>
    </style:style>
    <style:style style:name="T1138" style:parent-style-name="Car.predefinitoparagrafo" style:family="text">
      <style:text-properties fo:font-weight="bold" style:font-weight-asian="bold" style:font-weight-complex="bold" fo:language="it" fo:country="IT"/>
    </style:style>
    <style:style style:name="T1139" style:parent-style-name="Car.predefinitoparagrafo" style:family="text">
      <style:text-properties fo:language="it" fo:country="IT"/>
    </style:style>
    <style:style style:name="T1140" style:parent-style-name="Car.predefinitoparagrafo" style:family="text">
      <style:text-properties fo:language="it" fo:country="IT"/>
    </style:style>
    <style:style style:name="T1141" style:parent-style-name="Car.predefinitoparagrafo" style:family="text">
      <style:text-properties style:font-name="Wingdings" style:font-name-asian="Wingdings" style:font-name-complex="Wingdings" fo:language="it" fo:country="IT"/>
    </style:style>
    <style:style style:name="T1142" style:parent-style-name="Car.predefinitoparagrafo" style:family="text">
      <style:text-properties fo:language="it" fo:country="IT"/>
    </style:style>
    <style:style style:name="T1143" style:parent-style-name="Car.predefinitoparagrafo" style:family="text">
      <style:text-properties fo:font-weight="bold" style:font-weight-asian="bold" style:font-weight-complex="bold" fo:language="it" fo:country="IT"/>
    </style:style>
    <style:style style:name="T1144" style:parent-style-name="Car.predefinitoparagrafo" style:family="text">
      <style:text-properties fo:language="it" fo:country="IT"/>
    </style:style>
    <style:style style:name="P1145" style:parent-style-name="Paragrafoelenco" style:list-style-name="LFO17" style:family="paragraph">
      <style:paragraph-properties fo:text-align="start" fo:line-height="150%"/>
    </style:style>
    <style:style style:name="T1146" style:parent-style-name="Car.predefinitoparagrafo" style:family="text">
      <style:text-properties fo:language="it" fo:country="IT"/>
    </style:style>
    <style:style style:name="T1147" style:parent-style-name="Car.predefinitoparagrafo" style:family="text">
      <style:text-properties fo:font-weight="bold" style:font-weight-asian="bold" style:font-weight-complex="bold" fo:language="it" fo:country="IT"/>
    </style:style>
    <style:style style:name="T1148" style:parent-style-name="Car.predefinitoparagrafo" style:family="text">
      <style:text-properties fo:language="it" fo:country="IT"/>
    </style:style>
    <style:style style:name="T1149" style:parent-style-name="Car.predefinitoparagrafo" style:family="text">
      <style:text-properties fo:font-weight="bold" style:font-weight-asian="bold" style:font-weight-complex="bold" fo:language="it" fo:country="IT"/>
    </style:style>
    <style:style style:name="T1150" style:parent-style-name="Car.predefinitoparagrafo" style:family="text">
      <style:text-properties fo:language="it" fo:country="IT"/>
    </style:style>
    <style:style style:name="T1151" style:parent-style-name="Car.predefinitoparagrafo" style:family="text">
      <style:text-properties fo:font-weight="bold" style:font-weight-asian="bold" style:font-weight-complex="bold" fo:language="it" fo:country="IT"/>
    </style:style>
    <style:style style:name="T1152" style:parent-style-name="Car.predefinitoparagrafo" style:family="text">
      <style:text-properties fo:language="it" fo:country="IT"/>
    </style:style>
    <style:style style:name="P1153" style:parent-style-name="Paragrafoelenco" style:list-style-name="LFO17" style:family="paragraph">
      <style:paragraph-properties fo:text-align="start" fo:line-height="150%"/>
    </style:style>
    <style:style style:name="T1154" style:parent-style-name="Car.predefinitoparagrafo" style:family="text">
      <style:text-properties fo:language="it" fo:country="IT"/>
    </style:style>
    <style:style style:name="T1155" style:parent-style-name="Car.predefinitoparagrafo" style:family="text">
      <style:text-properties fo:font-weight="bold" style:font-weight-asian="bold" style:font-weight-complex="bold" fo:language="it" fo:country="IT"/>
    </style:style>
    <style:style style:name="T1156" style:parent-style-name="Car.predefinitoparagrafo" style:family="text">
      <style:text-properties fo:language="it" fo:country="IT"/>
    </style:style>
    <style:style style:name="T1157" style:parent-style-name="Car.predefinitoparagrafo" style:family="text">
      <style:text-properties fo:language="it" fo:country="IT"/>
    </style:style>
    <style:style style:name="T1158" style:parent-style-name="Car.predefinitoparagrafo" style:family="text">
      <style:text-properties style:font-name="Wingdings" style:font-name-asian="Wingdings" style:font-name-complex="Wingdings" fo:language="it" fo:country="IT"/>
    </style:style>
    <style:style style:name="T1159" style:parent-style-name="Car.predefinitoparagrafo" style:family="text">
      <style:text-properties fo:language="it" fo:country="IT"/>
    </style:style>
    <style:style style:name="T1160" style:parent-style-name="Car.predefinitoparagrafo" style:family="text">
      <style:text-properties fo:font-weight="bold" style:font-weight-asian="bold" style:font-weight-complex="bold" fo:language="it" fo:country="IT"/>
    </style:style>
    <style:style style:name="T1161" style:parent-style-name="Car.predefinitoparagrafo" style:family="text">
      <style:text-properties fo:language="it" fo:country="IT"/>
    </style:style>
    <style:style style:name="P1162" style:parent-style-name="Paragrafoelenco" style:list-style-name="LFO17" style:family="paragraph">
      <style:paragraph-properties fo:text-align="start" fo:line-height="150%"/>
    </style:style>
    <style:style style:name="T1163" style:parent-style-name="Car.predefinitoparagrafo" style:family="text">
      <style:text-properties fo:language="it" fo:country="IT"/>
    </style:style>
    <style:style style:name="T1164" style:parent-style-name="Car.predefinitoparagrafo" style:family="text">
      <style:text-properties fo:font-weight="bold" style:font-weight-asian="bold" style:font-weight-complex="bold" fo:language="it" fo:country="IT"/>
    </style:style>
    <style:style style:name="T1165" style:parent-style-name="Car.predefinitoparagrafo" style:family="text">
      <style:text-properties fo:language="it" fo:country="IT"/>
    </style:style>
    <style:style style:name="T1166" style:parent-style-name="Car.predefinitoparagrafo" style:family="text">
      <style:text-properties fo:font-weight="bold" style:font-weight-asian="bold" style:font-weight-complex="bold" fo:language="it" fo:country="IT"/>
    </style:style>
    <style:style style:name="T1167" style:parent-style-name="Car.predefinitoparagrafo" style:family="text">
      <style:text-properties fo:language="it" fo:country="IT"/>
    </style:style>
    <style:style style:name="T1168" style:parent-style-name="Car.predefinitoparagrafo" style:family="text">
      <style:text-properties fo:font-weight="bold" style:font-weight-asian="bold" style:font-weight-complex="bold" fo:language="it" fo:country="IT"/>
    </style:style>
    <style:style style:name="T1169" style:parent-style-name="Car.predefinitoparagrafo" style:family="text">
      <style:text-properties fo:language="it" fo:country="IT"/>
    </style:style>
    <style:style style:name="T1170" style:parent-style-name="Car.predefinitoparagrafo" style:family="text">
      <style:text-properties style:text-underline-type="single" style:text-underline-style="solid" style:text-underline-width="auto" style:text-underline-mode="continuous" fo:language="it" fo:country="IT"/>
    </style:style>
    <style:style style:name="T1171" style:parent-style-name="Car.predefinitoparagrafo" style:family="text">
      <style:text-properties fo:language="it" fo:country="IT"/>
    </style:style>
    <style:style style:name="P1172" style:parent-style-name="Normale" style:family="paragraph">
      <style:paragraph-properties fo:text-align="start" fo:line-height="150%"/>
    </style:style>
    <style:style style:name="T1173" style:parent-style-name="Car.predefinitoparagrafo" style:family="text">
      <style:text-properties fo:language="it" fo:country="IT"/>
    </style:style>
    <style:style style:name="T1174" style:parent-style-name="Car.predefinitoparagrafo" style:family="text">
      <style:text-properties fo:language="it" fo:country="IT"/>
    </style:style>
    <style:style style:name="T1175" style:parent-style-name="Car.predefinitoparagrafo" style:family="text">
      <style:text-properties fo:font-style="italic" style:font-style-asian="italic" style:font-style-complex="italic" fo:language="it" fo:country="IT"/>
    </style:style>
    <style:style style:name="T1176" style:parent-style-name="Car.predefinitoparagrafo" style:family="text">
      <style:text-properties fo:language="it" fo:country="IT"/>
    </style:style>
    <style:style style:name="T1177" style:parent-style-name="Car.predefinitoparagrafo" style:family="text">
      <style:text-properties fo:font-weight="bold" style:font-weight-asian="bold" style:font-weight-complex="bold" fo:language="it" fo:country="IT"/>
    </style:style>
    <style:style style:name="T1178" style:parent-style-name="Car.predefinitoparagrafo" style:family="text">
      <style:text-properties fo:language="it" fo:country="IT"/>
    </style:style>
    <style:style style:name="T1179" style:parent-style-name="Car.predefinitoparagrafo" style:family="text">
      <style:text-properties fo:language="it" fo:country="IT"/>
    </style:style>
    <style:style style:name="T1180" style:parent-style-name="Car.predefinitoparagrafo" style:family="text">
      <style:text-properties fo:font-weight="bold" style:font-weight-asian="bold" style:font-weight-complex="bold" fo:language="it" fo:country="IT"/>
    </style:style>
    <style:style style:name="T1181" style:parent-style-name="Car.predefinitoparagrafo" style:family="text">
      <style:text-properties fo:language="it" fo:country="IT"/>
    </style:style>
    <style:style style:name="P1182" style:parent-style-name="Titolo2" style:list-style-name="LFO1" style:family="paragraph">
      <style:text-properties fo:language="it" fo:country="IT"/>
    </style:style>
    <style:style style:name="P1183" style:parent-style-name="Normale" style:family="paragraph">
      <style:paragraph-properties fo:line-height="150%"/>
      <style:text-properties fo:hyphenate="true"/>
    </style:style>
    <style:style style:name="T1184" style:parent-style-name="Car.predefinitoparagrafo" style:family="text">
      <style:text-properties fo:color="#000000" style:font-size-complex="12pt" fo:language="it" fo:country="IT" style:language-asian="en" style:country-asian="GB"/>
    </style:style>
    <style:style style:name="T1185" style:parent-style-name="Car.predefinitoparagrafo" style:family="text">
      <style:text-properties fo:color="#000000" style:font-size-complex="12pt" fo:language="it" fo:country="IT" style:language-asian="en" style:country-asian="GB"/>
    </style:style>
    <style:style style:name="P1186"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7"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8"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89" style:parent-style-name="Normale" style:family="paragraph">
      <style:paragraph-properties fo:line-height="150%"/>
    </style:style>
    <style:style style:name="T1190" style:parent-style-name="Car.predefinitoparagrafo" style:family="text">
      <style:text-properties fo:language="it" fo:country="IT"/>
    </style:style>
    <style:style style:name="T1191" style:parent-style-name="Car.predefinitoparagrafo" style:family="text">
      <style:text-properties fo:font-weight="bold" style:font-weight-asian="bold" style:font-weight-complex="bold" fo:language="it" fo:country="IT"/>
    </style:style>
    <style:style style:name="T1192" style:parent-style-name="Car.predefinitoparagrafo" style:family="text">
      <style:text-properties fo:language="it" fo:country="IT"/>
    </style:style>
    <style:style style:name="T1193" style:parent-style-name="Car.predefinitoparagrafo" style:family="text">
      <style:text-properties fo:language="it" fo:country="IT"/>
    </style:style>
    <style:style style:name="P1194" style:parent-style-name="Paragrafoelenco" style:list-style-name="LFO19" style:family="paragraph">
      <style:paragraph-properties fo:line-height="150%"/>
    </style:style>
    <style:style style:name="T1195" style:parent-style-name="Car.predefinitoparagrafo" style:family="text">
      <style:text-properties fo:font-style="italic" style:font-style-asian="italic" style:font-style-complex="italic"/>
    </style:style>
    <style:style style:name="P1196" style:parent-style-name="Paragrafoelenco" style:list-style-name="LFO19" style:family="paragraph">
      <style:paragraph-properties fo:line-height="150%"/>
      <style:text-properties fo:language="it" fo:country="IT"/>
    </style:style>
    <style:style style:name="P1197" style:parent-style-name="Paragrafoelenco" style:list-style-name="LFO19" style:family="paragraph">
      <style:paragraph-properties fo:line-height="150%"/>
    </style:style>
    <style:style style:name="T1198" style:parent-style-name="Car.predefinitoparagrafo" style:family="text">
      <style:text-properties style:font-name-asian="Calibri" fo:language="it" fo:country="IT"/>
    </style:style>
    <style:style style:name="P1199" style:parent-style-name="Paragrafoelenco" style:list-style-name="LFO19" style:family="paragraph">
      <style:paragraph-properties fo:line-height="150%"/>
    </style:style>
    <style:style style:name="T1200" style:parent-style-name="Car.predefinitoparagrafo" style:family="text">
      <style:text-properties style:font-name-asian="Calibri" fo:language="it" fo:country="IT"/>
    </style:style>
    <style:style style:name="T1201" style:parent-style-name="Car.predefinitoparagrafo" style:family="text">
      <style:text-properties style:font-name-asian="Calibri" fo:language="it" fo:country="IT"/>
    </style:style>
    <style:style style:name="P1202" style:parent-style-name="Paragrafoelenco" style:list-style-name="LFO19" style:family="paragraph">
      <style:paragraph-properties fo:line-height="150%"/>
    </style:style>
    <style:style style:name="T1203" style:parent-style-name="Car.predefinitoparagrafo" style:family="text">
      <style:text-properties style:font-name-asian="Calibri" fo:language="it" fo:country="IT"/>
    </style:style>
    <style:style style:name="P1204" style:parent-style-name="Paragrafoelenco" style:list-style-name="LFO19" style:family="paragraph">
      <style:paragraph-properties fo:line-height="150%"/>
    </style:style>
    <style:style style:name="T1205" style:parent-style-name="Car.predefinitoparagrafo" style:family="text">
      <style:text-properties style:font-name-asian="Calibri" fo:language="it" fo:country="IT"/>
    </style:style>
    <style:style style:name="P1206" style:parent-style-name="Paragrafoelenco" style:list-style-name="LFO19" style:family="paragraph">
      <style:paragraph-properties fo:line-height="150%"/>
    </style:style>
    <style:style style:name="T1207" style:parent-style-name="Car.predefinitoparagrafo" style:family="text">
      <style:text-properties style:font-name-asian="Calibri" fo:language="it" fo:country="IT"/>
    </style:style>
    <style:style style:name="T1208" style:parent-style-name="Car.predefinitoparagrafo" style:family="text">
      <style:text-properties style:font-name-asian="Calibri" fo:language="it" fo:country="IT"/>
    </style:style>
    <style:style style:name="P1209" style:parent-style-name="Paragrafoelenco" style:list-style-name="LFO19" style:family="paragraph">
      <style:paragraph-properties fo:line-height="150%"/>
    </style:style>
    <style:style style:name="T1210" style:parent-style-name="Car.predefinitoparagrafo" style:family="text">
      <style:text-properties style:font-name-asian="Calibri" fo:language="it" fo:country="IT"/>
    </style:style>
    <style:style style:name="P1211" style:parent-style-name="Paragrafoelenco" style:list-style-name="LFO19" style:family="paragraph">
      <style:paragraph-properties fo:line-height="150%"/>
    </style:style>
    <style:style style:name="T1212" style:parent-style-name="Car.predefinitoparagrafo" style:family="text">
      <style:text-properties style:font-name-asian="Calibri" fo:language="it" fo:country="IT"/>
    </style:style>
    <style:style style:name="T1213" style:parent-style-name="Car.predefinitoparagrafo" style:family="text">
      <style:text-properties style:font-name-asian="Calibri" fo:language="it" fo:country="IT"/>
    </style:style>
    <style:style style:name="P1214" style:parent-style-name="Normale" style:family="paragraph">
      <style:paragraph-properties fo:line-height="150%"/>
    </style:style>
    <style:style style:name="T1215" style:parent-style-name="Car.predefinitoparagrafo" style:family="text">
      <style:text-properties fo:language="it" fo:country="IT"/>
    </style:style>
    <style:style style:name="T1216" style:parent-style-name="Car.predefinitoparagrafo" style:family="text">
      <style:text-properties fo:font-style="italic" style:font-style-asian="italic" style:font-style-complex="italic" fo:language="it" fo:country="IT"/>
    </style:style>
    <style:style style:name="T1217" style:parent-style-name="Car.predefinitoparagrafo" style:family="text">
      <style:text-properties fo:language="it" fo:country="IT"/>
    </style:style>
    <style:style style:name="P1218" style:parent-style-name="Sottotitolo" style:family="paragraph">
      <style:text-properties style:font-name-asian="Calibri" style:use-window-font-color="true"/>
    </style:style>
    <style:style style:name="P1219" style:parent-style-name="Sottotitolo" style:family="paragraph">
      <style:text-properties style:font-name-asian="Calibri" style:use-window-font-color="true"/>
    </style:style>
    <style:style style:name="P1220" style:parent-style-name="Sottotitolo" style:family="paragraph">
      <style:text-properties style:font-name-asian="Calibri" style:use-window-font-color="true"/>
    </style:style>
    <style:style style:name="P1221" style:parent-style-name="Sottotitolo" style:family="paragraph">
      <style:text-properties style:font-name-asian="Calibri" style:use-window-font-color="true"/>
    </style:style>
    <style:style style:name="P1222" style:parent-style-name="Sottotitolo" style:family="paragraph">
      <style:text-properties style:font-name-asian="Calibri" style:use-window-font-color="true"/>
    </style:style>
    <style:style style:name="P1223" style:parent-style-name="Normale" style:family="paragraph">
      <style:paragraph-properties fo:line-height="150%"/>
      <style:text-properties fo:language="it" fo:country="IT"/>
    </style:style>
    <style:style style:name="P1224" style:parent-style-name="Paragrafoelenco" style:list-style-name="LFO20" style:family="paragraph">
      <style:paragraph-properties fo:line-height="150%"/>
    </style:style>
    <style:style style:name="T1225" style:parent-style-name="Car.predefinitoparagrafo" style:family="text">
      <style:text-properties fo:language="it" fo:country="IT"/>
    </style:style>
    <style:style style:name="T1226" style:parent-style-name="Car.predefinitoparagrafo" style:family="text">
      <style:text-properties fo:font-style="italic" style:font-style-asian="italic" style:font-style-complex="italic" fo:language="it" fo:country="IT"/>
    </style:style>
    <style:style style:name="T1227" style:parent-style-name="Car.predefinitoparagrafo" style:family="text">
      <style:text-properties fo:language="it" fo:country="IT"/>
    </style:style>
    <style:style style:name="P1228" style:parent-style-name="Paragrafoelenco" style:list-style-name="LFO20" style:family="paragraph">
      <style:paragraph-properties fo:line-height="150%"/>
      <style:text-properties fo:language="it" fo:country="IT"/>
    </style:style>
    <style:style style:name="P1229" style:parent-style-name="Normale" style:family="paragraph">
      <style:paragraph-properties fo:line-height="150%"/>
      <style:text-properties fo:language="it" fo:country="IT"/>
    </style:style>
    <style:style style:name="P1230" style:parent-style-name="Paragrafoelenco" style:list-style-name="LFO21" style:family="paragraph">
      <style:paragraph-properties fo:line-height="150%"/>
    </style:style>
    <style:style style:name="T1231" style:parent-style-name="Car.predefinitoparagrafo" style:family="text">
      <style:text-properties fo:font-style="italic" style:font-style-asian="italic" style:font-style-complex="italic" fo:language="it" fo:country="IT"/>
    </style:style>
    <style:style style:name="T1232" style:parent-style-name="Car.predefinitoparagrafo" style:family="text">
      <style:text-properties fo:language="it" fo:country="IT"/>
    </style:style>
    <style:style style:name="T1233" style:parent-style-name="Car.predefinitoparagrafo" style:family="text">
      <style:text-properties fo:language="it" fo:country="IT"/>
    </style:style>
    <style:style style:name="T1234" style:parent-style-name="Car.predefinitoparagrafo" style:family="text">
      <style:text-properties fo:font-weight="bold" style:font-weight-asian="bold" style:font-weight-complex="bold" fo:language="it" fo:country="IT"/>
    </style:style>
    <style:style style:name="T1235" style:parent-style-name="Car.predefinitoparagrafo" style:family="text">
      <style:text-properties fo:language="it" fo:country="IT"/>
    </style:style>
    <style:style style:name="P1236" style:parent-style-name="Paragrafoelenco" style:list-style-name="LFO21" style:family="paragraph">
      <style:paragraph-properties fo:line-height="150%"/>
    </style:style>
    <style:style style:name="T1237" style:parent-style-name="Car.predefinitoparagrafo" style:family="text">
      <style:text-properties fo:font-style="italic" style:font-style-asian="italic" style:font-style-complex="italic" fo:language="it" fo:country="IT"/>
    </style:style>
    <style:style style:name="T1238" style:parent-style-name="Car.predefinitoparagrafo" style:family="text">
      <style:text-properties fo:language="it" fo:country="IT"/>
    </style:style>
    <style:style style:name="T1239" style:parent-style-name="Car.predefinitoparagrafo" style:family="text">
      <style:text-properties fo:language="it" fo:country="IT"/>
    </style:style>
    <style:style style:name="P1240" style:parent-style-name="Paragrafoelenco" style:list-style-name="LFO21" style:family="paragraph">
      <style:paragraph-properties fo:line-height="150%"/>
    </style:style>
    <style:style style:name="T1241" style:parent-style-name="Car.predefinitoparagrafo" style:family="text">
      <style:text-properties fo:font-style="italic" style:font-style-asian="italic" style:font-style-complex="italic" fo:language="it" fo:country="IT"/>
    </style:style>
    <style:style style:name="T1242" style:parent-style-name="Car.predefinitoparagrafo" style:family="text">
      <style:text-properties fo:language="it" fo:country="IT"/>
    </style:style>
    <style:style style:name="T1243" style:parent-style-name="Car.predefinitoparagrafo" style:family="text">
      <style:text-properties fo:font-weight="bold" style:font-weight-asian="bold" style:font-weight-complex="bold" fo:language="it" fo:country="IT"/>
    </style:style>
    <style:style style:name="T1244"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245" style:parent-style-name="Car.predefinitoparagrafo" style:family="text">
      <style:text-properties fo:language="it" fo:country="IT"/>
    </style:style>
    <style:style style:name="T1246" style:parent-style-name="Car.predefinitoparagrafo" style:family="text">
      <style:text-properties fo:language="it" fo:country="IT"/>
    </style:style>
    <style:style style:name="P1247" style:parent-style-name="Paragrafoelenco" style:list-style-name="LFO21" style:family="paragraph">
      <style:paragraph-properties fo:text-align="start" fo:line-height="150%"/>
    </style:style>
    <style:style style:name="T1248" style:parent-style-name="Car.predefinitoparagrafo" style:family="text">
      <style:text-properties fo:language="it" fo:country="IT"/>
    </style:style>
    <style:style style:name="T1249" style:parent-style-name="Car.predefinitoparagrafo" style:family="text">
      <style:text-properties fo:font-style="italic" style:font-style-asian="italic" style:font-style-complex="italic" fo:language="it" fo:country="IT"/>
    </style:style>
    <style:style style:name="T1250" style:parent-style-name="Car.predefinitoparagrafo" style:family="text">
      <style:text-properties fo:language="it" fo:country="IT"/>
    </style:style>
    <style:style style:name="T1251" style:parent-style-name="Car.predefinitoparagrafo" style:family="text">
      <style:text-properties fo:font-style="italic" style:font-style-asian="italic" style:font-style-complex="italic" fo:language="it" fo:country="IT"/>
    </style:style>
    <style:style style:name="T1252" style:parent-style-name="Car.predefinitoparagrafo" style:family="text">
      <style:text-properties fo:language="it" fo:country="IT"/>
    </style:style>
    <style:style style:name="T1253" style:parent-style-name="Car.predefinitoparagrafo" style:family="text">
      <style:text-properties fo:font-style="italic" style:font-style-asian="italic" style:font-style-complex="italic" fo:language="it" fo:country="IT"/>
    </style:style>
    <style:style style:name="T1254" style:parent-style-name="Car.predefinitoparagrafo" style:family="text">
      <style:text-properties fo:language="it" fo:country="IT"/>
    </style:style>
    <style:style style:name="T1255" style:parent-style-name="Car.predefinitoparagrafo" style:family="text">
      <style:text-properties fo:font-weight="bold" style:font-weight-asian="bold" style:font-weight-complex="bold" fo:language="it" fo:country="IT"/>
    </style:style>
    <style:style style:name="T1256" style:parent-style-name="Car.predefinitoparagrafo" style:family="text">
      <style:text-properties fo:language="it" fo:country="IT"/>
    </style:style>
    <style:style style:name="P1257" style:parent-style-name="Titolo2" style:list-style-name="LFO1" style:family="paragraph">
      <style:text-properties fo:language="it" fo:country="IT"/>
    </style:style>
    <style:style style:name="P1258" style:parent-style-name="Normale" style:family="paragraph">
      <style:paragraph-properties fo:text-align="start" fo:line-height="150%"/>
    </style:style>
    <style:style style:name="T1259" style:parent-style-name="Car.predefinitoparagrafo" style:family="text">
      <style:text-properties fo:language="it" fo:country="IT"/>
    </style:style>
    <style:style style:name="T1260" style:parent-style-name="Car.predefinitoparagrafo" style:family="text">
      <style:text-properties fo:font-style="italic" style:font-style-asian="italic" style:font-style-complex="italic" fo:language="it" fo:country="IT"/>
    </style:style>
    <style:style style:name="T1261" style:parent-style-name="Car.predefinitoparagrafo" style:family="text">
      <style:text-properties fo:font-style="italic" style:font-style-asian="italic" style:font-style-complex="italic" fo:language="it" fo:country="IT"/>
    </style:style>
    <style:style style:name="T1262" style:parent-style-name="Car.predefinitoparagrafo" style:family="text">
      <style:text-properties fo:language="it" fo:country="IT"/>
    </style:style>
    <style:style style:name="T1263" style:parent-style-name="Car.predefinitoparagrafo" style:family="text">
      <style:text-properties fo:font-style="italic" style:font-style-asian="italic" style:font-style-complex="italic" fo:language="it" fo:country="IT"/>
    </style:style>
    <style:style style:name="T1264" style:parent-style-name="Car.predefinitoparagrafo" style:family="text">
      <style:text-properties fo:language="it" fo:country="IT"/>
    </style:style>
    <style:style style:name="P1265" style:parent-style-name="Paragrafoelenco" style:list-style-name="LFO22" style:family="paragraph">
      <style:paragraph-properties fo:text-align="start" fo:line-height="150%"/>
      <style:text-properties fo:language="it" fo:country="IT"/>
    </style:style>
    <style:style style:name="P1266" style:parent-style-name="Paragrafoelenco" style:list-style-name="LFO22" style:family="paragraph">
      <style:paragraph-properties fo:text-align="start" fo:line-height="150%"/>
      <style:text-properties fo:language="it" fo:country="IT"/>
    </style:style>
    <style:style style:name="P1267" style:parent-style-name="Normale" style:family="paragraph">
      <style:paragraph-properties fo:text-align="start" fo:line-height="150%"/>
      <style:text-properties fo:language="it" fo:country="IT"/>
    </style:style>
    <style:style style:name="P1268" style:parent-style-name="Paragrafoelenco" style:list-style-name="LFO23" style:family="paragraph">
      <style:paragraph-properties fo:text-align="start" fo:line-height="150%"/>
    </style:style>
    <style:style style:name="T1269" style:parent-style-name="Car.predefinitoparagrafo" style:family="text">
      <style:text-properties fo:language="it" fo:country="IT"/>
    </style:style>
    <style:style style:name="T1270" style:parent-style-name="Car.predefinitoparagrafo" style:family="text">
      <style:text-properties style:font-name="Wingdings" style:font-name-asian="Wingdings" style:font-name-complex="Wingdings" fo:language="it" fo:country="IT"/>
    </style:style>
    <style:style style:name="T1271" style:parent-style-name="Car.predefinitoparagrafo" style:family="text">
      <style:text-properties fo:language="it" fo:country="IT"/>
    </style:style>
    <style:style style:name="T1272" style:parent-style-name="Car.predefinitoparagrafo" style:family="text">
      <style:text-properties fo:font-style="italic" style:font-style-asian="italic" style:font-style-complex="italic" fo:language="it" fo:country="IT"/>
    </style:style>
    <style:style style:name="T1273" style:parent-style-name="Car.predefinitoparagrafo" style:family="text">
      <style:text-properties fo:language="it" fo:country="IT"/>
    </style:style>
    <style:style style:name="P1274" style:parent-style-name="Paragrafoelenco" style:list-style-name="LFO23" style:family="paragraph">
      <style:paragraph-properties fo:text-align="start" fo:line-height="150%"/>
    </style:style>
    <style:style style:name="T1275" style:parent-style-name="Car.predefinitoparagrafo" style:family="text">
      <style:text-properties fo:language="it" fo:country="IT"/>
    </style:style>
    <style:style style:name="T1276" style:parent-style-name="Car.predefinitoparagrafo" style:family="text">
      <style:text-properties style:font-name="Wingdings" style:font-name-asian="Wingdings" style:font-name-complex="Wingdings" fo:language="it" fo:country="IT"/>
    </style:style>
    <style:style style:name="T1277" style:parent-style-name="Car.predefinitoparagrafo" style:family="text">
      <style:text-properties fo:language="it" fo:country="IT"/>
    </style:style>
    <style:style style:name="T1278" style:parent-style-name="Car.predefinitoparagrafo" style:family="text">
      <style:text-properties fo:font-style="italic" style:font-style-asian="italic" style:font-style-complex="italic" fo:language="it" fo:country="IT"/>
    </style:style>
    <style:style style:name="T1279" style:parent-style-name="Car.predefinitoparagrafo" style:family="text">
      <style:text-properties fo:language="it" fo:country="IT"/>
    </style:style>
    <style:style style:name="P1280" style:parent-style-name="Paragrafoelenco" style:list-style-name="LFO23" style:family="paragraph">
      <style:paragraph-properties fo:text-align="start" fo:line-height="150%"/>
    </style:style>
    <style:style style:name="T1281" style:parent-style-name="Car.predefinitoparagrafo" style:family="text">
      <style:text-properties fo:language="it" fo:country="IT"/>
    </style:style>
    <style:style style:name="T1282" style:parent-style-name="Car.predefinitoparagrafo" style:family="text">
      <style:text-properties style:font-name="Wingdings" style:font-name-asian="Wingdings" style:font-name-complex="Wingdings" fo:language="it" fo:country="IT"/>
    </style:style>
    <style:style style:name="T1283" style:parent-style-name="Car.predefinitoparagrafo" style:family="text">
      <style:text-properties fo:language="it" fo:country="IT"/>
    </style:style>
    <style:style style:name="T1284" style:parent-style-name="Car.predefinitoparagrafo" style:family="text">
      <style:text-properties fo:font-style="italic" style:font-style-asian="italic" style:font-style-complex="italic" fo:language="it" fo:country="IT"/>
    </style:style>
    <style:style style:name="T1285" style:parent-style-name="Car.predefinitoparagrafo" style:family="text">
      <style:text-properties fo:language="it" fo:country="IT"/>
    </style:style>
    <style:style style:name="P1286" style:parent-style-name="Normale" style:family="paragraph">
      <style:paragraph-properties fo:text-align="start" fo:line-height="150%"/>
    </style:style>
    <style:style style:name="T1287" style:parent-style-name="Car.predefinitoparagrafo" style:family="text">
      <style:text-properties fo:language="it" fo:country="IT"/>
    </style:style>
    <style:style style:name="T1288" style:parent-style-name="Car.predefinitoparagrafo" style:family="text">
      <style:text-properties fo:language="it" fo:country="IT"/>
    </style:style>
    <style:style style:name="T1289" style:parent-style-name="Car.predefinitoparagrafo" style:family="text">
      <style:text-properties fo:font-style="italic" style:font-style-asian="italic" style:font-style-complex="italic" fo:language="it" fo:country="IT"/>
    </style:style>
    <style:style style:name="T1290" style:parent-style-name="Car.predefinitoparagrafo" style:family="text">
      <style:text-properties fo:language="it" fo:country="IT"/>
    </style:style>
    <style:style style:name="P1291" style:parent-style-name="Sottotitolo" style:family="paragraph">
      <style:text-properties style:font-name-asian="Calibri" style:use-window-font-color="true" fo:language="it" fo:country="IT"/>
    </style:style>
    <style:style style:name="P1292" style:parent-style-name="Sottotitolo" style:family="paragraph">
      <style:paragraph-properties fo:text-indent="0.5in"/>
      <style:text-properties style:font-name-asian="Calibri" style:use-window-font-color="true" fo:language="it" fo:country="IT"/>
    </style:style>
    <style:style style:name="P1293" style:parent-style-name="Sottotitolo" style:family="paragraph">
      <style:paragraph-properties fo:margin-left="0.5in" fo:text-indent="0.5in">
        <style:tab-stops/>
      </style:paragraph-properties>
    </style:style>
    <style:style style:name="T1294" style:parent-style-name="Car.predefinitoparagrafo" style:family="text">
      <style:text-properties style:font-name-asian="Calibri" style:use-window-font-color="true" fo:language="it" fo:country="IT"/>
    </style:style>
    <style:style style:name="T1295" style:parent-style-name="Car.predefinitoparagrafo" style:family="text">
      <style:text-properties style:font-name="Wingdings" style:font-name-asian="Wingdings" style:font-name-complex="Wingdings" fo:font-style="normal" style:font-style-asian="normal" style:font-style-complex="normal"/>
    </style:style>
    <style:style style:name="T1296" style:parent-style-name="Car.predefinitoparagrafo" style:family="text">
      <style:text-properties style:font-name-asian="Calibri" fo:font-style="normal" style:font-style-asian="normal" style:font-style-complex="normal" fo:language="it" fo:country="IT"/>
    </style:style>
    <style:style style:name="T1297" style:parent-style-name="Car.predefinitoparagrafo" style:family="text">
      <style:text-properties style:font-name="Times New Roman" style:font-name-asian="Calibri" fo:font-style="normal" style:font-style-asian="normal" style:font-style-complex="normal" fo:language="it" fo:country="IT"/>
    </style:style>
    <style:style style:name="P1298"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299" style:parent-style-name="Sottotitolo" style:family="paragraph">
      <style:paragraph-properties fo:text-indent="0.5in"/>
      <style:text-properties style:font-name-asian="Calibri" style:use-window-font-color="true" fo:language="it" fo:country="IT"/>
    </style:style>
    <style:style style:name="P1300" style:parent-style-name="Sottotitolo" style:family="paragraph">
      <style:text-properties style:font-name-asian="Calibri" style:use-window-font-color="true" fo:language="it" fo:country="IT"/>
    </style:style>
    <style:style style:name="P1301" style:parent-style-name="Normale" style:family="paragraph">
      <style:paragraph-properties fo:line-height="150%"/>
    </style:style>
    <style:style style:name="T1302" style:parent-style-name="Car.predefinitoparagrafo" style:family="text">
      <style:text-properties fo:language="it" fo:country="IT"/>
    </style:style>
    <style:style style:name="T1303" style:parent-style-name="Car.predefinitoparagrafo" style:family="text">
      <style:text-properties fo:language="it" fo:country="IT"/>
    </style:style>
    <style:style style:name="T1304" style:parent-style-name="Car.predefinitoparagrafo" style:family="text">
      <style:text-properties fo:font-style="italic" style:font-style-asian="italic" style:font-style-complex="italic" fo:language="it" fo:country="IT"/>
    </style:style>
    <style:style style:name="T1305" style:parent-style-name="Car.predefinitoparagrafo" style:family="text">
      <style:text-properties fo:language="it" fo:country="IT"/>
    </style:style>
    <style:style style:name="P1306" style:parent-style-name="Normale" style:family="paragraph">
      <style:paragraph-properties fo:text-align="start" fo:line-height="150%"/>
    </style:style>
    <style:style style:name="T1307" style:parent-style-name="Car.predefinitoparagrafo" style:family="text">
      <style:text-properties fo:language="it" fo:country="IT"/>
    </style:style>
    <style:style style:name="T1308" style:parent-style-name="Car.predefinitoparagrafo" style:family="text">
      <style:text-properties fo:font-style="italic" style:font-style-asian="italic" style:font-style-complex="italic" fo:language="it" fo:country="IT"/>
    </style:style>
    <style:style style:name="T1309" style:parent-style-name="Car.predefinitoparagrafo" style:family="text">
      <style:text-properties fo:language="it" fo:country="IT"/>
    </style:style>
    <style:style style:name="P1310" style:parent-style-name="Sottotitolo" style:family="paragraph">
      <style:text-properties style:font-name-asian="Calibri" style:use-window-font-color="true" fo:language="it" fo:country="IT"/>
    </style:style>
    <style:style style:name="P1311"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12" style:parent-style-name="Sottotitolo" style:family="paragraph">
      <style:paragraph-properties fo:text-indent="0.5in"/>
      <style:text-properties style:font-name-asian="Calibri" style:use-window-font-color="true" fo:font-size="9.5pt" style:font-size-asian="9.5pt" style:font-size-complex="9.5pt"/>
    </style:style>
    <style:style style:name="P1313" style:parent-style-name="Sottotitolo" style:family="paragraph">
      <style:paragraph-properties fo:text-indent="0.5in"/>
      <style:text-properties style:font-name-asian="Calibri" style:use-window-font-color="true" fo:font-size="9.5pt" style:font-size-asian="9.5pt" style:font-size-complex="9.5pt"/>
    </style:style>
    <style:style style:name="P1314" style:parent-style-name="Sottotitolo" style:family="paragraph">
      <style:paragraph-properties fo:text-indent="0.5in"/>
      <style:text-properties style:font-name-asian="Calibri" style:use-window-font-color="true" fo:font-size="9.5pt" style:font-size-asian="9.5pt" style:font-size-complex="9.5pt"/>
    </style:style>
    <style:style style:name="P1315" style:parent-style-name="Sottotitolo" style:family="paragraph">
      <style:paragraph-properties fo:text-indent="0.5in"/>
      <style:text-properties style:font-name-asian="Calibri" style:use-window-font-color="true" fo:font-size="9.5pt" style:font-size-asian="9.5pt" style:font-size-complex="9.5pt"/>
    </style:style>
    <style:style style:name="P1316" style:parent-style-name="Sottotitolo" style:family="paragraph">
      <style:text-properties style:font-name-asian="Calibri" style:use-window-font-color="true" fo:font-size="9.5pt" style:font-size-asian="9.5pt" style:font-size-complex="9.5pt"/>
    </style:style>
    <style:style style:name="P1317" style:parent-style-name="Sottotitolo" style:family="paragraph">
      <style:text-properties style:font-name-asian="Calibri" style:use-window-font-color="true" fo:font-size="9.5pt" style:font-size-asian="9.5pt" style:font-size-complex="9.5pt"/>
    </style:style>
    <style:style style:name="P1318" style:parent-style-name="Sottotitolo" style:family="paragraph">
      <style:paragraph-properties fo:text-indent="0.5in"/>
      <style:text-properties style:font-name-asian="Calibri" style:use-window-font-color="true" fo:font-size="9.5pt" style:font-size-asian="9.5pt" style:font-size-complex="9.5pt"/>
    </style:style>
    <style:style style:name="P1319" style:parent-style-name="Sottotitolo" style:family="paragraph">
      <style:paragraph-properties fo:text-indent="0.5in"/>
      <style:text-properties style:font-name-asian="Calibri" style:use-window-font-color="true" fo:font-size="9.5pt" style:font-size-asian="9.5pt" style:font-size-complex="9.5pt"/>
    </style:style>
    <style:style style:name="P1320" style:parent-style-name="Sottotitolo" style:family="paragraph">
      <style:text-properties style:font-name-asian="Calibri" style:use-window-font-color="true" fo:font-size="9.5pt" style:font-size-asian="9.5pt" style:font-size-complex="9.5pt"/>
    </style:style>
    <style:style style:name="P1321" style:parent-style-name="Sottotitolo" style:family="paragraph">
      <style:paragraph-properties fo:text-indent="0.5in"/>
      <style:text-properties style:font-name-asian="Calibri" style:use-window-font-color="true" fo:font-size="9.5pt" style:font-size-asian="9.5pt" style:font-size-complex="9.5pt"/>
    </style:style>
    <style:style style:name="T1322" style:parent-style-name="Car.predefinitoparagrafo" style:family="text">
      <style:text-properties style:font-name-asian="Calibri" style:use-window-font-color="true" fo:font-size="9.5pt" style:font-size-asian="9.5pt" style:font-size-complex="9.5pt"/>
    </style:style>
    <style:style style:name="T1323" style:parent-style-name="Car.predefinitoparagrafo" style:family="text">
      <style:text-properties style:font-name-asian="Calibri" style:use-window-font-color="true" fo:font-size="9.5pt" style:font-size-asian="9.5pt" style:font-size-complex="9.5pt"/>
    </style:style>
    <style:style style:name="P1324" style:parent-style-name="Sottotitolo" style:family="paragraph">
      <style:text-properties style:font-name-asian="Calibri" style:use-window-font-color="true" fo:font-size="9.5pt" style:font-size-asian="9.5pt" style:font-size-complex="9.5pt"/>
    </style:style>
    <style:style style:name="T1325" style:parent-style-name="Car.predefinitoparagrafo" style:family="text">
      <style:text-properties style:font-name-asian="Calibri" style:use-window-font-color="true" fo:font-size="9.5pt" style:font-size-asian="9.5pt" style:font-size-complex="9.5pt"/>
    </style:style>
    <style:style style:name="T1326" style:parent-style-name="Car.predefinitoparagrafo" style:family="text">
      <style:text-properties style:font-name-asian="Calibri" style:use-window-font-color="true" fo:font-size="9.5pt" style:font-size-asian="9.5pt" style:font-size-complex="9.5pt"/>
    </style:style>
    <style:style style:name="P1327" style:parent-style-name="Sottotitolo" style:family="paragraph">
      <style:text-properties style:font-name-asian="Calibri" style:use-window-font-color="true" fo:font-size="9.5pt" style:font-size-asian="9.5pt" style:font-size-complex="9.5pt"/>
    </style:style>
    <style:style style:name="P1328"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9"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30" style:parent-style-name="Sottotitolo" style:family="paragraph">
      <style:text-properties style:font-name-asian="Calibri" fo:language="it" fo:country="IT"/>
    </style:style>
    <style:style style:name="P1331" style:parent-style-name="Normale" style:family="paragraph">
      <style:paragraph-properties fo:line-height="150%"/>
    </style:style>
    <style:style style:name="T1332" style:parent-style-name="Car.predefinitoparagrafo" style:family="text">
      <style:text-properties fo:language="it" fo:country="IT"/>
    </style:style>
    <style:style style:name="T1333" style:parent-style-name="Car.predefinitoparagrafo" style:family="text">
      <style:text-properties fo:font-style="italic" style:font-style-asian="italic" style:font-style-complex="italic" fo:language="it" fo:country="IT"/>
    </style:style>
    <style:style style:name="T1334" style:parent-style-name="Car.predefinitoparagrafo" style:family="text">
      <style:text-properties fo:language="it" fo:country="IT"/>
    </style:style>
    <style:style style:name="T1335" style:parent-style-name="Car.predefinitoparagrafo" style:family="text">
      <style:text-properties fo:language="it" fo:country="IT"/>
    </style:style>
    <style:style style:name="P1336" style:parent-style-name="Paragrafoelenco" style:list-style-name="LFO24" style:family="paragraph">
      <style:paragraph-properties fo:line-height="150%"/>
    </style:style>
    <style:style style:name="T1337" style:parent-style-name="Car.predefinitoparagrafo" style:family="text">
      <style:text-properties fo:font-weight="bold" style:font-weight-asian="bold" style:font-weight-complex="bold" fo:language="it" fo:country="IT"/>
    </style:style>
    <style:style style:name="T1338" style:parent-style-name="Car.predefinitoparagrafo" style:family="text">
      <style:text-properties fo:language="it" fo:country="IT"/>
    </style:style>
    <style:style style:name="P1339" style:parent-style-name="Paragrafoelenco" style:list-style-name="LFO24" style:family="paragraph">
      <style:paragraph-properties fo:line-height="150%"/>
    </style:style>
    <style:style style:name="T1340" style:parent-style-name="Car.predefinitoparagrafo" style:family="text">
      <style:text-properties fo:font-weight="bold" style:font-weight-asian="bold" style:font-weight-complex="bold" fo:language="it" fo:country="IT"/>
    </style:style>
    <style:style style:name="T1341" style:parent-style-name="Car.predefinitoparagrafo" style:family="text">
      <style:text-properties fo:language="it" fo:country="IT"/>
    </style:style>
    <style:style style:name="T1342" style:parent-style-name="Car.predefinitoparagrafo" style:family="text">
      <style:text-properties fo:language="it" fo:country="IT"/>
    </style:style>
    <style:style style:name="T1343" style:parent-style-name="Car.predefinitoparagrafo" style:family="text">
      <style:text-properties fo:font-style="italic" style:font-style-asian="italic" style:font-style-complex="italic" fo:language="it" fo:country="IT"/>
    </style:style>
    <style:style style:name="T1344" style:parent-style-name="Car.predefinitoparagrafo" style:family="text">
      <style:text-properties fo:language="it" fo:country="IT"/>
    </style:style>
    <style:style style:name="T1345" style:parent-style-name="Car.predefinitoparagrafo" style:family="text">
      <style:text-properties fo:font-weight="bold" style:font-weight-asian="bold" style:font-weight-complex="bold" fo:language="it" fo:country="IT"/>
    </style:style>
    <style:style style:name="T1346" style:parent-style-name="Car.predefinitoparagrafo" style:family="text">
      <style:text-properties fo:language="it" fo:country="IT"/>
    </style:style>
    <style:style style:name="T1347" style:parent-style-name="Car.predefinitoparagrafo" style:family="text">
      <style:text-properties fo:font-style="italic" style:font-style-asian="italic" style:font-style-complex="italic" fo:language="it" fo:country="IT"/>
    </style:style>
    <style:style style:name="T1348" style:parent-style-name="Car.predefinitoparagrafo" style:family="text">
      <style:text-properties fo:language="it" fo:country="IT"/>
    </style:style>
    <style:style style:name="T1349" style:parent-style-name="Car.predefinitoparagrafo" style:family="text">
      <style:text-properties fo:font-weight="bold" style:font-weight-asian="bold" style:font-weight-complex="bold" fo:language="it" fo:country="IT"/>
    </style:style>
    <style:style style:name="T1350" style:parent-style-name="Car.predefinitoparagrafo" style:family="text">
      <style:text-properties fo:language="it" fo:country="IT"/>
    </style:style>
    <style:style style:name="T1351" style:parent-style-name="Car.predefinitoparagrafo" style:family="text">
      <style:text-properties fo:language="it" fo:country="IT"/>
    </style:style>
    <style:style style:name="T1352" style:parent-style-name="Car.predefinitoparagrafo" style:family="text">
      <style:text-properties fo:font-style="italic" style:font-style-asian="italic" style:font-style-complex="italic" fo:language="it" fo:country="IT"/>
    </style:style>
    <style:style style:name="T1353" style:parent-style-name="Car.predefinitoparagrafo" style:family="text">
      <style:text-properties fo:language="it" fo:country="IT"/>
    </style:style>
    <style:style style:name="T1354" style:parent-style-name="Car.predefinitoparagrafo" style:family="text">
      <style:text-properties fo:font-weight="bold" style:font-weight-asian="bold" style:font-weight-complex="bold" fo:language="it" fo:country="IT"/>
    </style:style>
    <style:style style:name="T1355" style:parent-style-name="Car.predefinitoparagrafo" style:family="text">
      <style:text-properties fo:language="it" fo:country="IT"/>
    </style:style>
    <style:style style:name="T1356" style:parent-style-name="Car.predefinitoparagrafo" style:family="text">
      <style:text-properties fo:font-weight="bold" style:font-weight-asian="bold" style:font-weight-complex="bold" fo:language="it" fo:country="IT"/>
    </style:style>
    <style:style style:name="T1357" style:parent-style-name="Car.predefinitoparagrafo" style:family="text">
      <style:text-properties fo:language="it" fo:country="IT"/>
    </style:style>
    <style:style style:name="T1358" style:parent-style-name="Car.predefinitoparagrafo" style:family="text">
      <style:text-properties fo:font-weight="bold" style:font-weight-asian="bold" style:font-weight-complex="bold" fo:language="it" fo:country="IT"/>
    </style:style>
    <style:style style:name="T1359" style:parent-style-name="Car.predefinitoparagrafo" style:family="text">
      <style:text-properties fo:language="it" fo:country="IT"/>
    </style:style>
    <style:style style:name="P1360" style:parent-style-name="Normale" style:family="paragraph">
      <style:paragraph-properties fo:text-align="start" fo:line-height="150%"/>
    </style:style>
    <style:style style:name="T1361" style:parent-style-name="Car.predefinitoparagrafo" style:family="text">
      <style:text-properties fo:language="it" fo:country="IT"/>
    </style:style>
    <style:style style:name="T1362" style:parent-style-name="Car.predefinitoparagrafo" style:family="text">
      <style:text-properties fo:font-style="italic" style:font-style-asian="italic" style:font-style-complex="italic" fo:language="it" fo:country="IT"/>
    </style:style>
    <style:style style:name="T1363" style:parent-style-name="Car.predefinitoparagrafo" style:family="text">
      <style:text-properties fo:language="it" fo:country="IT"/>
    </style:style>
    <style:style style:name="P1364" style:parent-style-name="Sottotitolo" style:family="paragraph">
      <style:text-properties style:font-name-asian="Calibri" style:use-window-font-color="true" fo:language="it" fo:country="IT"/>
    </style:style>
    <style:style style:name="P1365" style:parent-style-name="Sottotitolo" style:family="paragraph">
      <style:text-properties style:font-name-asian="Calibri" style:use-window-font-color="true" fo:language="it" fo:country="IT"/>
    </style:style>
    <style:style style:name="P1366" style:parent-style-name="Sottotitolo" style:family="paragraph">
      <style:text-properties style:font-name-asian="Calibri" style:use-window-font-color="true" fo:language="it" fo:country="IT"/>
    </style:style>
    <style:style style:name="P1367" style:parent-style-name="Sottotitolo" style:family="paragraph">
      <style:text-properties style:font-name-asian="Calibri" style:use-window-font-color="true" fo:language="it" fo:country="IT"/>
    </style:style>
    <style:style style:name="T1368" style:parent-style-name="Car.predefinitoparagrafo" style:family="text">
      <style:text-properties style:font-name-asian="Calibri" style:use-window-font-color="true" fo:language="it" fo:country="IT"/>
    </style:style>
    <style:style style:name="T1369" style:parent-style-name="Car.predefinitoparagrafo" style:family="text">
      <style:text-properties style:font-name-asian="Calibri" style:use-window-font-color="true"/>
    </style:style>
    <style:style style:name="P1370" style:parent-style-name="Sottotitolo" style:family="paragraph">
      <style:text-properties style:font-name-asian="Calibri" style:use-window-font-color="true"/>
    </style:style>
    <style:style style:name="P1371" style:parent-style-name="Sottotitolo" style:family="paragraph">
      <style:paragraph-properties fo:text-indent="0.5in"/>
      <style:text-properties style:font-name-asian="Calibri" style:use-window-font-color="true"/>
    </style:style>
    <style:style style:name="P1372" style:parent-style-name="Sottotitolo" style:family="paragraph">
      <style:paragraph-properties fo:margin-left="0.5in" fo:text-indent="0.5in">
        <style:tab-stops/>
      </style:paragraph-properties>
      <style:text-properties style:font-name-asian="Calibri" style:use-window-font-color="true"/>
    </style:style>
    <style:style style:name="P1373" style:parent-style-name="Sottotitolo" style:family="paragraph">
      <style:paragraph-properties fo:margin-left="0.5in" fo:text-indent="0.5in">
        <style:tab-stops/>
      </style:paragraph-properties>
      <style:text-properties style:font-name-asian="Calibri" style:use-window-font-color="true"/>
    </style:style>
    <style:style style:name="P1374" style:parent-style-name="Sottotitolo" style:family="paragraph">
      <style:paragraph-properties fo:margin-left="0.5in" fo:text-indent="0.5in">
        <style:tab-stops/>
      </style:paragraph-properties>
      <style:text-properties style:font-name-asian="Calibri" style:use-window-font-color="true"/>
    </style:style>
    <style:style style:name="P1375" style:parent-style-name="Sottotitolo" style:family="paragraph">
      <style:text-properties style:font-name-asian="Calibri" style:use-window-font-color="true"/>
    </style:style>
    <style:style style:name="P1376" style:parent-style-name="Sottotitolo" style:family="paragraph">
      <style:paragraph-properties fo:text-indent="0.5in"/>
    </style:style>
    <style:style style:name="T1377" style:parent-style-name="Car.predefinitoparagrafo" style:family="text">
      <style:text-properties style:font-name-asian="Calibri" style:use-window-font-color="true"/>
    </style:style>
    <style:style style:name="T1378" style:parent-style-name="Car.predefinitoparagrafo" style:family="text">
      <style:text-properties style:font-name-asian="Calibri" style:use-window-font-color="true"/>
    </style:style>
    <style:style style:name="P1379" style:parent-style-name="Sottotitolo" style:family="paragraph">
      <style:text-properties style:font-name-asian="Calibri" style:use-window-font-color="true"/>
    </style:style>
    <style:style style:name="P1380" style:parent-style-name="Sottotitolo" style:family="paragraph">
      <style:paragraph-properties fo:margin-left="0.5in">
        <style:tab-stops/>
      </style:paragraph-properties>
      <style:text-properties style:font-name-asian="Calibri" style:use-window-font-color="true"/>
    </style:style>
    <style:style style:name="P1381" style:parent-style-name="Sottotitolo" style:family="paragraph">
      <style:paragraph-properties fo:margin-left="0.5in">
        <style:tab-stops/>
      </style:paragraph-properties>
      <style:text-properties style:font-name-asian="Calibri" style:use-window-font-color="true"/>
    </style:style>
    <style:style style:name="P1382" style:parent-style-name="Sottotitolo" style:family="paragraph">
      <style:paragraph-properties fo:margin-left="0.5in">
        <style:tab-stops/>
      </style:paragraph-properties>
      <style:text-properties style:font-name-asian="Calibri" style:use-window-font-color="true"/>
    </style:style>
    <style:style style:name="P1383" style:parent-style-name="Sottotitolo" style:family="paragraph">
      <style:text-properties style:font-name-asian="Calibri" style:use-window-font-color="true" fo:language="it" fo:country="IT"/>
    </style:style>
    <style:style style:name="P1384" style:parent-style-name="Normale" style:family="paragraph">
      <style:paragraph-properties fo:line-height="150%"/>
    </style:style>
    <style:style style:name="T1385" style:parent-style-name="Car.predefinitoparagrafo" style:family="text">
      <style:text-properties style:font-name-asian="Calibri" fo:language="it" fo:country="IT"/>
    </style:style>
    <style:style style:name="T1386" style:parent-style-name="Car.predefinitoparagrafo" style:family="text">
      <style:text-properties style:font-name-asian="Calibri" fo:language="it" fo:country="IT"/>
    </style:style>
    <style:style style:name="T1387" style:parent-style-name="Car.predefinitoparagrafo" style:family="text">
      <style:text-properties style:font-name-asian="Calibri" fo:font-style="italic" style:font-style-asian="italic" style:font-style-complex="italic" fo:language="it" fo:country="IT"/>
    </style:style>
    <style:style style:name="T1388" style:parent-style-name="Car.predefinitoparagrafo" style:family="text">
      <style:text-properties style:font-name-asian="Calibri" fo:language="it" fo:country="IT"/>
    </style:style>
    <style:style style:name="P1389" style:parent-style-name="Normale" style:family="paragraph">
      <style:paragraph-properties fo:line-height="150%"/>
    </style:style>
    <style:style style:name="T1390" style:parent-style-name="Car.predefinitoparagrafo" style:family="text">
      <style:text-properties style:font-name-asian="Calibri" fo:language="it" fo:country="IT"/>
    </style:style>
    <style:style style:name="T1391" style:parent-style-name="Car.predefinitoparagrafo" style:family="text">
      <style:text-properties style:font-name-asian="Calibri" fo:language="it" fo:country="IT"/>
    </style:style>
    <style:style style:name="T1392" style:parent-style-name="Car.predefinitoparagrafo" style:family="text">
      <style:text-properties style:font-name="Wingdings" style:font-name-asian="Wingdings" style:font-name-complex="Wingdings" fo:language="it" fo:country="IT"/>
    </style:style>
    <style:style style:name="T1393" style:parent-style-name="Car.predefinitoparagrafo" style:family="text">
      <style:text-properties style:font-name-asian="Calibri" fo:language="it" fo:country="IT"/>
    </style:style>
    <style:style style:name="P1394" style:parent-style-name="Paragrafoelenco" style:list-style-name="LFO25" style:family="paragraph">
      <style:paragraph-properties fo:line-height="150%"/>
    </style:style>
    <style:style style:name="T1395" style:parent-style-name="Car.predefinitoparagrafo" style:family="text">
      <style:text-properties style:font-name-asian="Calibri" fo:font-weight="bold" style:font-weight-asian="bold" style:font-weight-complex="bold" fo:language="it" fo:country="IT"/>
    </style:style>
    <style:style style:name="T1396" style:parent-style-name="Car.predefinitoparagrafo" style:family="text">
      <style:text-properties style:font-name-asian="Calibri" fo:language="it" fo:country="IT"/>
    </style:style>
    <style:style style:name="T1397" style:parent-style-name="Car.predefinitoparagrafo" style:family="text">
      <style:text-properties style:font-name-asian="Calibri" fo:language="it" fo:country="IT"/>
    </style:style>
    <style:style style:name="P1398" style:parent-style-name="Paragrafoelenco" style:list-style-name="LFO25" style:family="paragraph">
      <style:paragraph-properties fo:line-height="150%"/>
    </style:style>
    <style:style style:name="T1399" style:parent-style-name="Car.predefinitoparagrafo" style:family="text">
      <style:text-properties style:font-name-asian="Calibri" fo:font-weight="bold" style:font-weight-asian="bold" style:font-weight-complex="bold" fo:language="it" fo:country="IT"/>
    </style:style>
    <style:style style:name="T1400" style:parent-style-name="Car.predefinitoparagrafo" style:family="text">
      <style:text-properties style:font-name-asian="Calibri" fo:language="it" fo:country="IT"/>
    </style:style>
    <style:style style:name="T1401" style:parent-style-name="Rimandonotaapièdipagina" style:family="text">
      <style:text-properties style:font-name-asian="Calibri" fo:language="it" fo:country="IT"/>
    </style:style>
    <style:style style:name="T1402" style:parent-style-name="Car.predefinitoparagrafo" style:family="text">
      <style:text-properties fo:language="it" fo:country="IT"/>
    </style:style>
    <style:style style:name="T1403" style:parent-style-name="Car.predefinitoparagrafo" style:family="text">
      <style:text-properties style:font-name-asian="Calibri" fo:language="it" fo:country="IT"/>
    </style:style>
    <style:style style:name="T1404" style:parent-style-name="Car.predefinitoparagrafo" style:family="text">
      <style:text-properties style:font-name-asian="Calibri" fo:language="it" fo:country="IT"/>
    </style:style>
    <style:style style:name="T1405" style:parent-style-name="Car.predefinitoparagrafo" style:family="text">
      <style:text-properties style:font-name-asian="Calibri" fo:language="it" fo:country="IT"/>
    </style:style>
    <style:style style:name="T1406" style:parent-style-name="Car.predefinitoparagrafo" style:family="text">
      <style:text-properties style:font-name-asian="Calibri" fo:font-style="italic" style:font-style-asian="italic" style:font-style-complex="italic" fo:language="it" fo:country="IT"/>
    </style:style>
    <style:style style:name="T1407" style:parent-style-name="Car.predefinitoparagrafo" style:family="text">
      <style:text-properties style:font-name-asian="Calibri" fo:language="it" fo:country="IT"/>
    </style:style>
    <style:style style:name="T1408" style:parent-style-name="Car.predefinitoparagrafo" style:family="text">
      <style:text-properties style:font-name-asian="Calibri" fo:font-style="italic" style:font-style-asian="italic" style:font-style-complex="italic" fo:language="it" fo:country="IT"/>
    </style:style>
    <style:style style:name="T1409" style:parent-style-name="Car.predefinitoparagrafo" style:family="text">
      <style:text-properties style:font-name-asian="Calibri" fo:language="it" fo:country="IT"/>
    </style:style>
    <style:style style:name="P1410" style:parent-style-name="Normale" style:family="paragraph">
      <style:paragraph-properties fo:text-align="start" fo:line-height="150%"/>
      <style:text-properties fo:language="it" fo:country="IT"/>
    </style:style>
    <style:style style:name="P1411" style:parent-style-name="Paragrafoelenco" style:list-style-name="LFO26" style:family="paragraph">
      <style:paragraph-properties fo:text-align="start" fo:line-height="150%"/>
    </style:style>
    <style:style style:name="P1412" style:parent-style-name="Paragrafoelenco" style:list-style-name="LFO26" style:family="paragraph">
      <style:paragraph-properties fo:text-align="start" fo:line-height="150%"/>
    </style:style>
    <style:style style:name="P1413" style:parent-style-name="Paragrafoelenco" style:list-style-name="LFO26" style:family="paragraph">
      <style:paragraph-properties fo:text-align="start" fo:line-height="150%"/>
    </style:style>
    <style:style style:name="P1414" style:parent-style-name="Normale" style:family="paragraph">
      <style:paragraph-properties fo:text-align="start" fo:line-height="150%"/>
      <style:text-properties fo:language="it" fo:country="IT"/>
    </style:style>
    <style:style style:name="P1415" style:parent-style-name="Sottotitolo" style:family="paragraph">
      <style:text-properties style:font-name-asian="Calibri"/>
    </style:style>
    <style:style style:name="P1416" style:parent-style-name="Sottotitolo" style:family="paragraph">
      <style:text-properties style:font-name-asian="Calibri"/>
    </style:style>
    <style:style style:name="T1417" style:parent-style-name="Car.predefinitoparagrafo" style:family="text">
      <style:text-properties style:font-name-asian="Calibri"/>
    </style:style>
    <style:style style:name="T1418" style:parent-style-name="Car.predefinitoparagrafo" style:family="text">
      <style:text-properties style:font-name-asian="Calibri"/>
    </style:style>
    <style:style style:name="P1419" style:parent-style-name="Sottotitolo" style:family="paragraph">
      <style:paragraph-properties fo:text-indent="0.5in"/>
    </style:style>
    <style:style style:name="T1420" style:parent-style-name="Car.predefinitoparagrafo" style:family="text">
      <style:text-properties style:font-name-asian="Calibri" fo:background-color="#FFFF00"/>
    </style:style>
    <style:style style:name="T1421" style:parent-style-name="Car.predefinitoparagrafo" style:family="text">
      <style:text-properties style:font-name-asian="Calibri"/>
    </style:style>
    <style:style style:name="T1422" style:parent-style-name="Car.predefinitoparagrafo" style:family="text">
      <style:text-properties style:font-name-asian="Calibri"/>
    </style:style>
    <style:style style:name="P1423" style:parent-style-name="Sottotitolo" style:family="paragraph">
      <style:paragraph-properties fo:text-indent="0.5in"/>
    </style:style>
    <style:style style:name="T1424" style:parent-style-name="Car.predefinitoparagrafo" style:family="text">
      <style:text-properties style:font-name-asian="Calibri" fo:background-color="#FFFF00"/>
    </style:style>
    <style:style style:name="P1425" style:parent-style-name="Sottotitolo" style:family="paragraph">
      <style:text-properties style:font-name-asian="Calibri"/>
    </style:style>
    <style:style style:name="P1426" style:parent-style-name="Sottotitolo" style:family="paragraph">
      <style:paragraph-properties fo:text-indent="0.5in"/>
    </style:style>
    <style:style style:name="T1427" style:parent-style-name="Car.predefinitoparagrafo" style:family="text">
      <style:text-properties style:font-name-asian="Calibri" fo:background-color="#FFFF00"/>
    </style:style>
    <style:style style:name="P1428" style:parent-style-name="Sottotitolo" style:family="paragraph">
      <style:text-properties style:font-name-asian="Calibri"/>
    </style:style>
    <style:style style:name="P1429" style:parent-style-name="Sottotitolo" style:family="paragraph">
      <style:text-properties style:font-name-asian="Calibri"/>
    </style:style>
    <style:style style:name="T1430" style:parent-style-name="Car.predefinitoparagrafo" style:family="text">
      <style:text-properties style:font-name-asian="Calibri" fo:background-color="#FFFF00" fo:language="it" fo:country="IT"/>
    </style:style>
    <style:style style:name="P1431" style:parent-style-name="Normale" style:family="paragraph">
      <style:paragraph-properties fo:line-height="150%"/>
    </style:style>
    <style:style style:name="T1432" style:parent-style-name="Car.predefinitoparagrafo" style:family="text">
      <style:text-properties style:font-name-asian="Calibri" fo:language="it" fo:country="IT"/>
    </style:style>
    <style:style style:name="T1433" style:parent-style-name="Car.predefinitoparagrafo" style:family="text">
      <style:text-properties style:font-name-asian="Calibri" fo:language="it" fo:country="IT"/>
    </style:style>
    <style:style style:name="T1434" style:parent-style-name="Car.predefinitoparagrafo" style:family="text">
      <style:text-properties style:font-name-asian="Calibri" fo:language="it" fo:country="IT"/>
    </style:style>
    <style:style style:name="T1435" style:parent-style-name="Car.predefinitoparagrafo" style:family="text">
      <style:text-properties style:font-name-asian="Calibri" fo:language="it" fo:country="IT"/>
    </style:style>
    <style:style style:name="T1436" style:parent-style-name="Car.predefinitoparagrafo" style:family="text">
      <style:text-properties style:font-name-asian="Calibri" fo:font-style="italic" style:font-style-asian="italic" style:font-style-complex="italic" fo:language="it" fo:country="IT"/>
    </style:style>
    <style:style style:name="T1437" style:parent-style-name="Car.predefinitoparagrafo" style:family="text">
      <style:text-properties style:font-name-asian="Calibri" fo:font-style="italic" style:font-style-asian="italic" style:font-style-complex="italic" fo:language="it" fo:country="IT"/>
    </style:style>
    <style:style style:name="T1438" style:parent-style-name="Car.predefinitoparagrafo" style:family="text">
      <style:text-properties style:font-name-asian="Calibri" fo:language="it" fo:country="IT"/>
    </style:style>
    <style:style style:name="P1439" style:parent-style-name="Normale" style:family="paragraph">
      <style:paragraph-properties fo:line-height="150%"/>
    </style:style>
    <style:style style:name="T1440" style:parent-style-name="Car.predefinitoparagrafo" style:family="text">
      <style:text-properties style:font-name-asian="Calibri" fo:language="it" fo:country="IT"/>
    </style:style>
    <style:style style:name="P1441" style:parent-style-name="Sottotitolo" style:family="paragraph">
      <style:text-properties style:font-name-asian="Calibri"/>
    </style:style>
    <style:style style:name="P1442" style:parent-style-name="Sottotitolo" style:family="paragraph">
      <style:text-properties style:font-name-asian="Calibri"/>
    </style:style>
    <style:style style:name="T1443" style:parent-style-name="Car.predefinitoparagrafo" style:family="text">
      <style:text-properties style:font-name-asian="Calibri" fo:background-color="#FFFF00"/>
    </style:style>
    <style:style style:name="P1444" style:parent-style-name="Sottotitolo" style:family="paragraph">
      <style:text-properties style:font-name-asian="Calibri"/>
    </style:style>
    <style:style style:name="P1445" style:parent-style-name="Sottotitolo" style:family="paragraph">
      <style:paragraph-properties fo:text-indent="0.5in"/>
      <style:text-properties style:font-name-asian="Calibri"/>
    </style:style>
    <style:style style:name="P1446" style:parent-style-name="Sottotitolo" style:family="paragraph">
      <style:paragraph-properties fo:margin-left="0.5in" fo:text-indent="0.5in">
        <style:tab-stops/>
      </style:paragraph-properties>
      <style:text-properties style:font-name-asian="Calibri"/>
    </style:style>
    <style:style style:name="P1447"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8"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9" style:parent-style-name="Sottotitolo" style:family="paragraph">
      <style:paragraph-properties fo:margin-left="1in" fo:text-indent="0.5in">
        <style:tab-stops/>
      </style:paragraph-properties>
      <style:text-properties style:font-name-asian="Calibri" fo:background-color="#FFFF00"/>
    </style:style>
    <style:style style:name="P1450" style:parent-style-name="Sottotitolo" style:family="paragraph">
      <style:paragraph-properties fo:margin-left="1in" fo:text-indent="0.5in">
        <style:tab-stops/>
      </style:paragraph-properties>
    </style:style>
    <style:style style:name="T1451" style:parent-style-name="Car.predefinitoparagrafo" style:family="text">
      <style:text-properties style:font-name-asian="Calibri" fo:background-color="#FFFF00"/>
    </style:style>
    <style:style style:name="P1452" style:parent-style-name="Sottotitolo" style:family="paragraph">
      <style:paragraph-properties fo:margin-left="0.5in" fo:text-indent="0.5in">
        <style:tab-stops/>
      </style:paragraph-properties>
      <style:text-properties style:font-name-asian="Calibri"/>
    </style:style>
    <style:style style:name="P1453" style:parent-style-name="Sottotitolo" style:family="paragraph">
      <style:paragraph-properties fo:margin-left="1in" fo:text-indent="0.5in">
        <style:tab-stops/>
      </style:paragraph-properties>
    </style:style>
    <style:style style:name="T1454" style:parent-style-name="Car.predefinitoparagrafo" style:family="text">
      <style:text-properties style:font-name-asian="Calibri" fo:background-color="#FFFF00"/>
    </style:style>
    <style:style style:name="P1455" style:parent-style-name="Sottotitolo" style:family="paragraph">
      <style:paragraph-properties fo:margin-left="0.5in" fo:text-indent="0.5in">
        <style:tab-stops/>
      </style:paragraph-properties>
      <style:text-properties style:font-name-asian="Calibri"/>
    </style:style>
    <style:style style:name="P1456" style:parent-style-name="Sottotitolo" style:family="paragraph">
      <style:paragraph-properties fo:text-indent="0.5in"/>
      <style:text-properties style:font-name-asian="Calibri"/>
    </style:style>
    <style:style style:name="P1457" style:parent-style-name="Sottotitolo" style:family="paragraph">
      <style:text-properties style:font-name-asian="Calibri"/>
    </style:style>
    <style:style style:name="P1458" style:parent-style-name="Sottotitolo" style:family="paragraph">
      <style:paragraph-properties fo:text-indent="0.5in"/>
    </style:style>
    <style:style style:name="T1459" style:parent-style-name="Car.predefinitoparagrafo" style:family="text">
      <style:text-properties style:font-name-asian="Calibri" fo:background-color="#FFFF00"/>
    </style:style>
    <style:style style:name="P1460" style:parent-style-name="Sottotitolo" style:family="paragraph">
      <style:text-properties style:font-name-asian="Calibri"/>
    </style:style>
    <style:style style:name="P1461" style:parent-style-name="Sottotitolo" style:family="paragraph">
      <style:text-properties style:font-name-asian="Calibri"/>
    </style:style>
    <style:style style:name="P1462" style:parent-style-name="Normale" style:family="paragraph">
      <style:paragraph-properties fo:line-height="150%"/>
      <style:text-properties fo:language="it" fo:country="IT"/>
    </style:style>
    <style:style style:name="P1463" style:parent-style-name="Paragrafoelenco" style:list-style-name="LFO27" style:family="paragraph">
      <style:paragraph-properties fo:line-height="150%"/>
    </style:style>
    <style:style style:name="T1464" style:parent-style-name="Car.predefinitoparagrafo" style:family="text">
      <style:text-properties fo:language="it" fo:country="IT"/>
    </style:style>
    <style:style style:name="T1465" style:parent-style-name="Car.predefinitoparagrafo" style:family="text">
      <style:text-properties fo:language="it" fo:country="IT"/>
    </style:style>
    <style:style style:name="T1466" style:parent-style-name="Car.predefinitoparagrafo" style:family="text">
      <style:text-properties fo:font-style="italic" style:font-style-asian="italic" style:font-style-complex="italic" fo:language="it" fo:country="IT"/>
    </style:style>
    <style:style style:name="T1467" style:parent-style-name="Car.predefinitoparagrafo" style:family="text">
      <style:text-properties fo:language="it" fo:country="IT"/>
    </style:style>
    <style:style style:name="T1468" style:parent-style-name="Car.predefinitoparagrafo" style:family="text">
      <style:text-properties fo:language="it" fo:country="IT"/>
    </style:style>
    <style:style style:name="P1469" style:parent-style-name="Paragrafoelenco" style:list-style-name="LFO27" style:family="paragraph">
      <style:paragraph-properties fo:line-height="150%"/>
      <style:text-properties fo:language="it" fo:country="IT"/>
    </style:style>
    <style:style style:name="P1470" style:parent-style-name="Normale" style:family="paragraph">
      <style:paragraph-properties fo:line-height="150%"/>
      <style:text-properties fo:language="it" fo:country="IT"/>
    </style:style>
    <style:style style:name="P1471" style:parent-style-name="Sottotitolo" style:family="paragraph">
      <style:text-properties style:font-name-asian="Calibri"/>
    </style:style>
    <style:style style:name="P1472" style:parent-style-name="Sottotitolo" style:family="paragraph">
      <style:text-properties style:font-name-asian="Calibri"/>
    </style:style>
    <style:style style:name="P1473" style:parent-style-name="Sottotitolo" style:family="paragraph">
      <style:text-properties style:font-name-asian="Calibri" fo:language="it" fo:country="IT"/>
    </style:style>
    <style:style style:name="T1474" style:parent-style-name="Car.predefinitoparagrafo" style:family="text">
      <style:text-properties style:font-name-asian="Calibri" fo:language="it" fo:country="IT"/>
    </style:style>
    <style:style style:name="T1475" style:parent-style-name="Car.predefinitoparagrafo" style:family="text">
      <style:text-properties style:font-name-asian="Calibri" fo:background-color="#FFFF00"/>
    </style:style>
    <style:style style:name="T1476" style:parent-style-name="Car.predefinitoparagrafo" style:family="text">
      <style:text-properties style:font-name-asian="Calibri"/>
    </style:style>
    <style:style style:name="T1477" style:parent-style-name="Car.predefinitoparagrafo" style:family="text">
      <style:text-properties style:font-name-asian="Calibri" fo:background-color="#FFFF00"/>
    </style:style>
    <style:style style:name="P1478" style:parent-style-name="Sottotitolo" style:family="paragraph">
      <style:text-properties style:font-name-asian="Calibri"/>
    </style:style>
    <style:style style:name="T1479" style:parent-style-name="Car.predefinitoparagrafo" style:family="text">
      <style:text-properties style:font-name-asian="Calibri"/>
    </style:style>
    <style:style style:name="T1480" style:parent-style-name="Car.predefinitoparagrafo" style:family="text">
      <style:text-properties style:font-name-asian="Calibri" fo:background-color="#FFFF00"/>
    </style:style>
    <style:style style:name="P1481" style:parent-style-name="Sottotitolo" style:family="paragraph">
      <style:text-properties style:font-name-asian="Calibri"/>
    </style:style>
    <style:style style:name="P1482" style:parent-style-name="Sottotitolo" style:family="paragraph">
      <style:text-properties style:font-name-asian="Calibri"/>
    </style:style>
    <style:style style:name="T1483" style:parent-style-name="Car.predefinitoparagrafo" style:family="text">
      <style:text-properties style:font-name-asian="Calibri" fo:background-color="#FFFF00" fo:language="it" fo:country="IT"/>
    </style:style>
    <style:style style:name="P1484" style:parent-style-name="Normale" style:family="paragraph">
      <style:paragraph-properties fo:line-height="150%"/>
    </style:style>
    <style:style style:name="T1485" style:parent-style-name="Car.predefinitoparagrafo" style:family="text">
      <style:text-properties fo:language="it" fo:country="IT"/>
    </style:style>
    <style:style style:name="T1486" style:parent-style-name="Car.predefinitoparagrafo" style:family="text">
      <style:text-properties fo:language="it" fo:country="IT"/>
    </style:style>
    <style:style style:name="T1487" style:parent-style-name="Car.predefinitoparagrafo" style:family="text">
      <style:text-properties fo:font-weight="bold" style:font-weight-asian="bold" style:font-weight-complex="bold" fo:language="it" fo:country="IT"/>
    </style:style>
    <style:style style:name="T1488" style:parent-style-name="Car.predefinitoparagrafo" style:family="text">
      <style:text-properties fo:language="it" fo:country="IT"/>
    </style:style>
    <style:style style:name="T1489" style:parent-style-name="Car.predefinitoparagrafo" style:family="text">
      <style:text-properties fo:font-weight="bold" style:font-weight-asian="bold" style:font-weight-complex="bold" fo:language="it" fo:country="IT"/>
    </style:style>
    <style:style style:name="T1490" style:parent-style-name="Car.predefinitoparagrafo" style:family="text">
      <style:text-properties fo:language="it" fo:country="IT"/>
    </style:style>
    <style:style style:name="T1491" style:parent-style-name="Car.predefinitoparagrafo" style:family="text">
      <style:text-properties fo:language="it" fo:country="IT"/>
    </style:style>
    <style:style style:name="T1492" style:parent-style-name="Car.predefinitoparagrafo" style:family="text">
      <style:text-properties style:font-name-asian="Calibri" style:font-name-complex="Consolas" fo:font-size="9.5pt" style:font-size-asian="9.5pt" style:font-size-complex="9.5pt" fo:language="it" fo:country="IT"/>
    </style:style>
    <style:style style:name="P1493" style:parent-style-name="Sottotitolo" style:family="paragraph">
      <style:paragraph-properties fo:background-color="#FFE599"/>
    </style:style>
    <style:style style:name="T1494" style:parent-style-name="Car.predefinitoparagrafo" style:family="text">
      <style:text-properties style:font-name-asian="Calibri" fo:background-color="#FFFF00" fo:language="it" fo:country="IT"/>
    </style:style>
    <style:style style:name="P1495" style:parent-style-name="Sottotitolo" style:family="paragraph">
      <style:paragraph-properties fo:background-color="#FFE599"/>
      <style:text-properties style:font-name-asian="Calibri" fo:language="it" fo:country="IT"/>
    </style:style>
    <style:style style:name="P1496"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497" style:parent-style-name="Normale" style:family="paragraph">
      <style:paragraph-properties fo:line-height="150%"/>
    </style:style>
    <style:style style:name="T1498" style:parent-style-name="Car.predefinitoparagrafo" style:family="text">
      <style:text-properties style:font-name-asian="Calibri" fo:language="it" fo:country="IT"/>
    </style:style>
    <style:style style:name="T1499" style:parent-style-name="Car.predefinitoparagrafo" style:family="text">
      <style:text-properties style:font-name-asian="Calibri" fo:language="it" fo:country="IT"/>
    </style:style>
    <style:style style:name="T1500" style:parent-style-name="Car.predefinitoparagrafo" style:family="text">
      <style:text-properties style:font-name-asian="Calibri" fo:font-style="italic" style:font-style-asian="italic" style:font-style-complex="italic" fo:language="it" fo:country="IT"/>
    </style:style>
    <style:style style:name="T1501" style:parent-style-name="Car.predefinitoparagrafo" style:family="text">
      <style:text-properties style:font-name-asian="Calibri" fo:language="it" fo:country="IT"/>
    </style:style>
    <style:style style:name="T1502" style:parent-style-name="Car.predefinitoparagrafo" style:family="text">
      <style:text-properties style:font-name-asian="Calibri" fo:language="it" fo:country="IT"/>
    </style:style>
    <style:style style:name="T1503" style:parent-style-name="Car.predefinitoparagrafo" style:family="text">
      <style:text-properties style:font-name-asian="Calibri" fo:font-style="italic" style:font-style-asian="italic" style:font-style-complex="italic" fo:language="it" fo:country="IT"/>
    </style:style>
    <style:style style:name="T1504" style:parent-style-name="Car.predefinitoparagrafo" style:family="text">
      <style:text-properties style:font-name-asian="Calibri" fo:language="it" fo:country="IT"/>
    </style:style>
    <style:style style:name="P1505" style:parent-style-name="Sottotitolo" style:family="paragraph">
      <style:text-properties style:font-name-asian="Calibri"/>
    </style:style>
    <style:style style:name="P1506" style:parent-style-name="Sottotitolo" style:family="paragraph">
      <style:text-properties style:font-name-asian="Calibri" style:use-window-font-color="true"/>
    </style:style>
    <style:style style:name="P1507" style:parent-style-name="Sottotitolo" style:family="paragraph">
      <style:text-properties style:font-name-asian="Calibri" style:use-window-font-color="true"/>
    </style:style>
    <style:style style:name="P1508" style:parent-style-name="Sottotitolo" style:family="paragraph">
      <style:paragraph-properties fo:text-indent="0.5in"/>
      <style:text-properties style:font-name-asian="Calibri" style:use-window-font-color="true" fo:background-color="#FFFF00" fo:language="it" fo:country="IT"/>
    </style:style>
    <style:style style:name="T1509" style:parent-style-name="Car.predefinitoparagrafo" style:family="text">
      <style:text-properties style:font-name-asian="Calibri" style:use-window-font-color="true" fo:background-color="#FFFF00" fo:language="it" fo:country="IT"/>
    </style:style>
    <style:style style:name="P1510" style:parent-style-name="Sottotitolo" style:family="paragraph">
      <style:text-properties style:font-name-asian="Calibri" style:use-window-font-color="true"/>
    </style:style>
    <style:style style:name="P1511" style:parent-style-name="Sottotitolo" style:family="paragraph">
      <style:paragraph-properties fo:text-indent="0.5in"/>
      <style:text-properties style:font-name-asian="Calibri" style:use-window-font-color="true"/>
    </style:style>
    <style:style style:name="T1512" style:parent-style-name="Car.predefinitoparagrafo" style:family="text">
      <style:text-properties style:font-name-asian="Calibri" style:use-window-font-color="true"/>
    </style:style>
    <style:style style:name="T1513" style:parent-style-name="Car.predefinitoparagrafo" style:family="text">
      <style:text-properties style:font-name-asian="Calibri" style:use-window-font-color="true"/>
    </style:style>
    <style:style style:name="T1514" style:parent-style-name="Car.predefinitoparagrafo" style:family="text">
      <style:text-properties style:font-name-asian="Calibri" style:use-window-font-color="true" fo:background-color="#FFFF00"/>
    </style:style>
    <style:style style:name="T1515" style:parent-style-name="Car.predefinitoparagrafo" style:family="text">
      <style:text-properties style:font-name-asian="Calibri" style:use-window-font-color="true"/>
    </style:style>
    <style:style style:name="T1516" style:parent-style-name="Car.predefinitoparagrafo" style:family="text">
      <style:text-properties style:font-name-asian="Calibri" style:use-window-font-color="true" fo:language="it" fo:country="IT"/>
    </style:style>
    <style:style style:name="T1517" style:parent-style-name="Car.predefinitoparagrafo" style:family="text">
      <style:text-properties style:font-name-asian="Calibri" style:use-window-font-color="true" fo:language="it" fo:country="IT"/>
    </style:style>
    <style:style style:name="T1518" style:parent-style-name="Car.predefinitoparagrafo" style:family="text">
      <style:text-properties style:font-name-asian="Calibri" style:use-window-font-color="true" fo:language="it" fo:country="IT"/>
    </style:style>
    <style:style style:name="T1519" style:parent-style-name="Car.predefinitoparagrafo" style:family="text">
      <style:text-properties style:font-name-asian="Calibri" style:use-window-font-color="true" fo:background-color="#FFFF00" fo:language="it" fo:country="IT"/>
    </style:style>
    <style:style style:name="T1520" style:parent-style-name="Car.predefinitoparagrafo" style:family="text">
      <style:text-properties style:font-name-asian="Calibri" style:use-window-font-color="true" fo:language="it" fo:country="IT"/>
    </style:style>
    <style:style style:name="T1521" style:parent-style-name="Car.predefinitoparagrafo" style:family="text">
      <style:text-properties style:font-name-asian="Calibri" style:use-window-font-color="true" fo:language="it" fo:country="IT"/>
    </style:style>
    <style:style style:name="T1522" style:parent-style-name="Car.predefinitoparagrafo" style:family="text">
      <style:text-properties style:font-name-asian="Calibri" style:use-window-font-color="true" fo:background-color="#FFFF00" fo:language="it" fo:country="IT"/>
    </style:style>
    <style:style style:name="T1523" style:parent-style-name="Car.predefinitoparagrafo" style:family="text">
      <style:text-properties style:font-name-asian="Calibri" style:use-window-font-color="true" fo:language="it" fo:country="IT"/>
    </style:style>
    <style:style style:name="T1524" style:parent-style-name="Car.predefinitoparagrafo" style:family="text">
      <style:text-properties style:font-name-asian="Calibri" style:use-window-font-color="true" fo:language="it" fo:country="IT"/>
    </style:style>
    <style:style style:name="T1525" style:parent-style-name="Car.predefinitoparagrafo" style:family="text">
      <style:text-properties style:font-name-asian="Calibri" style:use-window-font-color="true" fo:background-color="#FFFF00" fo:language="it" fo:country="IT"/>
    </style:style>
    <style:style style:name="T1526" style:parent-style-name="Car.predefinitoparagrafo" style:family="text">
      <style:text-properties style:font-name-asian="Calibri" style:use-window-font-color="true" fo:language="it" fo:country="IT"/>
    </style:style>
    <style:style style:name="T1527" style:parent-style-name="Car.predefinitoparagrafo" style:family="text">
      <style:text-properties style:font-name-asian="Calibri" style:use-window-font-color="true" fo:language="it" fo:country="IT"/>
    </style:style>
    <style:style style:name="T1528" style:parent-style-name="Car.predefinitoparagrafo" style:family="text">
      <style:text-properties style:font-name-asian="Calibri" style:use-window-font-color="true" fo:background-color="#FFFF00"/>
    </style:style>
    <style:style style:name="P1529" style:parent-style-name="Sottotitolo" style:family="paragraph">
      <style:text-properties style:font-name-asian="Calibri" style:use-window-font-color="true"/>
    </style:style>
    <style:style style:name="P1530" style:parent-style-name="Sottotitolo" style:family="paragraph">
      <style:text-properties style:font-name-asian="Calibri" style:use-window-font-color="true"/>
    </style:style>
    <style:style style:name="T1531" style:parent-style-name="Car.predefinitoparagrafo" style:family="text">
      <style:text-properties style:font-name-asian="Calibri" style:use-window-font-color="true"/>
    </style:style>
    <style:style style:name="T1532" style:parent-style-name="Car.predefinitoparagrafo" style:family="text">
      <style:text-properties style:font-name-asian="Calibri" style:use-window-font-color="true" fo:background-color="#FFFF00" fo:language="it" fo:country="IT"/>
    </style:style>
    <style:style style:name="T1533" style:parent-style-name="Car.predefinitoparagrafo" style:family="text">
      <style:text-properties style:font-name-asian="Calibri" style:use-window-font-color="true" fo:language="it" fo:country="IT"/>
    </style:style>
    <style:style style:name="T1534" style:parent-style-name="Car.predefinitoparagrafo" style:family="text">
      <style:text-properties style:font-name-asian="Calibri" style:use-window-font-color="true" fo:background-color="#FFFF00" fo:language="it" fo:country="IT"/>
    </style:style>
    <style:style style:name="T1535" style:parent-style-name="Car.predefinitoparagrafo" style:family="text">
      <style:text-properties style:font-name-asian="Calibri" style:use-window-font-color="true" fo:language="it" fo:country="IT"/>
    </style:style>
    <style:style style:name="T1536" style:parent-style-name="Car.predefinitoparagrafo" style:family="text">
      <style:text-properties style:font-name-asian="Calibri" style:use-window-font-color="true" fo:background-color="#FFFF00"/>
    </style:style>
    <style:style style:name="P1537" style:parent-style-name="Sottotitolo" style:family="paragraph">
      <style:text-properties style:font-name-asian="Calibri" style:use-window-font-color="true"/>
    </style:style>
    <style:style style:name="P1538" style:parent-style-name="Sottotitolo" style:family="paragraph">
      <style:text-properties style:font-name-asian="Calibri" style:use-window-font-color="true"/>
    </style:style>
    <style:style style:name="P1539" style:parent-style-name="Normale" style:family="paragraph">
      <style:paragraph-properties fo:line-height="150%"/>
    </style:style>
    <style:style style:name="T1540" style:parent-style-name="Car.predefinitoparagrafo" style:family="text">
      <style:text-properties style:font-name-asian="Calibri" fo:language="it" fo:country="IT"/>
    </style:style>
    <style:style style:name="T1541" style:parent-style-name="Car.predefinitoparagrafo" style:family="text">
      <style:text-properties style:font-name-asian="Calibri" fo:font-style="italic" style:font-style-asian="italic" style:font-style-complex="italic" fo:language="it" fo:country="IT"/>
    </style:style>
    <style:style style:name="T1542" style:parent-style-name="Car.predefinitoparagrafo" style:family="text">
      <style:text-properties style:font-name-asian="Calibri" fo:language="it" fo:country="IT"/>
    </style:style>
    <style:style style:name="T1543" style:parent-style-name="Car.predefinitoparagrafo" style:family="text">
      <style:text-properties style:font-name-asian="Calibri" fo:language="it" fo:country="IT"/>
    </style:style>
    <style:style style:name="T1544" style:parent-style-name="Car.predefinitoparagrafo" style:family="text">
      <style:text-properties style:font-name-asian="Calibri" fo:font-style="italic" style:font-style-asian="italic" style:font-style-complex="italic" fo:language="it" fo:country="IT"/>
    </style:style>
    <style:style style:name="T1545" style:parent-style-name="Car.predefinitoparagrafo" style:family="text">
      <style:text-properties style:font-name-asian="Calibri" fo:language="it" fo:country="IT"/>
    </style:style>
    <style:style style:name="T1546" style:parent-style-name="Car.predefinitoparagrafo" style:family="text">
      <style:text-properties style:font-name-asian="Calibri" fo:font-style="italic" style:font-style-asian="italic" style:font-style-complex="italic" fo:language="it" fo:country="IT"/>
    </style:style>
    <style:style style:name="T1547" style:parent-style-name="Car.predefinitoparagrafo" style:family="text">
      <style:text-properties style:font-name-asian="Calibri" fo:language="it" fo:country="IT"/>
    </style:style>
    <style:style style:name="P1548" style:parent-style-name="Paragrafoelenco" style:list-style-name="LFO28" style:family="paragraph">
      <style:paragraph-properties fo:line-height="150%"/>
    </style:style>
    <style:style style:name="T1549" style:parent-style-name="Car.predefinitoparagrafo" style:family="text">
      <style:text-properties style:font-name-asian="Calibri" fo:font-weight="bold" style:font-weight-asian="bold" style:font-weight-complex="bold" fo:language="it" fo:country="IT"/>
    </style:style>
    <style:style style:name="T1550" style:parent-style-name="Car.predefinitoparagrafo" style:family="text">
      <style:text-properties style:font-name-asian="Calibri" fo:font-weight="bold" style:font-weight-asian="bold" style:font-weight-complex="bold" fo:language="it" fo:country="IT"/>
    </style:style>
    <style:style style:name="T1551" style:parent-style-name="Car.predefinitoparagrafo" style:family="text">
      <style:text-properties style:font-name-asian="Calibri" fo:language="it" fo:country="IT"/>
    </style:style>
    <style:style style:name="T1552"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553" style:parent-style-name="Car.predefinitoparagrafo" style:family="text">
      <style:text-properties style:font-name-asian="Calibri" fo:language="it" fo:country="IT"/>
    </style:style>
    <style:style style:name="T1554" style:parent-style-name="Car.predefinitoparagrafo" style:family="text">
      <style:text-properties style:font-name-asian="Calibri" fo:language="it" fo:country="IT"/>
    </style:style>
    <style:style style:name="T1555" style:parent-style-name="Car.predefinitoparagrafo" style:family="text">
      <style:text-properties style:font-name-asian="Calibri" fo:font-style="italic" style:font-style-asian="italic" style:font-style-complex="italic" fo:language="it" fo:country="IT"/>
    </style:style>
    <style:style style:name="T1556" style:parent-style-name="Car.predefinitoparagrafo" style:family="text">
      <style:text-properties style:font-name-asian="Calibri" fo:language="it" fo:country="IT"/>
    </style:style>
    <style:style style:name="T1557" style:parent-style-name="Car.predefinitoparagrafo" style:family="text">
      <style:text-properties style:font-name-asian="Calibri" fo:font-style="italic" style:font-style-asian="italic" style:font-style-complex="italic" fo:language="it" fo:country="IT"/>
    </style:style>
    <style:style style:name="T1558" style:parent-style-name="Car.predefinitoparagrafo" style:family="text">
      <style:text-properties style:font-name-asian="Calibri" fo:language="it" fo:country="IT"/>
    </style:style>
    <style:style style:name="T1559" style:parent-style-name="Car.predefinitoparagrafo" style:family="text">
      <style:text-properties style:font-name-asian="Calibri" fo:font-weight="bold" style:font-weight-asian="bold" style:font-weight-complex="bold" fo:language="it" fo:country="IT"/>
    </style:style>
    <style:style style:name="T1560" style:parent-style-name="Car.predefinitoparagrafo" style:family="text">
      <style:text-properties style:font-name-asian="Calibri" fo:language="it" fo:country="IT"/>
    </style:style>
    <style:style style:name="T1561" style:parent-style-name="Car.predefinitoparagrafo" style:family="text">
      <style:text-properties style:font-name-asian="Calibri" fo:language="it" fo:country="IT"/>
    </style:style>
    <style:style style:name="P1562" style:parent-style-name="Paragrafoelenco" style:list-style-name="LFO28" style:family="paragraph">
      <style:paragraph-properties fo:line-height="150%"/>
    </style:style>
    <style:style style:name="T1563" style:parent-style-name="Car.predefinitoparagrafo" style:family="text">
      <style:text-properties style:font-name-asian="Calibri" fo:font-weight="bold" style:font-weight-asian="bold" style:font-weight-complex="bold" fo:language="it" fo:country="IT"/>
    </style:style>
    <style:style style:name="T1564" style:parent-style-name="Car.predefinitoparagrafo" style:family="text">
      <style:text-properties style:font-name-asian="Calibri" fo:language="it" fo:country="IT"/>
    </style:style>
    <style:style style:name="P1565" style:parent-style-name="Normale" style:family="paragraph">
      <style:paragraph-properties fo:line-height="150%"/>
    </style:style>
    <style:style style:name="T1566" style:parent-style-name="Car.predefinitoparagrafo" style:family="text">
      <style:text-properties style:font-name-asian="Calibri" fo:language="it" fo:country="IT"/>
    </style:style>
    <style:style style:name="T1567" style:parent-style-name="Car.predefinitoparagrafo" style:family="text">
      <style:text-properties style:font-name-asian="Calibri" fo:font-weight="bold" style:font-weight-asian="bold" style:font-weight-complex="bold" fo:language="it" fo:country="IT"/>
    </style:style>
    <style:style style:name="T1568" style:parent-style-name="Car.predefinitoparagrafo" style:family="text">
      <style:text-properties style:font-name-asian="Calibri" fo:language="it" fo:country="IT"/>
    </style:style>
    <style:style style:name="T1569" style:parent-style-name="Car.predefinitoparagrafo" style:family="text">
      <style:text-properties style:font-name-asian="Calibri" fo:language="it" fo:country="IT"/>
    </style:style>
    <style:style style:name="P1570" style:parent-style-name="Sottotitolo" style:family="paragraph">
      <style:text-properties style:font-name-asian="Calibri" style:use-window-font-color="true"/>
    </style:style>
    <style:style style:name="P1571" style:parent-style-name="Sottotitolo" style:family="paragraph">
      <style:text-properties style:font-name-asian="Calibri" style:use-window-font-color="true"/>
    </style:style>
    <style:style style:name="P1572" style:parent-style-name="Sottotitolo" style:family="paragraph">
      <style:text-properties style:font-name-asian="Calibri" style:use-window-font-color="true" fo:language="it" fo:country="IT"/>
    </style:style>
    <style:style style:name="T1573" style:parent-style-name="Car.predefinitoparagrafo" style:family="text">
      <style:text-properties style:font-name-asian="Calibri" style:use-window-font-color="true" fo:language="it" fo:country="IT"/>
    </style:style>
    <style:style style:name="T1574" style:parent-style-name="Car.predefinitoparagrafo" style:family="text">
      <style:text-properties style:font-name-asian="Calibri" style:use-window-font-color="true" fo:background-color="#FFFF00" fo:language="it" fo:country="IT"/>
    </style:style>
    <style:style style:name="T1575" style:parent-style-name="Car.predefinitoparagrafo" style:family="text">
      <style:text-properties style:font-name-asian="Calibri" style:use-window-font-color="true" fo:language="it" fo:country="IT"/>
    </style:style>
    <style:style style:name="T1576" style:parent-style-name="Car.predefinitoparagrafo" style:family="text">
      <style:text-properties style:font-name-asian="Calibri" style:use-window-font-color="true" fo:background-color="#FFFF00" fo:language="it" fo:country="IT"/>
    </style:style>
    <style:style style:name="T1577" style:parent-style-name="Car.predefinitoparagrafo" style:family="text">
      <style:text-properties style:font-name-asian="Calibri" style:use-window-font-color="true" fo:language="it" fo:country="IT"/>
    </style:style>
    <style:style style:name="T1578" style:parent-style-name="Car.predefinitoparagrafo" style:family="text">
      <style:text-properties style:font-name-asian="Calibri" style:use-window-font-color="true" fo:background-color="#FFFF00"/>
    </style:style>
    <style:style style:name="P1579" style:parent-style-name="Sottotitolo" style:family="paragraph">
      <style:text-properties style:font-name-asian="Calibri" style:use-window-font-color="true"/>
    </style:style>
    <style:style style:name="T1580" style:parent-style-name="Car.predefinitoparagrafo" style:family="text">
      <style:text-properties style:font-name-asian="Calibri" style:use-window-font-color="true"/>
    </style:style>
    <style:style style:name="T1581" style:parent-style-name="Car.predefinitoparagrafo" style:family="text">
      <style:text-properties style:font-name-asian="Calibri" style:use-window-font-color="true" fo:background-color="#FFFF00"/>
    </style:style>
    <style:style style:name="P1582" style:parent-style-name="Sottotitolo" style:family="paragraph">
      <style:text-properties style:font-name-asian="Calibri" style:use-window-font-color="true"/>
    </style:style>
    <style:style style:name="P1583" style:parent-style-name="Sottotitolo" style:family="paragraph">
      <style:text-properties style:font-name-asian="Calibri" style:use-window-font-color="true"/>
    </style:style>
    <style:style style:name="P1584" style:parent-style-name="Sottotitolo" style:family="paragraph">
      <style:text-properties style:font-name-asian="Calibri" style:use-window-font-color="true" fo:background-color="#FFFF00" fo:language="it" fo:country="IT"/>
    </style:style>
    <style:style style:name="P1585" style:parent-style-name="Normale" style:family="paragraph">
      <style:paragraph-properties fo:line-height="150%"/>
    </style:style>
    <style:style style:name="T1586" style:parent-style-name="Car.predefinitoparagrafo" style:family="text">
      <style:text-properties fo:language="it" fo:country="IT"/>
    </style:style>
    <style:style style:name="T1587" style:parent-style-name="Car.predefinitoparagrafo" style:family="text">
      <style:text-properties fo:language="it" fo:country="IT"/>
    </style:style>
    <style:style style:name="T1588" style:parent-style-name="Car.predefinitoparagrafo" style:family="text">
      <style:text-properties fo:font-weight="bold" style:font-weight-asian="bold" style:font-weight-complex="bold" fo:language="it" fo:country="IT"/>
    </style:style>
    <style:style style:name="T1589" style:parent-style-name="Car.predefinitoparagrafo" style:family="text">
      <style:text-properties fo:language="it" fo:country="IT"/>
    </style:style>
    <style:style style:name="T1590" style:parent-style-name="Car.predefinitoparagrafo" style:family="text">
      <style:text-properties fo:font-weight="bold" style:font-weight-asian="bold" style:font-weight-complex="bold" fo:language="it" fo:country="IT"/>
    </style:style>
    <style:style style:name="T1591" style:parent-style-name="Car.predefinitoparagrafo" style:family="text">
      <style:text-properties fo:language="it" fo:country="IT"/>
    </style:style>
    <style:style style:name="T1592" style:parent-style-name="Car.predefinitoparagrafo" style:family="text">
      <style:text-properties fo:font-weight="bold" style:font-weight-asian="bold" style:font-weight-complex="bold" fo:language="it" fo:country="IT"/>
    </style:style>
    <style:style style:name="T1593" style:parent-style-name="Car.predefinitoparagrafo" style:family="text">
      <style:text-properties fo:language="it" fo:country="IT"/>
    </style:style>
    <style:style style:name="T1594" style:parent-style-name="Car.predefinitoparagrafo" style:family="text">
      <style:text-properties fo:language="it" fo:country="IT"/>
    </style:style>
    <style:style style:name="T1595" style:parent-style-name="Car.predefinitoparagrafo" style:family="text">
      <style:text-properties fo:font-style="italic" style:font-style-asian="italic" style:font-style-complex="italic" fo:language="it" fo:country="IT"/>
    </style:style>
    <style:style style:name="T1596" style:parent-style-name="Car.predefinitoparagrafo" style:family="text">
      <style:text-properties fo:language="it" fo:country="IT"/>
    </style:style>
    <style:style style:name="P1597" style:parent-style-name="Normale" style:family="paragraph">
      <style:paragraph-properties fo:line-height="150%"/>
      <style:text-properties style:font-name-asian="Calibri" fo:language="it" fo:country="IT"/>
    </style:style>
    <style:style style:name="P1598" style:parent-style-name="Sottotitolo" style:family="paragraph">
      <style:text-properties style:font-name-asian="Calibri" style:use-window-font-color="true" fo:language="it" fo:country="IT"/>
    </style:style>
    <style:style style:name="P1599" style:parent-style-name="Sottotitolo" style:family="paragraph">
      <style:paragraph-properties fo:background-color="#FFE599"/>
      <style:text-properties style:font-name-asian="Calibri" style:use-window-font-color="true" fo:language="it" fo:country="IT"/>
    </style:style>
    <style:style style:name="P1600" style:parent-style-name="Sottotitolo" style:family="paragraph">
      <style:paragraph-properties fo:background-color="#FFE599"/>
      <style:text-properties style:font-name-asian="Calibri" style:use-window-font-color="true"/>
    </style:style>
    <style:style style:name="P1601" style:parent-style-name="Sottotitolo" style:family="paragraph">
      <style:paragraph-properties fo:background-color="#FFE599"/>
      <style:text-properties style:font-name-asian="Calibri" style:use-window-font-color="true"/>
    </style:style>
    <style:style style:name="P1602" style:parent-style-name="Sottotitolo" style:family="paragraph">
      <style:paragraph-properties fo:background-color="#FFE599"/>
    </style:style>
    <style:style style:name="T1603" style:parent-style-name="Car.predefinitoparagrafo" style:family="text">
      <style:text-properties style:font-name-asian="Calibri" style:use-window-font-color="true"/>
    </style:style>
    <style:style style:name="T1604" style:parent-style-name="Car.predefinitoparagrafo" style:family="text">
      <style:text-properties style:font-name-asian="Calibri" style:use-window-font-color="true" fo:background-color="#FFFF00" fo:language="it" fo:country="IT"/>
    </style:style>
    <style:style style:name="P1605" style:parent-style-name="Sottotitolo" style:family="paragraph">
      <style:paragraph-properties fo:text-indent="0.5in" fo:background-color="#FFE599"/>
      <style:text-properties style:font-name-asian="Calibri" style:use-window-font-color="true" fo:language="it" fo:country="IT"/>
    </style:style>
    <style:style style:name="P1606" style:parent-style-name="Sottotitolo" style:family="paragraph">
      <style:paragraph-properties fo:text-indent="0.5in" fo:background-color="#FFE599"/>
      <style:text-properties style:font-name-asian="Calibri" fo:language="it" fo:country="IT"/>
    </style:style>
    <style:style style:name="P1607" style:parent-style-name="Sottotitolo" style:family="paragraph">
      <style:paragraph-properties fo:background-color="#FFE599"/>
      <style:text-properties style:font-name-asian="Calibri" style:use-window-font-color="true" fo:language="it" fo:country="IT"/>
    </style:style>
    <style:style style:name="P1608" style:parent-style-name="Sottotitolo" style:family="paragraph">
      <style:text-properties style:font-name-asian="Calibri" style:use-window-font-color="true" fo:language="it" fo:country="IT"/>
    </style:style>
    <style:style style:name="P1609" style:parent-style-name="Normale" style:family="paragraph">
      <style:paragraph-properties fo:line-height="150%"/>
      <style:text-properties style:font-name-asian="Calibri" fo:language="it" fo:country="IT"/>
    </style:style>
    <style:style style:name="P1610" style:parent-style-name="Sottotitolo" style:family="paragraph">
      <style:text-properties style:font-name-asian="Calibri" style:use-window-font-color="true" fo:language="it" fo:country="IT"/>
    </style:style>
    <style:style style:name="P1611" style:parent-style-name="Normale" style:family="paragraph">
      <style:paragraph-properties fo:line-height="150%"/>
    </style:style>
    <style:style style:name="T1612" style:parent-style-name="Car.predefinitoparagrafo" style:family="text">
      <style:text-properties style:font-name-asian="Calibri" fo:language="it" fo:country="IT"/>
    </style:style>
    <style:style style:name="T1613" style:parent-style-name="Car.predefinitoparagrafo" style:family="text">
      <style:text-properties style:font-name-asian="Calibri" fo:font-style="italic" style:font-style-asian="italic" style:font-style-complex="italic" fo:language="it" fo:country="IT"/>
    </style:style>
    <style:style style:name="T1614" style:parent-style-name="Car.predefinitoparagrafo" style:family="text">
      <style:text-properties style:font-name-asian="Calibri" fo:language="it" fo:country="IT"/>
    </style:style>
    <style:style style:name="T1615" style:parent-style-name="Car.predefinitoparagrafo" style:family="text">
      <style:text-properties style:font-name-asian="Calibri" fo:font-style="italic" style:font-style-asian="italic" style:font-style-complex="italic" fo:language="it" fo:country="IT"/>
    </style:style>
    <style:style style:name="T1616" style:parent-style-name="Car.predefinitoparagrafo" style:family="text">
      <style:text-properties style:font-name-asian="Calibri" fo:language="it" fo:country="IT"/>
    </style:style>
    <style:style style:name="T1617" style:parent-style-name="Car.predefinitoparagrafo" style:family="text">
      <style:text-properties style:font-name-asian="Calibri" fo:font-style="italic" style:font-style-asian="italic" style:font-style-complex="italic" fo:language="it" fo:country="IT"/>
    </style:style>
    <style:style style:name="T1618" style:parent-style-name="Car.predefinitoparagrafo" style:family="text">
      <style:text-properties style:font-name-asian="Calibri" fo:language="it" fo:country="IT"/>
    </style:style>
    <style:style style:name="T1619" style:parent-style-name="Car.predefinitoparagrafo" style:family="text">
      <style:text-properties style:font-name-asian="Calibri" fo:language="it" fo:country="IT"/>
    </style:style>
    <style:style style:name="T1620" style:parent-style-name="Car.predefinitoparagrafo" style:family="text">
      <style:text-properties style:font-name-asian="Calibri" fo:font-style="italic" style:font-style-asian="italic" style:font-style-complex="italic" fo:language="it" fo:country="IT"/>
    </style:style>
    <style:style style:name="T1621" style:parent-style-name="Car.predefinitoparagrafo" style:family="text">
      <style:text-properties style:font-name-asian="Calibri" fo:language="it" fo:country="IT"/>
    </style:style>
    <style:style style:name="T1622" style:parent-style-name="Car.predefinitoparagrafo" style:family="text">
      <style:text-properties style:font-name-asian="Calibri" fo:font-weight="bold" style:font-weight-asian="bold" style:font-weight-complex="bold" fo:language="it" fo:country="IT"/>
    </style:style>
    <style:style style:name="T1623" style:parent-style-name="Car.predefinitoparagrafo" style:family="text">
      <style:text-properties style:font-name-asian="Calibri" fo:language="it" fo:country="IT"/>
    </style:style>
    <style:style style:name="T1624" style:parent-style-name="Car.predefinitoparagrafo" style:family="text">
      <style:text-properties style:font-name-asian="Calibri" fo:font-style="italic" style:font-style-asian="italic" style:font-style-complex="italic" fo:language="it" fo:country="IT"/>
    </style:style>
    <style:style style:name="T1625" style:parent-style-name="Car.predefinitoparagrafo" style:family="text">
      <style:text-properties style:font-name-asian="Calibri" fo:language="it" fo:country="IT"/>
    </style:style>
    <style:style style:name="T1626" style:parent-style-name="Car.predefinitoparagrafo" style:family="text">
      <style:text-properties style:font-name-asian="Calibri" fo:font-style="italic" style:font-style-asian="italic" style:font-style-complex="italic" fo:language="it" fo:country="IT"/>
    </style:style>
    <style:style style:name="T1627" style:parent-style-name="Car.predefinitoparagrafo" style:family="text">
      <style:text-properties style:font-name-asian="Calibri" fo:font-style="italic" style:font-style-asian="italic" style:font-style-complex="italic" fo:language="it" fo:country="IT"/>
    </style:style>
    <style:style style:name="T1628" style:parent-style-name="Car.predefinitoparagrafo" style:family="text">
      <style:text-properties style:font-name-asian="Calibri" fo:language="it" fo:country="IT"/>
    </style:style>
    <style:style style:name="T1629" style:parent-style-name="Car.predefinitoparagrafo" style:family="text">
      <style:text-properties style:font-name-asian="Calibri" fo:language="it" fo:country="IT"/>
    </style:style>
    <style:style style:name="T1630" style:parent-style-name="Car.predefinitoparagrafo" style:family="text">
      <style:text-properties style:font-name-asian="Calibri" fo:font-weight="bold" style:font-weight-asian="bold" style:font-weight-complex="bold" fo:language="it" fo:country="IT"/>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font-style="italic" style:font-style-asian="italic" style:font-style-complex="italic" fo:language="it" fo:country="IT"/>
    </style:style>
    <style:style style:name="T1633" style:parent-style-name="Car.predefinitoparagrafo" style:family="text">
      <style:text-properties style:font-name-asian="Calibri" fo:language="it" fo:country="IT"/>
    </style:style>
    <style:style style:name="T1634" style:parent-style-name="Car.predefinitoparagrafo" style:family="text">
      <style:text-properties style:font-name-asian="Calibri" fo:language="it" fo:country="IT"/>
    </style:style>
    <style:style style:name="T1635" style:parent-style-name="Car.predefinitoparagrafo" style:family="text">
      <style:text-properties style:font-name-asian="Calibri" fo:font-style="italic" style:font-style-asian="italic" style:font-style-complex="italic" fo:language="it" fo:country="IT"/>
    </style:style>
    <style:style style:name="T1636" style:parent-style-name="Car.predefinitoparagrafo" style:family="text">
      <style:text-properties style:font-name-asian="Calibri" fo:language="it" fo:country="IT"/>
    </style:style>
    <style:style style:name="T1637" style:parent-style-name="Car.predefinitoparagrafo" style:family="text">
      <style:text-properties style:font-name-asian="Calibri" fo:font-weight="bold" style:font-weight-asian="bold" style:font-weight-complex="bold" fo:language="it" fo:country="IT"/>
    </style:style>
    <style:style style:name="T1638" style:parent-style-name="Car.predefinitoparagrafo" style:family="text">
      <style:text-properties style:font-name-asian="Calibri" fo:language="it" fo:country="IT"/>
    </style:style>
    <style:style style:name="T1639" style:parent-style-name="Car.predefinitoparagrafo" style:family="text">
      <style:text-properties style:font-name-asian="Calibri" fo:language="it" fo:country="IT"/>
    </style:style>
    <style:style style:name="T1640" style:parent-style-name="Car.predefinitoparagrafo" style:family="text">
      <style:text-properties style:font-name-asian="Calibri" fo:font-style="italic" style:font-style-asian="italic" style:font-style-complex="italic" fo:language="it" fo:country="IT"/>
    </style:style>
    <style:style style:name="T1641" style:parent-style-name="Car.predefinitoparagrafo" style:family="text">
      <style:text-properties style:font-name-asian="Calibri" fo:language="it" fo:country="IT"/>
    </style:style>
    <style:style style:name="P1642" style:parent-style-name="Normale" style:family="paragraph">
      <style:paragraph-properties fo:line-height="150%"/>
      <style:text-properties style:font-name-asian="Calibri" fo:language="it" fo:country="IT"/>
    </style:style>
    <style:style style:name="P1643" style:parent-style-name="Sottotitolo" style:family="paragraph">
      <style:text-properties style:font-name-asian="Wingdings" fo:language="it" fo:country="IT"/>
    </style:style>
    <style:style style:name="T1644" style:parent-style-name="Car.predefinitoparagrafo" style:family="text">
      <style:text-properties style:font-name="Wingdings" style:font-name-asian="Wingdings" style:font-name-complex="Wingdings" style:use-window-font-color="true" fo:language="it" fo:country="IT"/>
    </style:style>
    <style:style style:name="T1645" style:parent-style-name="Car.predefinitoparagrafo" style:family="text">
      <style:text-properties style:font-name-asian="Calibri" style:use-window-font-color="true" fo:language="it" fo:country="IT"/>
    </style:style>
    <style:style style:name="P1646" style:parent-style-name="Sottotitolo" style:family="paragraph">
      <style:text-properties style:font-name-asian="Calibri" style:use-window-font-color="true" fo:language="it" fo:country="IT"/>
    </style:style>
    <style:style style:name="P1647" style:parent-style-name="Sottotitolo" style:family="paragraph">
      <style:paragraph-properties fo:text-indent="0.5in"/>
      <style:text-properties style:font-name-asian="Calibri" style:use-window-font-color="true" fo:background-color="#FFFF00" fo:language="it" fo:country="IT"/>
    </style:style>
    <style:style style:name="P1648" style:parent-style-name="Sottotitolo" style:family="paragraph">
      <style:text-properties style:font-name-asian="Calibri" style:use-window-font-color="true" fo:background-color="#FFFF00" fo:language="it" fo:country="IT"/>
    </style:style>
    <style:style style:name="P1649" style:parent-style-name="Sottotitolo" style:family="paragraph">
      <style:text-properties style:font-name-asian="Calibri" style:use-window-font-color="true" fo:language="it" fo:country="IT"/>
    </style:style>
    <style:style style:name="P1650" style:parent-style-name="Sottotitolo" style:family="paragraph">
      <style:text-properties style:font-name-asian="Calibri" style:use-window-font-color="true" fo:language="it" fo:country="IT"/>
    </style:style>
    <style:style style:name="T1651" style:parent-style-name="Car.predefinitoparagrafo" style:family="text">
      <style:text-properties style:font-name-asian="Calibri" style:use-window-font-color="true" fo:language="it" fo:country="IT"/>
    </style:style>
    <style:style style:name="T1652" style:parent-style-name="Car.predefinitoparagrafo" style:family="text">
      <style:text-properties style:font-name-asian="Calibri" style:use-window-font-color="true" fo:background-color="#FFFF00" fo:language="it" fo:country="IT"/>
    </style:style>
    <style:style style:name="T1653" style:parent-style-name="Car.predefinitoparagrafo" style:family="text">
      <style:text-properties style:font-name-asian="Calibri" style:use-window-font-color="true" fo:language="it" fo:country="IT"/>
    </style:style>
    <style:style style:name="T1654" style:parent-style-name="Car.predefinitoparagrafo" style:family="text">
      <style:text-properties style:font-name-asian="Calibri" style:use-window-font-color="true" fo:background-color="#FFFF00" fo:language="it" fo:country="IT"/>
    </style:style>
    <style:style style:name="T1655" style:parent-style-name="Car.predefinitoparagrafo" style:family="text">
      <style:text-properties style:font-name-asian="Calibri" style:use-window-font-color="true" fo:language="it" fo:country="IT"/>
    </style:style>
    <style:style style:name="T1656" style:parent-style-name="Car.predefinitoparagrafo" style:family="text">
      <style:text-properties style:font-name-asian="Calibri" style:use-window-font-color="true" fo:background-color="#FFFF00" fo:language="it" fo:country="IT"/>
    </style:style>
    <style:style style:name="T1657" style:parent-style-name="Car.predefinitoparagrafo" style:family="text">
      <style:text-properties style:font-name-asian="Calibri" style:use-window-font-color="true" fo:language="it" fo:country="IT"/>
    </style:style>
    <style:style style:name="T1658" style:parent-style-name="Car.predefinitoparagrafo" style:family="text">
      <style:text-properties style:font-name-asian="Calibri" style:use-window-font-color="true" fo:background-color="#FFFF00"/>
    </style:style>
    <style:style style:name="P1659" style:parent-style-name="Sottotitolo" style:family="paragraph">
      <style:text-properties style:font-name-asian="Calibri" style:use-window-font-color="true"/>
    </style:style>
    <style:style style:name="T1660" style:parent-style-name="Car.predefinitoparagrafo" style:family="text">
      <style:text-properties style:font-name-asian="Calibri" style:use-window-font-color="true"/>
    </style:style>
    <style:style style:name="T1661" style:parent-style-name="Car.predefinitoparagrafo" style:family="text">
      <style:text-properties style:font-name-asian="Calibri" style:use-window-font-color="true" fo:language="it" fo:country="IT"/>
    </style:style>
    <style:style style:name="P1662" style:parent-style-name="Sottotitolo" style:family="paragraph">
      <style:text-properties style:font-name-asian="Calibri" style:use-window-font-color="true" fo:language="it" fo:country="IT"/>
    </style:style>
    <style:style style:name="T1663" style:parent-style-name="Car.predefinitoparagrafo" style:family="text">
      <style:text-properties style:font-name-asian="Calibri" style:use-window-font-color="true" fo:language="it" fo:country="IT"/>
    </style:style>
    <style:style style:name="T1664" style:parent-style-name="Car.predefinitoparagrafo" style:family="text">
      <style:text-properties style:font-name-asian="Calibri" style:use-window-font-color="true" fo:language="it" fo:country="IT"/>
    </style:style>
    <style:style style:name="T1665" style:parent-style-name="Car.predefinitoparagrafo" style:family="text">
      <style:text-properties style:font-name-asian="Calibri" style:use-window-font-color="true" fo:background-color="#FFFF00"/>
    </style:style>
    <style:style style:name="T1666" style:parent-style-name="Car.predefinitoparagrafo" style:family="text">
      <style:text-properties style:font-name-asian="Calibri" style:use-window-font-color="true"/>
    </style:style>
    <style:style style:name="T1667" style:parent-style-name="Car.predefinitoparagrafo" style:family="text">
      <style:text-properties style:font-name-asian="Calibri" style:use-window-font-color="true"/>
    </style:style>
    <style:style style:name="T1668" style:parent-style-name="Car.predefinitoparagrafo" style:family="text">
      <style:text-properties style:font-name-asian="Calibri" style:use-window-font-color="true" fo:background-color="#FFFF00"/>
    </style:style>
    <style:style style:name="T1669" style:parent-style-name="Car.predefinitoparagrafo" style:family="text">
      <style:text-properties style:font-name-asian="Calibri" style:use-window-font-color="true"/>
    </style:style>
    <style:style style:name="T1670" style:parent-style-name="Car.predefinitoparagrafo" style:family="text">
      <style:text-properties style:font-name-asian="Calibri" style:use-window-font-color="true"/>
    </style:style>
    <style:style style:name="T1671" style:parent-style-name="Car.predefinitoparagrafo" style:family="text">
      <style:text-properties style:font-name-asian="Calibri" style:use-window-font-color="true" fo:background-color="#FFFF00"/>
    </style:style>
    <style:style style:name="T1672" style:parent-style-name="Car.predefinitoparagrafo" style:family="text">
      <style:text-properties style:font-name-asian="Calibri" style:use-window-font-color="true"/>
    </style:style>
    <style:style style:name="T1673" style:parent-style-name="Car.predefinitoparagrafo" style:family="text">
      <style:text-properties style:font-name-asian="Calibri" style:use-window-font-color="true" fo:language="it" fo:country="IT"/>
    </style:style>
    <style:style style:name="P1674" style:parent-style-name="Sottotitolo" style:family="paragraph">
      <style:paragraph-properties fo:text-indent="0.5in"/>
      <style:text-properties style:font-name-asian="Calibri" style:use-window-font-color="true" fo:language="it" fo:country="IT"/>
    </style:style>
    <style:style style:name="T1675" style:parent-style-name="Car.predefinitoparagrafo" style:family="text">
      <style:text-properties style:font-name-asian="Calibri" style:use-window-font-color="true" fo:language="it" fo:country="IT"/>
    </style:style>
    <style:style style:name="T1676" style:parent-style-name="Car.predefinitoparagrafo" style:family="text">
      <style:text-properties style:font-name-asian="Calibri" style:use-window-font-color="true" fo:language="it" fo:country="IT"/>
    </style:style>
    <style:style style:name="T1677" style:parent-style-name="Car.predefinitoparagrafo" style:family="text">
      <style:text-properties style:font-name-asian="Calibri" style:use-window-font-color="true" fo:background-color="#FFFF00" fo:language="it" fo:country="IT"/>
    </style:style>
    <style:style style:name="T1678" style:parent-style-name="Car.predefinitoparagrafo" style:family="text">
      <style:text-properties style:font-name-asian="Calibri" style:use-window-font-color="true" fo:language="it" fo:country="IT"/>
    </style:style>
    <style:style style:name="T1679" style:parent-style-name="Car.predefinitoparagrafo" style:family="text">
      <style:text-properties style:font-name-asian="Calibri" style:use-window-font-color="true" fo:language="it" fo:country="IT"/>
    </style:style>
    <style:style style:name="T1680" style:parent-style-name="Car.predefinitoparagrafo" style:family="text">
      <style:text-properties style:font-name-asian="Calibri" style:use-window-font-color="true" fo:background-color="#FFFF00" fo:language="it" fo:country="IT"/>
    </style:style>
    <style:style style:name="T1681" style:parent-style-name="Car.predefinitoparagrafo" style:family="text">
      <style:text-properties style:font-name-asian="Calibri" style:use-window-font-color="true" fo:language="it" fo:country="IT"/>
    </style:style>
    <style:style style:name="T1682" style:parent-style-name="Car.predefinitoparagrafo" style:family="text">
      <style:text-properties style:font-name-asian="Calibri" style:use-window-font-color="true" fo:language="it" fo:country="IT"/>
    </style:style>
    <style:style style:name="T1683" style:parent-style-name="Car.predefinitoparagrafo" style:family="text">
      <style:text-properties style:font-name-asian="Calibri" style:use-window-font-color="true" fo:background-color="#FFFF00"/>
    </style:style>
    <style:style style:name="P1684" style:parent-style-name="Sottotitolo" style:family="paragraph">
      <style:paragraph-properties fo:text-indent="0.5in"/>
      <style:text-properties style:font-name-asian="Calibri" style:use-window-font-color="true"/>
    </style:style>
    <style:style style:name="P1685" style:parent-style-name="Sottotitolo" style:family="paragraph">
      <style:text-properties style:font-name-asian="Calibri" style:use-window-font-color="true"/>
    </style:style>
    <style:style style:name="P1686" style:parent-style-name="Sottotitolo" style:family="paragraph">
      <style:text-properties style:font-name-asian="Calibri" style:use-window-font-color="true"/>
    </style:style>
    <style:style style:name="P1687" style:parent-style-name="Normale" style:family="paragraph">
      <style:paragraph-properties fo:line-height="150%"/>
    </style:style>
    <style:style style:name="T1688" style:parent-style-name="Car.predefinitoparagrafo" style:family="text">
      <style:text-properties style:font-name-asian="Calibri" fo:language="it" fo:country="IT"/>
    </style:style>
    <style:style style:name="T1689" style:parent-style-name="Car.predefinitoparagrafo" style:family="text">
      <style:text-properties style:font-name-asian="Calibri" fo:language="it" fo:country="IT"/>
    </style:style>
    <style:style style:name="T1690" style:parent-style-name="Car.predefinitoparagrafo" style:family="text">
      <style:text-properties style:font-name-asian="Calibri" fo:language="it" fo:country="IT"/>
    </style:style>
    <style:style style:name="T1691" style:parent-style-name="Car.predefinitoparagrafo" style:family="text">
      <style:text-properties style:font-name-asian="Calibri" fo:font-style="italic" style:font-style-asian="italic" style:font-style-complex="italic" fo:language="it" fo:country="IT"/>
    </style:style>
    <style:style style:name="T1692" style:parent-style-name="Car.predefinitoparagrafo" style:family="text">
      <style:text-properties style:font-name-asian="Calibri" fo:language="it" fo:country="IT"/>
    </style:style>
    <style:style style:name="P1693" style:parent-style-name="Paragrafoelenco" style:list-style-name="LFO29" style:family="paragraph">
      <style:paragraph-properties fo:line-height="150%"/>
    </style:style>
    <style:style style:name="T1694" style:parent-style-name="Car.predefinitoparagrafo" style:family="text">
      <style:text-properties style:font-name-asian="Calibri" fo:font-weight="bold" style:font-weight-asian="bold" style:font-weight-complex="bold" fo:language="it" fo:country="IT"/>
    </style:style>
    <style:style style:name="T1695" style:parent-style-name="Car.predefinitoparagrafo" style:family="text">
      <style:text-properties style:font-name-asian="Calibri" fo:language="it" fo:country="IT"/>
    </style:style>
    <style:style style:name="P1696" style:parent-style-name="Paragrafoelenco" style:list-style-name="LFO29" style:family="paragraph">
      <style:paragraph-properties fo:line-height="150%"/>
    </style:style>
    <style:style style:name="T1697" style:parent-style-name="Car.predefinitoparagrafo" style:family="text">
      <style:text-properties style:font-name-asian="Calibri" fo:font-weight="bold" style:font-weight-asian="bold" style:font-weight-complex="bold" fo:language="it" fo:country="IT"/>
    </style:style>
    <style:style style:name="T1698" style:parent-style-name="Car.predefinitoparagrafo" style:family="text">
      <style:text-properties style:font-name-asian="Calibri" fo:font-weight="bold" style:font-weight-asian="bold" style:font-weight-complex="bold" fo:language="it" fo:country="IT"/>
    </style:style>
    <style:style style:name="T1699" style:parent-style-name="Car.predefinitoparagrafo" style:family="text">
      <style:text-properties style:font-name-asian="Calibri" fo:language="it" fo:country="IT"/>
    </style:style>
    <style:style style:name="T1700" style:parent-style-name="Car.predefinitoparagrafo" style:family="text">
      <style:text-properties style:font-name-asian="Calibri" fo:font-weight="bold" style:font-weight-asian="bold" style:font-weight-complex="bold" fo:language="it" fo:country="IT"/>
    </style:style>
    <style:style style:name="T1701" style:parent-style-name="Car.predefinitoparagrafo" style:family="text">
      <style:text-properties style:font-name-asian="Calibri" fo:language="it" fo:country="IT"/>
    </style:style>
    <style:style style:name="P1702" style:parent-style-name="Paragrafoelenco" style:list-style-name="LFO30" style:family="paragraph">
      <style:paragraph-properties fo:line-height="150%"/>
    </style:style>
    <style:style style:name="T1703" style:parent-style-name="Car.predefinitoparagrafo" style:family="text">
      <style:text-properties style:font-name-asian="Calibri" fo:language="it" fo:country="IT"/>
    </style:style>
    <style:style style:name="T1704" style:parent-style-name="Car.predefinitoparagrafo" style:family="text">
      <style:text-properties style:font-name-asian="Calibri" fo:font-weight="bold" style:font-weight-asian="bold" style:font-weight-complex="bold" fo:language="it" fo:country="IT"/>
    </style:style>
    <style:style style:name="T1705" style:parent-style-name="Car.predefinitoparagrafo" style:family="text">
      <style:text-properties style:font-name-asian="Calibri" fo:language="it" fo:country="IT"/>
    </style:style>
    <style:style style:name="P1706" style:parent-style-name="Paragrafoelenco" style:list-style-name="LFO30" style:family="paragraph">
      <style:paragraph-properties fo:line-height="150%"/>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asian="Calibri" fo:font-weight="bold" style:font-weight-asian="bold" style:font-weight-complex="bold" fo:language="it" fo:country="IT"/>
    </style:style>
    <style:style style:name="T1709" style:parent-style-name="Car.predefinitoparagrafo" style:family="text">
      <style:text-properties style:font-name-asian="Calibri" fo:language="it" fo:country="IT"/>
    </style:style>
    <style:style style:name="P1710" style:parent-style-name="Normale" style:family="paragraph">
      <style:paragraph-properties fo:line-height="150%"/>
      <style:text-properties fo:language="it" fo:country="IT"/>
    </style:style>
    <style:style style:name="P1711" style:parent-style-name="Sottotitolo" style:family="paragraph">
      <style:text-properties style:font-name-asian="Calibri" style:use-window-font-color="true"/>
    </style:style>
    <style:style style:name="P1712" style:parent-style-name="Sottotitolo" style:family="paragraph">
      <style:text-properties style:font-name-asian="Calibri" style:use-window-font-color="true"/>
    </style:style>
    <style:style style:name="P1713" style:parent-style-name="Sottotitolo" style:list-style-name="LFO31" style:family="paragraph"/>
    <style:style style:name="T1714" style:parent-style-name="Car.predefinitoparagrafo" style:family="text">
      <style:text-properties style:font-name-asian="Calibri" style:use-window-font-color="true" fo:language="it" fo:country="IT"/>
    </style:style>
    <style:style style:name="T1715" style:parent-style-name="Car.predefinitoparagrafo" style:family="text">
      <style:text-properties style:font-name="Wingdings" style:font-name-asian="Wingdings" style:font-name-complex="Wingdings" style:use-window-font-color="true" fo:language="it" fo:country="IT"/>
    </style:style>
    <style:style style:name="P1716" style:parent-style-name="Sottotitolo" style:family="paragraph">
      <style:text-properties style:font-name-asian="Calibri" style:use-window-font-color="true"/>
    </style:style>
    <style:style style:name="P1717" style:parent-style-name="Sottotitolo" style:list-style-name="LFO31" style:family="paragraph"/>
    <style:style style:name="T1718" style:parent-style-name="Car.predefinitoparagrafo" style:family="text">
      <style:text-properties style:font-name-asian="Calibri" style:use-window-font-color="true" fo:language="it" fo:country="IT"/>
    </style:style>
    <style:style style:name="T1719" style:parent-style-name="Car.predefinitoparagrafo" style:family="text">
      <style:text-properties style:font-name="Wingdings" style:font-name-asian="Wingdings" style:font-name-complex="Wingdings" style:use-window-font-color="true" fo:language="it" fo:country="IT"/>
    </style:style>
    <style:style style:name="P1720" style:parent-style-name="Sottotitolo" style:family="paragraph">
      <style:text-properties style:font-name-asian="Calibri" style:use-window-font-color="true" fo:language="it" fo:country="IT"/>
    </style:style>
    <style:style style:name="P1721" style:parent-style-name="Sottotitolo" style:list-style-name="LFO31" style:family="paragraph"/>
    <style:style style:name="T1722" style:parent-style-name="Car.predefinitoparagrafo" style:family="text">
      <style:text-properties style:font-name-asian="Calibri" style:use-window-font-color="true" fo:language="it" fo:country="IT"/>
    </style:style>
    <style:style style:name="T1723" style:parent-style-name="Car.predefinitoparagrafo" style:family="text">
      <style:text-properties style:font-name="Wingdings" style:font-name-asian="Wingdings" style:font-name-complex="Wingdings" style:use-window-font-color="true" fo:language="it" fo:country="IT"/>
    </style:style>
    <style:style style:name="P1724" style:parent-style-name="Normale" style:family="paragraph">
      <style:paragraph-properties fo:line-height="150%"/>
      <style:text-properties fo:language="it" fo:country="IT"/>
    </style:style>
    <style:style style:name="P1725" style:parent-style-name="Paragrafoelenco" style:list-style-name="LFO32" style:family="paragraph">
      <style:paragraph-properties fo:line-height="150%"/>
      <style:text-properties fo:language="it" fo:country="IT"/>
    </style:style>
    <style:style style:name="P1726" style:parent-style-name="Paragrafoelenco" style:list-style-name="LFO32" style:family="paragraph">
      <style:paragraph-properties fo:line-height="150%"/>
      <style:text-properties fo:language="it" fo:country="IT"/>
    </style:style>
    <style:style style:name="P1727" style:parent-style-name="Paragrafoelenco" style:list-style-name="LFO32" style:family="paragraph">
      <style:paragraph-properties fo:line-height="150%"/>
      <style:text-properties fo:language="it" fo:country="IT"/>
    </style:style>
    <style:style style:name="P1728" style:parent-style-name="Normale" style:family="paragraph">
      <style:paragraph-properties fo:line-height="150%"/>
      <style:text-properties fo:language="it" fo:country="IT"/>
    </style:style>
    <style:style style:name="P1729" style:parent-style-name="Titolo2" style:list-style-name="LFO1" style:family="paragraph">
      <style:text-properties fo:language="it" fo:country="IT"/>
    </style:style>
    <style:style style:name="P1730" style:parent-style-name="Normale" style:family="paragraph">
      <style:paragraph-properties fo:line-height="150%"/>
      <style:text-properties fo:language="it" fo:country="IT"/>
    </style:style>
    <style:style style:name="P1731" style:parent-style-name="Sottotitolo" style:list-style-name="LFO1" style:family="paragraph">
      <style:text-properties fo:language="it" fo:country="IT"/>
    </style:style>
    <style:style style:name="T1732" style:parent-style-name="Car.predefinitoparagrafo" style:family="text">
      <style:text-properties fo:language="it" fo:country="IT"/>
    </style:style>
    <style:style style:name="T1733" style:parent-style-name="Car.predefinitoparagrafo" style:family="text">
      <style:text-properties style:font-name="Wingdings" style:font-name-asian="Wingdings" style:font-name-complex="Wingdings" fo:language="it" fo:country="IT"/>
    </style:style>
    <style:style style:name="T1734" style:parent-style-name="Car.predefinitoparagrafo" style:family="text">
      <style:text-properties fo:language="it" fo:country="IT"/>
    </style:style>
    <style:style style:name="T1735" style:parent-style-name="Car.predefinitoparagrafo" style:family="text">
      <style:text-properties fo:language="it" fo:country="IT"/>
    </style:style>
    <style:style style:name="P1736" style:parent-style-name="Normale" style:family="paragraph">
      <style:text-properties fo:font-size="9pt" style:font-size-asian="9pt" style:font-size-complex="9pt" fo:language="it" fo:country="IT"/>
    </style:style>
    <style:style style:name="P1737" style:parent-style-name="Normale" style:family="paragraph">
      <style:text-properties fo:font-size="9pt" style:font-size-asian="9pt" style:font-size-complex="9pt" fo:language="it" fo:country="IT"/>
    </style:style>
    <style:style style:name="P1738" style:parent-style-name="Normale" style:family="paragraph">
      <style:text-properties fo:font-size="9pt" style:font-size-asian="9pt" style:font-size-complex="9pt" fo:language="it" fo:country="IT"/>
    </style:style>
    <style:style style:name="P1739" style:parent-style-name="Normale" style:family="paragraph">
      <style:text-properties fo:font-size="9pt" style:font-size-asian="9pt" style:font-size-complex="9pt" fo:language="it" fo:country="IT"/>
    </style:style>
    <style:style style:name="P1740" style:parent-style-name="Normale" style:family="paragraph">
      <style:text-properties fo:font-size="9pt" style:font-size-asian="9pt" style:font-size-complex="9pt" fo:language="it" fo:country="IT"/>
    </style:style>
    <style:style style:name="T1741" style:parent-style-name="Car.predefinitoparagrafo" style:family="text">
      <style:text-properties fo:font-size="9pt" style:font-size-asian="9pt" style:font-size-complex="9pt" fo:language="it" fo:country="IT"/>
    </style:style>
    <style:style style:name="T1742" style:parent-style-name="Car.predefinitoparagrafo" style:family="text">
      <style:text-properties fo:font-size="10pt" style:font-size-asian="10pt" style:font-size-complex="10pt" fo:language="it" fo:country="IT"/>
    </style:style>
    <style:style style:name="T1743"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44" style:parent-style-name="Car.predefinitoparagrafo" style:family="text">
      <style:text-properties fo:font-size="10pt" style:font-size-asian="10pt" style:font-size-complex="10pt" fo:language="it" fo:country="IT"/>
    </style:style>
    <style:style style:name="T1745" style:parent-style-name="Car.predefinitoparagrafo" style:family="text">
      <style:text-properties fo:font-size="10pt" style:font-size-asian="10pt" style:font-size-complex="10pt" fo:language="it" fo:country="IT"/>
    </style:style>
    <style:style style:name="T1746" style:parent-style-name="Car.predefinitoparagrafo" style:family="text">
      <style:text-properties fo:font-size="9pt" style:font-size-asian="9pt" style:font-size-complex="9pt" fo:language="it" fo:country="IT"/>
    </style:style>
    <style:style style:name="T1747" style:parent-style-name="Car.predefinitoparagrafo" style:family="text">
      <style:text-properties fo:font-size="9pt" style:font-size-asian="9pt" style:font-size-complex="9pt" fo:language="it" fo:country="IT"/>
    </style:style>
    <style:style style:name="T1748" style:parent-style-name="Car.predefinitoparagrafo" style:family="text">
      <style:text-properties fo:font-size="9pt" style:font-size-asian="9pt" style:font-size-complex="9pt" fo:language="it" fo:country="IT"/>
    </style:style>
    <style:style style:name="T1749" style:parent-style-name="Car.predefinitoparagrafo" style:family="text">
      <style:text-properties fo:font-size="9pt" style:font-size-asian="9pt" style:font-size-complex="9pt" fo:background-color="#FFFF00" fo:language="it" fo:country="IT"/>
    </style:style>
    <style:style style:name="T1750" style:parent-style-name="Car.predefinitoparagrafo" style:family="text">
      <style:text-properties fo:font-size="9pt" style:font-size-asian="9pt" style:font-size-complex="9pt" fo:background-color="#FFFF00" fo:language="it" fo:country="IT"/>
    </style:style>
    <style:style style:name="P1751" style:parent-style-name="Normale" style:family="paragraph">
      <style:text-properties fo:font-size="9pt" style:font-size-asian="9pt" style:font-size-complex="9pt" fo:background-color="#00FF00" fo:language="it" fo:country="IT"/>
    </style:style>
    <style:style style:name="T1752" style:parent-style-name="Car.predefinitoparagrafo" style:family="text">
      <style:text-properties fo:font-size="9pt" style:font-size-asian="9pt" style:font-size-complex="9pt" fo:language="it" fo:country="IT"/>
    </style:style>
    <style:style style:name="P1753" style:parent-style-name="Normale" style:family="paragraph">
      <style:text-properties fo:font-size="9pt" style:font-size-asian="9pt" style:font-size-complex="9pt" fo:language="it" fo:country="IT"/>
    </style:style>
    <style:style style:name="T1754" style:parent-style-name="Car.predefinitoparagrafo" style:family="text">
      <style:text-properties fo:font-size="9pt" style:font-size-asian="9pt" style:font-size-complex="9pt" fo:background-color="#00FF00" fo:language="it" fo:country="IT"/>
    </style:style>
    <style:style style:name="P1755" style:parent-style-name="Normale" style:family="paragraph">
      <style:text-properties fo:font-size="9pt" style:font-size-asian="9pt" style:font-size-complex="9pt" fo:background-color="#FF0000" fo:language="it" fo:country="IT"/>
    </style:style>
    <style:style style:name="P1756" style:parent-style-name="Normale" style:family="paragraph">
      <style:text-properties fo:font-size="9pt" style:font-size-asian="9pt" style:font-size-complex="9pt" fo:background-color="#FF0000" fo:language="it" fo:country="IT"/>
    </style:style>
    <style:style style:name="T1757" style:parent-style-name="Car.predefinitoparagrafo" style:family="text">
      <style:text-properties fo:font-size="9pt" style:font-size-asian="9pt" style:font-size-complex="9pt" fo:background-color="#FF0000" fo:language="it" fo:country="IT"/>
    </style:style>
    <style:style style:name="T1758" style:parent-style-name="Car.predefinitoparagrafo" style:family="text">
      <style:text-properties fo:font-size="9pt" style:font-size-asian="9pt" style:font-size-complex="9pt" fo:background-color="#00FF00" fo:language="it" fo:country="IT"/>
    </style:style>
    <style:style style:name="P1759" style:parent-style-name="Normale" style:family="paragraph">
      <style:text-properties fo:font-size="11pt" style:font-size-asian="11pt" fo:language="it" fo:country="IT"/>
    </style:style>
    <style:style style:name="T1760" style:parent-style-name="Car.predefinitoparagrafo" style:family="text">
      <style:text-properties fo:font-size="9pt" style:font-size-asian="9pt" style:font-size-complex="9pt" fo:background-color="#FFFF00" fo:language="it" fo:country="IT"/>
    </style:style>
    <style:style style:name="T1761" style:parent-style-name="Car.predefinitoparagrafo" style:family="text">
      <style:text-properties fo:font-size="9pt" style:font-size-asian="9pt" style:font-size-complex="9pt" fo:background-color="#FFFF00" fo:language="it" fo:country="IT"/>
    </style:style>
    <style:style style:name="P1762" style:parent-style-name="Normale" style:family="paragraph">
      <style:text-properties fo:font-size="9pt" style:font-size-asian="9pt" style:font-size-complex="9pt" fo:background-color="#00FF00" fo:language="it" fo:country="IT"/>
    </style:style>
    <style:style style:name="T1763" style:parent-style-name="Car.predefinitoparagrafo" style:family="text">
      <style:text-properties fo:font-size="9pt" style:font-size-asian="9pt" style:font-size-complex="9pt" fo:background-color="#00FF00" fo:language="it" fo:country="IT"/>
    </style:style>
    <style:style style:name="P1764" style:parent-style-name="Normale" style:family="paragraph">
      <style:text-properties fo:font-size="9pt" style:font-size-asian="9pt" style:font-size-complex="9pt" fo:background-color="#00FFFF" fo:language="it" fo:country="IT"/>
    </style:style>
    <style:style style:name="T1765" style:parent-style-name="Car.predefinitoparagrafo" style:family="text">
      <style:text-properties fo:font-size="9pt" style:font-size-asian="9pt" style:font-size-complex="9pt" fo:background-color="#00FF00" fo:language="it" fo:country="IT"/>
    </style:style>
    <style:style style:name="P1766" style:parent-style-name="Normale" style:family="paragraph">
      <style:text-properties fo:font-size="11pt" style:font-size-asian="11pt" fo:language="it" fo:country="IT"/>
    </style:style>
    <style:style style:name="T1767" style:parent-style-name="Car.predefinitoparagrafo" style:family="text">
      <style:text-properties fo:font-size="9pt" style:font-size-asian="9pt" style:font-size-complex="9pt" fo:background-color="#00FFFF" fo:language="it" fo:country="IT"/>
    </style:style>
    <style:style style:name="P1768" style:parent-style-name="Normale" style:family="paragraph">
      <style:text-properties fo:font-size="9pt" style:font-size-asian="9pt" style:font-size-complex="9pt" fo:background-color="#00FFFF" fo:language="it" fo:country="IT"/>
    </style:style>
    <style:style style:name="P1769" style:parent-style-name="Normale" style:family="paragraph">
      <style:text-properties fo:font-size="9pt" style:font-size-asian="9pt" style:font-size-complex="9pt" fo:background-color="#00FFFF" fo:language="it" fo:country="IT"/>
    </style:style>
    <style:style style:name="P1770" style:parent-style-name="Normale" style:family="paragraph">
      <style:text-properties fo:font-size="9pt" style:font-size-asian="9pt" style:font-size-complex="9pt" fo:background-color="#00FFFF" fo:language="it" fo:country="IT"/>
    </style:style>
    <style:style style:name="T1771" style:parent-style-name="Car.predefinitoparagrafo" style:family="text">
      <style:text-properties fo:font-size="9pt" style:font-size-asian="9pt" style:font-size-complex="9pt" fo:background-color="#00FFFF" fo:language="it" fo:country="IT"/>
    </style:style>
    <style:style style:name="T1772" style:parent-style-name="Car.predefinitoparagrafo" style:family="text">
      <style:text-properties fo:font-size="9pt" style:font-size-asian="9pt" style:font-size-complex="9pt" fo:background-color="#00FF00" fo:language="it" fo:country="IT"/>
    </style:style>
    <style:style style:name="P1773" style:parent-style-name="Normale" style:family="paragraph">
      <style:text-properties fo:font-size="11pt" style:font-size-asian="11pt" fo:language="it" fo:country="IT"/>
    </style:style>
    <style:style style:name="T1774" style:parent-style-name="Car.predefinitoparagrafo" style:family="text">
      <style:text-properties fo:font-size="9pt" style:font-size-asian="9pt" style:font-size-complex="9pt" fo:background-color="#FFFF00" fo:language="it" fo:country="IT"/>
    </style:style>
    <style:style style:name="P1775" style:parent-style-name="Normale" style:family="paragraph">
      <style:text-properties fo:font-size="9pt" style:font-size-asian="9pt" style:font-size-complex="9pt" fo:background-color="#FFFF00" fo:language="it" fo:country="IT"/>
    </style:style>
    <style:style style:name="T1776" style:parent-style-name="Car.predefinitoparagrafo" style:family="text">
      <style:text-properties fo:font-size="9pt" style:font-size-asian="9pt" style:font-size-complex="9pt" fo:background-color="#FFFF00" fo:language="it" fo:country="IT"/>
    </style:style>
    <style:style style:name="P1777" style:parent-style-name="Normale" style:family="paragraph">
      <style:text-properties fo:font-size="9pt" style:font-size-asian="9pt" style:font-size-complex="9pt" fo:background-color="#00FF00" fo:language="it" fo:country="IT"/>
    </style:style>
    <style:style style:name="T1778" style:parent-style-name="Car.predefinitoparagrafo" style:family="text">
      <style:text-properties fo:font-size="9pt" style:font-size-asian="9pt" style:font-size-complex="9pt" fo:background-color="#00FF00" fo:language="it" fo:country="IT"/>
    </style:style>
    <style:style style:name="P1779" style:parent-style-name="Normale" style:family="paragraph">
      <style:text-properties fo:font-size="9pt" style:font-size-asian="9pt" style:font-size-complex="9pt" fo:background-color="#FFFF00" fo:language="it" fo:country="IT"/>
    </style:style>
    <style:style style:name="P1780" style:parent-style-name="Normale" style:family="paragraph">
      <style:text-properties fo:font-size="9pt" style:font-size-asian="9pt" style:font-size-complex="9pt" fo:background-color="#FFFF00" fo:language="it" fo:country="IT"/>
    </style:style>
    <style:style style:name="T1781" style:parent-style-name="Car.predefinitoparagrafo" style:family="text">
      <style:text-properties fo:font-size="9pt" style:font-size-asian="9pt" style:font-size-complex="9pt" fo:background-color="#FF00FF" fo:language="it" fo:country="IT"/>
    </style:style>
    <style:style style:name="T1782" style:parent-style-name="Car.predefinitoparagrafo" style:family="text">
      <style:text-properties fo:font-size="10pt" style:font-size-asian="10pt" style:font-size-complex="10pt" fo:language="it" fo:country="IT"/>
    </style:style>
    <style:style style:name="T1783" style:parent-style-name="Car.predefinitoparagrafo" style:family="text">
      <style:text-properties fo:font-size="10pt" style:font-size-asian="10pt" style:font-size-complex="10pt" fo:language="it" fo:country="IT"/>
    </style:style>
    <style:style style:name="T1784" style:parent-style-name="Car.predefinitoparagrafo" style:family="text">
      <style:text-properties fo:font-size="10pt" style:font-size-asian="10pt" style:font-size-complex="10pt" fo:language="it" fo:country="IT"/>
    </style:style>
    <style:style style:name="T1785" style:parent-style-name="Car.predefinitoparagrafo" style:family="text">
      <style:text-properties fo:font-size="10pt" style:font-size-asian="10pt" style:font-size-complex="10pt" fo:language="it" fo:country="IT"/>
    </style:style>
    <style:style style:name="T1786" style:parent-style-name="Car.predefinitoparagrafo" style:family="text">
      <style:text-properties fo:font-size="10pt" style:font-size-asian="10pt" style:font-size-complex="10pt" fo:language="it" fo:country="IT"/>
    </style:style>
    <style:style style:name="T1787" style:parent-style-name="Car.predefinitoparagrafo" style:family="text">
      <style:text-properties fo:font-size="10pt" style:font-size-asian="10pt" style:font-size-complex="10pt" fo:language="it" fo:country="IT"/>
    </style:style>
    <style:style style:name="T1788" style:parent-style-name="Car.predefinitoparagrafo" style:family="text">
      <style:text-properties style:font-name="Wingdings" style:font-name-asian="Wingdings" style:font-name-complex="Wingdings" fo:font-size="10pt" style:font-size-asian="10pt" style:font-size-complex="10pt" fo:language="it" fo:country="IT"/>
    </style:style>
    <style:style style:name="T1789" style:parent-style-name="Car.predefinitoparagrafo" style:family="text">
      <style:text-properties fo:font-size="10pt" style:font-size-asian="10pt" style:font-size-complex="10pt" fo:language="it" fo:country="IT"/>
    </style:style>
    <style:style style:name="T1790" style:parent-style-name="Car.predefinitoparagrafo" style:family="text">
      <style:text-properties fo:font-size="9pt" style:font-size-asian="9pt" style:font-size-complex="9pt" fo:background-color="#FFFF00" fo:language="it" fo:country="IT"/>
    </style:style>
    <style:style style:name="T1791" style:parent-style-name="Car.predefinitoparagrafo" style:family="text">
      <style:text-properties fo:font-size="9pt" style:font-size-asian="9pt" style:font-size-complex="9pt" fo:language="it" fo:country="IT"/>
    </style:style>
    <style:style style:name="T1792" style:parent-style-name="Car.predefinitoparagrafo" style:family="text">
      <style:text-properties fo:font-size="9pt" style:font-size-asian="9pt" style:font-size-complex="9pt" fo:background-color="#FFFF00" fo:language="it" fo:country="IT"/>
    </style:style>
    <style:style style:name="P1793" style:parent-style-name="Normale" style:family="paragraph">
      <style:text-properties fo:font-size="9pt" style:font-size-asian="9pt" style:font-size-complex="9pt" fo:background-color="#FF0000" fo:language="it" fo:country="IT"/>
    </style:style>
    <style:style style:name="P1794" style:parent-style-name="Normale" style:family="paragraph">
      <style:text-properties fo:font-size="9pt" style:font-size-asian="9pt" style:font-size-complex="9pt" fo:background-color="#FF00FF" fo:language="it" fo:country="IT"/>
    </style:style>
    <style:style style:name="T1795" style:parent-style-name="Car.predefinitoparagrafo" style:family="text">
      <style:text-properties fo:font-size="9pt" style:font-size-asian="9pt" style:font-size-complex="9pt" fo:background-color="#FF00FF" fo:language="it" fo:country="IT"/>
    </style:style>
    <style:style style:name="T1796" style:parent-style-name="Car.predefinitoparagrafo" style:family="text">
      <style:text-properties fo:font-size="9pt" style:font-size-asian="9pt" style:font-size-complex="9pt" fo:background-color="#00FF00" fo:language="it" fo:country="IT"/>
    </style:style>
    <style:style style:name="T1797" style:parent-style-name="Car.predefinitoparagrafo" style:family="text">
      <style:text-properties fo:font-size="9pt" style:font-size-asian="9pt" style:font-size-complex="9pt" fo:background-color="#00FF00" fo:language="it" fo:country="IT"/>
    </style:style>
    <style:style style:name="T1798" style:parent-style-name="Car.predefinitoparagrafo" style:family="text">
      <style:text-properties fo:font-size="9pt" style:font-size-asian="9pt" style:font-size-complex="9pt" fo:background-color="#FFFF00" fo:language="it" fo:country="IT"/>
    </style:style>
    <style:style style:name="T1799" style:parent-style-name="Car.predefinitoparagrafo" style:family="text">
      <style:text-properties fo:font-size="9pt" style:font-size-asian="9pt" style:font-size-complex="9pt" fo:background-color="#FF00FF" fo:language="it" fo:country="IT"/>
    </style:style>
    <style:style style:name="P1800" style:parent-style-name="Normale" style:family="paragraph">
      <style:text-properties fo:font-size="10pt" style:font-size-asian="10pt" style:font-size-complex="10pt" fo:language="it" fo:country="IT"/>
    </style:style>
    <style:style style:name="T1801" style:parent-style-name="Car.predefinitoparagrafo" style:family="text">
      <style:text-properties fo:font-size="9pt" style:font-size-asian="9pt" style:font-size-complex="9pt" fo:background-color="#FF0000" fo:language="it" fo:country="IT"/>
    </style:style>
    <style:style style:name="P1802" style:parent-style-name="Normale" style:family="paragraph">
      <style:text-properties fo:font-size="9pt" style:font-size-asian="9pt" style:font-size-complex="9pt" fo:background-color="#FF00FF" fo:language="it" fo:country="IT"/>
    </style:style>
    <style:style style:name="T1803" style:parent-style-name="Car.predefinitoparagrafo" style:family="text">
      <style:text-properties fo:font-size="9pt" style:font-size-asian="9pt" style:font-size-complex="9pt" fo:background-color="#FF00FF" fo:language="it" fo:country="IT"/>
    </style:style>
    <style:style style:name="T1804" style:parent-style-name="Car.predefinitoparagrafo" style:family="text">
      <style:text-properties fo:font-size="9pt" style:font-size-asian="9pt" style:font-size-complex="9pt" fo:background-color="#FFFF00" fo:language="it" fo:country="IT"/>
    </style:style>
    <style:style style:name="P1805" style:parent-style-name="Normale" style:family="paragraph">
      <style:text-properties fo:language="it" fo:country="IT"/>
    </style:style>
    <style:style style:name="T1806" style:parent-style-name="Car.predefinitoparagrafo" style:family="text">
      <style:text-properties fo:font-size="9pt" style:font-size-asian="9pt" style:font-size-complex="9pt" fo:background-color="#FFFF00" fo:language="it" fo:country="IT"/>
    </style:style>
    <style:style style:name="P1807" style:parent-style-name="Normale" style:family="paragraph">
      <style:text-properties fo:font-size="9pt" style:font-size-asian="9pt" style:font-size-complex="9pt" fo:background-color="#FFFF00" fo:language="it" fo:country="IT"/>
    </style:style>
    <style:style style:name="P1808" style:parent-style-name="Normale" style:family="paragraph">
      <style:text-properties fo:font-size="9pt" style:font-size-asian="9pt" style:font-size-complex="9pt" fo:background-color="#FFFF00" fo:language="it" fo:country="IT"/>
    </style:style>
    <style:style style:name="P1809" style:parent-style-name="Normale" style:family="paragraph">
      <style:text-properties fo:font-size="9pt" style:font-size-asian="9pt" style:font-size-complex="9pt" fo:background-color="#FFFF00" fo:language="it" fo:country="IT"/>
    </style:style>
    <style:style style:name="P1810" style:parent-style-name="Normale" style:family="paragraph">
      <style:text-properties fo:font-size="9pt" style:font-size-asian="9pt" style:font-size-complex="9pt" fo:background-color="#FFFF00" fo:language="it" fo:country="IT"/>
    </style:style>
    <style:style style:name="T1811" style:parent-style-name="Car.predefinitoparagrafo" style:family="text">
      <style:text-properties fo:font-size="9pt" style:font-size-asian="9pt" style:font-size-complex="9pt" fo:background-color="#FFFF00" fo:language="it" fo:country="IT"/>
    </style:style>
    <style:style style:name="P1812" style:parent-style-name="Titolo1" style:family="paragraph">
      <style:paragraph-properties fo:break-before="page"/>
      <style:text-properties fo:language="it" fo:country="IT"/>
    </style:style>
    <style:style style:name="P1813"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4"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5"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6" style:parent-style-name="Paragrafoelenco" style:list-style-name="LFO33"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817" style:parent-style-name="Titolo2" style:list-style-name="LFO33" style:family="paragraph">
      <style:text-properties fo:language="it" fo:country="IT"/>
    </style:style>
    <style:style style:name="P1818" style:parent-style-name="Normale" style:family="paragraph">
      <style:paragraph-properties fo:line-height="150%"/>
    </style:style>
    <style:style style:name="T1819" style:parent-style-name="Car.predefinitoparagrafo" style:family="text">
      <style:text-properties fo:language="it" fo:country="IT"/>
    </style:style>
    <style:style style:name="T1820" style:parent-style-name="Car.predefinitoparagrafo" style:family="text">
      <style:text-properties fo:language="it" fo:country="IT"/>
    </style:style>
    <style:style style:name="T1821" style:parent-style-name="Car.predefinitoparagrafo" style:family="text">
      <style:text-properties fo:font-style="italic" style:font-style-asian="italic" style:font-style-complex="italic" fo:language="it" fo:country="IT"/>
    </style:style>
    <style:style style:name="T1822" style:parent-style-name="Car.predefinitoparagrafo" style:family="text">
      <style:text-properties fo:language="it" fo:country="IT"/>
    </style:style>
    <style:style style:name="P1823" style:parent-style-name="Normale" style:family="paragraph">
      <style:paragraph-properties fo:line-height="150%"/>
      <style:text-properties fo:language="it" fo:country="IT"/>
    </style:style>
    <style:style style:name="P1824" style:parent-style-name="Paragrafoelenco" style:list-style-name="LFO9" style:family="paragraph">
      <style:paragraph-properties fo:line-height="150%"/>
      <style:text-properties fo:language="it" fo:country="IT"/>
    </style:style>
    <style:style style:name="P1825" style:parent-style-name="Paragrafoelenco" style:list-style-name="LFO9" style:family="paragraph">
      <style:paragraph-properties fo:line-height="150%"/>
      <style:text-properties fo:language="it" fo:country="IT"/>
    </style:style>
    <style:style style:name="P1826" style:parent-style-name="Normale" style:family="paragraph">
      <style:paragraph-properties fo:line-height="150%"/>
    </style:style>
    <style:style style:name="T1827" style:parent-style-name="Car.predefinitoparagrafo" style:family="text">
      <style:text-properties fo:language="it" fo:country="IT"/>
    </style:style>
    <style:style style:name="T1828" style:parent-style-name="Car.predefinitoparagrafo" style:family="text">
      <style:text-properties fo:font-style="italic" style:font-style-asian="italic" style:font-style-complex="italic" fo:language="it" fo:country="IT"/>
    </style:style>
    <style:style style:name="T1829" style:parent-style-name="Car.predefinitoparagrafo" style:family="text">
      <style:text-properties fo:language="it" fo:country="IT"/>
    </style:style>
    <style:style style:name="T1830" style:parent-style-name="Car.predefinitoparagrafo" style:family="text">
      <style:text-properties fo:font-style="italic" style:font-style-asian="italic" style:font-style-complex="italic" fo:language="it" fo:country="IT"/>
    </style:style>
    <style:style style:name="T1831" style:parent-style-name="Car.predefinitoparagrafo" style:family="text">
      <style:text-properties fo:language="it" fo:country="IT"/>
    </style:style>
    <style:style style:name="T1832" style:parent-style-name="Car.predefinitoparagrafo" style:family="text">
      <style:text-properties fo:language="it" fo:country="IT"/>
    </style:style>
    <style:style style:name="P1833" style:parent-style-name="Normale" style:family="paragraph">
      <style:paragraph-properties fo:line-height="150%"/>
    </style:style>
    <style:style style:name="T1834" style:parent-style-name="Car.predefinitoparagrafo" style:family="text">
      <style:text-properties fo:language="it" fo:country="IT"/>
    </style:style>
    <style:style style:name="T1835" style:parent-style-name="Car.predefinitoparagrafo" style:family="text">
      <style:text-properties fo:font-weight="bold" style:font-weight-asian="bold" style:font-weight-complex="bold" fo:language="it" fo:country="IT"/>
    </style:style>
    <style:style style:name="T1836" style:parent-style-name="Car.predefinitoparagrafo" style:family="text">
      <style:text-properties fo:language="it" fo:country="IT"/>
    </style:style>
    <style:style style:name="T1837" style:parent-style-name="Car.predefinitoparagrafo" style:family="text">
      <style:text-properties fo:font-weight="bold" style:font-weight-asian="bold" style:font-weight-complex="bold" fo:language="it" fo:country="IT"/>
    </style:style>
    <style:style style:name="T1838" style:parent-style-name="Car.predefinitoparagrafo" style:family="text">
      <style:text-properties fo:language="it" fo:country="IT"/>
    </style:style>
    <style:style style:name="T1839" style:parent-style-name="Car.predefinitoparagrafo" style:family="text">
      <style:text-properties fo:font-weight="bold" style:font-weight-asian="bold" style:font-weight-complex="bold" fo:language="it" fo:country="IT"/>
    </style:style>
    <style:style style:name="T1840" style:parent-style-name="Car.predefinitoparagrafo" style:family="text">
      <style:text-properties fo:language="it" fo:country="IT"/>
    </style:style>
    <style:style style:name="P1841" style:parent-style-name="Paragrafoelenco" style:list-style-name="LFO34" style:family="paragraph">
      <style:paragraph-properties fo:line-height="150%"/>
    </style:style>
    <style:style style:name="T1842" style:parent-style-name="Car.predefinitoparagrafo" style:family="text">
      <style:text-properties fo:language="it" fo:country="IT"/>
    </style:style>
    <style:style style:name="T1843" style:parent-style-name="Car.predefinitoparagrafo" style:family="text">
      <style:text-properties fo:font-weight="bold" style:font-weight-asian="bold" style:font-weight-complex="bold" fo:language="it" fo:country="IT"/>
    </style:style>
    <style:style style:name="T1844" style:parent-style-name="Car.predefinitoparagrafo" style:family="text">
      <style:text-properties fo:language="it" fo:country="IT"/>
    </style:style>
    <style:style style:name="T1845" style:parent-style-name="Car.predefinitoparagrafo" style:family="text">
      <style:text-properties fo:font-weight="bold" style:font-weight-asian="bold" style:font-weight-complex="bold" fo:language="it" fo:country="IT"/>
    </style:style>
    <style:style style:name="T1846" style:parent-style-name="Car.predefinitoparagrafo" style:family="text">
      <style:text-properties fo:language="it" fo:country="IT"/>
    </style:style>
    <style:style style:name="P1847" style:parent-style-name="Paragrafoelenco" style:list-style-name="LFO34" style:family="paragraph">
      <style:paragraph-properties fo:line-height="150%"/>
    </style:style>
    <style:style style:name="T1848" style:parent-style-name="Car.predefinitoparagrafo" style:family="text">
      <style:text-properties fo:language="it" fo:country="IT"/>
    </style:style>
    <style:style style:name="T1849" style:parent-style-name="Car.predefinitoparagrafo" style:family="text">
      <style:text-properties fo:language="it" fo:country="IT"/>
    </style:style>
    <style:style style:name="T1850" style:parent-style-name="Car.predefinitoparagrafo" style:family="text">
      <style:text-properties fo:font-weight="bold" style:font-weight-asian="bold" style:font-weight-complex="bold" fo:language="it" fo:country="IT"/>
    </style:style>
    <style:style style:name="T1851" style:parent-style-name="Car.predefinitoparagrafo" style:family="text">
      <style:text-properties fo:language="it" fo:country="IT"/>
    </style:style>
    <style:style style:name="P1852" style:parent-style-name="Normale" style:family="paragraph">
      <style:paragraph-properties fo:line-height="150%"/>
    </style:style>
    <style:style style:name="T1853" style:parent-style-name="Car.predefinitoparagrafo" style:family="text">
      <style:text-properties fo:language="it" fo:country="IT"/>
    </style:style>
    <style:style style:name="T1854" style:parent-style-name="Car.predefinitoparagrafo" style:family="text">
      <style:text-properties fo:font-weight="bold" style:font-weight-asian="bold" style:font-weight-complex="bold" fo:language="it" fo:country="IT"/>
    </style:style>
    <style:style style:name="T1855" style:parent-style-name="Car.predefinitoparagrafo" style:family="text">
      <style:text-properties fo:language="it" fo:country="IT"/>
    </style:style>
    <style:style style:name="P1856" style:parent-style-name="Normale" style:family="paragraph">
      <style:paragraph-properties fo:line-height="150%"/>
    </style:style>
    <style:style style:name="T1857" style:parent-style-name="Car.predefinitoparagrafo" style:family="text">
      <style:text-properties fo:language="it" fo:country="IT"/>
    </style:style>
    <style:style style:name="T1858" style:parent-style-name="Car.predefinitoparagrafo" style:family="text">
      <style:text-properties fo:language="it" fo:country="IT"/>
    </style:style>
    <style:style style:name="T1859" style:parent-style-name="Car.predefinitoparagrafo" style:family="text">
      <style:text-properties style:text-underline-type="single" style:text-underline-style="solid" style:text-underline-width="auto" style:text-underline-mode="continuous" fo:language="it" fo:country="IT"/>
    </style:style>
    <style:style style:name="T1860" style:parent-style-name="Car.predefinitoparagrafo" style:family="text">
      <style:text-properties fo:language="it" fo:country="IT"/>
    </style:style>
    <style:style style:name="T1861" style:parent-style-name="Car.predefinitoparagrafo" style:family="text">
      <style:text-properties fo:language="it" fo:country="IT"/>
    </style:style>
    <style:style style:name="T1862" style:parent-style-name="Car.predefinitoparagrafo" style:family="text">
      <style:text-properties fo:font-weight="bold" style:font-weight-asian="bold" style:font-weight-complex="bold" fo:language="it" fo:country="IT"/>
    </style:style>
    <style:style style:name="T1863" style:parent-style-name="Car.predefinitoparagrafo" style:family="text">
      <style:text-properties fo:font-weight="bold" style:font-weight-asian="bold" style:font-weight-complex="bold" fo:language="it" fo:country="IT"/>
    </style:style>
    <style:style style:name="T1864" style:parent-style-name="Car.predefinitoparagrafo" style:family="text">
      <style:text-properties fo:language="it" fo:country="IT"/>
    </style:style>
    <style:style style:name="P1865" style:parent-style-name="Paragrafoelenco" style:list-style-name="LFO35" style:family="paragraph">
      <style:paragraph-properties fo:line-height="150%"/>
      <style:text-properties fo:language="it" fo:country="IT"/>
    </style:style>
    <style:style style:name="P1866" style:parent-style-name="Paragrafoelenco" style:list-style-name="LFO35" style:family="paragraph">
      <style:paragraph-properties fo:line-height="150%"/>
      <style:text-properties fo:language="it" fo:country="IT"/>
    </style:style>
    <style:style style:name="P1867" style:parent-style-name="Paragrafoelenco" style:list-style-name="LFO35" style:family="paragraph">
      <style:paragraph-properties fo:line-height="150%"/>
      <style:text-properties fo:language="it" fo:country="IT"/>
    </style:style>
    <style:style style:name="P1868" style:parent-style-name="Normale" style:family="paragraph">
      <style:paragraph-properties fo:text-align="start" fo:line-height="150%"/>
      <style:text-properties fo:language="it" fo:country="IT"/>
    </style:style>
    <style:style style:name="P1869" style:parent-style-name="Paragrafoelenco" style:list-style-name="LFO36" style:family="paragraph">
      <style:paragraph-properties fo:line-height="150%"/>
    </style:style>
    <style:style style:name="T1870" style:parent-style-name="Car.predefinitoparagrafo" style:family="text">
      <style:text-properties fo:language="it" fo:country="IT"/>
    </style:style>
    <style:style style:name="T1871" style:parent-style-name="Car.predefinitoparagrafo" style:family="text">
      <style:text-properties fo:font-weight="bold" style:font-weight-asian="bold" style:font-weight-complex="bold" fo:language="it" fo:country="IT"/>
    </style:style>
    <style:style style:name="T1872" style:parent-style-name="Car.predefinitoparagrafo" style:family="text">
      <style:text-properties fo:language="it" fo:country="IT"/>
    </style:style>
    <style:style style:name="T1873" style:parent-style-name="Car.predefinitoparagrafo" style:family="text">
      <style:text-properties fo:font-style="italic" style:font-style-asian="italic" style:font-style-complex="italic" fo:language="it" fo:country="IT"/>
    </style:style>
    <style:style style:name="T1874" style:parent-style-name="Car.predefinitoparagrafo" style:family="text">
      <style:text-properties fo:font-style="italic" style:font-style-asian="italic" style:font-style-complex="italic" fo:language="it" fo:country="IT"/>
    </style:style>
    <style:style style:name="T1875" style:parent-style-name="Car.predefinitoparagrafo" style:family="text">
      <style:text-properties fo:language="it" fo:country="IT"/>
    </style:style>
    <style:style style:name="P1876" style:parent-style-name="Paragrafoelenco" style:list-style-name="LFO36" style:family="paragraph">
      <style:paragraph-properties fo:line-height="150%"/>
    </style:style>
    <style:style style:name="T1877" style:parent-style-name="Car.predefinitoparagrafo" style:family="text">
      <style:text-properties fo:language="it" fo:country="IT"/>
    </style:style>
    <style:style style:name="T1878" style:parent-style-name="Car.predefinitoparagrafo" style:family="text">
      <style:text-properties fo:font-weight="bold" style:font-weight-asian="bold" style:font-weight-complex="bold" fo:language="it" fo:country="IT"/>
    </style:style>
    <style:style style:name="T1879" style:parent-style-name="Car.predefinitoparagrafo" style:family="text">
      <style:text-properties fo:language="it" fo:country="IT"/>
    </style:style>
    <style:style style:name="T1880" style:parent-style-name="Car.predefinitoparagrafo" style:family="text">
      <style:text-properties fo:font-style="italic" style:font-style-asian="italic" style:font-style-complex="italic" fo:language="it" fo:country="IT"/>
    </style:style>
    <style:style style:name="T1881" style:parent-style-name="Car.predefinitoparagrafo" style:family="text">
      <style:text-properties fo:language="it" fo:country="IT"/>
    </style:style>
    <style:style style:name="T1882" style:parent-style-name="Car.predefinitoparagrafo" style:family="text">
      <style:text-properties fo:font-style="italic" style:font-style-asian="italic" style:font-style-complex="italic" fo:language="it" fo:country="IT"/>
    </style:style>
    <style:style style:name="P1883" style:parent-style-name="Normale" style:family="paragraph">
      <style:paragraph-properties fo:line-height="150%"/>
      <style:text-properties fo:language="it" fo:country="IT"/>
    </style:style>
    <style:style style:name="P1884" style:parent-style-name="Paragrafoelenco" style:list-style-name="LFO37" style:family="paragraph">
      <style:paragraph-properties fo:line-height="150%"/>
    </style:style>
    <style:style style:name="T1885" style:parent-style-name="Car.predefinitoparagrafo" style:family="text">
      <style:text-properties fo:language="it" fo:country="IT"/>
    </style:style>
    <style:style style:name="T1886" style:parent-style-name="Car.predefinitoparagrafo" style:family="text">
      <style:text-properties fo:font-style="italic" style:font-style-asian="italic" style:font-style-complex="italic" fo:language="it" fo:country="IT"/>
    </style:style>
    <style:style style:name="T1887" style:parent-style-name="Car.predefinitoparagrafo" style:family="text">
      <style:text-properties fo:language="it" fo:country="IT"/>
    </style:style>
    <style:style style:name="T1888" style:parent-style-name="Car.predefinitoparagrafo" style:family="text">
      <style:text-properties fo:language="it" fo:country="IT"/>
    </style:style>
    <style:style style:name="P1889" style:parent-style-name="Paragrafoelenco" style:list-style-name="LFO37" style:family="paragraph">
      <style:paragraph-properties fo:line-height="150%"/>
    </style:style>
    <style:style style:name="T1890" style:parent-style-name="Car.predefinitoparagrafo" style:family="text">
      <style:text-properties fo:language="it" fo:country="IT"/>
    </style:style>
    <style:style style:name="T1891" style:parent-style-name="Car.predefinitoparagrafo" style:family="text">
      <style:text-properties fo:font-style="italic" style:font-style-asian="italic" style:font-style-complex="italic" fo:language="it" fo:country="IT"/>
    </style:style>
    <style:style style:name="T1892" style:parent-style-name="Car.predefinitoparagrafo" style:family="text">
      <style:text-properties fo:language="it" fo:country="IT"/>
    </style:style>
    <style:style style:name="P1893" style:parent-style-name="Paragrafoelenco" style:list-style-name="LFO37" style:family="paragraph">
      <style:paragraph-properties fo:line-height="150%"/>
      <style:text-properties fo:language="it" fo:country="IT"/>
    </style:style>
    <style:style style:name="P1894" style:parent-style-name="Paragrafoelenco" style:list-style-name="LFO37" style:family="paragraph">
      <style:paragraph-properties fo:line-height="150%"/>
      <style:text-properties fo:language="it" fo:country="IT"/>
    </style:style>
    <style:style style:name="P1895" style:parent-style-name="Paragrafoelenco" style:list-style-name="LFO37" style:family="paragraph">
      <style:paragraph-properties fo:line-height="150%"/>
    </style:style>
    <style:style style:name="T1896" style:parent-style-name="Car.predefinitoparagrafo" style:family="text">
      <style:text-properties fo:language="it" fo:country="IT"/>
    </style:style>
    <style:style style:name="T1897" style:parent-style-name="Car.predefinitoparagrafo" style:family="text">
      <style:text-properties fo:font-style="italic" style:font-style-asian="italic" style:font-style-complex="italic" fo:language="it" fo:country="IT"/>
    </style:style>
    <style:style style:name="T1898" style:parent-style-name="Car.predefinitoparagrafo" style:family="text">
      <style:text-properties fo:language="it" fo:country="IT"/>
    </style:style>
    <style:style style:name="T1899" style:parent-style-name="Car.predefinitoparagrafo" style:family="text">
      <style:text-properties fo:font-style="italic" style:font-style-asian="italic" style:font-style-complex="italic" fo:language="it" fo:country="IT"/>
    </style:style>
    <style:style style:name="T1900" style:parent-style-name="Car.predefinitoparagrafo" style:family="text">
      <style:text-properties fo:language="it" fo:country="IT"/>
    </style:style>
    <style:style style:name="P1901" style:parent-style-name="Paragrafoelenco" style:list-style-name="LFO37" style:family="paragraph">
      <style:paragraph-properties fo:line-height="150%"/>
    </style:style>
    <style:style style:name="T1902" style:parent-style-name="Car.predefinitoparagrafo" style:family="text">
      <style:text-properties fo:language="it" fo:country="IT"/>
    </style:style>
    <style:style style:name="T1903" style:parent-style-name="Car.predefinitoparagrafo" style:family="text">
      <style:text-properties fo:font-style="italic" style:font-style-asian="italic" style:font-style-complex="italic" fo:language="it" fo:country="IT"/>
    </style:style>
    <style:style style:name="T1904" style:parent-style-name="Car.predefinitoparagrafo" style:family="text">
      <style:text-properties fo:font-style="italic" style:font-style-asian="italic" style:font-style-complex="italic" fo:language="it" fo:country="IT"/>
    </style:style>
    <style:style style:name="T1905" style:parent-style-name="Car.predefinitoparagrafo" style:family="text">
      <style:text-properties fo:language="it" fo:country="IT"/>
    </style:style>
    <style:style style:name="T1906" style:parent-style-name="Car.predefinitoparagrafo" style:family="text">
      <style:text-properties fo:font-style="italic" style:font-style-asian="italic" style:font-style-complex="italic" fo:language="it" fo:country="IT"/>
    </style:style>
    <style:style style:name="T1907" style:parent-style-name="Car.predefinitoparagrafo" style:family="text">
      <style:text-properties fo:language="it" fo:country="IT"/>
    </style:style>
    <style:style style:name="P1908" style:parent-style-name="Paragrafoelenco" style:list-style-name="LFO37" style:family="paragraph">
      <style:paragraph-properties fo:line-height="150%"/>
    </style:style>
    <style:style style:name="T1909" style:parent-style-name="Car.predefinitoparagrafo" style:family="text">
      <style:text-properties fo:language="it" fo:country="IT"/>
    </style:style>
    <style:style style:name="T1910" style:parent-style-name="Car.predefinitoparagrafo" style:family="text">
      <style:text-properties fo:font-style="italic" style:font-style-asian="italic" style:font-style-complex="italic" fo:language="it" fo:country="IT"/>
    </style:style>
    <style:style style:name="T1911" style:parent-style-name="Car.predefinitoparagrafo" style:family="text">
      <style:text-properties fo:language="it" fo:country="IT"/>
    </style:style>
    <style:style style:name="T1912" style:parent-style-name="Car.predefinitoparagrafo" style:family="text">
      <style:text-properties fo:font-style="italic" style:font-style-asian="italic" style:font-style-complex="italic" fo:language="it" fo:country="IT"/>
    </style:style>
    <style:style style:name="T1913" style:parent-style-name="Car.predefinitoparagrafo" style:family="text">
      <style:text-properties fo:language="it" fo:country="IT"/>
    </style:style>
    <style:style style:name="P1914" style:parent-style-name="Paragrafoelenco" style:list-style-name="LFO37" style:family="paragraph">
      <style:paragraph-properties fo:line-height="150%"/>
    </style:style>
    <style:style style:name="T1915" style:parent-style-name="Car.predefinitoparagrafo" style:family="text">
      <style:text-properties fo:language="it" fo:country="IT"/>
    </style:style>
    <style:style style:name="T1916" style:parent-style-name="Car.predefinitoparagrafo" style:family="text">
      <style:text-properties fo:font-style="italic" style:font-style-asian="italic" style:font-style-complex="italic" fo:language="it" fo:country="IT"/>
    </style:style>
    <style:style style:name="T1917" style:parent-style-name="Car.predefinitoparagrafo" style:family="text">
      <style:text-properties fo:language="it" fo:country="IT"/>
    </style:style>
    <style:style style:name="T1918" style:parent-style-name="Car.predefinitoparagrafo" style:family="text">
      <style:text-properties fo:language="it" fo:country="IT"/>
    </style:style>
    <style:style style:name="P1919" style:parent-style-name="Titolo2" style:list-style-name="LFO33" style:family="paragraph">
      <style:text-properties fo:language="it" fo:country="IT"/>
    </style:style>
    <style:style style:name="P1920" style:parent-style-name="Normale" style:family="paragraph">
      <style:paragraph-properties fo:line-height="150%"/>
      <style:text-properties fo:hyphenate="true"/>
    </style:style>
    <style:style style:name="T1921" style:parent-style-name="Car.predefinitoparagrafo" style:family="text">
      <style:text-properties fo:color="#000000" style:font-size-complex="12pt" fo:language="it" fo:country="IT" style:language-asian="en" style:country-asian="GB"/>
    </style:style>
    <style:style style:name="T1922" style:parent-style-name="Car.predefinitoparagrafo" style:family="text">
      <style:text-properties fo:color="#000000" style:font-size-complex="12pt" fo:language="it" fo:country="IT" style:language-asian="en" style:country-asian="GB"/>
    </style:style>
    <style:style style:name="P1923" style:parent-style-name="Paragrafoelenco" style:list-style-name="LFO38" style:family="paragraph">
      <style:paragraph-properties fo:line-height="150%"/>
    </style:style>
    <style:style style:name="T1924" style:parent-style-name="Car.predefinitoparagrafo" style:family="text">
      <style:text-properties style:font-name-asian="Calibri" fo:language="it" fo:country="IT"/>
    </style:style>
    <style:style style:name="T1925" style:parent-style-name="Car.predefinitoparagrafo" style:family="text">
      <style:text-properties fo:font-style="italic" style:font-style-asian="italic" style:font-style-complex="italic" fo:language="it" fo:country="IT"/>
    </style:style>
    <style:style style:name="T1926" style:parent-style-name="Car.predefinitoparagrafo" style:family="text">
      <style:text-properties style:font-name-asian="Calibri" fo:language="it" fo:country="IT"/>
    </style:style>
    <style:style style:name="T1927" style:parent-style-name="Car.predefinitoparagrafo" style:family="text">
      <style:text-properties style:font-name-asian="Calibri" fo:font-weight="bold" style:font-weight-asian="bold" style:font-weight-complex="bold" fo:language="it" fo:country="IT"/>
    </style:style>
    <style:style style:name="T1928" style:parent-style-name="Car.predefinitoparagrafo" style:family="text">
      <style:text-properties style:font-name-asian="Calibri" fo:language="it" fo:country="IT"/>
    </style:style>
    <style:style style:name="T1929" style:parent-style-name="Car.predefinitoparagrafo" style:family="text">
      <style:text-properties style:font-name-asian="Calibri" fo:font-style="italic" style:font-style-asian="italic" style:font-style-complex="italic" fo:language="it" fo:country="IT"/>
    </style:style>
    <style:style style:name="T1930" style:parent-style-name="Car.predefinitoparagrafo" style:family="text">
      <style:text-properties style:font-name-asian="Calibri" fo:font-style="italic" style:font-style-asian="italic" style:font-style-complex="italic" fo:language="it" fo:country="IT"/>
    </style:style>
    <style:style style:name="T1931" style:parent-style-name="Car.predefinitoparagrafo" style:family="text">
      <style:text-properties style:font-name-asian="Calibri" fo:language="it" fo:country="IT"/>
    </style:style>
    <style:style style:name="T1932" style:parent-style-name="Car.predefinitoparagrafo" style:family="text">
      <style:text-properties style:font-name-asian="Calibri" fo:language="it" fo:country="IT"/>
    </style:style>
    <style:style style:name="P1933" style:parent-style-name="Paragrafoelenco" style:list-style-name="LFO38" style:family="paragraph">
      <style:paragraph-properties fo:line-height="150%"/>
      <style:text-properties style:font-name-asian="Calibri" fo:language="it" fo:country="IT"/>
    </style:style>
    <style:style style:name="P1934" style:parent-style-name="Paragrafoelenco" style:list-style-name="LFO38" style:family="paragraph">
      <style:paragraph-properties fo:line-height="150%"/>
      <style:text-properties style:font-name-asian="Calibri" fo:language="it" fo:country="IT"/>
    </style:style>
    <style:style style:name="P1935" style:parent-style-name="Paragrafoelenco" style:list-style-name="LFO38" style:family="paragraph">
      <style:paragraph-properties fo:line-height="150%"/>
      <style:text-properties style:font-name-asian="Calibri" fo:language="it" fo:country="IT"/>
    </style:style>
    <style:style style:name="P1936" style:parent-style-name="Paragrafoelenco" style:list-style-name="LFO38" style:family="paragraph">
      <style:paragraph-properties fo:line-height="150%"/>
      <style:text-properties style:font-name-asian="Calibri" fo:language="it" fo:country="IT"/>
    </style:style>
    <style:style style:name="P1937" style:parent-style-name="Paragrafoelenco" style:list-style-name="LFO38" style:family="paragraph">
      <style:paragraph-properties fo:line-height="150%"/>
      <style:text-properties style:font-name-asian="Calibri" fo:language="it" fo:country="IT"/>
    </style:style>
    <style:style style:name="P1938" style:parent-style-name="Paragrafoelenco" style:list-style-name="LFO38" style:family="paragraph">
      <style:paragraph-properties fo:line-height="150%"/>
      <style:text-properties style:font-name-asian="Calibri" fo:language="it" fo:country="IT"/>
    </style:style>
    <style:style style:name="P1939" style:parent-style-name="Paragrafoelenco" style:list-style-name="LFO38" style:family="paragraph">
      <style:paragraph-properties fo:line-height="150%"/>
      <style:text-properties style:font-name-asian="Calibri" fo:language="it" fo:country="IT"/>
    </style:style>
    <style:style style:name="P1940" style:parent-style-name="Paragrafoelenco" style:list-style-name="LFO38" style:family="paragraph">
      <style:paragraph-properties fo:line-height="150%"/>
      <style:text-properties style:font-name-asian="Calibri" fo:language="it" fo:country="IT"/>
    </style:style>
    <style:style style:name="P1941" style:parent-style-name="Paragrafoelenco" style:list-style-name="LFO38" style:family="paragraph">
      <style:paragraph-properties fo:line-height="150%"/>
      <style:text-properties style:font-name-asian="Calibri" fo:language="it" fo:country="IT"/>
    </style:style>
    <style:style style:name="P1942" style:parent-style-name="Normale" style:family="paragraph">
      <style:paragraph-properties fo:line-height="150%"/>
      <style:text-properties style:font-name-asian="Calibri" fo:language="it" fo:country="IT"/>
    </style:style>
    <style:style style:name="P1943" style:parent-style-name="Paragrafoelenco" style:list-style-name="LFO39" style:family="paragraph">
      <style:paragraph-properties fo:line-height="150%"/>
      <style:text-properties style:font-name-asian="Calibri" fo:language="it" fo:country="IT"/>
    </style:style>
    <style:style style:name="P1944" style:parent-style-name="Paragrafoelenco" style:list-style-name="LFO39" style:family="paragraph">
      <style:paragraph-properties fo:line-height="150%"/>
      <style:text-properties style:font-name-asian="Calibri" fo:language="it" fo:country="IT"/>
    </style:style>
    <style:style style:name="P1945" style:parent-style-name="Normale" style:family="paragraph">
      <style:paragraph-properties fo:line-height="150%"/>
    </style:style>
    <style:style style:name="T1946" style:parent-style-name="Car.predefinitoparagrafo" style:family="text">
      <style:text-properties style:font-name-asian="Calibri" fo:language="it" fo:country="IT"/>
    </style:style>
    <style:style style:name="T1947" style:parent-style-name="Car.predefinitoparagrafo" style:family="text">
      <style:text-properties style:font-name-asian="Calibri" fo:language="it" fo:country="IT"/>
    </style:style>
    <style:style style:name="T1948" style:parent-style-name="Car.predefinitoparagrafo" style:family="text">
      <style:text-properties style:font-name-asian="Calibri" fo:font-style="italic" style:font-style-asian="italic" style:font-style-complex="italic" fo:language="it" fo:country="IT"/>
    </style:style>
    <style:style style:name="T1949" style:parent-style-name="Car.predefinitoparagrafo" style:family="text">
      <style:text-properties style:font-name-asian="Calibri" fo:language="it" fo:country="IT"/>
    </style:style>
    <style:style style:name="T1950" style:parent-style-name="Car.predefinitoparagrafo" style:family="text">
      <style:text-properties style:font-name-asian="Calibri" fo:font-style="italic" style:font-style-asian="italic" style:font-style-complex="italic" fo:language="it" fo:country="IT"/>
    </style:style>
    <style:style style:name="T1951" style:parent-style-name="Car.predefinitoparagrafo" style:family="text">
      <style:text-properties style:font-name-asian="Calibri" fo:language="it" fo:country="IT"/>
    </style:style>
    <style:style style:name="T1952" style:parent-style-name="Car.predefinitoparagrafo" style:family="text">
      <style:text-properties style:font-name-asian="Calibri" fo:font-weight="bold" style:font-weight-asian="bold" style:font-weight-complex="bold" fo:language="it" fo:country="IT"/>
    </style:style>
    <style:style style:name="T1953" style:parent-style-name="Car.predefinitoparagrafo" style:family="text">
      <style:text-properties style:font-name-asian="Calibri" fo:language="it" fo:country="IT"/>
    </style:style>
    <style:style style:name="T1954" style:parent-style-name="Car.predefinitoparagrafo" style:family="text">
      <style:text-properties style:font-name-asian="Calibri" fo:font-weight="bold" style:font-weight-asian="bold" style:font-weight-complex="bold" fo:language="it" fo:country="IT"/>
    </style:style>
    <style:style style:name="T1955" style:parent-style-name="Car.predefinitoparagrafo" style:family="text">
      <style:text-properties style:font-name-asian="Calibri" fo:language="it" fo:country="IT"/>
    </style:style>
    <style:style style:name="T1956" style:parent-style-name="Car.predefinitoparagrafo" style:family="text">
      <style:text-properties style:font-name-asian="Calibri" fo:font-weight="bold" style:font-weight-asian="bold" style:font-weight-complex="bold" fo:language="it" fo:country="IT"/>
    </style:style>
    <style:style style:name="T1957" style:parent-style-name="Car.predefinitoparagrafo" style:family="text">
      <style:text-properties style:font-name-asian="Calibri" fo:language="it" fo:country="IT"/>
    </style:style>
    <style:style style:name="T1958" style:parent-style-name="Car.predefinitoparagrafo" style:family="text">
      <style:text-properties style:font-name-asian="Calibri" fo:language="it" fo:country="IT"/>
    </style:style>
    <style:style style:name="T1959" style:parent-style-name="Car.predefinitoparagrafo" style:family="text">
      <style:text-properties style:font-name-asian="Calibri" fo:font-style="italic" style:font-style-asian="italic" style:font-style-complex="italic" fo:language="it" fo:country="IT"/>
    </style:style>
    <style:style style:name="T1960" style:parent-style-name="Car.predefinitoparagrafo" style:family="text">
      <style:text-properties style:font-name-asian="Calibri" fo:language="it" fo:country="IT"/>
    </style:style>
    <style:style style:name="T1961" style:parent-style-name="Car.predefinitoparagrafo" style:family="text">
      <style:text-properties style:font-name-asian="Calibri" fo:font-weight="bold" style:font-weight-asian="bold" style:font-weight-complex="bold" fo:language="it" fo:country="IT"/>
    </style:style>
    <style:style style:name="T1962" style:parent-style-name="Car.predefinitoparagrafo" style:family="text">
      <style:text-properties style:font-name-asian="Calibri" fo:language="it" fo:country="IT"/>
    </style:style>
    <style:style style:name="T1963" style:parent-style-name="Car.predefinitoparagrafo" style:family="text">
      <style:text-properties style:font-name-asian="Calibri" fo:font-weight="bold" style:font-weight-asian="bold" style:font-weight-complex="bold" fo:language="it" fo:country="IT"/>
    </style:style>
    <style:style style:name="T1964" style:parent-style-name="Car.predefinitoparagrafo" style:family="text">
      <style:text-properties style:font-name-asian="Calibri" fo:language="it" fo:country="IT"/>
    </style:style>
    <style:style style:name="T1965" style:parent-style-name="Car.predefinitoparagrafo" style:family="text">
      <style:text-properties style:font-name-asian="Calibri" fo:font-weight="bold" style:font-weight-asian="bold" style:font-weight-complex="bold" fo:language="it" fo:country="IT"/>
    </style:style>
    <style:style style:name="T1966" style:parent-style-name="Car.predefinitoparagrafo" style:family="text">
      <style:text-properties style:font-name-asian="Calibri" fo:language="it" fo:country="IT"/>
    </style:style>
    <style:style style:name="T1967" style:parent-style-name="Car.predefinitoparagrafo" style:family="text">
      <style:text-properties style:font-name-asian="Calibri" fo:language="it" fo:country="IT"/>
    </style:style>
    <style:style style:name="T1968" style:parent-style-name="Car.predefinitoparagrafo" style:family="text">
      <style:text-properties style:font-name-asian="Calibri" fo:font-style="italic" style:font-style-asian="italic" style:font-style-complex="italic" fo:language="it" fo:country="IT"/>
    </style:style>
    <style:style style:name="T1969" style:parent-style-name="Car.predefinitoparagrafo" style:family="text">
      <style:text-properties style:font-name-asian="Calibri" fo:language="it" fo:country="IT"/>
    </style:style>
    <style:style style:name="T1970" style:parent-style-name="Car.predefinitoparagrafo" style:family="text">
      <style:text-properties style:font-name-asian="Calibri" fo:font-weight="bold" style:font-weight-asian="bold" style:font-weight-complex="bold" fo:language="it" fo:country="IT"/>
    </style:style>
    <style:style style:name="T1971" style:parent-style-name="Car.predefinitoparagrafo" style:family="text">
      <style:text-properties style:font-name-asian="Calibri" fo:language="it" fo:country="IT"/>
    </style:style>
    <style:style style:name="T1972" style:parent-style-name="Car.predefinitoparagrafo" style:family="text">
      <style:text-properties style:font-name-asian="Calibri" fo:font-style="italic" style:font-style-asian="italic" style:font-style-complex="italic" fo:language="it" fo:country="IT"/>
    </style:style>
    <style:style style:name="T1973" style:parent-style-name="Car.predefinitoparagrafo" style:family="text">
      <style:text-properties style:font-name-asian="Calibri" fo:language="it" fo:country="IT"/>
    </style:style>
    <style:style style:name="T1974" style:parent-style-name="Car.predefinitoparagrafo" style:family="text">
      <style:text-properties style:font-name-asian="Calibri" fo:font-style="italic" style:font-style-asian="italic" style:font-style-complex="italic" fo:language="it" fo:country="IT"/>
    </style:style>
    <style:style style:name="T1975" style:parent-style-name="Car.predefinitoparagrafo" style:family="text">
      <style:text-properties style:font-name-asian="Calibri" fo:language="it" fo:country="IT"/>
    </style:style>
    <style:style style:name="T1976" style:parent-style-name="Car.predefinitoparagrafo" style:family="text">
      <style:text-properties style:font-name-asian="Calibri" fo:language="it" fo:country="IT"/>
    </style:style>
    <style:style style:name="T1977" style:parent-style-name="Car.predefinitoparagrafo" style:family="text">
      <style:text-properties style:font-name-asian="Calibri" fo:font-weight="bold" style:font-weight-asian="bold" style:font-weight-complex="bold" fo:language="it" fo:country="IT"/>
    </style:style>
    <style:style style:name="T1978" style:parent-style-name="Car.predefinitoparagrafo" style:family="text">
      <style:text-properties style:font-name-asian="Calibri" fo:language="it" fo:country="IT"/>
    </style:style>
    <style:style style:name="P1979" style:parent-style-name="Normale" style:family="paragraph">
      <style:paragraph-properties fo:line-height="150%"/>
      <style:text-properties style:font-name-asian="Calibri" fo:language="it" fo:country="IT"/>
    </style:style>
    <style:style style:name="P1980" style:parent-style-name="Paragrafoelenco" style:list-style-name="LFO40" style:family="paragraph">
      <style:paragraph-properties fo:line-height="150%"/>
    </style:style>
    <style:style style:name="T1981" style:parent-style-name="Car.predefinitoparagrafo" style:family="text">
      <style:text-properties style:font-name-asian="Calibri" fo:language="it" fo:country="IT"/>
    </style:style>
    <style:style style:name="T1982" style:parent-style-name="Car.predefinitoparagrafo" style:family="text">
      <style:text-properties style:font-name-asian="Calibri" style:font-size-complex="12pt" fo:language="it" fo:country="IT"/>
    </style:style>
    <style:style style:name="T1983" style:parent-style-name="Car.predefinitoparagrafo" style:family="text">
      <style:text-properties style:font-name-asian="Calibri" fo:language="it" fo:country="IT"/>
    </style:style>
    <style:style style:name="P1984" style:parent-style-name="Paragrafoelenco" style:list-style-name="LFO41" style:family="paragraph">
      <style:paragraph-properties fo:line-height="150%"/>
    </style:style>
    <style:style style:name="T1985" style:parent-style-name="Car.predefinitoparagrafo" style:family="text">
      <style:text-properties style:font-name-asian="Calibri" fo:language="it" fo:country="IT"/>
    </style:style>
    <style:style style:name="T1986" style:parent-style-name="Car.predefinitoparagrafo" style:family="text">
      <style:text-properties style:font-name-asian="Calibri" style:font-size-complex="12pt" fo:language="it" fo:country="IT"/>
    </style:style>
    <style:style style:name="T1987" style:parent-style-name="Car.predefinitoparagrafo" style:family="text">
      <style:text-properties style:font-name-asian="Calibri" fo:language="it" fo:country="IT"/>
    </style:style>
    <style:style style:name="P1988" style:parent-style-name="Normale" style:family="paragraph">
      <style:paragraph-properties fo:line-height="150%"/>
    </style:style>
    <style:style style:name="T1989" style:parent-style-name="Car.predefinitoparagrafo" style:family="text">
      <style:text-properties style:font-name-asian="Calibri" fo:language="it" fo:country="IT"/>
    </style:style>
    <style:style style:name="T1990" style:parent-style-name="Car.predefinitoparagrafo" style:family="text">
      <style:text-properties style:font-name-asian="Calibri" fo:font-weight="bold" style:font-weight-asian="bold" style:font-weight-complex="bold" fo:language="it" fo:country="IT"/>
    </style:style>
    <style:style style:name="T1991" style:parent-style-name="Car.predefinitoparagrafo" style:family="text">
      <style:text-properties style:font-name-asian="Calibri" fo:language="it" fo:country="IT"/>
    </style:style>
    <style:style style:name="T1992" style:parent-style-name="Car.predefinitoparagrafo" style:family="text">
      <style:text-properties style:font-name-asian="Calibri" fo:font-weight="bold" style:font-weight-asian="bold" style:font-weight-complex="bold" fo:language="it" fo:country="IT"/>
    </style:style>
    <style:style style:name="T1993" style:parent-style-name="Car.predefinitoparagrafo" style:family="text">
      <style:text-properties style:font-name-asian="Calibri" fo:language="it" fo:country="IT"/>
    </style:style>
    <style:style style:name="T1994" style:parent-style-name="Car.predefinitoparagrafo" style:family="text">
      <style:text-properties style:font-name-asian="Calibri" fo:language="it" fo:country="IT"/>
    </style:style>
    <style:style style:name="P1995" style:parent-style-name="Paragrafoelenco" style:list-style-name="LFO42" style:family="paragraph">
      <style:paragraph-properties fo:line-height="150%"/>
    </style:style>
    <style:style style:name="T1996" style:parent-style-name="Car.predefinitoparagrafo" style:family="text">
      <style:text-properties style:font-name-asian="Calibri" fo:language="it" fo:country="IT"/>
    </style:style>
    <style:style style:name="T1997" style:parent-style-name="Car.predefinitoparagrafo" style:family="text">
      <style:text-properties style:font-name-asian="Calibri" fo:font-style="italic" style:font-style-asian="italic" style:font-style-complex="italic" fo:language="it" fo:country="IT"/>
    </style:style>
    <style:style style:name="T1998" style:parent-style-name="Car.predefinitoparagrafo" style:family="text">
      <style:text-properties style:font-name-asian="Calibri" fo:language="it" fo:country="IT"/>
    </style:style>
    <style:style style:name="T1999" style:parent-style-name="Car.predefinitoparagrafo" style:family="text">
      <style:text-properties style:font-name-asian="Calibri" fo:font-weight="bold" style:font-weight-asian="bold" style:font-weight-complex="bold" fo:language="it" fo:country="IT"/>
    </style:style>
    <style:style style:name="T2000" style:parent-style-name="Car.predefinitoparagrafo" style:family="text">
      <style:text-properties style:font-name-asian="Calibri" fo:language="it" fo:country="IT"/>
    </style:style>
    <style:style style:name="T2001" style:parent-style-name="Car.predefinitoparagrafo" style:family="text">
      <style:text-properties style:font-name-asian="Calibri" fo:font-style="italic" style:font-style-asian="italic" style:font-style-complex="italic" fo:language="it" fo:country="IT"/>
    </style:style>
    <style:style style:name="T2002" style:parent-style-name="Car.predefinitoparagrafo" style:family="text">
      <style:text-properties style:font-name-asian="Calibri" fo:language="it" fo:country="IT"/>
    </style:style>
    <style:style style:name="P2003" style:parent-style-name="Paragrafoelenco" style:list-style-name="LFO42" style:family="paragraph">
      <style:paragraph-properties fo:line-height="150%"/>
    </style:style>
    <style:style style:name="T2004" style:parent-style-name="Car.predefinitoparagrafo" style:family="text">
      <style:text-properties style:font-name-asian="Calibri" fo:language="it" fo:country="IT"/>
    </style:style>
    <style:style style:name="T2005" style:parent-style-name="Car.predefinitoparagrafo" style:family="text">
      <style:text-properties style:font-name-asian="Calibri" fo:font-style="italic" style:font-style-asian="italic" style:font-style-complex="italic" fo:language="it" fo:country="IT"/>
    </style:style>
    <style:style style:name="T2006" style:parent-style-name="Car.predefinitoparagrafo" style:family="text">
      <style:text-properties style:font-name-asian="Calibri" fo:language="it" fo:country="IT"/>
    </style:style>
    <style:style style:name="T2007" style:parent-style-name="Car.predefinitoparagrafo" style:family="text">
      <style:text-properties style:font-name-asian="Calibri" fo:font-weight="bold" style:font-weight-asian="bold" style:font-weight-complex="bold" fo:language="it" fo:country="IT"/>
    </style:style>
    <style:style style:name="T2008" style:parent-style-name="Car.predefinitoparagrafo" style:family="text">
      <style:text-properties style:font-name-asian="Calibri" fo:language="it" fo:country="IT"/>
    </style:style>
    <style:style style:name="T2009" style:parent-style-name="Car.predefinitoparagrafo" style:family="text">
      <style:text-properties style:font-name-asian="Calibri" fo:language="it" fo:country="IT"/>
    </style:style>
    <style:style style:name="T2010" style:parent-style-name="Car.predefinitoparagrafo" style:family="text">
      <style:text-properties style:font-name-asian="Calibri" fo:font-style="italic" style:font-style-asian="italic" style:font-style-complex="italic" fo:language="it" fo:country="IT"/>
    </style:style>
    <style:style style:name="T2011" style:parent-style-name="Car.predefinitoparagrafo" style:family="text">
      <style:text-properties style:font-name-asian="Calibri" fo:language="it" fo:country="IT"/>
    </style:style>
    <style:style style:name="P2012" style:parent-style-name="Normale" style:family="paragraph">
      <style:paragraph-properties fo:line-height="150%"/>
      <style:text-properties style:font-name-asian="Calibri" fo:language="it" fo:country="IT"/>
    </style:style>
    <style:style style:name="P2013" style:parent-style-name="Paragrafoelenco" style:list-style-name="LFO43" style:family="paragraph">
      <style:paragraph-properties fo:line-height="150%"/>
    </style:style>
    <style:style style:name="T2014" style:parent-style-name="Car.predefinitoparagrafo" style:family="text">
      <style:text-properties style:font-name-asian="Calibri" fo:font-style="italic" style:font-style-asian="italic" style:font-style-complex="italic" fo:language="it" fo:country="IT"/>
    </style:style>
    <style:style style:name="T2015" style:parent-style-name="Car.predefinitoparagrafo" style:family="text">
      <style:text-properties style:font-name-asian="Calibri" fo:language="it" fo:country="IT"/>
    </style:style>
    <style:style style:name="T2016" style:parent-style-name="Car.predefinitoparagrafo" style:family="text">
      <style:text-properties style:font-name="Wingdings" style:font-name-asian="Wingdings" style:font-name-complex="Wingdings" fo:language="it" fo:country="IT"/>
    </style:style>
    <style:style style:name="T2017" style:parent-style-name="Car.predefinitoparagrafo" style:family="text">
      <style:text-properties style:font-name-asian="Calibri" fo:language="it" fo:country="IT"/>
    </style:style>
    <style:style style:name="P2018" style:parent-style-name="Paragrafoelenco" style:list-style-name="LFO43" style:family="paragraph">
      <style:paragraph-properties fo:line-height="150%"/>
    </style:style>
    <style:style style:name="T2019" style:parent-style-name="Car.predefinitoparagrafo" style:family="text">
      <style:text-properties style:font-name-asian="Calibri" fo:font-style="italic" style:font-style-asian="italic" style:font-style-complex="italic" fo:language="it" fo:country="IT"/>
    </style:style>
    <style:style style:name="T2020" style:parent-style-name="Car.predefinitoparagrafo" style:family="text">
      <style:text-properties style:font-name-asian="Calibri" fo:language="it" fo:country="IT"/>
    </style:style>
    <style:style style:name="T2021" style:parent-style-name="Car.predefinitoparagrafo" style:family="text">
      <style:text-properties style:font-name="Wingdings" style:font-name-asian="Wingdings" style:font-name-complex="Wingdings" fo:language="it" fo:country="IT"/>
    </style:style>
    <style:style style:name="T2022" style:parent-style-name="Car.predefinitoparagrafo" style:family="text">
      <style:text-properties style:font-name-asian="Calibri" fo:language="it" fo:country="IT"/>
    </style:style>
    <style:style style:name="P2023" style:parent-style-name="Paragrafoelenco" style:list-style-name="LFO43" style:family="paragraph">
      <style:paragraph-properties fo:line-height="150%"/>
    </style:style>
    <style:style style:name="T2024" style:parent-style-name="Car.predefinitoparagrafo" style:family="text">
      <style:text-properties style:font-name-asian="Calibri" fo:font-style="italic" style:font-style-asian="italic" style:font-style-complex="italic" fo:language="it" fo:country="IT"/>
    </style:style>
    <style:style style:name="T2025" style:parent-style-name="Car.predefinitoparagrafo" style:family="text">
      <style:text-properties style:font-name-asian="Calibri" fo:language="it" fo:country="IT"/>
    </style:style>
    <style:style style:name="T2026" style:parent-style-name="Car.predefinitoparagrafo" style:family="text">
      <style:text-properties style:font-name="Wingdings" style:font-name-asian="Wingdings" style:font-name-complex="Wingdings" fo:language="it" fo:country="IT"/>
    </style:style>
    <style:style style:name="T2027" style:parent-style-name="Car.predefinitoparagrafo" style:family="text">
      <style:text-properties style:font-name-asian="Calibri" fo:language="it" fo:country="IT"/>
    </style:style>
    <style:style style:name="P2028" style:parent-style-name="Paragrafoelenco" style:list-style-name="LFO43" style:family="paragraph">
      <style:paragraph-properties fo:line-height="150%"/>
    </style:style>
    <style:style style:name="T2029" style:parent-style-name="Car.predefinitoparagrafo" style:family="text">
      <style:text-properties style:font-name-asian="Calibri" fo:font-style="italic" style:font-style-asian="italic" style:font-style-complex="italic" fo:language="it" fo:country="IT"/>
    </style:style>
    <style:style style:name="T2030" style:parent-style-name="Car.predefinitoparagrafo" style:family="text">
      <style:text-properties style:font-name-asian="Calibri" fo:language="it" fo:country="IT"/>
    </style:style>
    <style:style style:name="T2031" style:parent-style-name="Car.predefinitoparagrafo" style:family="text">
      <style:text-properties style:font-name-asian="Calibri" fo:language="it" fo:country="IT"/>
    </style:style>
    <style:style style:name="T2032" style:parent-style-name="Car.predefinitoparagrafo" style:family="text">
      <style:text-properties style:font-name="Wingdings" style:font-name-asian="Wingdings" style:font-name-complex="Wingdings" fo:language="it" fo:country="IT"/>
    </style:style>
    <style:style style:name="T2033" style:parent-style-name="Car.predefinitoparagrafo" style:family="text">
      <style:text-properties style:font-name-asian="Calibri" fo:language="it" fo:country="IT"/>
    </style:style>
    <style:style style:name="P2034" style:parent-style-name="Titolo2" style:list-style-name="LFO33" style:family="paragraph">
      <style:text-properties fo:language="it" fo:country="IT"/>
    </style:style>
    <style:style style:name="P2035" style:parent-style-name="Normale" style:family="paragraph">
      <style:paragraph-properties fo:line-height="150%"/>
      <style:text-properties fo:language="it" fo:country="IT"/>
    </style:style>
    <style:style style:name="P2036" style:parent-style-name="Normale" style:family="paragraph">
      <style:paragraph-properties fo:line-height="150%"/>
    </style:style>
    <style:style style:name="T2037" style:parent-style-name="Car.predefinitoparagrafo" style:family="text">
      <style:text-properties fo:language="it" fo:country="IT"/>
    </style:style>
    <style:style style:name="T2038" style:parent-style-name="Car.predefinitoparagrafo" style:family="text">
      <style:text-properties fo:language="it" fo:country="IT"/>
    </style:style>
    <style:style style:name="T2039" style:parent-style-name="Car.predefinitoparagrafo" style:family="text">
      <style:text-properties fo:font-style="italic" style:font-style-asian="italic" style:font-style-complex="italic" fo:language="it" fo:country="IT"/>
    </style:style>
    <style:style style:name="T2040" style:parent-style-name="Car.predefinitoparagrafo" style:family="text">
      <style:text-properties fo:language="it" fo:country="IT"/>
    </style:style>
    <style:style style:name="T2041" style:parent-style-name="Car.predefinitoparagrafo" style:family="text">
      <style:text-properties fo:font-style="italic" style:font-style-asian="italic" style:font-style-complex="italic" fo:language="it" fo:country="IT"/>
    </style:style>
    <style:style style:name="T2042" style:parent-style-name="Car.predefinitoparagrafo" style:family="text">
      <style:text-properties fo:language="it" fo:country="IT"/>
    </style:style>
    <style:style style:name="P2043" style:parent-style-name="Sottotitolo" style:family="paragraph">
      <style:text-properties style:font-name-asian="Calibri" style:use-window-font-color="true" fo:language="it" fo:country="IT"/>
    </style:style>
    <style:style style:name="P2044" style:parent-style-name="Sottotitolo" style:family="paragraph">
      <style:text-properties style:font-name-asian="Calibri" style:use-window-font-color="true" fo:language="it" fo:country="IT"/>
    </style:style>
    <style:style style:name="P2045" style:parent-style-name="Sottotitolo" style:family="paragraph">
      <style:text-properties style:font-name-asian="Calibri" style:use-window-font-color="true" fo:language="it" fo:country="IT"/>
    </style:style>
    <style:style style:name="P2046" style:parent-style-name="Sottotitolo" style:family="paragraph">
      <style:text-properties style:font-name-asian="Calibri" style:use-window-font-color="true" fo:language="it" fo:country="IT"/>
    </style:style>
    <style:style style:name="P2047" style:parent-style-name="Sottotitolo" style:family="paragraph">
      <style:text-properties style:font-name-asian="Calibri" style:use-window-font-color="true" fo:language="it" fo:country="IT"/>
    </style:style>
    <style:style style:name="T2048" style:parent-style-name="Car.predefinitoparagrafo" style:family="text">
      <style:text-properties style:font-name-asian="Calibri" style:use-window-font-color="true" fo:language="it" fo:country="IT"/>
    </style:style>
    <style:style style:name="P2049" style:parent-style-name="Normale" style:family="paragraph">
      <style:paragraph-properties fo:line-height="150%"/>
      <style:text-properties fo:language="it" fo:country="IT"/>
    </style:style>
    <style:style style:name="P2050" style:parent-style-name="Paragrafoelenco" style:list-style-name="LFO44" style:family="paragraph">
      <style:paragraph-properties fo:line-height="150%"/>
    </style:style>
    <style:style style:name="T2051" style:parent-style-name="Car.predefinitoparagrafo" style:family="text">
      <style:text-properties fo:font-weight="bold" style:font-weight-asian="bold" style:font-weight-complex="bold" fo:language="it" fo:country="IT"/>
    </style:style>
    <style:style style:name="T2052" style:parent-style-name="Car.predefinitoparagrafo" style:family="text">
      <style:text-properties fo:language="it" fo:country="IT"/>
    </style:style>
    <style:style style:name="P2053" style:parent-style-name="Paragrafoelenco" style:list-style-name="LFO44" style:family="paragraph">
      <style:paragraph-properties fo:line-height="150%"/>
    </style:style>
    <style:style style:name="T2054" style:parent-style-name="Car.predefinitoparagrafo" style:family="text">
      <style:text-properties fo:font-weight="bold" style:font-weight-asian="bold" style:font-weight-complex="bold" fo:language="it" fo:country="IT"/>
    </style:style>
    <style:style style:name="T2055" style:parent-style-name="Car.predefinitoparagrafo" style:family="text">
      <style:text-properties fo:language="it" fo:country="IT"/>
    </style:style>
    <style:style style:name="P2056" style:parent-style-name="Normale" style:family="paragraph">
      <style:paragraph-properties fo:line-height="150%"/>
      <style:text-properties fo:language="it" fo:country="IT"/>
    </style:style>
    <style:style style:name="P2057" style:parent-style-name="Paragrafoelenco" style:list-style-name="LFO45" style:family="paragraph">
      <style:paragraph-properties fo:text-align="start" fo:line-height="150%"/>
      <style:text-properties fo:language="it" fo:country="IT"/>
    </style:style>
    <style:style style:name="P2058" style:parent-style-name="Paragrafoelenco" style:list-style-name="LFO45" style:family="paragraph">
      <style:paragraph-properties fo:text-align="start" fo:line-height="150%"/>
      <style:text-properties fo:language="it" fo:country="IT"/>
    </style:style>
    <style:style style:name="P2059" style:parent-style-name="Normale" style:family="paragraph">
      <style:paragraph-properties fo:text-align="start" fo:line-height="150%"/>
      <style:text-properties fo:language="it" fo:country="IT"/>
    </style:style>
    <style:style style:name="P2060" style:parent-style-name="Normale" style:family="paragraph">
      <style:paragraph-properties fo:text-align="start" fo:line-height="150%"/>
      <style:text-properties fo:language="it" fo:country="IT"/>
    </style:style>
    <style:style style:name="P2061" style:parent-style-name="Paragrafoelenco" style:list-style-name="LFO46" style:family="paragraph">
      <style:paragraph-properties fo:text-align="start" fo:line-height="150%"/>
    </style:style>
    <style:style style:name="T2062" style:parent-style-name="Car.predefinitoparagrafo" style:family="text">
      <style:text-properties fo:language="it" fo:country="IT"/>
    </style:style>
    <style:style style:name="T2063" style:parent-style-name="Car.predefinitoparagrafo" style:family="text">
      <style:text-properties style:font-name="Wingdings" style:font-name-asian="Wingdings" style:font-name-complex="Wingdings" fo:language="it" fo:country="IT"/>
    </style:style>
    <style:style style:name="T2064" style:parent-style-name="Car.predefinitoparagrafo" style:family="text">
      <style:text-properties fo:language="it" fo:country="IT"/>
    </style:style>
    <style:style style:name="T2065" style:parent-style-name="Car.predefinitoparagrafo" style:family="text">
      <style:text-properties fo:font-style="italic" style:font-style-asian="italic" style:font-style-complex="italic" fo:language="it" fo:country="IT"/>
    </style:style>
    <style:style style:name="T2066" style:parent-style-name="Car.predefinitoparagrafo" style:family="text">
      <style:text-properties fo:language="it" fo:country="IT"/>
    </style:style>
    <style:style style:name="P2067" style:parent-style-name="Paragrafoelenco" style:list-style-name="LFO46" style:family="paragraph">
      <style:paragraph-properties fo:text-align="start" fo:line-height="150%"/>
    </style:style>
    <style:style style:name="T2068" style:parent-style-name="Car.predefinitoparagrafo" style:family="text">
      <style:text-properties fo:language="it" fo:country="IT"/>
    </style:style>
    <style:style style:name="T2069" style:parent-style-name="Car.predefinitoparagrafo" style:family="text">
      <style:text-properties style:font-name="Wingdings" style:font-name-asian="Wingdings" style:font-name-complex="Wingdings" fo:language="it" fo:country="IT"/>
    </style:style>
    <style:style style:name="T2070" style:parent-style-name="Car.predefinitoparagrafo" style:family="text">
      <style:text-properties fo:language="it" fo:country="IT"/>
    </style:style>
    <style:style style:name="T2071" style:parent-style-name="Car.predefinitoparagrafo" style:family="text">
      <style:text-properties fo:font-style="italic" style:font-style-asian="italic" style:font-style-complex="italic" fo:language="it" fo:country="IT"/>
    </style:style>
    <style:style style:name="T2072" style:parent-style-name="Car.predefinitoparagrafo" style:family="text">
      <style:text-properties fo:language="it" fo:country="IT"/>
    </style:style>
    <style:style style:name="P2073" style:parent-style-name="Paragrafoelenco" style:list-style-name="LFO46" style:family="paragraph">
      <style:paragraph-properties fo:text-align="start" fo:line-height="150%"/>
    </style:style>
    <style:style style:name="T2074" style:parent-style-name="Car.predefinitoparagrafo" style:family="text">
      <style:text-properties fo:language="it" fo:country="IT"/>
    </style:style>
    <style:style style:name="T2075" style:parent-style-name="Car.predefinitoparagrafo" style:family="text">
      <style:text-properties style:font-name="Wingdings" style:font-name-asian="Wingdings" style:font-name-complex="Wingdings" fo:language="it" fo:country="IT"/>
    </style:style>
    <style:style style:name="T2076" style:parent-style-name="Car.predefinitoparagrafo" style:family="text">
      <style:text-properties fo:language="it" fo:country="IT"/>
    </style:style>
    <style:style style:name="T2077" style:parent-style-name="Car.predefinitoparagrafo" style:family="text">
      <style:text-properties fo:font-style="italic" style:font-style-asian="italic" style:font-style-complex="italic" fo:language="it" fo:country="IT"/>
    </style:style>
    <style:style style:name="T2078" style:parent-style-name="Car.predefinitoparagrafo" style:family="text">
      <style:text-properties fo:language="it" fo:country="IT"/>
    </style:style>
    <style:style style:name="P2079" style:parent-style-name="Normale" style:family="paragraph">
      <style:paragraph-properties fo:text-align="start" fo:line-height="150%"/>
    </style:style>
    <style:style style:name="T2080" style:parent-style-name="Car.predefinitoparagrafo" style:family="text">
      <style:text-properties fo:language="it" fo:country="IT"/>
    </style:style>
    <style:style style:name="T2081" style:parent-style-name="Car.predefinitoparagrafo" style:family="text">
      <style:text-properties fo:font-style="italic" style:font-style-asian="italic" style:font-style-complex="italic" fo:language="it" fo:country="IT"/>
    </style:style>
    <style:style style:name="T2082" style:parent-style-name="Car.predefinitoparagrafo" style:family="text">
      <style:text-properties fo:language="it" fo:country="IT"/>
    </style:style>
    <style:style style:name="T2083" style:parent-style-name="Car.predefinitoparagrafo" style:family="text">
      <style:text-properties fo:font-style="italic" style:font-style-asian="italic" style:font-style-complex="italic" fo:language="it" fo:country="IT"/>
    </style:style>
    <style:style style:name="T2084" style:parent-style-name="Car.predefinitoparagrafo" style:family="text">
      <style:text-properties fo:language="it" fo:country="IT"/>
    </style:style>
    <style:style style:name="P2085" style:parent-style-name="Sottotitolo" style:family="paragraph">
      <style:text-properties style:font-name-asian="Calibri" fo:language="it" fo:country="IT"/>
    </style:style>
    <style:style style:name="T2086" style:parent-style-name="Car.predefinitoparagrafo" style:family="text">
      <style:text-properties style:font-name-asian="Calibri" fo:language="it" fo:country="IT"/>
    </style:style>
    <style:style style:name="T2087" style:parent-style-name="Car.predefinitoparagrafo" style:family="text">
      <style:text-properties style:font-name-asian="Calibri"/>
    </style:style>
    <style:style style:name="P2088" style:parent-style-name="Sottotitolo" style:family="paragraph">
      <style:text-properties style:font-name-asian="Calibri"/>
    </style:style>
    <style:style style:name="P2089" style:parent-style-name="Sottotitolo" style:family="paragraph">
      <style:text-properties style:font-name-asian="Calibri"/>
    </style:style>
    <style:style style:name="T2090" style:parent-style-name="Car.predefinitoparagrafo" style:family="text">
      <style:text-properties style:font-name-asian="Calibri"/>
    </style:style>
    <style:style style:name="T2091" style:parent-style-name="Car.predefinitoparagrafo" style:family="text">
      <style:text-properties style:font-name-asian="Calibri"/>
    </style:style>
    <style:style style:name="T2092" style:parent-style-name="Car.predefinitoparagrafo" style:family="text">
      <style:text-properties style:font-name-asian="Calibri" fo:language="it" fo:country="IT"/>
    </style:style>
    <style:style style:name="P2093" style:parent-style-name="Sottotitolo" style:family="paragraph">
      <style:text-properties style:font-name-asian="Calibri" fo:language="it" fo:country="IT"/>
    </style:style>
    <style:style style:name="P2094" style:parent-style-name="Sottotitolo" style:family="paragraph">
      <style:text-properties style:font-name-asian="Calibri" fo:language="it" fo:country="IT"/>
    </style:style>
    <style:style style:name="P2095" style:parent-style-name="Sottotitolo" style:family="paragraph">
      <style:text-properties style:font-name-asian="Calibri" fo:language="it" fo:country="IT"/>
    </style:style>
    <style:style style:name="P2096" style:parent-style-name="Normale" style:family="paragraph">
      <style:paragraph-properties fo:line-height="150%"/>
    </style:style>
    <style:style style:name="T2097" style:parent-style-name="Car.predefinitoparagrafo" style:family="text">
      <style:text-properties fo:language="it" fo:country="IT"/>
    </style:style>
    <style:style style:name="T2098" style:parent-style-name="Car.predefinitoparagrafo" style:family="text">
      <style:text-properties fo:font-weight="bold" style:font-weight-asian="bold" style:font-weight-complex="bold" fo:language="it" fo:country="IT"/>
    </style:style>
    <style:style style:name="T2099" style:parent-style-name="Car.predefinitoparagrafo" style:family="text">
      <style:text-properties fo:language="it" fo:country="IT"/>
    </style:style>
    <style:style style:name="T2100" style:parent-style-name="Car.predefinitoparagrafo" style:family="text">
      <style:text-properties fo:language="it" fo:country="IT"/>
    </style:style>
    <style:style style:name="T2101" style:parent-style-name="Car.predefinitoparagrafo" style:family="text">
      <style:text-properties fo:font-style="italic" style:font-style-asian="italic" style:font-style-complex="italic" fo:language="it" fo:country="IT"/>
    </style:style>
    <style:style style:name="T2102" style:parent-style-name="Car.predefinitoparagrafo" style:family="text">
      <style:text-properties fo:language="it" fo:country="IT"/>
    </style:style>
    <style:style style:name="T2103" style:parent-style-name="Car.predefinitoparagrafo" style:family="text">
      <style:text-properties fo:font-style="italic" style:font-style-asian="italic" style:font-style-complex="italic" fo:language="it" fo:country="IT"/>
    </style:style>
    <style:style style:name="T2104" style:parent-style-name="Car.predefinitoparagrafo" style:family="text">
      <style:text-properties fo:font-style="italic" style:font-style-asian="italic" style:font-style-complex="italic" fo:language="it" fo:country="IT"/>
    </style:style>
    <style:style style:name="T2105" style:parent-style-name="Car.predefinitoparagrafo" style:family="text">
      <style:text-properties fo:language="it" fo:country="IT"/>
    </style:style>
    <style:style style:name="P2106" style:parent-style-name="Normale" style:family="paragraph">
      <style:paragraph-properties fo:line-height="150%"/>
    </style:style>
    <style:style style:name="T2107" style:parent-style-name="Car.predefinitoparagrafo" style:family="text">
      <style:text-properties fo:language="it" fo:country="IT"/>
    </style:style>
    <style:style style:name="T2108" style:parent-style-name="Car.predefinitoparagrafo" style:family="text">
      <style:text-properties fo:font-style="italic" style:font-style-asian="italic" style:font-style-complex="italic" fo:language="it" fo:country="IT"/>
    </style:style>
    <style:style style:name="T2109" style:parent-style-name="Car.predefinitoparagrafo" style:family="text">
      <style:text-properties fo:font-style="italic" style:font-style-asian="italic" style:font-style-complex="italic" fo:language="it" fo:country="IT"/>
    </style:style>
    <style:style style:name="T2110" style:parent-style-name="Car.predefinitoparagrafo" style:family="text">
      <style:text-properties fo:language="it" fo:country="IT"/>
    </style:style>
    <style:style style:name="P2111"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112" style:parent-style-name="Sottotitolo" style:family="paragraph">
      <style:text-properties style:font-name-asian="Calibri"/>
    </style:style>
    <style:style style:name="P2113" style:parent-style-name="Sottotitolo" style:family="paragraph">
      <style:text-properties style:font-name-asian="Calibri"/>
    </style:style>
    <style:style style:name="P2114" style:parent-style-name="Sottotitolo" style:family="paragraph">
      <style:text-properties style:font-name-asian="Calibri"/>
    </style:style>
    <style:style style:name="P2115" style:parent-style-name="Sottotitolo" style:family="paragraph">
      <style:text-properties style:font-name-asian="Calibri"/>
    </style:style>
    <style:style style:name="T2116" style:parent-style-name="Car.predefinitoparagrafo" style:family="text">
      <style:text-properties style:font-name-asian="Calibri"/>
    </style:style>
    <style:style style:name="T2117" style:parent-style-name="Car.predefinitoparagrafo" style:family="text">
      <style:text-properties style:font-name-asian="Calibri"/>
    </style:style>
    <style:style style:name="T2118" style:parent-style-name="Car.predefinitoparagrafo" style:family="text">
      <style:text-properties style:font-name-asian="Calibri" fo:language="it" fo:country="IT"/>
    </style:style>
    <style:style style:name="P2119" style:parent-style-name="Sottotitolo" style:family="paragraph">
      <style:text-properties style:font-name-asian="Calibri" fo:language="it" fo:country="IT"/>
    </style:style>
    <style:style style:name="P2120" style:parent-style-name="Sottotitolo" style:family="paragraph">
      <style:text-properties style:font-name-asian="Calibri" fo:language="it" fo:country="IT"/>
    </style:style>
    <style:style style:name="T2121" style:parent-style-name="Car.predefinitoparagrafo" style:family="text">
      <style:text-properties style:font-name-asian="Calibri" fo:language="it" fo:country="IT"/>
    </style:style>
    <style:style style:name="P2122" style:parent-style-name="Normale" style:family="paragraph">
      <style:paragraph-properties fo:text-align="start" fo:line-height="150%"/>
    </style:style>
    <style:style style:name="T2123" style:parent-style-name="Car.predefinitoparagrafo" style:family="text">
      <style:text-properties fo:language="it" fo:country="IT"/>
    </style:style>
    <style:style style:name="T2124" style:parent-style-name="Car.predefinitoparagrafo" style:family="text">
      <style:text-properties fo:font-style="italic" style:font-style-asian="italic" style:font-style-complex="italic" fo:language="it" fo:country="IT"/>
    </style:style>
    <style:style style:name="T2125" style:parent-style-name="Car.predefinitoparagrafo" style:family="text">
      <style:text-properties fo:language="it" fo:country="IT"/>
    </style:style>
    <style:style style:name="T2126" style:parent-style-name="Car.predefinitoparagrafo" style:family="text">
      <style:text-properties fo:language="it" fo:country="IT"/>
    </style:style>
    <style:style style:name="P2127" style:parent-style-name="Normale" style:family="paragraph">
      <style:paragraph-properties fo:text-align="start" fo:line-height="150%"/>
      <style:text-properties fo:language="it" fo:country="IT"/>
    </style:style>
    <style:style style:name="P2128" style:parent-style-name="Sottotitolo" style:family="paragraph">
      <style:text-properties style:font-name-asian="Calibri" fo:background-color="#FFFF00"/>
    </style:style>
    <style:style style:name="P2129" style:parent-style-name="Sottotitolo" style:family="paragraph">
      <style:text-properties style:font-name-asian="Calibri"/>
    </style:style>
    <style:style style:name="P2130" style:parent-style-name="Sottotitolo" style:family="paragraph">
      <style:text-properties style:font-name-asian="Calibri" fo:language="it" fo:country="IT"/>
    </style:style>
    <style:style style:name="P2131" style:parent-style-name="Normale" style:family="paragraph">
      <style:paragraph-properties fo:line-height="150%"/>
    </style:style>
    <style:style style:name="T2132" style:parent-style-name="Car.predefinitoparagrafo" style:family="text">
      <style:text-properties style:font-name-asian="Calibri" fo:language="it" fo:country="IT"/>
    </style:style>
    <style:style style:name="T2133" style:parent-style-name="Car.predefinitoparagrafo" style:family="text">
      <style:text-properties style:font-name-asian="Calibri" fo:language="it" fo:country="IT"/>
    </style:style>
    <style:style style:name="T2134" style:parent-style-name="Car.predefinitoparagrafo" style:family="text">
      <style:text-properties style:font-name-asian="Calibri" fo:font-style="italic" style:font-style-asian="italic" style:font-style-complex="italic" fo:language="it" fo:country="IT"/>
    </style:style>
    <style:style style:name="T2135" style:parent-style-name="Car.predefinitoparagrafo" style:family="text">
      <style:text-properties style:font-name-asian="Calibri" fo:language="it" fo:country="IT"/>
    </style:style>
    <style:style style:name="T2136" style:parent-style-name="Car.predefinitoparagrafo" style:family="text">
      <style:text-properties style:font-name="Wingdings" style:font-name-asian="Wingdings" style:font-name-complex="Wingdings" fo:language="it" fo:country="IT"/>
    </style:style>
    <style:style style:name="T2137" style:parent-style-name="Car.predefinitoparagrafo" style:family="text">
      <style:text-properties style:font-name-asian="Calibri" fo:language="it" fo:country="IT"/>
    </style:style>
    <style:style style:name="T2138" style:parent-style-name="Car.predefinitoparagrafo" style:family="text">
      <style:text-properties style:font-name-asian="Calibri" fo:language="it" fo:country="IT"/>
    </style:style>
    <style:style style:name="P2139" style:parent-style-name="Sottotitolo" style:family="paragraph">
      <style:text-properties style:font-name-asian="Calibri" style:use-window-font-color="true" fo:language="it" fo:country="IT"/>
    </style:style>
    <style:style style:name="P2140" style:parent-style-name="Sottotitolo" style:family="paragraph">
      <style:text-properties style:font-name-asian="Calibri" style:use-window-font-color="true" fo:language="it" fo:country="IT"/>
    </style:style>
    <style:style style:name="P2141" style:parent-style-name="Normale" style:family="paragraph">
      <style:paragraph-properties fo:line-height="150%"/>
    </style:style>
    <style:style style:name="T2142" style:parent-style-name="Car.predefinitoparagrafo" style:family="text">
      <style:text-properties style:font-name-asian="Calibri" fo:language="it" fo:country="IT"/>
    </style:style>
    <style:style style:name="T2143" style:parent-style-name="Car.predefinitoparagrafo" style:family="text">
      <style:text-properties style:font-name-asian="Calibri" fo:font-weight="bold" style:font-weight-asian="bold" style:font-weight-complex="bold" fo:language="it" fo:country="IT"/>
    </style:style>
    <style:style style:name="T2144" style:parent-style-name="Car.predefinitoparagrafo" style:family="text">
      <style:text-properties style:font-name-asian="Calibri" fo:font-weight="bold" style:font-weight-asian="bold" style:font-weight-complex="bold" fo:language="it" fo:country="IT"/>
    </style:style>
    <style:style style:name="T2145" style:parent-style-name="Car.predefinitoparagrafo" style:family="text">
      <style:text-properties style:font-name-asian="Calibri" fo:language="it" fo:country="IT"/>
    </style:style>
    <style:style style:name="T2146" style:parent-style-name="Car.predefinitoparagrafo" style:family="text">
      <style:text-properties style:font-name-asian="Calibri" fo:font-style="italic" style:font-style-asian="italic" style:font-style-complex="italic" fo:language="it" fo:country="IT"/>
    </style:style>
    <style:style style:name="T2147" style:parent-style-name="Car.predefinitoparagrafo" style:family="text">
      <style:text-properties style:font-name-asian="Calibri" fo:language="it" fo:country="IT"/>
    </style:style>
    <style:style style:name="T2148" style:parent-style-name="Car.predefinitoparagrafo" style:family="text">
      <style:text-properties style:font-name-asian="Calibri" fo:language="it" fo:country="IT"/>
    </style:style>
    <style:style style:name="T2149" style:parent-style-name="Car.predefinitoparagrafo" style:family="text">
      <style:text-properties style:font-name-asian="Calibri" fo:font-style="italic" style:font-style-asian="italic" style:font-style-complex="italic" fo:language="it" fo:country="IT"/>
    </style:style>
    <style:style style:name="T2150" style:parent-style-name="Car.predefinitoparagrafo" style:family="text">
      <style:text-properties style:font-name-asian="Calibri" fo:language="it" fo:country="IT"/>
    </style:style>
    <style:style style:name="T2151" style:parent-style-name="Car.predefinitoparagrafo" style:family="text">
      <style:text-properties style:font-name-asian="Calibri" fo:font-style="italic" style:font-style-asian="italic" style:font-style-complex="italic" fo:language="it" fo:country="IT"/>
    </style:style>
    <style:style style:name="T2152" style:parent-style-name="Car.predefinitoparagrafo" style:family="text">
      <style:text-properties style:font-name-asian="Calibri" fo:language="it" fo:country="IT"/>
    </style:style>
    <style:style style:name="P2153" style:parent-style-name="Normale" style:family="paragraph">
      <style:paragraph-properties fo:line-height="150%"/>
      <style:text-properties style:font-name-asian="Calibri" fo:language="it" fo:country="IT"/>
    </style:style>
    <style:style style:name="P2154" style:parent-style-name="Sottotitolo" style:family="paragraph">
      <style:text-properties style:font-name-asian="Calibri"/>
    </style:style>
    <style:style style:name="P2155" style:parent-style-name="Sottotitolo" style:family="paragraph">
      <style:text-properties style:font-name-asian="Calibri" fo:background-color="#FFFF00"/>
    </style:style>
    <style:style style:name="P2156" style:parent-style-name="Sottotitolo" style:family="paragraph">
      <style:text-properties style:font-name-asian="Calibri" fo:background-color="#FFFF00" fo:language="it" fo:country="IT"/>
    </style:style>
    <style:style style:name="T2157" style:parent-style-name="Car.predefinitoparagrafo" style:family="text">
      <style:text-properties style:font-name-asian="Calibri" fo:background-color="#FFFF00" fo:language="it" fo:country="IT"/>
    </style:style>
    <style:style style:name="P2158" style:parent-style-name="Normale" style:family="paragraph">
      <style:paragraph-properties fo:line-height="150%"/>
    </style:style>
    <style:style style:name="T2159" style:parent-style-name="Car.predefinitoparagrafo" style:family="text">
      <style:text-properties style:font-name-asian="Calibri" fo:language="it" fo:country="IT"/>
    </style:style>
    <style:style style:name="T2160" style:parent-style-name="Car.predefinitoparagrafo" style:family="text">
      <style:text-properties style:font-name-asian="Calibri" fo:language="it" fo:country="IT"/>
    </style:style>
    <style:style style:name="T2161" style:parent-style-name="Car.predefinitoparagrafo" style:family="text">
      <style:text-properties style:font-name-asian="Calibri" fo:language="it" fo:country="IT"/>
    </style:style>
    <style:style style:name="T2162" style:parent-style-name="Car.predefinitoparagrafo" style:family="text">
      <style:text-properties style:font-name-asian="Calibri" fo:language="it" fo:country="IT"/>
    </style:style>
    <style:style style:name="T2163" style:parent-style-name="Car.predefinitoparagrafo" style:family="text">
      <style:text-properties style:font-name-asian="Calibri" fo:font-weight="bold" style:font-weight-asian="bold" style:font-weight-complex="bold" fo:language="it" fo:country="IT"/>
    </style:style>
    <style:style style:name="T2164" style:parent-style-name="Car.predefinitoparagrafo" style:family="text">
      <style:text-properties style:font-name-asian="Calibri" fo:language="it" fo:country="IT"/>
    </style:style>
    <style:style style:name="T2165" style:parent-style-name="Car.predefinitoparagrafo" style:family="text">
      <style:text-properties style:font-name-asian="Calibri" fo:language="it" fo:country="IT"/>
    </style:style>
    <style:style style:name="T2166" style:parent-style-name="Car.predefinitoparagrafo" style:family="text">
      <style:text-properties style:font-name-asian="Calibri" fo:font-style="italic" style:font-style-asian="italic" style:font-style-complex="italic" fo:language="it" fo:country="IT"/>
    </style:style>
    <style:style style:name="T2167" style:parent-style-name="Car.predefinitoparagrafo" style:family="text">
      <style:text-properties style:font-name-asian="Calibri" fo:language="it" fo:country="IT"/>
    </style:style>
    <style:style style:name="T2168" style:parent-style-name="Car.predefinitoparagrafo" style:family="text">
      <style:text-properties style:font-name="Wingdings" style:font-name-asian="Wingdings" style:font-name-complex="Wingdings" fo:language="it" fo:country="IT"/>
    </style:style>
    <style:style style:name="T2169" style:parent-style-name="Car.predefinitoparagrafo" style:family="text">
      <style:text-properties style:font-name-asian="Calibri" fo:language="it" fo:country="IT"/>
    </style:style>
    <style:style style:name="P2170" style:parent-style-name="Sottotitolo" style:family="paragraph">
      <style:text-properties style:font-name-asian="Calibri" style:use-window-font-color="true" fo:language="it" fo:country="IT"/>
    </style:style>
    <style:style style:name="P2171" style:parent-style-name="Sottotitolo" style:family="paragraph">
      <style:text-properties style:font-name-asian="Calibri" style:use-window-font-color="true" fo:language="it" fo:country="IT"/>
    </style:style>
    <style:style style:name="P2172" style:parent-style-name="Normale" style:family="paragraph">
      <style:paragraph-properties fo:line-height="150%"/>
    </style:style>
    <style:style style:name="T2173" style:parent-style-name="Car.predefinitoparagrafo" style:family="text">
      <style:text-properties style:font-name-asian="Calibri" fo:language="it" fo:country="IT"/>
    </style:style>
    <style:style style:name="T2174" style:parent-style-name="Car.predefinitoparagrafo" style:family="text">
      <style:text-properties style:font-name-asian="Calibri" fo:font-style="italic" style:font-style-asian="italic" style:font-style-complex="italic" fo:language="it" fo:country="IT"/>
    </style:style>
    <style:style style:name="T2175" style:parent-style-name="Car.predefinitoparagrafo" style:family="text">
      <style:text-properties style:font-name-asian="Calibri" fo:language="it" fo:country="IT"/>
    </style:style>
    <style:style style:name="T2176" style:parent-style-name="Car.predefinitoparagrafo" style:family="text">
      <style:text-properties style:font-name-asian="Calibri" fo:language="it" fo:country="IT"/>
    </style:style>
    <style:style style:name="T2177" style:parent-style-name="Car.predefinitoparagrafo" style:family="text">
      <style:text-properties style:font-name-asian="Calibri" fo:font-weight="bold" style:font-weight-asian="bold" style:font-weight-complex="bold" fo:language="it" fo:country="IT"/>
    </style:style>
    <style:style style:name="T2178" style:parent-style-name="Car.predefinitoparagrafo" style:family="text">
      <style:text-properties style:font-name-asian="Calibri" fo:language="it" fo:country="IT"/>
    </style:style>
    <style:style style:name="T2179" style:parent-style-name="Car.predefinitoparagrafo" style:family="text">
      <style:text-properties style:font-name-asian="Calibri" fo:font-style="italic" style:font-style-asian="italic" style:font-style-complex="italic" fo:language="it" fo:country="IT"/>
    </style:style>
    <style:style style:name="T2180" style:parent-style-name="Car.predefinitoparagrafo" style:family="text">
      <style:text-properties style:font-name-asian="Calibri" fo:language="it" fo:country="IT"/>
    </style:style>
    <style:style style:name="P2181" style:parent-style-name="Normale" style:family="paragraph">
      <style:paragraph-properties fo:line-height="150%"/>
      <style:text-properties style:font-name-asian="Calibri" fo:language="it" fo:country="IT"/>
    </style:style>
    <style:style style:name="P2182" style:parent-style-name="Sottotitolo" style:family="paragraph">
      <style:text-properties style:font-name-asian="Calibri" fo:background-color="#FFFF00"/>
    </style:style>
    <style:style style:name="P2183" style:parent-style-name="Normale" style:family="paragraph">
      <style:paragraph-properties fo:line-height="150%"/>
    </style:style>
    <style:style style:name="T2184" style:parent-style-name="Car.predefinitoparagrafo" style:family="text">
      <style:text-properties style:font-name-asian="Calibri" fo:language="it" fo:country="IT"/>
    </style:style>
    <style:style style:name="T2185" style:parent-style-name="Car.predefinitoparagrafo" style:family="text">
      <style:text-properties style:font-name-asian="Calibri" fo:language="it" fo:country="IT"/>
    </style:style>
    <style:style style:name="T2186" style:parent-style-name="Car.predefinitoparagrafo" style:family="text">
      <style:text-properties style:font-name-asian="Calibri" fo:language="it" fo:country="IT"/>
    </style:style>
    <style:style style:name="T2187" style:parent-style-name="Car.predefinitoparagrafo" style:family="text">
      <style:text-properties style:font-name-asian="Calibri" fo:font-weight="bold" style:font-weight-asian="bold" style:font-weight-complex="bold" fo:language="it" fo:country="IT"/>
    </style:style>
    <style:style style:name="T2188" style:parent-style-name="Car.predefinitoparagrafo" style:family="text">
      <style:text-properties style:font-name-asian="Calibri" fo:language="it" fo:country="IT"/>
    </style:style>
    <style:style style:name="P2189" style:parent-style-name="Sottotitolo" style:family="paragraph">
      <style:text-properties style:font-name-asian="Calibri" fo:background-color="#FFFF00" fo:language="it" fo:country="IT"/>
    </style:style>
    <style:style style:name="P2190" style:parent-style-name="Normale" style:family="paragraph">
      <style:paragraph-properties fo:line-height="150%"/>
    </style:style>
    <style:style style:name="T2191" style:parent-style-name="Car.predefinitoparagrafo" style:family="text">
      <style:text-properties style:font-name-asian="Calibri" fo:language="it" fo:country="IT"/>
    </style:style>
    <style:style style:name="T2192" style:parent-style-name="Car.predefinitoparagrafo" style:family="text">
      <style:text-properties style:font-name-asian="Calibri" fo:language="it" fo:country="IT"/>
    </style:style>
    <style:style style:name="T2193" style:parent-style-name="Car.predefinitoparagrafo" style:family="text">
      <style:text-properties style:font-name-asian="Calibri" fo:font-style="italic" style:font-style-asian="italic" style:font-style-complex="italic" fo:language="it" fo:country="IT"/>
    </style:style>
    <style:style style:name="T2194" style:parent-style-name="Car.predefinitoparagrafo" style:family="text">
      <style:text-properties style:font-name-asian="Calibri" fo:language="it" fo:country="IT"/>
    </style:style>
    <style:style style:name="T2195" style:parent-style-name="Car.predefinitoparagrafo" style:family="text">
      <style:text-properties style:font-name-asian="Calibri" fo:font-style="italic" style:font-style-asian="italic" style:font-style-complex="italic" fo:language="it" fo:country="IT"/>
    </style:style>
    <style:style style:name="T2196" style:parent-style-name="Car.predefinitoparagrafo" style:family="text">
      <style:text-properties style:font-name-asian="Calibri" fo:language="it" fo:country="IT"/>
    </style:style>
    <style:style style:name="P2197" style:parent-style-name="Sottotitolo" style:family="paragraph">
      <style:text-properties style:font-name-asian="Calibri" fo:background-color="#FFFF00"/>
    </style:style>
    <style:style style:name="P2198" style:parent-style-name="Normale" style:family="paragraph">
      <style:paragraph-properties fo:line-height="150%"/>
    </style:style>
    <style:style style:name="T2199" style:parent-style-name="Car.predefinitoparagrafo" style:family="text">
      <style:text-properties style:font-name-asian="Calibri" fo:language="it" fo:country="IT"/>
    </style:style>
    <style:style style:name="T2200" style:parent-style-name="Car.predefinitoparagrafo" style:family="text">
      <style:text-properties style:font-name-asian="Calibri" fo:language="it" fo:country="IT"/>
    </style:style>
    <style:style style:name="T2201" style:parent-style-name="Car.predefinitoparagrafo" style:family="text">
      <style:text-properties style:font-name-asian="Calibri" fo:font-style="italic" style:font-style-asian="italic" style:font-style-complex="italic" fo:language="it" fo:country="IT"/>
    </style:style>
    <style:style style:name="T2202" style:parent-style-name="Car.predefinitoparagrafo" style:family="text">
      <style:text-properties style:font-name-asian="Calibri" fo:language="it" fo:country="IT"/>
    </style:style>
    <style:style style:name="P2203" style:parent-style-name="Sottotitolo" style:family="paragraph">
      <style:text-properties style:font-name-asian="Calibri" fo:background-color="#FFFF00"/>
    </style:style>
    <style:style style:name="T2204" style:parent-style-name="Car.predefinitoparagrafo" style:family="text">
      <style:text-properties style:font-name-asian="Calibri" fo:background-color="#FFFF00" fo:language="it" fo:country="IT"/>
    </style:style>
    <style:style style:name="P2205" style:parent-style-name="Normale" style:family="paragraph">
      <style:paragraph-properties fo:line-height="150%"/>
    </style:style>
    <style:style style:name="T2206" style:parent-style-name="Car.predefinitoparagrafo" style:family="text">
      <style:text-properties style:font-name-asian="Calibri" fo:language="it" fo:country="IT"/>
    </style:style>
    <style:style style:name="T2207" style:parent-style-name="Car.predefinitoparagrafo" style:family="text">
      <style:text-properties style:font-name-asian="Calibri" fo:language="it" fo:country="IT"/>
    </style:style>
    <style:style style:name="T2208" style:parent-style-name="Car.predefinitoparagrafo" style:family="text">
      <style:text-properties style:font-name="Wingdings" style:font-name-asian="Wingdings" style:font-name-complex="Wingdings" fo:language="it" fo:country="IT"/>
    </style:style>
    <style:style style:name="T2209" style:parent-style-name="Car.predefinitoparagrafo" style:family="text">
      <style:text-properties style:font-name-asian="Calibri" fo:language="it" fo:country="IT"/>
    </style:style>
    <style:style style:name="P2210" style:parent-style-name="Normale" style:family="paragraph">
      <style:paragraph-properties fo:line-height="150%"/>
      <style:text-properties style:font-name-asian="Calibri" fo:language="it" fo:country="IT"/>
    </style:style>
    <style:style style:name="P2211" style:parent-style-name="Sottotitolo" style:family="paragraph">
      <style:text-properties style:font-name-asian="Calibri"/>
    </style:style>
    <style:style style:name="P2212" style:parent-style-name="Normale" style:family="paragraph">
      <style:paragraph-properties fo:line-height="150%"/>
    </style:style>
    <style:style style:name="T2213" style:parent-style-name="Car.predefinitoparagrafo" style:family="text">
      <style:text-properties style:font-name-asian="Calibri" fo:language="it" fo:country="IT"/>
    </style:style>
    <style:style style:name="T2214" style:parent-style-name="Car.predefinitoparagrafo" style:family="text">
      <style:text-properties style:font-name-asian="Calibri" fo:language="it" fo:country="IT"/>
    </style:style>
    <style:style style:name="T2215" style:parent-style-name="Car.predefinitoparagrafo" style:family="text">
      <style:text-properties style:font-name="Wingdings" style:font-name-asian="Wingdings" style:font-name-complex="Wingdings" fo:language="it" fo:country="IT"/>
    </style:style>
    <style:style style:name="T2216" style:parent-style-name="Car.predefinitoparagrafo" style:family="text">
      <style:text-properties style:font-name-asian="Calibri" fo:language="it" fo:country="IT"/>
    </style:style>
    <style:style style:name="P2217" style:parent-style-name="Normale" style:family="paragraph">
      <style:paragraph-properties fo:text-align="start" fo:line-height="150%"/>
      <style:text-properties fo:language="it" fo:country="IT"/>
    </style:style>
    <style:style style:name="T2218" style:parent-style-name="Car.predefinitoparagrafo" style:family="text">
      <style:text-properties style:font-name-asian="Calibri" style:use-window-font-color="true" fo:background-color="#FFFF00"/>
    </style:style>
    <style:style style:name="P2219" style:parent-style-name="Normale" style:family="paragraph">
      <style:paragraph-properties fo:line-height="150%"/>
      <style:text-properties style:font-name-asian="Calibri" fo:language="it" fo:country="IT"/>
    </style:style>
    <style:style style:name="P2220" style:parent-style-name="Sottotitolo" style:family="paragraph">
      <style:text-properties style:font-name-asian="Calibri" style:use-window-font-color="true" fo:language="it" fo:country="IT"/>
    </style:style>
    <style:style style:name="P2221" style:parent-style-name="Sottotitolo" style:family="paragraph">
      <style:text-properties style:font-name-asian="Calibri" style:use-window-font-color="true" fo:language="it" fo:country="IT"/>
    </style:style>
    <style:style style:name="P2222" style:parent-style-name="Normale" style:family="paragraph">
      <style:paragraph-properties fo:line-height="150%"/>
    </style:style>
    <style:style style:name="T2223" style:parent-style-name="Car.predefinitoparagrafo" style:family="text">
      <style:text-properties style:font-name-asian="Calibri" fo:language="it" fo:country="IT"/>
    </style:style>
    <style:style style:name="T2224" style:parent-style-name="Car.predefinitoparagrafo" style:family="text">
      <style:text-properties style:font-name-asian="Calibri" fo:language="it" fo:country="IT"/>
    </style:style>
    <style:style style:name="T2225" style:parent-style-name="Car.predefinitoparagrafo" style:family="text">
      <style:text-properties style:font-name-asian="Calibri" fo:font-style="italic" style:font-style-asian="italic" style:font-style-complex="italic" fo:language="it" fo:country="IT"/>
    </style:style>
    <style:style style:name="T2226" style:parent-style-name="Car.predefinitoparagrafo" style:family="text">
      <style:text-properties style:font-name-asian="Calibri" fo:language="it" fo:country="IT"/>
    </style:style>
    <style:style style:name="T2227" style:parent-style-name="Car.predefinitoparagrafo" style:family="text">
      <style:text-properties style:font-name-asian="Calibri" fo:font-weight="bold" style:font-weight-asian="bold" style:font-weight-complex="bold" fo:language="it" fo:country="IT"/>
    </style:style>
    <style:style style:name="T2228" style:parent-style-name="Car.predefinitoparagrafo" style:family="text">
      <style:text-properties style:font-name-asian="Calibri" fo:language="it" fo:country="IT"/>
    </style:style>
    <style:style style:name="T2229" style:parent-style-name="Car.predefinitoparagrafo" style:family="text">
      <style:text-properties style:font-name-asian="Calibri" fo:font-style="italic" style:font-style-asian="italic" style:font-style-complex="italic" fo:language="it" fo:country="IT"/>
    </style:style>
    <style:style style:name="T2230" style:parent-style-name="Car.predefinitoparagrafo" style:family="text">
      <style:text-properties style:font-name-asian="Calibri" fo:language="it" fo:country="IT"/>
    </style:style>
    <style:style style:name="T2231" style:parent-style-name="Car.predefinitoparagrafo" style:family="text">
      <style:text-properties style:font-name-asian="Calibri" fo:font-style="italic" style:font-style-asian="italic" style:font-style-complex="italic" fo:language="it" fo:country="IT"/>
    </style:style>
    <style:style style:name="T2232" style:parent-style-name="Car.predefinitoparagrafo" style:family="text">
      <style:text-properties style:font-name-asian="Calibri" fo:language="it" fo:country="IT"/>
    </style:style>
    <style:style style:name="T2233" style:parent-style-name="Car.predefinitoparagrafo" style:family="text">
      <style:text-properties style:font-name-asian="Calibri" fo:language="it" fo:country="IT"/>
    </style:style>
    <style:style style:name="T2234" style:parent-style-name="Car.predefinitoparagrafo" style:family="text">
      <style:text-properties style:font-name-asian="Calibri" fo:language="it" fo:country="IT"/>
    </style:style>
    <style:style style:name="T2235" style:parent-style-name="Car.predefinitoparagrafo" style:family="text">
      <style:text-properties style:font-name-asian="Calibri" fo:font-style="italic" style:font-style-asian="italic" style:font-style-complex="italic" fo:language="it" fo:country="IT"/>
    </style:style>
    <style:style style:name="T2236" style:parent-style-name="Car.predefinitoparagrafo" style:family="text">
      <style:text-properties style:font-name-asian="Calibri" fo:language="it" fo:country="IT"/>
    </style:style>
    <style:style style:name="T2237" style:parent-style-name="Car.predefinitoparagrafo" style:family="text">
      <style:text-properties style:font-name-asian="Calibri" style:use-window-font-color="true" fo:language="it" fo:country="IT"/>
    </style:style>
    <style:style style:name="T2238" style:parent-style-name="Car.predefinitoparagrafo" style:family="text">
      <style:text-properties style:font-name="Wingdings" style:font-name-asian="Wingdings" style:font-name-complex="Wingdings" style:use-window-font-color="true" fo:language="it" fo:country="IT"/>
    </style:style>
    <style:style style:name="T2239" style:parent-style-name="Car.predefinitoparagrafo" style:family="text">
      <style:text-properties style:font-name-asian="Calibri" style:use-window-font-color="true" fo:language="it" fo:country="IT"/>
    </style:style>
    <style:style style:name="P2240" style:parent-style-name="Sottotitolo" style:family="paragraph">
      <style:text-properties style:font-name-asian="Calibri" style:use-window-font-color="true" fo:language="it" fo:country="IT"/>
    </style:style>
    <style:style style:name="P2241" style:parent-style-name="Sottotitolo" style:family="paragraph">
      <style:text-properties style:font-name-asian="Calibri" style:use-window-font-color="true" fo:language="it" fo:country="IT"/>
    </style:style>
    <style:style style:name="P2242" style:parent-style-name="Sottotitolo" style:family="paragraph">
      <style:text-properties style:font-name-asian="Calibri" style:use-window-font-color="true"/>
    </style:style>
    <style:style style:name="P2243" style:parent-style-name="Sottotitolo" style:family="paragraph">
      <style:text-properties style:font-name-asian="Calibri" style:use-window-font-color="true"/>
    </style:style>
    <style:style style:name="P2244" style:parent-style-name="Sottotitolo" style:family="paragraph">
      <style:text-properties style:font-name-asian="Calibri" style:use-window-font-color="true"/>
    </style:style>
    <style:style style:name="P2245" style:parent-style-name="Normale" style:family="paragraph">
      <style:paragraph-properties fo:line-height="150%"/>
    </style:style>
    <style:style style:name="T2246" style:parent-style-name="Car.predefinitoparagrafo" style:family="text">
      <style:text-properties style:font-name-asian="Calibri" fo:language="it" fo:country="IT"/>
    </style:style>
    <style:style style:name="T2247" style:parent-style-name="Car.predefinitoparagrafo" style:family="text">
      <style:text-properties style:font-name-asian="Calibri" fo:language="it" fo:country="IT"/>
    </style:style>
    <style:style style:name="T2248" style:parent-style-name="Car.predefinitoparagrafo" style:family="text">
      <style:text-properties style:font-name-asian="Calibri" fo:font-style="italic" style:font-style-asian="italic" style:font-style-complex="italic" fo:language="it" fo:country="IT"/>
    </style:style>
    <style:style style:name="T2249" style:parent-style-name="Car.predefinitoparagrafo" style:family="text">
      <style:text-properties style:font-name-asian="Calibri" fo:language="it" fo:country="IT"/>
    </style:style>
    <style:style style:name="P2250" style:parent-style-name="Sottotitolo" style:family="paragraph">
      <style:text-properties style:font-name-asian="Calibri" style:use-window-font-color="true" fo:background-color="#FFFF00" fo:language="it" fo:country="IT"/>
    </style:style>
    <style:style style:name="P2251" style:parent-style-name="Normale" style:family="paragraph">
      <style:paragraph-properties fo:line-height="150%"/>
      <style:text-properties style:font-name-asian="Calibri" fo:language="it" fo:country="IT"/>
    </style:style>
    <style:style style:name="P2252" style:parent-style-name="Sottotitolo" style:family="paragraph">
      <style:text-properties style:font-name-asian="Calibri" style:use-window-font-color="true" fo:background-color="#FFFF00" fo:language="it" fo:country="IT"/>
    </style:style>
    <style:style style:name="P2253" style:parent-style-name="Normale" style:family="paragraph">
      <style:paragraph-properties fo:line-height="150%"/>
    </style:style>
    <style:style style:name="T2254" style:parent-style-name="Car.predefinitoparagrafo" style:family="text">
      <style:text-properties style:font-name-asian="Calibri" fo:language="it" fo:country="IT"/>
    </style:style>
    <style:style style:name="T2255" style:parent-style-name="Car.predefinitoparagrafo" style:family="text">
      <style:text-properties style:font-name-asian="Calibri" fo:language="it" fo:country="IT"/>
    </style:style>
    <style:style style:name="P2256" style:parent-style-name="Sottotitolo" style:family="paragraph">
      <style:text-properties style:font-name-asian="Calibri" style:use-window-font-color="true" fo:language="it" fo:country="IT"/>
    </style:style>
    <style:style style:name="P2257" style:parent-style-name="Sottotitolo" style:family="paragraph">
      <style:text-properties style:font-name-asian="Calibri" style:use-window-font-color="true" fo:language="it" fo:country="IT"/>
    </style:style>
    <style:style style:name="P2258" style:parent-style-name="Sottotitolo" style:family="paragraph">
      <style:text-properties style:font-name-asian="Calibri" style:use-window-font-color="true" fo:language="it" fo:country="IT"/>
    </style:style>
    <style:style style:name="P2259" style:parent-style-name="Normale" style:family="paragraph">
      <style:paragraph-properties fo:line-height="150%"/>
    </style:style>
    <style:style style:name="T2260" style:parent-style-name="Car.predefinitoparagrafo" style:family="text">
      <style:text-properties style:font-name-asian="Calibri" fo:language="it" fo:country="IT"/>
    </style:style>
    <style:style style:name="T2261" style:parent-style-name="Car.predefinitoparagrafo" style:family="text">
      <style:text-properties style:font-name-asian="Calibri" fo:language="it" fo:country="IT"/>
    </style:style>
    <style:style style:name="T2262" style:parent-style-name="Car.predefinitoparagrafo" style:family="text">
      <style:text-properties style:font-name-asian="Calibri" fo:font-style="italic" style:font-style-asian="italic" style:font-style-complex="italic" fo:language="it" fo:country="IT"/>
    </style:style>
    <style:style style:name="T2263" style:parent-style-name="Car.predefinitoparagrafo" style:family="text">
      <style:text-properties style:font-name-asian="Calibri" fo:font-style="italic" style:font-style-asian="italic" style:font-style-complex="italic" fo:language="it" fo:country="IT"/>
    </style:style>
    <style:style style:name="T2264" style:parent-style-name="Car.predefinitoparagrafo" style:family="text">
      <style:text-properties style:font-name-asian="Calibri" fo:language="it" fo:country="IT"/>
    </style:style>
    <style:style style:name="P2265" style:parent-style-name="Sottotitolo" style:family="paragraph">
      <style:text-properties style:font-name-asian="Calibri" style:use-window-font-color="true" fo:language="it" fo:country="IT"/>
    </style:style>
    <style:style style:name="P2266" style:parent-style-name="Sottotitolo" style:family="paragraph">
      <style:text-properties style:font-name-asian="Calibri" style:use-window-font-color="true" fo:language="it" fo:country="IT"/>
    </style:style>
    <style:style style:name="P2267" style:parent-style-name="Sottotitolo" style:family="paragraph">
      <style:text-properties style:font-name-asian="Calibri" style:use-window-font-color="true"/>
    </style:style>
    <style:style style:name="P2268" style:parent-style-name="Sottotitolo" style:family="paragraph">
      <style:text-properties style:font-name-asian="Calibri" style:use-window-font-color="true"/>
    </style:style>
    <style:style style:name="P2269" style:parent-style-name="Sottotitolo" style:family="paragraph">
      <style:text-properties style:font-name-asian="Calibri" style:use-window-font-color="true"/>
    </style:style>
    <style:style style:name="P2270" style:parent-style-name="Normale" style:family="paragraph">
      <style:paragraph-properties fo:line-height="150%"/>
      <style:text-properties style:font-name-asian="Calibri" fo:language="it" fo:country="IT"/>
    </style:style>
    <style:style style:name="T2271" style:parent-style-name="Car.predefinitoparagrafo" style:family="text">
      <style:text-properties style:font-name-asian="Calibri" style:use-window-font-color="true" fo:background-color="#FFFF00" fo:language="it" fo:country="IT"/>
    </style:style>
    <style:style style:name="P2272" style:parent-style-name="Normale" style:family="paragraph">
      <style:paragraph-properties fo:line-height="150%"/>
    </style:style>
    <style:style style:name="T2273" style:parent-style-name="Car.predefinitoparagrafo" style:family="text">
      <style:text-properties style:font-name-asian="Calibri" fo:language="it" fo:country="IT"/>
    </style:style>
    <style:style style:name="T2274" style:parent-style-name="Car.predefinitoparagrafo" style:family="text">
      <style:text-properties style:font-name="Wingdings" style:font-name-asian="Wingdings" style:font-name-complex="Wingdings" fo:language="it" fo:country="IT"/>
    </style:style>
    <style:style style:name="T2275" style:parent-style-name="Car.predefinitoparagrafo" style:family="text">
      <style:text-properties style:font-name-asian="Calibri" fo:language="it" fo:country="IT"/>
    </style:style>
    <style:style style:name="T2276" style:parent-style-name="Car.predefinitoparagrafo" style:family="text">
      <style:text-properties style:font-name-asian="Calibri" fo:font-style="italic" style:font-style-asian="italic" style:font-style-complex="italic" fo:language="it" fo:country="IT"/>
    </style:style>
    <style:style style:name="T2277" style:parent-style-name="Car.predefinitoparagrafo" style:family="text">
      <style:text-properties style:font-name-asian="Calibri" fo:language="it" fo:country="IT"/>
    </style:style>
    <style:style style:name="P2278" style:parent-style-name="Sottotitolo" style:family="paragraph">
      <style:text-properties style:font-name-asian="Calibri" style:use-window-font-color="true"/>
    </style:style>
    <style:style style:name="P2279" style:parent-style-name="Sottotitolo" style:family="paragraph">
      <style:paragraph-properties fo:text-indent="0.5in"/>
    </style:style>
    <style:style style:name="T2280" style:parent-style-name="Car.predefinitoparagrafo" style:family="text">
      <style:text-properties style:font-name-asian="Calibri" style:use-window-font-color="true" fo:language="it" fo:country="IT"/>
    </style:style>
    <style:style style:name="T2281" style:parent-style-name="Car.predefinitoparagrafo" style:family="text">
      <style:text-properties style:font-name="Wingdings" style:font-name-asian="Wingdings" style:font-name-complex="Wingdings" style:use-window-font-color="true"/>
    </style:style>
    <style:style style:name="T2282" style:parent-style-name="Car.predefinitoparagrafo" style:family="text">
      <style:text-properties style:font-name-asian="Calibri" style:use-window-font-color="true" fo:language="it" fo:country="IT"/>
    </style:style>
    <style:style style:name="T2283" style:parent-style-name="Car.predefinitoparagrafo" style:family="text">
      <style:text-properties style:font-name="Times New Roman" style:font-name-asian="Calibri" style:use-window-font-color="true" fo:language="it" fo:country="IT"/>
    </style:style>
    <style:style style:name="T2284" style:parent-style-name="Car.predefinitoparagrafo" style:family="text">
      <style:text-properties style:font-name="Times New Roman" style:font-name-asian="Calibri" style:use-window-font-color="true" fo:language="it" fo:country="IT"/>
    </style:style>
    <style:style style:name="P2285" style:parent-style-name="Sottotitolo" style:family="paragraph">
      <style:paragraph-properties fo:text-indent="0.5in"/>
    </style:style>
    <style:style style:name="T2286" style:parent-style-name="Car.predefinitoparagrafo" style:family="text">
      <style:text-properties style:font-name-asian="Calibri" style:use-window-font-color="true" fo:background-color="#FFFF00"/>
    </style:style>
    <style:style style:name="P2287" style:parent-style-name="Sottotitolo" style:family="paragraph">
      <style:text-properties style:font-name-asian="Calibri" style:use-window-font-color="true" fo:language="it" fo:country="IT"/>
    </style:style>
    <style:style style:name="P2288" style:parent-style-name="Normale" style:family="paragraph">
      <style:paragraph-properties fo:line-height="150%"/>
      <style:text-properties style:font-name-asian="Calibri" fo:language="it" fo:country="IT"/>
    </style:style>
    <style:style style:name="P2289" style:parent-style-name="Normale" style:family="paragraph">
      <style:paragraph-properties fo:line-height="150%"/>
    </style:style>
    <style:style style:name="T2290" style:parent-style-name="Car.predefinitoparagrafo" style:family="text">
      <style:text-properties style:font-name-asian="Calibri" fo:language="it" fo:country="IT"/>
    </style:style>
    <style:style style:name="T2291" style:parent-style-name="Car.predefinitoparagrafo" style:family="text">
      <style:text-properties style:font-name-asian="Calibri" fo:language="it" fo:country="IT"/>
    </style:style>
    <style:style style:name="T2292" style:parent-style-name="Car.predefinitoparagrafo" style:family="text">
      <style:text-properties style:font-name-asian="Calibri" fo:font-style="italic" style:font-style-asian="italic" style:font-style-complex="italic" fo:language="it" fo:country="IT"/>
    </style:style>
    <style:style style:name="T2293" style:parent-style-name="Car.predefinitoparagrafo" style:family="text">
      <style:text-properties style:font-name-asian="Calibri" fo:language="it" fo:country="IT"/>
    </style:style>
    <style:style style:name="T2294" style:parent-style-name="Car.predefinitoparagrafo" style:family="text">
      <style:text-properties style:font-name-asian="Calibri" style:use-window-font-color="true" fo:background-color="#FFFF00" fo:language="it" fo:country="IT"/>
    </style:style>
    <style:style style:name="P2295" style:parent-style-name="Normale" style:family="paragraph">
      <style:text-properties style:font-name-asian="Calibri" fo:language="it" fo:country="IT"/>
    </style:style>
    <style:style style:name="T2296" style:parent-style-name="Car.predefinitoparagrafo" style:family="text">
      <style:text-properties style:font-name-asian="Calibri" style:use-window-font-color="true" fo:background-color="#FFFF00" fo:language="it" fo:country="IT"/>
    </style:style>
    <style:style style:name="P2297" style:parent-style-name="Normale" style:family="paragraph">
      <style:paragraph-properties fo:line-height="150%"/>
    </style:style>
    <style:style style:name="T2298" style:parent-style-name="Car.predefinitoparagrafo" style:family="text">
      <style:text-properties style:font-name-asian="Calibri" fo:language="it" fo:country="IT"/>
    </style:style>
    <style:style style:name="T2299" style:parent-style-name="Car.predefinitoparagrafo" style:family="text">
      <style:text-properties style:font-name-asian="Calibri" fo:font-style="italic" style:font-style-asian="italic" style:font-style-complex="italic" fo:language="it" fo:country="IT"/>
    </style:style>
    <style:style style:name="T2300" style:parent-style-name="Car.predefinitoparagrafo" style:family="text">
      <style:text-properties style:font-name-asian="Calibri" fo:language="it" fo:country="IT"/>
    </style:style>
    <style:style style:name="P2301" style:parent-style-name="Sottotitolo" style:family="paragraph">
      <style:text-properties style:font-name-asian="Calibri" style:use-window-font-color="true"/>
    </style:style>
    <style:style style:name="T2302" style:parent-style-name="Car.predefinitoparagrafo" style:family="text">
      <style:text-properties style:font-name-asian="Calibri" style:use-window-font-color="true"/>
    </style:style>
    <style:style style:name="T2303" style:parent-style-name="Car.predefinitoparagrafo" style:family="text">
      <style:text-properties style:font-name-asian="Calibri" style:use-window-font-color="true" fo:background-color="#FFFF00"/>
    </style:style>
    <style:style style:name="P2304" style:parent-style-name="Sottotitolo" style:family="paragraph">
      <style:text-properties style:font-name-asian="Calibri" style:use-window-font-color="true" fo:language="it" fo:country="IT"/>
    </style:style>
    <style:style style:name="P2305" style:parent-style-name="Normale" style:family="paragraph">
      <style:paragraph-properties fo:line-height="150%"/>
      <style:text-properties style:font-name-asian="Calibri" fo:language="it" fo:country="IT"/>
    </style:style>
    <style:style style:name="P2306" style:parent-style-name="Sottotitolo" style:family="paragraph">
      <style:text-properties style:font-name-asian="Calibri" style:use-window-font-color="true" fo:background-color="#FFFF00"/>
    </style:style>
    <style:style style:name="P2307" style:parent-style-name="Normale" style:family="paragraph">
      <style:text-properties style:font-name-asian="Calibri"/>
    </style:style>
    <style:style style:name="P2308" style:parent-style-name="Titolo2" style:list-style-name="LFO33" style:family="paragraph">
      <style:text-properties fo:language="it" fo:country="IT"/>
    </style:style>
    <style:style style:name="P2309" style:parent-style-name="Normale" style:family="paragraph">
      <style:paragraph-properties fo:line-height="150%"/>
      <style:text-properties fo:language="it" fo:country="IT"/>
    </style:style>
    <style:style style:name="P2310" style:parent-style-name="Sottotitolo" style:list-style-name="LFO1" style:family="paragraph">
      <style:text-properties fo:language="it" fo:country="IT"/>
    </style:style>
    <style:style style:name="T2311" style:parent-style-name="Car.predefinitoparagrafo" style:family="text">
      <style:text-properties fo:language="it" fo:country="IT"/>
    </style:style>
    <style:style style:name="T2312" style:parent-style-name="Car.predefinitoparagrafo" style:family="text">
      <style:text-properties style:font-name="Wingdings" style:font-name-asian="Wingdings" style:font-name-complex="Wingdings" fo:language="it" fo:country="IT"/>
    </style:style>
    <style:style style:name="T2313" style:parent-style-name="Car.predefinitoparagrafo" style:family="text">
      <style:text-properties fo:language="it" fo:country="IT"/>
    </style:style>
    <style:style style:name="P2314" style:parent-style-name="Normale" style:family="paragraph">
      <style:text-properties style:font-name-asian="Calibri" fo:font-size="9pt" style:font-size-asian="9pt" style:font-size-complex="9pt" fo:language="it" fo:country="IT"/>
    </style:style>
    <style:style style:name="P2315" style:parent-style-name="Titolo1" style:family="paragraph">
      <style:paragraph-properties fo:break-before="page"/>
      <style:text-properties fo:language="it" fo:country="IT"/>
    </style:style>
    <style:style style:name="P2316" style:parent-style-name="Normale" style:family="paragraph">
      <style:paragraph-properties fo:text-align="start" fo:margin-top="0in" fo:margin-bottom="0.1111in" fo:line-height="200%"/>
      <style:text-properties fo:language="it" fo:country="IT" fo:hyphenate="true"/>
    </style:style>
    <style:style style:name="P2317" style:parent-style-name="Titolo1" style:family="paragraph">
      <style:paragraph-properties fo:break-before="page"/>
      <style:text-properties fo:language="it" fo:country="IT"/>
    </style:style>
    <style:style style:name="P2318" style:parent-style-name="Normale" style:family="paragraph">
      <style:paragraph-properties fo:text-align="start" fo:margin-top="0in" fo:margin-bottom="0.1111in" fo:line-height="200%"/>
      <style:text-properties fo:language="it" fo:country="IT" fo:hyphenate="true"/>
    </style:style>
    <style:style style:name="P2319" style:parent-style-name="Titolo1" style:family="paragraph">
      <style:paragraph-properties fo:break-before="page"/>
      <style:text-properties fo:language="it" fo:country="IT"/>
    </style:style>
    <style:style style:name="P2320" style:parent-style-name="Normale" style:family="paragraph">
      <style:paragraph-properties fo:line-height="150%"/>
      <style:text-properties fo:language="it" fo:country="IT" style:language-asian="en" style:country-asian="GB"/>
    </style:style>
    <style:style style:name="P2321" style:parent-style-name="Normale" style:family="paragraph">
      <style:paragraph-properties fo:text-align="center" fo:line-height="150%"/>
    </style:style>
    <style:style style:name="T2322" style:parent-style-name="Car.predefinitoparagrafo" style:family="text">
      <style:text-properties fo:font-style="italic" style:font-style-asian="italic" style:font-style-complex="italic" fo:language="it" fo:country="IT" style:language-asian="en" style:country-asian="GB"/>
    </style:style>
    <style:style style:name="P2323" style:parent-style-name="Normale" style:family="paragraph">
      <style:paragraph-properties fo:line-height="150%"/>
    </style:style>
    <style:style style:name="T2324" style:parent-style-name="Car.predefinitoparagrafo" style:family="text">
      <style:text-properties fo:language="it" fo:country="IT" style:language-asian="en" style:country-asian="GB"/>
    </style:style>
    <style:style style:name="T2325" style:parent-style-name="Car.predefinitoparagrafo" style:family="text">
      <style:text-properties fo:language="it" fo:country="IT" style:language-asian="en" style:country-asian="GB"/>
    </style:style>
    <style:style style:name="T2326" style:parent-style-name="Car.predefinitoparagrafo" style:family="text">
      <style:text-properties fo:font-style="italic" style:font-style-asian="italic" style:font-style-complex="italic" fo:language="it" fo:country="IT" style:language-asian="en" style:country-asian="GB"/>
    </style:style>
    <style:style style:name="T2327" style:parent-style-name="Car.predefinitoparagrafo" style:family="text">
      <style:text-properties fo:language="it" fo:country="IT" style:language-asian="en" style:country-asian="GB"/>
    </style:style>
    <style:style style:name="P2328" style:parent-style-name="Normale" style:family="paragraph">
      <style:paragraph-properties fo:text-align="center" fo:line-height="150%"/>
    </style:style>
    <style:style style:name="T2329"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330" style:parent-style-name="Normale" style:family="paragraph">
      <style:paragraph-properties fo:line-height="150%"/>
      <style:text-properties fo:language="it" fo:country="IT" style:language-asian="en" style:country-asian="GB"/>
    </style:style>
    <style:style style:name="P2331" style:parent-style-name="Normale" style:family="paragraph">
      <style:paragraph-properties fo:text-align="center" fo:line-height="150%"/>
    </style:style>
    <style:style style:name="T2332"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333" style:parent-style-name="Normale" style:family="paragraph">
      <style:paragraph-properties fo:line-height="150%"/>
      <style:text-properties fo:language="it" fo:country="IT" style:language-asian="en" style:country-asian="GB"/>
    </style:style>
    <style:style style:name="P2334" style:parent-style-name="Normale" style:family="paragraph">
      <style:paragraph-properties fo:text-align="center" fo:line-height="150%"/>
    </style:style>
    <style:style style:name="T2335"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336" style:parent-style-name="Normale" style:family="paragraph">
      <style:paragraph-properties fo:text-align="center" fo:line-height="150%"/>
    </style:style>
    <style:style style:name="T2337"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338" style:parent-style-name="Normale" style:family="paragraph">
      <style:paragraph-properties fo:line-height="150%"/>
      <style:text-properties fo:language="it" fo:country="IT" style:language-asian="en" style:country-asian="GB"/>
    </style:style>
    <style:style style:name="P2339" style:parent-style-name="Normale" style:family="paragraph">
      <style:paragraph-properties fo:text-align="center" fo:line-height="150%"/>
    </style:style>
    <style:style style:name="T2340"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T2341"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342" style:parent-style-name="Normale" style:family="paragraph">
      <style:text-properties fo:language="it" fo:country="IT"/>
    </style:style>
    <style:style style:family="graphic" style:name="a21">
      <style:graphic-properties style:wrap="run-through" style:run-through="foreground" draw:fill="none" draw:stroke="solid" svg:stroke-width="0.00694in" svg:stroke-color="#000000"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p text:style-name="P41"><text:bookmark-start text:name="_Toc93783188"/><text:bookmark-start text:name="_Toc94049606"/><text:bookmark-start text:name="_Toc94087142"/><text:bookmark-start text:name="_Toc94138789"/><text:soft-page-break/>INDICE<text:bookmark-end text:name="_Toc93783188"/><text:bookmark-end text:name="_Toc94049606"/><text:bookmark-end text:name="_Toc94087142"/><text:bookmark-end text:name="_Toc94138789"/></text:p>
      <text:p text:style-name="P42"><text:span text:style-name="T43">  <text:s/></text:span><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81127" office:target-frame-name="_top" xlink:show="replace"><text:span text:style-name="Collegamentoipertestuale">INTRODUZIONE</text:span><text:tab/>3</text:a></text:p>
          <text:p text:style-name="Sommario1"><text:a xlink:href="#_Toc94181128" office:target-frame-name="_top" xlink:show="replace"><text:span text:style-name="T44"><text:tab/></text:span><text:span text:style-name="Collegamentoipertestuale">ESERCIZIO 1 – IL PROBLEMA DEL “SENATE BUS”</text:span><text:tab/>4</text:a></text:p>
          <text:p text:style-name="P45"><text:a xlink:href="#_Toc94181129" office:target-frame-name="_top" xlink:show="replace"><text:span text:style-name="Collegamentoipertestuale">1.1</text:span><text:span text:style-name="T46"><text:tab/></text:span><text:span text:style-name="Collegamentoipertestuale">Descrizione del problema</text:span><text:tab/>4</text:a></text:p>
          <text:p text:style-name="P47"><text:a xlink:href="#_Toc94181130" office:target-frame-name="_top" xlink:show="replace"><text:span text:style-name="T48">1.2</text:span><text:span text:style-name="T49"><text:tab/></text:span><text:span text:style-name="T50">Approccio per risolvere i vincoli di concorrenza</text:span><text:tab/>4</text:a></text:p>
          <text:p text:style-name="P51"><text:a xlink:href="#_Toc94181131" office:target-frame-name="_top" xlink:show="replace"><text:span text:style-name="T52">1.</text:span><text:span text:style-name="T53">3</text:span><text:span text:style-name="T54"><text:tab/></text:span><text:span text:style-name="T55">Parti rilevanti del codice</text:span><text:tab/>5</text:a></text:p>
          <text:p text:style-name="P56"><text:a xlink:href="#_Toc94181132" office:target-frame-name="_top" xlink:show="replace"><text:span text:style-name="T57">Le parti più significative del codice del passeggero sono riportate di seguito:</text:span><text:tab/>5</text:a></text:p>
          <text:p text:style-name="P58"><text:a xlink:href="#_Toc94181133" office:target-frame-name="_top" xlink:show="replace"><text:span text:style-name="T59">1.4</text:span><text:span text:style-name="T60"><text:tab/></text:span><text:span text:style-name="T61">Commenti su diverse esecuzioni</text:span><text:tab/>8</text:a></text:p>
          <text:p text:style-name="Sommario1"><text:a xlink:href="#_Toc94181134" office:target-frame-name="_top" xlink:show="replace"><text:span text:style-name="T62"><text:tab/></text:span><text:span text:style-name="Collegamentoipertestuale">ESERCIZIO 2<text:s/></text:span><text:span text:style-name="Collegamentoipertestuale">– IL PROBLEMA DEL “MULTI-CAR ROLLER COASTER”</text:span><text:tab/>11</text:a></text:p>
          <text:p text:style-name="P63"><text:a xlink:href="#_Toc94181135" office:target-frame-name="_top" xlink:show="replace"><text:span text:style-name="T64">2.1</text:span><text:span text:style-name="T65"><text:tab/></text:span><text:span text:style-name="T66">Descrizione del problema</text:span><text:tab/>11</text:a></text:p>
          <text:p text:style-name="P67"><text:a xlink:href="#_Toc94181136" office:target-frame-name="_top" xlink:show="replace"><text:span text:style-name="T68">2.2</text:span><text:span text:style-name="T69"><text:tab/></text:span><text:span text:style-name="T70">Approccio per risolvere i vincoli di concorrenza</text:span><text:tab/>12</text:a></text:p>
          <text:p text:style-name="P71"><text:a xlink:href="#_Toc94181137" office:target-frame-name="_top" xlink:show="replace"><text:span text:style-name="T72">2.3</text:span><text:span text:style-name="T73"><text:tab/></text:span><text:span text:style-name="T74">Parti rilevanti del cod</text:span><text:span text:style-name="T75">ice</text:span><text:tab/>14</text:a></text:p>
          <text:p text:style-name="P76"><text:a xlink:href="#_Toc94181138" office:target-frame-name="_top" xlink:show="replace"><text:span text:style-name="T77">2.4</text:span><text:span text:style-name="T78"><text:tab/></text:span><text:span text:style-name="T79">Commenti su diverse esecuzioni</text:span><text:tab/>16</text:a></text:p>
          <text:p text:style-name="Sommario1"><text:a xlink:href="#_Toc94181139" office:target-frame-name="_top" xlink:show="replace"><text:span text:style-name="T80"><text:tab/></text:span><text:span text:style-name="Collegamentoipertestuale">ESERCIZIO 3 – IL PROBLEMA DEL “SEARCH-INSERT-DELETE”</text:span><text:tab/>18</text:a></text:p>
          <text:p text:style-name="P81"><text:a xlink:href="#_Toc94181140" office:target-frame-name="_top" xlink:show="replace"><text:span text:style-name="T82">3.1</text:span><text:span text:style-name="T83"><text:tab/></text:span><text:span text:style-name="T84">Descrizione del problema</text:span><text:tab/>18</text:a></text:p>
          <text:p text:style-name="P85"><text:a xlink:href="#_Toc94181141" office:target-frame-name="_top" xlink:show="replace"><text:span text:style-name="T86">3.2</text:span><text:span text:style-name="T87"><text:tab/></text:span><text:span text:style-name="T88">Approccio per risolvere i vincoli di concorrenza</text:span><text:tab/>18</text:a></text:p>
          <text:p text:style-name="P89"><text:a xlink:href="#_Toc94181142" office:target-frame-name="_top" xlink:show="replace"><text:span text:style-name="T90">3.3</text:span><text:span text:style-name="T91"><text:tab/></text:span><text:span text:style-name="T92">Parti rilevanti del codice</text:span><text:tab/>20</text:a></text:p>
          <text:p text:style-name="P93"><text:a xlink:href="#_Toc94181143" office:target-frame-name="_top" xlink:show="replace"><text:span text:style-name="T94">3.4</text:span><text:span text:style-name="T95"><text:tab/></text:span><text:span text:style-name="T96">Commenti su diverse esecuzioni</text:span><text:tab/>27</text:a></text:p>
          <text:p text:style-name="Sommario1"><text:a xlink:href="#_Toc94181144" office:target-frame-name="_top" xlink:show="replace"><text:span text:style-name="Collegamentoipertestuale">ESERCIZIO 4 – IL PROBLEMA DEL BARBIERE DI HILZER</text:span><text:tab/>28</text:a></text:p>
          <text:p text:style-name="P97"><text:a xlink:href="#_Toc94181145" office:target-frame-name="_top" xlink:show="replace"><text:span text:style-name="T98">4.1</text:span><text:span text:style-name="T99"><text:tab/></text:span><text:span text:style-name="T100">Descrizione del problema</text:span><text:tab/>28</text:a></text:p>
          <text:p text:style-name="P101"><text:a xlink:href="#_Toc94181146" office:target-frame-name="_top" xlink:show="replace"><text:span text:style-name="T102">4.2</text:span><text:span text:style-name="T103"><text:tab/></text:span><text:span text:style-name="T104">Approccio per risolvere i vincoli di concorrenza</text:span><text:tab/>29</text:a></text:p>
          <text:p text:style-name="P105"><text:a xlink:href="#_Toc94181147" office:target-frame-name="_top" xlink:show="replace"><text:span text:style-name="T106">4.3</text:span><text:span text:style-name="T107"><text:tab/></text:span><text:span text:style-name="T108">Parti rilevanti del codice</text:span><text:tab/>32</text:a></text:p>
          <text:p text:style-name="P109"><text:a xlink:href="#_Toc94181148" office:target-frame-name="_top" xlink:show="replace"><text:span text:style-name="T110">4.4</text:span><text:span text:style-name="T111"><text:tab/></text:span><text:span text:style-name="T112">Commenti su diverse esecuzioni</text:span><text:tab/>38</text:a></text:p>
          <text:p text:style-name="Sommario1"><text:a xlink:href="#_Toc94181149" office:target-frame-name="_top" xlink:show="replace"><text:span text:style-name="Collegamentoipertestuale">CONCLUSIONI</text:span><text:tab/>39</text:a></text:p>
          <text:p text:style-name="Sommario1"><text:a xlink:href="#_Toc94181150" office:target-frame-name="_top" xlink:show="replace"><text:span text:style-name="Collegamentoipertestuale">BIBLIOGRAFIA</text:span><text:tab/>40</text:a></text:p>
          <text:p text:style-name="Sommario1"><text:a xlink:href="#_Toc94181151" office:target-frame-name="_top" xlink:show="replace"><text:span text:style-name="Collegamentoipertestuale">APPENDICE</text:span><text:tab/>41</text:a></text:p>
        </text:index-body>
      </text:table-of-content>
      <text:p text:style-name="P113"/>
      <text:p text:style-name="P114"/>
      <text:h text:style-name="P115" text:outline-level="1"><text:bookmark-start text:name="_Toc94181127"/>INTRODUZIONE<text:bookmark-end text:name="_Toc94181127"/></text:h>
      <text:p text:style-name="P116"><text:span text:style-name="T117">//<text:s/></text:span><text:span text:style-name="T118">TODO</text:span></text:p>
      <text:p text:style-name="P119"><text:span text:style-name="T120">Specifica come funziona un codice concorrente (ossia prologo, s.c., epilogo)</text:span></text:p>
      <text:p text:style-name="P121"><text:bookmark-start text:name="_Toc93783189"/><text:bookmark-start text:name="_Toc94049607"/><text:bookmark-start text:name="_Toc94087143"/></text:p>
      <text:list text:style-name="LFO1" text:continue-numbering="true">
        <text:list-item>
          <text:p text:style-name="P122"><text:bookmark-start text:name="_Toc94138790"/><text:bookmark-start text:name="_Toc94181128"/><text:soft-page-break/>ESERCIZIO 1 – IL PROBLEMA DEL “SENATE BUS”<text:bookmark-end text:name="_Toc93783189"/><text:bookmark-end text:name="_Toc94049607"/><text:bookmark-end text:name="_Toc94087143"/><text:bookmark-end text:name="_Toc94138790"/><text:bookmark-end text:name="_Toc94181128"/></text:p>
        </text:list-item>
      </text:list>
      <text:list text:style-name="LFO1" text:continue-numbering="true">
        <text:list-item>
          <text:list>
            <text:list-item>
              <text:p text:style-name="P123"><text:bookmark-start text:name="_Toc93783190"/><text:bookmark-start text:name="_Toc94049608"/><text:bookmark-start text:name="_Toc94087144"/><text:bookmark-start text:name="_Toc94138791"/><text:bookmark-start text:name="_Toc94181129"/>Descrizione del problema<text:bookmark-end text:name="_Toc93783190"/><text:bookmark-end text:name="_Toc94049608"/><text:bookmark-end text:name="_Toc94087144"/><text:bookmark-end text:name="_Toc94138791"/><text:bookmark-end text:name="_Toc94181129"/></text:p>
            </text:list-item>
          </text:list>
        </text:list-item>
      </text:list>
      <text:p text:style-name="P124">Ci sono due tipologie di thread:</text:p>
      <text:list text:style-name="LFO2" text:continue-numbering="true">
        <text:list-item>
          <text:p text:style-name="P125">Thread rider (o passeggero) che sale sul bus;</text:p>
        </text:list-item>
        <text:list-item>
          <text:p text:style-name="P126">Thread bus che trasporta passeggeri.</text:p>
        </text:list-item>
      </text:list>
      <text:p text:style-name="P127"><text:span text:style-name="T128">I rider arrivano alla fermata dell’autobus in attesa che arrivi. Quando l’autobus giunge alla fermata,<text:s/></text:span><text:span text:style-name="T129">tutti i rider in attesa</text:span><text:span text:style-name="T130"><text:s/>invocano la funzione<text:s/></text:span><text:span text:style-name="T131">boardBus</text:span><text:span text:style-name="T132">, tuttavia,<text:s/></text:span><text:span text:style-name="T133">chiunque arrivi alla fermata<text:s/></text:span><text:span text:style-name="T134">mentre l’autobus è gia arrivato</text:span><text:span text:style-name="T135">, dovrà aspettare la corsa successiva. La capacità del bus è di 50 rider; se ce ne dovessero essere più di 50 in attesa, alcuni di essi dovranno aspettare il prossimo bus.</text:span></text:p>
      <text:p text:style-name="P136"><text:span text:style-name="T137">Quanto tutti i rider in<text:s/></text:span><text:span text:style-name="T138">attesa sono saliti sul bus, quest’ultimo invocherà la funzione<text:s/></text:span><text:span text:style-name="T139">depart</text:span><text:span text:style-name="T140">. Se l’autobus dovesse arrivare quando non c’è alcun rider in attesa, questo partirà immediatamente.</text:span></text:p>
      <text:list text:style-name="LFO1" text:continue-numbering="true">
        <text:list-item>
          <text:list>
            <text:list-item>
              <text:p text:style-name="P141"><text:bookmark-start text:name="_Toc93783191"/><text:bookmark-start text:name="_Toc94049609"/><text:bookmark-start text:name="_Toc94087145"/><text:bookmark-start text:name="_Toc94138792"/><text:bookmark-start text:name="_Toc94181130"/>Approccio per risolvere i vincoli di concorrenza<text:bookmark-end text:name="_Toc93783191"/><text:bookmark-end text:name="_Toc94049609"/><text:bookmark-end text:name="_Toc94087145"/><text:bookmark-end text:name="_Toc94138792"/><text:bookmark-end text:name="_Toc94181130"/></text:p>
            </text:list-item>
          </text:list>
        </text:list-item>
      </text:list>
      <text:p text:style-name="P142"><text:span text:style-name="T143">La risoluzione del seguente problema<text:s/></text:span><text:span text:style-name="T144">implica la considerazione di diversi vincoli:</text:span></text:p>
      <text:list text:style-name="LFO3" text:continue-numbering="true">
        <text:list-item>
          <text:p text:style-name="P145"><text:span text:style-name="T146">Occorre<text:s/></text:span><text:span text:style-name="T147">regolare<text:s/></text:span><text:span text:style-name="T148">il numero di rider che possono essere in attesa; infatti, se ci dovessero essere N persone in attesa (con N &gt; 50), occorre<text:s/></text:span><text:span text:style-name="T149">bloccare</text:span><text:span text:style-name="T150"><text:s/>dalla 51-esima alla N-esima persona fino a che non si<text:s/></text:span><text:span text:style-name="T151">liberano i posti in attesa;</text:span></text:p>
        </text:list-item>
        <text:list-item>
          <text:p text:style-name="P152"><text:span text:style-name="T153">Occorre<text:s/></text:span><text:span text:style-name="T154">bloccare<text:s/></text:span><text:span text:style-name="T155">i rider che arrivano alla fermata PRIMA dell’arrivo del bus (e che dunque rimangono in attesa di salire);</text:span></text:p>
        </text:list-item>
        <text:list-item>
          <text:p text:style-name="P156"><text:span text:style-name="T157">Occorre<text:s/></text:span><text:span text:style-name="T158">bloccare<text:s/></text:span><text:span text:style-name="T159">i rider che arrivano alla fermata DOPO l’arrivo del bus (ossia vengono bloccati i rider<text:s/></text:span><text:span text:style-name="T160">“in ritardo”</text:span><text:span text:style-name="T161">);</text:span></text:p>
        </text:list-item>
        <text:list-item>
          <text:p text:style-name="P162"><text:span text:style-name="T163">Occorre<text:s/></text:span><text:span text:style-name="T164">bloccare</text:span><text:span text:style-name="T165"><text:s/>il bus affinché questo<text:s/></text:span><text:span text:style-name="T166">non parta</text:span><text:span text:style-name="T167"><text:s/>fino a che l’ultimo passeggero non sia salito.</text:span></text:p>
        </text:list-item>
      </text:list>
      <text:p text:style-name="P168"><text:span text:style-name="T169">Per risolvere i vincoli precedentemente elencati è stato utilizzato il costrutto MONITOR.<text:s/></text:span><text:span text:style-name="T170">Le variabili condition utilizzate sono illustrate di s</text:span><text:span text:style-name="T171">eguito:</text:span></text:p>
      <text:list text:style-name="LFO4" text:continue-numbering="true">
        <text:list-item>
          <text:p text:style-name="P172"><text:span text:style-name="T173">C_BUS_CAPACITY: Su questa var condition andranno a bloccarsi i rider che<text:s/></text:span><text:span text:style-name="T174">superano</text:span><text:span text:style-name="T175"><text:s/>la capacità consentita. Per verificare la condizione è stata utilizzata una variabile INTERA (num_rider_bus_stop) che conta il numero di passeggeri giunti alla fermat</text:span><text:span text:style-name="T176">a del bus e dunque,<text:s/></text:span><text:soft-page-break/><text:span text:style-name="T177">nel caso in cui il valore di questa variabile NON SIA MINORE della capacità del bus, si causerà la sospensione del thread → Risolve il problema imposto dal vincolo 1.<text:s/></text:span><text:span text:style-name="T178">Le parti rilevanti dell’utilizzo di questa condition variable sono ri</text:span><text:span text:style-name="T179">portate nel paragrafo 2.3</text:span><text:span text:style-name="T180">;</text:span></text:p>
        </text:list-item>
        <text:list-item>
          <text:p text:style-name="P181"><text:span text:style-name="T182"> C_BUS: Su questa var condition andranno a bloccarsi i rider che arrivano PRIMA del bus ossia i prossimi passeggeri ad essere serviti. Per verificare la condizione è stata utilizzata una variabile BOOLEANA (bus_pronto) che vale<text:s/></text:span><text:span text:style-name="T183">t</text:span><text:span text:style-name="T184">rue</text:span><text:span text:style-name="T185"><text:s/>se l’autobus è arrivato<text:s/></text:span><text:span text:style-name="T186">false</text:span><text:span text:style-name="T187"><text:s/>altrimenti, nel caso in cui il valore di questa variabile NON SIA TRUE, si causerà la sospensione del thread → Risolve il problema imposto dal vincolo 2.<text:s/></text:span><text:span text:style-name="T188">Le parti rilevanti dell’utilizzo di questa condition variable sono r</text:span><text:span text:style-name="T189">iportate nel paragrafo 2.3</text:span><text:span text:style-name="T190">;</text:span></text:p>
        </text:list-item>
        <text:list-item>
          <text:p text:style-name="P191"><text:span text:style-name="T192">C_LATE_RIDER: Su questa var condition andranno a bloccarsi i thread dei rider che arrivano DOPO il bus. Per verificare la condizione è stata utilizzata la stessa variabile booleana precedentemente descritta (bus_pronto), tuttavi</text:span><text:span text:style-name="T193">a qui la condizione da verificare è DUALE in quanto, non appena un rider arriva alla fermata, se la variabile bus_pronto vale<text:s/></text:span><text:span text:style-name="T194">true</text:span><text:span text:style-name="T195"><text:s/>significa che l’autobus è arrivato e che dunque sta facendo salire i passeggeri; ciò causerà la sospensione del thread → Riso</text:span><text:span text:style-name="T196">lve il problema imposto dal vincolo 3.<text:s/></text:span><text:span text:style-name="T197">Le parti rilevanti dell’utilizzo di questa condition variable sono riportate nel paragrafo 2.3</text:span><text:span text:style-name="T198">;</text:span></text:p>
        </text:list-item>
        <text:list-item>
          <text:p text:style-name="P199"><text:span text:style-name="T200">C_LAST_RIDER_ON: Su questa var condition andrà a bloccarsi il thread del bus in attesa che salga l’ultimo passeggero. Per</text:span><text:span text:style-name="T201"><text:s/>verificare la condizione è stata utilizzata una variabile INTERA (num_rider_attesa) che conta il numero di passeggeri in attesa dell’arrivo del bus. Ogni volta che un thread rider sale sul bus esso andrà a decrementare il valore di questa variabile e dunq</text:span><text:span text:style-name="T202">ue, fino a che la variabile ha un valore DIVERSO DA 0 (ossia fino a che non è salito l’ultimo passeggero), il thread del bus rimarrà sospeso. → Risolve il problema imposto dal vincolo 4. <text:s/></text:span><text:span text:style-name="T203">Le parti rilevanti dell’utilizzo di questa condition variable sono r</text:span><text:span text:style-name="T204">iportate nel paragrafo 2.3</text:span><text:span text:style-name="T205">;</text:span></text:p>
        </text:list-item>
      </text:list>
      <text:list text:style-name="LFO1" text:continue-numbering="true">
        <text:list-item>
          <text:list>
            <text:list-item>
              <text:p text:style-name="P206"><text:bookmark-start text:name="_Toc93783192"/><text:bookmark-start text:name="_Toc94049610"/><text:bookmark-start text:name="_Toc94087146"/><text:bookmark-start text:name="_Toc94138793"/><text:bookmark-start text:name="_Toc94181131"/>Parti rilevanti del codice<text:bookmark-end text:name="_Toc93783192"/><text:bookmark-end text:name="_Toc94049610"/><text:bookmark-end text:name="_Toc94087146"/><text:bookmark-end text:name="_Toc94138793"/><text:bookmark-end text:name="_Toc94181131"/></text:p>
            </text:list-item>
          </text:list>
        </text:list-item>
      </text:list>
      <text:h text:style-name="P207" text:outline-level="2"><text:bookmark-start text:name="_Toc94049611"/><text:bookmark-start text:name="_Toc94087147"/><text:bookmark-start text:name="_Toc94138794"/><text:bookmark-start text:name="_Toc94181132"/>Le parti più significative del codice del passeggero sono riportate di seguito:<text:bookmark-end text:name="_Toc94049611"/><text:bookmark-end text:name="_Toc94087147"/><text:bookmark-end text:name="_Toc94138794"/><text:bookmark-end text:name="_Toc94181132"/></text:h>
      <text:p text:style-name="P208">pthread_mutex_lock(&amp;mutex);</text:p>
      <text:p text:style-name="Sottotitolo"><text:span text:style-name="T209">while(num_rider_bus_stop &gt;= C) {<text:s/></text:span><text:span text:style-name="T210"></text:span><text:span text:style-name="T211"><text:s/></text:span><text:span text:style-name="T212">Fino a che il numero dei rider alla fermata del bus è<text:s/></text:span><text:span text:style-name="T213">maggiore della capacità C, il passeggero rimane in attesa</text:span></text:p>
      <text:p text:style-name="P214"><text:span text:style-name="T215">pthread_cond_wait(&amp;C_BUS_CAPACITY, &amp;mutex);</text:span><text:span text:style-name="T216"><text:s/></text:span></text:p>
      <text:p text:style-name="P217">}</text:p>
      <text:p text:style-name="P218">num_rider_bus_stop++;</text:p>
      <text:p text:style-name="P219">while(bus_pronto) {</text:p>
      <text:p text:style-name="P220"><text:span text:style-name="T221">pthread_cond_wait(&amp;C_LATE_RIDER, &amp;mutex);</text:span></text:p>
      <text:p text:style-name="P222">}</text:p>
      <text:soft-page-break/>
      <text:p text:style-name="P223">num_rider_attesa++;</text:p>
      <text:p text:style-name="P224"/>
      <text:p text:style-name="P225">while (!bus_pronto) {</text:p>
      <text:p text:style-name="Sottotitolo"><text:span text:style-name="T226"><text:s text:c="3"/></text:span><text:span text:style-name="T227">/* Il rider aspetta</text:span><text:span text:style-name="T228"><text:s/>l'arrivo del bus */</text:span></text:p>
      <text:p text:style-name="Sottotitolo"><text:span text:style-name="T229"><text:s text:c="3"/></text:span><text:span text:style-name="T230">pthread_cond_wait(&amp;C_BUS, &amp;mutex);</text:span></text:p>
      <text:p text:style-name="P231">}<text:s/></text:p>
      <text:p text:style-name="P232">/* Bus arrivato --&gt; il rider invoca boardBus */</text:p>
      <text:p text:style-name="P233">boardBus(*ptr);</text:p>
      <text:p text:style-name="P234">Da questo codice si evince che:</text:p>
      <text:list text:style-name="LFO5" text:continue-numbering="true">
        <text:list-item>
          <text:p text:style-name="P235"><text:span text:style-name="T236">Fino a che il numero dei passeggeri alla fermata del bus (numero memorizzato nella variabile<text:s/></text:span><text:span text:style-name="T237">num_r</text:span><text:span text:style-name="T238">ider_bus_</text:span><text:span text:style-name="T239">stop) NON è minore della capacità<text:s/></text:span><text:span text:style-name="T240">C</text:span><text:span text:style-name="T241"><text:s/></text:span><text:span text:style-name="T242"></text:span><text:span text:style-name="T243"><text:s/>Il passeggero rimane in attesa sulla condition variable C_BUS_CAPACITY;</text:span></text:p>
        </text:list-item>
        <text:list-item>
          <text:p text:style-name="P244"><text:span text:style-name="T245">Una volta giunti alla fermata (e dunque superato il controllo di cui al punto precedente), oltre ad incrementare il valore della variabil</text:span><text:span text:style-name="T246">e globale<text:s/></text:span><text:span text:style-name="T247">num_rider_bus_</text:span><text:span text:style-name="T248">stop si verifica se l’autobus è arrivato (denotato dal fatto che la variabile<text:s/></text:span><text:span text:style-name="T249">bus_pronto</text:span><text:span text:style-name="T250"><text:s/>sia impostata a<text:s/></text:span><text:span text:style-name="T251">true</text:span><text:span text:style-name="T252">)<text:s/></text:span><text:span text:style-name="T253"></text:span><text:span text:style-name="T254"><text:s/>in tal caso il passeggero attende la corsa successiva (ossia rimane in attesa sulla condition variable C_LATE_RIDER);</text:span></text:p>
        </text:list-item>
        <text:list-item>
          <text:p text:style-name="P255"><text:span text:style-name="T256">U</text:span><text:span text:style-name="T257">na volta superati i precedenti controlli, si incrementa il contatore dei rider in attesa del bus (numero memorizzato nella variabile globale<text:s/></text:span><text:span text:style-name="T258">num_rider_attesa</text:span><text:span text:style-name="T259">) e il passeggero si mette in attesa del bus<text:s/></text:span><text:span text:style-name="T260"></text:span><text:span text:style-name="T261"><text:s/>Rimane in attesa sulla condition variable<text:s/></text:span><text:span text:style-name="T262">C_BUS.</text:span></text:p>
        </text:list-item>
      </text:list>
      <text:p text:style-name="P263"><text:span text:style-name="T264">Alla fine, il rider, come da specifica, invoca la funzione<text:s/></text:span><text:span text:style-name="T265">boardBus<text:s/></text:span><text:span text:style-name="T266">le cui parti più rilevanti sono riportate di seguito:</text:span></text:p>
      <text:p text:style-name="P267"><text:bookmark-start text:name="_Hlk93872371"/>num_rider_attesa--;</text:p>
      <text:p text:style-name="P268">num_rider_bus_stop--;</text:p>
      <text:p text:style-name="P269">if (num_rider_attesa == 0) {</text:p>
      <text:p text:style-name="Sottotitolo"><text:span text:style-name="T270"><text:tab/></text:span><text:span text:style-name="T271">ultimo_rider_salito = true;</text:span></text:p>
      <text:p text:style-name="Sottotitolo"><text:span text:style-name="T272"><text:tab/></text:span><text:span text:style-name="T273">pthread_mutex_unlock(&amp;mute</text:span><text:span text:style-name="T274">x);</text:span></text:p>
      <text:p text:style-name="Sottotitolo"><text:span text:style-name="T275"><text:tab/></text:span><text:span text:style-name="T276">pthread_cond_signal(&amp;C_LAST_RIDER_ON);</text:span></text:p>
      <text:p text:style-name="Sottotitolo"><text:span text:style-name="T277"><text:tab/></text:span><text:span text:style-name="T278">return;</text:span></text:p>
      <text:p text:style-name="P279">}</text:p>
      <text:p text:style-name="Sottotitolo"><text:span text:style-name="T280">pthread_mutex_unlock(&amp;mutex);<text:s/></text:span><text:span text:style-name="T281"></text:span><text:span text:style-name="T282">Questo è il mutex bloccato nella funzione routine del rider</text:span></text:p>
      <text:p text:style-name="P283"><text:span text:style-name="T284">Funzione nella quale si decrementa il numero dei rider in attesa e il numero dei rider alla fermata del<text:s/></text:span><text:span text:style-name="T285">bus. Quando<text:s/></text:span><text:span text:style-name="T286">num_rider_attesa<text:s/></text:span><text:span text:style-name="T287">vale 0, significa che l’ultimo rider è salito sul bus e che dunque si può risvegliare il thread del bus aggiornando la variabile booleana<text:s/></text:span><text:span text:style-name="T288">ultimo_rider_salito</text:span><text:span text:style-name="T289"><text:s/>descritta nel paragrafo 1.2 ed effettuando la signal sulla variabile<text:s/></text:span><text:span text:style-name="T290">condition C_LAST_RIDER_ON. Si riportano ora le parti principali del thread del bus (il quale opera all’infinito):</text:span></text:p>
      <text:p text:style-name="P291">while(1) {</text:p>
      <text:p text:style-name="P292"><text:tab/>pthread_mutex_lock(&amp;mutex);</text:p>
      <text:soft-page-break/>
      <text:p text:style-name="Sottotitolo"><text:span text:style-name="T293"><text:tab/>bus_pronto = true;</text:span></text:p>
      <text:p text:style-name="Sottotitolo"><text:span text:style-name="T294"><text:tab/>if (num_rider_attesa &gt; 0) {</text:span></text:p>
      <text:p text:style-name="Sottotitolo"><text:span text:style-name="T295"><text:tab/></text:span><text:span text:style-name="T296"><text:tab/></text:span><text:span text:style-name="T297">pthread_cond_broadcast(&amp;C_BUS);</text:span></text:p>
      <text:p text:style-name="Sottotitolo"><text:span text:style-name="T298"><text:tab/></text:span><text:span text:style-name="T299"><text:tab/>while(!ultimo_rider_salito) {</text:span></text:p>
      <text:p text:style-name="Sottotitolo"><text:span text:style-name="T300"><text:tab/></text:span><text:span text:style-name="T301"><text:tab/></text:span><text:span text:style-name="T302"><text:tab/></text:span><text:span text:style-name="T303">pthread_cond_wait(&amp;C_LAST_RIDER_ON, &amp;mutex);</text:span></text:p>
      <text:p text:style-name="Sottotitolo"><text:span text:style-name="T304"><text:tab/></text:span><text:span text:style-name="T305"><text:tab/></text:span><text:span text:style-name="T306">}</text:span></text:p>
      <text:p text:style-name="P307"><text:tab/>} else {</text:p>
      <text:list text:style-name="LFO6" text:continue-numbering="true">
        <text:list-item>
          <text:p text:style-name="P308"><text:span text:style-name="T309">L’autobus fa una corsa senza passeggeri<text:s/></text:span><text:span text:style-name="T310"></text:span></text:p>
        </text:list-item>
      </text:list>
      <text:p text:style-name="Sottotitolo"><text:span text:style-name="T311"><text:tab/></text:span><text:span text:style-name="T312">}</text:span></text:p>
      <text:p text:style-name="P313"><text:tab/>pthread_mutex_unlock(&amp;mutex);</text:p>
      <text:p text:style-name="P314"><text:tab/>depart(*ptr);</text:p>
      <text:p text:style-name="Sottotitolo"><text:span text:style-name="T315">}</text:span></text:p>
      <text:p text:style-name="P316"><text:bookmark-end text:name="_Hlk93872371"/><text:span text:style-name="T317">Non appena l’autobus arriva, imposta<text:s/></text:span><text:span text:style-name="T318">la variabile<text:s/></text:span><text:span text:style-name="T319">bus_pronto</text:span><text:span text:style-name="T320"><text:s/>precedentemente descritta a<text:s/></text:span><text:span text:style-name="T321">true</text:span><text:span text:style-name="T322">, in seguito controlla se ci sono dei rider in attesa di partire. Qui gli scenari possibili sono due:</text:span></text:p>
      <text:list text:style-name="LFO7" text:continue-numbering="true">
        <text:list-item>
          <text:p text:style-name="P323"><text:span text:style-name="T324">Nel caso in cui non ci dovessero essere rider in attesa (denotato dal fatto che la variabile<text:s/></text:span><text:span text:style-name="T325">num_r</text:span><text:span text:style-name="T326">ider_attesa</text:span><text:span text:style-name="T327"><text:s/>sia uguale 0), come da specifica, l’autobus partirà<text:s/></text:span><text:span text:style-name="T328">immediatamente;</text:span></text:p>
        </text:list-item>
        <text:list-item>
          <text:p text:style-name="P329"><text:span text:style-name="T330">Nel caso in cui ci dovesse essere<text:s/></text:span><text:span text:style-name="T331">almeno</text:span><text:span text:style-name="T332"><text:s/>un rider in attesa, il bus risveglia tutti i rider in attesa di partire (chiamando la funzione<text:s/></text:span><text:span text:style-name="T333">pthread_cond_broadcast<text:s/></text:span><text:span text:style-name="T334">sulla condition variable C_BUS) per poi aspettare la salita dell’ultimo passeggero sulla variabile condition C_LAST_RIDER_ON. Dopo ciò, come da specifica, il bus invoca la funzione<text:s/></text:span><text:span text:style-name="T335">depart</text:span><text:span text:style-name="T336"><text:s/>le cui parti rilevanti sono mostrate di segui</text:span><text:span text:style-name="T337">to:</text:span></text:p>
        </text:list-item>
      </text:list>
      <text:p text:style-name="P338">bus_pronto = false;</text:p>
      <text:p text:style-name="P339">ultimo_rider_salito = false;</text:p>
      <text:p text:style-name="P340">pthread_cond_broadcast(&amp;C_LATE_RIDER);</text:p>
      <text:p text:style-name="P341">pthread_cond_broadcast(&amp;C_BUS_CAPACITY);</text:p>
      <text:p text:style-name="P342">pthread_mutex_unlock(&amp;mutex);</text:p>
      <text:p text:style-name="P343"><text:span text:style-name="T344">Funzione in cui si resettano le variabili<text:s/></text:span><text:span text:style-name="T345">bus_pronto<text:s/></text:span><text:span text:style-name="T346">e<text:s/></text:span><text:span text:style-name="T347">ultimo_rider_salito</text:span><text:span text:style-name="T348"><text:s/>a<text:s/></text:span><text:span text:style-name="T349">false</text:span><text:span text:style-name="T350"><text:s/>e si<text:s/></text:span><text:span text:style-name="T351">risvegliano<text:s/></text:span><text:span text:style-name="T352">sia</text:span><text:span text:style-name="T353"><text:s/></text:span><text:span text:style-name="T354">tutti<text:s/></text:span><text:span text:style-name="T355">i thread dei passeggeri in ritardo<text:s/></text:span><text:span text:style-name="T356">sia</text:span><text:span text:style-name="T357"><text:s/></text:span><text:span text:style-name="T358">tutti<text:s/></text:span><text:span text:style-name="T359">i thread dei passeggeri bloccati per superamento della capacità<text:s/></text:span><text:span text:style-name="T360">C</text:span><text:span text:style-name="T361">. Qui sorge una domanda non scontata: perché è possibile risvegliarli tutti senza effettuare alcun controllo? I motivi sono<text:s/></text:span><text:span text:style-name="T362">due:</text:span></text:p>
      <text:list text:style-name="LFO8" text:continue-numbering="true">
        <text:list-item>
          <text:p text:style-name="P363"><text:span text:style-name="T364">Per quanto riguarda i thread dei passeggeri in ritardo:</text:span><text:span text:style-name="T365"><text:s/>Sicuramente il numero<text:s/></text:span><text:span text:style-name="T366">massimo</text:span><text:span text:style-name="T367"><text:s/>di questi thread è<text:s/></text:span><text:span text:style-name="T368">C</text:span><text:span text:style-name="T369"><text:s/>in quanto può capitare che l’autobus arrivi prima di tutti i seguenti thread (e che dunque parta senza passeggeri) e nel mentre si accodano esat</text:span><text:span text:style-name="T370">tamente<text:s/></text:span><text:span text:style-name="T371">C</text:span><text:span text:style-name="T372"><text:s/>passeggeri; la garanzia che non si accodino più di<text:s/></text:span><text:span text:style-name="T373">C</text:span><text:span text:style-name="T374"><text:s/>passeggeri è dovuta dal fatto che prima di mettersi in attesa del bus, si controlla il numero dei rider alla fermata attraverso la variabile globale<text:s/></text:span><text:span text:style-name="T375">num_rider_bus_stop</text:span><text:span text:style-name="T376">.</text:span></text:p>
        </text:list-item>
        <text:list-item>
          <text:p text:style-name="P377"><text:span text:style-name="T378">Per quanto riguarda i th</text:span><text:span text:style-name="T379">read dei passeggeri bloccati per superamento della capacità:</text:span><text:span text:style-name="T380"><text:s/>Una volta risvegliati tutti questi thread, prima di potersi mettere in coda, il rider controlla che<text:s/></text:span><text:soft-page-break/><text:span text:style-name="T381">il numero di passeggeri alla fermata del bus (ossia che il valore della variabile<text:s/></text:span><text:span text:style-name="T382">num_rider_bus_stop</text:span><text:span text:style-name="T383">) sia<text:s/></text:span><text:span text:style-name="T384">maggiore</text:span><text:span text:style-name="T385"><text:s/>della capacità<text:s/></text:span><text:span text:style-name="T386">C</text:span><text:span text:style-name="T387"><text:s/>del bus stesso (dal momento che il controllo è stato inserito in un loop<text:s/></text:span><text:span text:style-name="T388">while</text:span><text:span text:style-name="T389">); in tal caso il thread si blocca nuovamente e dunque non si supera la capacità C<text:s/></text:span><text:span text:style-name="T390"></text:span><text:span text:style-name="T391"><text:s/>il programma rimane valido.</text:span></text:p>
        </text:list-item>
      </text:list>
      <text:p text:style-name="P392"><text:span text:style-name="T393">Infine, è stata</text:span><text:span text:style-name="T394"><text:s/>effettuata una modifica al main durante la creazione del thread del bus con il fine di avere un comportamento “aleatorio” del programma. Il codice di creazione dei thread bus è riportato di seguito:</text:span></text:p>
      <text:p text:style-name="Sottotitolo"><text:span text:style-name="T395">srand(time(NULL));    ←<text:s/></text:span><text:span text:style-name="T396">inizializzazione per generare il</text:span><text:span text:style-name="T397"><text:s/>numero pseudo-casuale</text:span></text:p>
      <text:p text:style-name="Sottotitolo"><text:span text:style-name="T398">bus_i = rand() % NUM_THREADS;    ←<text:s/></text:span><text:span text:style-name="T399">Creazione dell'indice del thread bus</text:span></text:p>
      <text:p text:style-name="Sottotitolo"><text:span text:style-name="T400">for (i=0; i &lt; NUM_THREADS; i++)</text:span></text:p>
      <text:p text:style-name="Sottotitolo"><text:span text:style-name="T401">{</text:span></text:p>
      <text:p text:style-name="P402"><text:span text:style-name="T403">taskids[i] = i;</text:span></text:p>
      <text:p text:style-name="P404"><text:span text:style-name="T405">if (i != bus_i) {</text:span></text:p>
      <text:p text:style-name="P406"><text:span text:style-name="T407">…</text:span><text:span text:style-name="T408"><text:tab/></text:span><text:span text:style-name="T409"></text:span><text:span text:style-name="T410"><text:s/>creazione del thread rider</text:span></text:p>
      <text:p text:style-name="P411"><text:span text:style-name="T412">} else {        ←<text:s/></text:span><text:span text:style-name="T413">Qui viene generato il thread del bus</text:span></text:p>
      <text:p text:style-name="P414"><text:span text:style-name="T415">if (pth</text:span><text:span text:style-name="T416">read_create(&amp;thread[i], NULL, eseguiBus, (void *) (&amp;taskids[i])) != 0)</text:span></text:p>
      <text:p text:style-name="P417"><text:span text:style-name="T418">{</text:span></text:p>
      <text:p text:style-name="P419"><text:span text:style-name="T420">exit(8);</text:span></text:p>
      <text:p text:style-name="P421"><text:span text:style-name="T422">}   </text:span></text:p>
      <text:p text:style-name="P423"><text:span text:style-name="T424">}</text:span></text:p>
      <text:p text:style-name="Sottotitolo"><text:span text:style-name="T425">}</text:span></text:p>
      <text:p text:style-name="P426"/>
      <text:p text:style-name="P427"><text:span text:style-name="T428">Si nota che la creazione del thread del bus è pseudo-casuale; in questo modo si avrà (potenzialmente) un comportamento diverso per ogni esecuzione come mostrato nel</text:span><text:span text:style-name="T429"><text:s/>paragrafo 1.4.</text:span></text:p>
      <text:list text:style-name="LFO1" text:continue-numbering="true">
        <text:list-item>
          <text:list>
            <text:list-item>
              <text:p text:style-name="P430"><text:bookmark-start text:name="_Toc93783193"/><text:bookmark-start text:name="_Toc94049612"/><text:bookmark-start text:name="_Toc94087148"/><text:bookmark-start text:name="_Toc94138795"/><text:bookmark-start text:name="_Toc94181133"/>Commenti su<text:s/>un’esecuzione<text:bookmark-end text:name="_Toc93783193"/><text:bookmark-end text:name="_Toc94049612"/><text:bookmark-end text:name="_Toc94087148"/><text:bookmark-end text:name="_Toc94138795"/><text:bookmark-end text:name="_Toc94181133"/><text:s/>del programma</text:p>
            </text:list-item>
          </text:list>
        </text:list-item>
      </text:list>
      <text:p text:style-name="P431">In questo capitolo si riporta una rilevante invocazione dell’esercizio appena descritto. L’invocazione è la seguente:</text:p>
      <text:p text:style-name="P432">$ ./senate_bus 51<text:tab/><text:tab/></text:p>
      <text:p text:style-name="Normale"><text:span text:style-name="T433">E il risultato è il seguente: (</text:span><text:span text:style-name="T434"></text:span><text:span text:style-name="T435"><text:s/>si noti che sono stati rimossi i<text:s/></text:span><text:span text:style-name="T436">messaggi di creazione dei thread di tipo rider per evitare di occupare un numero eccessivo di pagine)</text:span></text:p>
      <text:p text:style-name="Normale"><text:span text:style-name="T437"><draw:connector draw:type="line" svg:x1="4.55157in" svg:y1="0.09005in" svg:x2="4.55157in" svg:y2="1.59005in" draw:z-index="251669504" draw:id="id0" draw:style-name="a0" draw:name="Connettore diritto 11" text:anchor-type="paragraph"><svg:title/><svg:desc/></draw:connector></text:span><text:span text:style-name="T438"><draw:connector draw:type="line" svg:x1="4.29741in" svg:y1="0.09005in" svg:x2="4.55019in" svg:y2="0.09005in" draw:z-index="251668480" draw:id="id1" draw:style-name="a1" draw:name="Connettore diritto 10" text:anchor-type="paragraph"><svg:title/><svg:desc/></draw:connector></text:span><text:span text:style-name="T439">Il thread RIDER di indice 0 con identificatore 140516129376000 e' in attesa del bus.</text:span></text:p>
      <text:p text:style-name="P440">Il thread RIDER di indice 1 con identificatore 140516120983296 e' in attesa del bus.</text:p>
      <text:p text:style-name="P441">Il thread RIDER di indice 2 con identificatore 140516112590592 e' in attesa del bus.</text:p>
      <text:p text:style-name="P442">Il thread RIDER di indice 4 con identificatore 140516029101824 e' in attesa del bus.</text:p>
      <text:p text:style-name="P443">Il thread RIDER di indice 5 con identificatore 140516020709120 e' in<text:s/>attesa del bus.</text:p>
      <text:p text:style-name="P444">Il thread RIDER di indice 6 con identificatore 140516012316416 e' in attesa del bus.</text:p>
      <text:p text:style-name="P445">Il thread RIDER di indice 7 con identificatore 140516003923712 e' in attesa del bus.</text:p>
      <text:soft-page-break/>
      <text:p text:style-name="Normale"><text:span text:style-name="T446"><draw:connector draw:type="line" svg:x1="4.58986in" svg:y1="-0.00607in" svg:x2="4.58986in" svg:y2="8.91824in" draw:z-index="251671552" draw:id="id2" draw:style-name="a2" draw:name="Connettore diritto 12" text:anchor-type="paragraph"><svg:title/><svg:desc/></draw:connector></text:span><text:span text:style-name="T447">Il thread RIDER di indice 9 con identificatore 140515987138304 e' in</text:span><text:span text:style-name="T448"><text:s/>attesa del bus.</text:span></text:p>
      <text:p text:style-name="P449">Il thread RIDER di indice 10 con identificatore 140515978745600 e' in attesa del bus.</text:p>
      <text:p text:style-name="P450">Il thread RIDER di indice 11 con identificatore 140515961587456 e' in attesa del bus.</text:p>
      <text:p text:style-name="P451">Il thread RIDER di indice 3 con identificatore 140515969980160 e' in attesa del bus.</text:p>
      <text:p text:style-name="P452">Il thread RIDER di indice 14 con identificatore 140515936409344 e' in attesa del bus.</text:p>
      <text:p text:style-name="P453">Il thread RIDER di indice 12 con identificatore 140515953194752 e' in attesa del bus.</text:p>
      <text:p text:style-name="P454">Il thread RIDER di indice 13 con identificatore 140515944802048 e'<text:s/>in attesa del bus.</text:p>
      <text:p text:style-name="P455">Il thread RIDER di indice 8 con identificatore 140515995531008 e' in attesa del bus.</text:p>
      <text:p text:style-name="P456">Il thread RIDER di indice 15 con identificatore 140515928016640 e' in attesa del bus.</text:p>
      <text:p text:style-name="P457">Il thread RIDER di indice 16 con identificatore 140515919623936 e' in attesa del bus.</text:p>
      <text:p text:style-name="P458">Il thread RIDER di indice 18 con identificatore 140514821142272 e' in attesa del bus.</text:p>
      <text:p text:style-name="P459">Il thread RIDER di indice 19 con identificatore 140514812749568 e' in attesa del bus.</text:p>
      <text:p text:style-name="P460">Il thread RIDER di indice 17 con identificatore 140515911231232<text:s/>e' in attesa del bus.</text:p>
      <text:p text:style-name="P461">Il thread RIDER di indice 20 con identificatore 140514804356864 e' in attesa del bus.</text:p>
      <text:p text:style-name="P462">Il thread RIDER di indice 23 con identificatore 140514779178752 e' in attesa del bus.</text:p>
      <text:p text:style-name="P463">Il thread RIDER di indice 22 con identificatore 140514787571456 e' in attesa del bus.</text:p>
      <text:p text:style-name="P464">Il thread RIDER di indice 24 con identificatore 140514770786048 e' in attesa del bus.</text:p>
      <text:p text:style-name="Normale"><text:span text:style-name="T465"><draw:frame draw:z-index="251675648" draw:id="id3" draw:style-name="a3" draw:name="Casella di testo 2" text:anchor-type="paragraph" svg:x="0in" svg:y="0.08075in" svg:width="1.43264in" svg:height="0.87639in" style:rel-width="scale" style:rel-height="scale"><draw:text-box><text:p text:style-name="P466">Si mettono in attesa 48 persone su 50</text:p></draw:text-box><svg:title/><svg:desc/></draw:frame></text:span><text:span text:style-name="T467">Il thread RIDER di indice 26 con identificatore 140514410096384 e' in attesa del bus.</text:span></text:p>
      <text:p text:style-name="P468">Il thread<text:s/>RIDER di indice 21 con identificatore 140514795964160 e' in attesa del bus.</text:p>
      <text:p text:style-name="Normale"><text:span text:style-name="T469"><draw:connector draw:type="line" svg:x1="4.59929in" svg:y1="0.08947in" svg:x2="5.17429in" svg:y2="0.08947in" draw:z-index="251673600" draw:id="id4" draw:style-name="a4" draw:name="Connettore diritto 14" text:anchor-type="paragraph"><svg:title/><svg:desc/></draw:connector></text:span><text:span text:style-name="T470">Il thread RIDER di indice 25 con identificatore 140514418489088 e' in attesa del bus.</text:span></text:p>
      <text:p text:style-name="P471">Il thread RIDER di indice 27 con identificatore 140514401703680 e' in attesa del bus.</text:p>
      <text:p text:style-name="P472">Il thread RIDER di indice 28 con identificatore 140514393310976 e' in attesa del bus.</text:p>
      <text:p text:style-name="P473">Il thread RIDER di indice 32 con identificatore 140514284271360 e' in attesa del bus.</text:p>
      <text:p text:style-name="P474">Il thread RIDER di indice 33 con identificatore 140514275878656 e' in attesa del bus.</text:p>
      <text:p text:style-name="P475">Il thread RIDER di indice 31 con identificatore 140514368132864 e' in attesa del bus.</text:p>
      <text:p text:style-name="P476">Il thread RIDER di indice 30 con identificatore 140514376525568 e' in attesa del bus.</text:p>
      <text:p text:style-name="P477">Il thread RIDER di indice 29 con identificatore 140514384918272 e' in attesa del bus.</text:p>
      <text:p text:style-name="P478">Il<text:s/>thread RIDER di indice 35 con identificatore 140514259093248 e' in attesa del bus.</text:p>
      <text:p text:style-name="P479">Il thread RIDER di indice 36 con identificatore 140514250700544 e' in attesa del bus.</text:p>
      <text:p text:style-name="P480">Il thread RIDER di indice 34 con identificatore 140514267485952 e' in attesa del bus.</text:p>
      <text:p text:style-name="P481">Il thread RIDER di indice 37 con identificatore 140514242307840 e' in attesa del bus.</text:p>
      <text:p text:style-name="P482">Il thread RIDER di indice 38 con identificatore 140514233915136 e' in attesa del bus.</text:p>
      <text:p text:style-name="P483">Il thread RIDER di indice 39 con identificatore 140513210529536 e' in attesa del bus.</text:p>
      <text:p text:style-name="P484">Il thread RIDER di indice 40 con identificatore 140513202136832 e' in attesa del bus.</text:p>
      <text:p text:style-name="P485">Il thread RIDER di indice 41 con identificatore 140513193744128 e' in attesa del bus.</text:p>
      <text:p text:style-name="P486">Il thread RIDER di indice 42 con identificatore 140513185351424 e' in attesa del bus.</text:p>
      <text:p text:style-name="P487">Il thread RIDER di indice 43 con identificatore 140513176958720 e' in attesa del bus.</text:p>
      <text:p text:style-name="P488">Il thread RIDER di indice 44 con identificatore 140513168566016 e' in attesa del bus.</text:p>
      <text:p text:style-name="P489">Il thread RIDER di indice 45 con identificatore 140513160173312 e' in attesa del<text:s/>bus.</text:p>
      <text:p text:style-name="Normale"><text:span text:style-name="T490"><draw:connector draw:type="line" svg:x1="4.32571in" svg:y1="0.08623in" svg:x2="4.57849in" svg:y2="0.08623in" draw:z-index="251672576" draw:id="id5" draw:style-name="a5" draw:name="Connettore diritto 13" text:anchor-type="paragraph"><svg:title/><svg:desc/></draw:connector></text:span><text:span text:style-name="T491">Il thread RIDER di indice 46 con identificatore 140512673658624 e' in attesa del bus.</text:span></text:p>
      <text:soft-page-break/>
      <text:p text:style-name="Normale"><text:span text:style-name="T492">Il thread RIDER di indice 47 con identificatore 140512665265920 e' in attesa del bus.</text:span><text:span text:style-name="T493"><text:tab/></text:span><text:span text:style-name="T494"></text:span><text:span text:style-name="T495"><text:s/></text:span><text:span text:style-name="T496">SALGONO TUTTI I RIDER DALL’INDICE 0 ALL’INDICE 47 INCLUSO!</text:span></text:p>
      <text:p text:style-name="Normale"><text:span text:style-name="T497">SONO IL MAIN e<text:s/></text:span><text:span text:style-name="T498">ho creato il Pthread 48-esimo con id=140512656873216 (bus)</text:span></text:p>
      <text:p text:style-name="Normale"><text:span text:style-name="T499">Sto per creare il thread 49-esimo (rider)</text:span></text:p>
      <text:p text:style-name="Normale"><text:span text:style-name="T500">Thread BUS di indice 48 partito: Ho come identificatore 140512656873216</text:span></text:p>
      <text:p text:style-name="Normale"><text:span text:style-name="T501">L'autobus e' arrivato. Chiunque arrivi da ora in poi dovra' aspettare la corsa<text:s/></text:span><text:span text:style-name="T502">successiva.</text:span><text:span text:style-name="T503"><text:tab/></text:span><text:span text:style-name="T504"></text:span><text:span text:style-name="T505"><text:s/></text:span><text:span text:style-name="T506">AUTOBUS ARRIVATO !!!</text:span></text:p>
      <text:p text:style-name="Normale"><text:span text:style-name="T507">SONO IL MAIN e ho creato il Pthread 49-esimo con id=140512648480512 (rider)</text:span></text:p>
      <text:p text:style-name="P508">Sto per creare il thread 50-esimo (rider)</text:p>
      <text:p text:style-name="P509">Thread RIDER di indice 49 partito: Ho come identificatore 140512648480512</text:p>
      <text:p text:style-name="P510">SONO IL MAIN e ho creato il Pthread 50-esimo con id=140512640087808 (rider)</text:p>
      <text:p text:style-name="P511">Thread RIDER di indice 50 partito: Ho come identificatore 140512640087808</text:p>
      <text:p text:style-name="P512">Il thread RIDER di indice 49 con identificatore 140512648480512 e' bloccato a causa dell'autobus arrivato .</text:p>
      <text:p text:style-name="P513">Il thread RIDER di indice 12 con identificatore 140515953194752 e' salito sul bus.</text:p>
      <text:p text:style-name="P514">Il thread RIDER di indice 3 con identificatore 140515969980160 e' salito sul bus.</text:p>
      <text:p text:style-name="P515">Il thread RIDER di indice 16 con identificatore 140515919623936 e' salito sul bus.</text:p>
      <text:p text:style-name="P516">Il thread RIDER di indice 8 con<text:s/>identificatore 140515995531008 e' salito sul bus.</text:p>
      <text:p text:style-name="P517">Il thread RIDER di indice 50 con identificatore 140512640087808 e' bloccato a causa dell'autobus arrivato .</text:p>
      <text:p text:style-name="P518">Il thread RIDER di indice 15 con identificatore 140515928016640 e' salito sul bus.</text:p>
      <text:p text:style-name="P519">Il thread RIDER<text:s/>di indice 18 con identificatore 140514821142272 e' salito sul bus.</text:p>
      <text:p text:style-name="P520"><text:span text:style-name="T521"></text:span><text:span text:style-name="T522"><text:s/>SI SALTANO TUTTE LE STAMPE DEI THREAD RIDER CHE SALGONO SUL BUS<text:s/></text:span><text:span text:style-name="T523"></text:span></text:p>
      <text:p text:style-name="P524">Il thread BUS di indice 48 con identificatore 140512656873216 e' partito.</text:p>
      <text:p text:style-name="Normale"><text:span text:style-name="T525">Il numero dei rider saliti e': 48</text:span></text:p>
      <text:p text:style-name="P526">Il thread RIDER di indice 50 con identificatore 140512640087808 e' in attesa del bus.</text:p>
      <text:p text:style-name="P527">Il thread RIDER di indice 49 con identificatore 140512648480512 e' in attesa del bus.</text:p>
      <text:p text:style-name="P528">L'autobus e' arrivato. Chiunque arrivi da ora in poi dovra' aspettare la corsa successiva.</text:p>
      <text:p text:style-name="P529">Il thread RIDER di indice 49 con identificatore 140512648480512 e' salito sul bus.</text:p>
      <text:p text:style-name="P530">Il thread RIDER di indice 50 con identificatore 140512640087808 e' salito sul bus.</text:p>
      <text:p text:style-name="P531">Il thread BUS di indice 48 con identificatore 140512656873216 e' partito.</text:p>
      <text:p text:style-name="P532">Pthread<text:s/>12-esimo restituisce 12</text:p>
      <text:p text:style-name="Normale"><text:span text:style-name="T533">Il numero dei rider saliti e': 2</text:span></text:p>
      <text:p text:style-name="Normale"><text:span text:style-name="T534">L'autobus e' arrivato. Chiunque arrivi da ora in poi dovra' aspettare la corsa successiva.</text:span><text:span text:style-name="T535"><text:tab/></text:span><text:span text:style-name="T536"></text:span><text:span text:style-name="T537"><text:s/>non ci sono più passeggeri; fino a che i rider non terminano l’esecuzione il bus continuerà a fare dei via</text:span><text:span text:style-name="T538">ggi senza passeggeri</text:span></text:p>
      <text:p text:style-name="Normale"><text:span text:style-name="T539">L'autobus fa una corsa senza passeggeri</text:span></text:p>
      <text:p text:style-name="P540"/>
      <text:list text:style-name="LFO1" text:continue-numbering="true">
        <text:list-item>
          <text:p text:style-name="P541"><text:bookmark-start text:name="_Toc93783194"/><text:bookmark-start text:name="_Toc94049613"/><text:bookmark-start text:name="_Toc94087149"/><text:bookmark-start text:name="_Toc94138796"/><text:bookmark-start text:name="_Toc94181134"/><text:soft-page-break/>ESERCIZIO 2 – IL PROBLEMA DEL “MULTI-CAR ROLLER COASTER”<text:bookmark-end text:name="_Toc93783194"/><text:bookmark-end text:name="_Toc94049613"/><text:bookmark-end text:name="_Toc94087149"/><text:bookmark-end text:name="_Toc94138796"/><text:bookmark-end text:name="_Toc94181134"/></text:p>
        </text:list-item>
      </text:list>
      <text:list text:style-name="LFO1" text:continue-numbering="true">
        <text:list-item>
          <text:list>
            <text:list-item>
              <text:p text:style-name="P542"><text:bookmark-start text:name="_Toc93783195"/><text:bookmark-start text:name="_Toc94049614"/><text:bookmark-start text:name="_Toc94087150"/><text:bookmark-start text:name="_Toc94138797"/><text:bookmark-start text:name="_Toc94181135"/>Descrizione del problema<text:bookmark-end text:name="_Toc93783195"/><text:bookmark-end text:name="_Toc94049614"/><text:bookmark-end text:name="_Toc94087150"/><text:bookmark-end text:name="_Toc94138797"/><text:bookmark-end text:name="_Toc94181135"/></text:p>
            </text:list-item>
          </text:list>
        </text:list-item>
      </text:list>
      <text:p text:style-name="P543"><text:span text:style-name="T544">Questo problema è un’estensione del “</text:span><text:span text:style-name="T545">Roller Coaster Problem”<text:s/></text:span><text:span text:style-name="T546">il quale è formulato come segue:</text:span></text:p>
      <text:p text:style-name="P547">Ci sono due<text:s/>tipologie di thread:</text:p>
      <text:list text:style-name="LFO9" text:continue-numbering="true">
        <text:list-item>
          <text:p text:style-name="P548">Thread di tipo passeggero che sale a bordo dell’auto;</text:p>
        </text:list-item>
        <text:list-item>
          <text:p text:style-name="P549">Thread di tipo auto che gira attorno ad un tracciato.</text:p>
        </text:list-item>
      </text:list>
      <text:p text:style-name="P550"><text:span text:style-name="T551">Di cui<text:s/></text:span><text:span text:style-name="T552">n</text:span><text:span text:style-name="T553"><text:s/>thread di tipo passeggero ed un solo thread di tipo auto.<text:s/></text:span></text:p>
      <text:p text:style-name="P554"><text:span text:style-name="T555">I passeggeri<text:s/></text:span><text:span text:style-name="T556">ripetitivamente</text:span><text:span text:style-name="T557"><text:s/>aspettano di fare un giro<text:s/></text:span><text:span text:style-name="T558">sull’auto la quale può contenere<text:s/></text:span><text:span text:style-name="T559">C</text:span><text:span text:style-name="T560"><text:s/>passeggeri (con<text:s/></text:span><text:span text:style-name="T561">C<text:s/></text:span><text:span text:style-name="T562">&lt;</text:span><text:span text:style-name="T563"><text:s/>n</text:span><text:span text:style-name="T564">). L’auto può iniziare il giro<text:s/></text:span><text:span text:style-name="T565">soltanto se</text:span><text:span text:style-name="T566"><text:s/></text:span><text:span text:style-name="T567">piena</text:span><text:span text:style-name="T568">. Seguono ulteriori dettagli:</text:span></text:p>
      <text:list text:style-name="LFO10" text:continue-numbering="true">
        <text:list-item>
          <text:p text:style-name="P569"><text:span text:style-name="T570">I passeggeri invocano le funzioni<text:s/></text:span><text:span text:style-name="T571">board</text:span><text:span text:style-name="T572"><text:s/>e<text:s/></text:span><text:span text:style-name="T573">unboard</text:span><text:span text:style-name="T574"><text:s/>rispettivamente per salire e scendere dall’auto;</text:span></text:p>
        </text:list-item>
        <text:list-item>
          <text:p text:style-name="P575"><text:span text:style-name="T576">L’auto invoca le funzio</text:span><text:span text:style-name="T577">ni<text:s/></text:span><text:span text:style-name="T578">load</text:span><text:span text:style-name="T579">,<text:s/></text:span><text:span text:style-name="T580">run</text:span><text:span text:style-name="T581">, e<text:s/></text:span><text:span text:style-name="T582">unload</text:span><text:span text:style-name="T583"><text:s/>rispettivamente per<text:s/></text:span><text:span text:style-name="T584">consentire</text:span><text:span text:style-name="T585"><text:s/>ai passeggeri di salire, iniziare il giro e<text:s/></text:span><text:span text:style-name="T586">consentire</text:span><text:span text:style-name="T587"><text:s/>ai passeggeri di scendere;</text:span></text:p>
        </text:list-item>
        <text:list-item>
          <text:p text:style-name="P588"><text:span text:style-name="T589">I passeggeri<text:s/></text:span><text:span text:style-name="T590">non possono</text:span><text:span text:style-name="T591"><text:s/>invocare la funzione<text:s/></text:span><text:span text:style-name="T592">board</text:span><text:span text:style-name="T593"><text:s/>(ossia salire nell’auto)<text:s/></text:span><text:span text:style-name="T594">fino a che</text:span><text:span text:style-name="T595"><text:s/>l’auto non abbia invocato la fun</text:span><text:span text:style-name="T596">zione<text:s/></text:span><text:span text:style-name="T597">load;</text:span></text:p>
        </text:list-item>
        <text:list-item>
          <text:p text:style-name="P598"><text:span text:style-name="T599">I passeggeri<text:s/></text:span><text:span text:style-name="T600">non possono</text:span><text:span text:style-name="T601"><text:s/>invocare la funzione<text:s/></text:span><text:span text:style-name="T602">unboard</text:span><text:span text:style-name="T603"><text:s/>(ossia scendere dall’auto)<text:s/></text:span><text:span text:style-name="T604">fino a che</text:span><text:span text:style-name="T605"><text:s/>l’auto non abbia invocato la funzione<text:s/></text:span><text:span text:style-name="T606">unload;</text:span></text:p>
        </text:list-item>
        <text:list-item>
          <text:p text:style-name="P607"><text:span text:style-name="T608">L’auto non può partire<text:s/></text:span><text:span text:style-name="T609">fino a che</text:span><text:span text:style-name="T610"><text:s/>non sono saliti<text:s/></text:span><text:span text:style-name="T611">esattamente</text:span><text:span text:style-name="T612"><text:s/></text:span><text:span text:style-name="T613">C</text:span><text:span text:style-name="T614"><text:s/>passeggeri al suo interno (ossia fino a ch</text:span><text:span text:style-name="T615">e i posti al suo interno non sono esauriti).</text:span></text:p>
        </text:list-item>
      </text:list>
      <text:p text:style-name="P616">Come citato sopra, il problema risolto in questo elaborato prevede un’estensione dell’esercizio appena descritto aggiungendo le seguenti funzionalità:</text:p>
      <text:list text:style-name="LFO11" text:continue-numbering="true">
        <text:list-item>
          <text:p text:style-name="P617"><text:span text:style-name="T618">È consentito ad un numero<text:s/></text:span><text:span text:style-name="T619">m</text:span><text:span text:style-name="T620"><text:s/>di auto (con<text:s/></text:span><text:span text:style-name="T621">m</text:span><text:span text:style-name="T622"><text:s/>&gt;= 1) di girare n</text:span><text:span text:style-name="T623">el tracciato<text:s/></text:span><text:span text:style-name="T624">contemporaneamente</text:span><text:span text:style-name="T625">;</text:span></text:p>
        </text:list-item>
        <text:list-item>
          <text:p text:style-name="P626"><text:span text:style-name="T627">Soltanto una macchina alla volta può caricare persone al suo interno (ossia soltanto una macchina alla volta può invocare la funzione<text:s/></text:span><text:span text:style-name="T628">load</text:span><text:span text:style-name="T629">; l’auto successiva potrà invocare tale funzione</text:span><text:span text:style-name="T630"><text:s/>solamente</text:span><text:span text:style-name="T631"><text:s/>dopo che l’auto corrente a</text:span><text:span text:style-name="T632">bbia caricato tutti i passeggeri);</text:span></text:p>
        </text:list-item>
        <text:list-item>
          <text:p text:style-name="P633"><text:span text:style-name="T634">Le auto<text:s/></text:span><text:span text:style-name="T635">non</text:span><text:span text:style-name="T636"><text:s/>possono sorpassarsi l’un l’altra, e dunque, devono invocare la funzione<text:s/></text:span><text:span text:style-name="T637">unload</text:span><text:span text:style-name="T638">, per consentire la discesa dei passeggeri,<text:s/></text:span><text:span text:style-name="T639">nello stesso ordine</text:span><text:span text:style-name="T640"><text:s/>in cui hanno caricato quest’ultimi (ossia nello stesso ordine in<text:s/></text:span><text:span text:style-name="T641">cui le auto hanno invocato la funzione<text:s/></text:span><text:span text:style-name="T642">load</text:span><text:span text:style-name="T643">);</text:span></text:p>
        </text:list-item>
        <text:list-item>
          <text:p text:style-name="P644"><text:span text:style-name="T645">Tutti</text:span><text:span text:style-name="T646"><text:s/>i thread di tipo passeggero di un “</text:span><text:span text:style-name="T647">carload”</text:span><text:span text:style-name="T648"><text:s/>(ossia tutti i thread dentro la stessa identica auto) devono scendere (ossia invocare la funzione<text:s/></text:span><text:span text:style-name="T649">unboard</text:span><text:span text:style-name="T650">)<text:s/></text:span><text:span text:style-name="T651">prima</text:span><text:span text:style-name="T652"><text:s/>di uno dei qualsiasi altri thread (chiaramente<text:s/></text:span><text:span text:style-name="T653">di tipo passeggero) di un “</text:span><text:span text:style-name="T654">carload”<text:s/></text:span><text:span text:style-name="T655">successivo.</text:span></text:p>
        </text:list-item>
      </text:list>
      <text:p text:style-name="P656"/>
      <text:list text:style-name="LFO1" text:continue-numbering="true">
        <text:list-item>
          <text:list>
            <text:list-item>
              <text:p text:style-name="P657"><text:bookmark-start text:name="_Toc93783196"/><text:bookmark-start text:name="_Toc94049615"/><text:bookmark-start text:name="_Toc94087151"/><text:bookmark-start text:name="_Toc94138798"/><text:bookmark-start text:name="_Toc94181136"/>Approccio per risolvere i vincoli di concorrenza<text:bookmark-end text:name="_Toc93783196"/><text:bookmark-end text:name="_Toc94049615"/><text:bookmark-end text:name="_Toc94087151"/><text:bookmark-end text:name="_Toc94138798"/><text:bookmark-end text:name="_Toc94181136"/></text:p>
            </text:list-item>
          </text:list>
        </text:list-item>
      </text:list>
      <text:p text:style-name="P658"><text:span text:style-name="T659">La risoluzione del seguente problema implica la considerazione di diversi vincoli:</text:span></text:p>
      <text:list text:style-name="LFO12" text:continue-numbering="true">
        <text:list-item>
          <text:p text:style-name="P660"><text:span text:style-name="T661">Occorre<text:s/></text:span><text:span text:style-name="T662">regolare</text:span><text:span text:style-name="T663"><text:s/>l’ordine in cui i thread di tipo auto possono far<text:s/></text:span><text:span text:style-name="T664">salire i passeggeri (ossia l’ordine in cui questi potranno invocare il metodo<text:s/></text:span><text:span text:style-name="T665">load</text:span><text:span text:style-name="T666">) consentendolo<text:s/></text:span><text:span text:style-name="T667">ad una macchina alla volta</text:span><text:span text:style-name="T668">;</text:span></text:p>
        </text:list-item>
        <text:list-item>
          <text:p text:style-name="P669"><text:span text:style-name="T670">Occorre<text:s/></text:span><text:span text:style-name="T671">regolare</text:span><text:span text:style-name="T672"><text:s/>l’ordine in cui i thread di tipo auto possono far scendere i passeggeri (ossia l’ordine in cui questi potranno in</text:span><text:span text:style-name="T673">vocare il metodo<text:s/></text:span><text:span text:style-name="T674">unload</text:span><text:span text:style-name="T675">) in base all’ordine in cui è stata effettuata la salita dei passeggeri;</text:span></text:p>
        </text:list-item>
        <text:list-item>
          <text:p text:style-name="P676"><text:span text:style-name="T677">Occorre<text:s/></text:span><text:span text:style-name="T678">bloccare<text:s/></text:span><text:span text:style-name="T679">i thread di tipo passeggero che provano a invocare la funzione<text:s/></text:span><text:span text:style-name="T680">board</text:span><text:span text:style-name="T681"><text:s/></text:span><text:span text:style-name="T682">prima</text:span><text:span text:style-name="T683"><text:s/>che il thread di tipo auto abbia invocato la funzione<text:s/></text:span><text:span text:style-name="T684">load</text:span><text:span text:style-name="T685">;</text:span></text:p>
        </text:list-item>
        <text:list-item>
          <text:p text:style-name="P686"><text:span text:style-name="T687">Occorre<text:s/></text:span><text:span text:style-name="T688">bloccare<text:s/></text:span><text:span text:style-name="T689">i thread di tipo passeggero che provano a invocare la funzione<text:s/></text:span><text:span text:style-name="T690">unboard</text:span><text:span text:style-name="T691"><text:s/></text:span><text:span text:style-name="T692">prima</text:span><text:span text:style-name="T693"><text:s/>che il thread di tipo auto abbia invocato la funzione<text:s/></text:span><text:span text:style-name="T694">unload</text:span><text:span text:style-name="T695">;</text:span></text:p>
        </text:list-item>
        <text:list-item>
          <text:p text:style-name="P696"><text:span text:style-name="T697">Occorre<text:s/></text:span><text:span text:style-name="T698">bloccare</text:span><text:span text:style-name="T699"><text:s/>i thread di tipo auto che tentano di far partire il giro nel circuito<text:s/></text:span><text:span text:style-name="T700">fino a che</text:span><text:span text:style-name="T701"><text:s/>non sono s</text:span><text:span text:style-name="T702">aliti tutti i<text:s/></text:span><text:span text:style-name="T703">C</text:span><text:span text:style-name="T704"><text:s/>passeggeri al suo interno;</text:span></text:p>
        </text:list-item>
        <text:list-item>
          <text:p text:style-name="P705"><text:span text:style-name="T706">Occorre che</text:span><text:span text:style-name="T707"><text:s/>tutti</text:span><text:span text:style-name="T708"><text:s/>i thread di tipo passeggero<text:s/></text:span><text:span text:style-name="T709">di un certo</text:span><text:span text:style-name="T710"><text:s/></text:span><text:span text:style-name="T711">carload</text:span><text:span text:style-name="T712"><text:s/>(termine specificato nel paragrafo 2.1) scendano dall’auto (ossia invochino il metodo<text:s/></text:span><text:span text:style-name="T713">unboard</text:span><text:span text:style-name="T714">)</text:span><text:span text:style-name="T715"><text:s/>PRIMA</text:span><text:span text:style-name="T716"><text:s/>che un qualsiasi thread di un<text:s/></text:span><text:span text:style-name="T717">carload</text:span><text:span text:style-name="T718"><text:s/></text:span><text:span text:style-name="T719">successivo possa invocare il metodo<text:s/></text:span><text:span text:style-name="T720">unboard</text:span><text:span text:style-name="T721">.</text:span></text:p>
        </text:list-item>
      </text:list>
      <text:p text:style-name="P722"><text:span text:style-name="T723">Per risolvere i vincoli precedentemente elencati è stato utilizzato il meccanismo dei SEMAFORI. I semafori utilizzati sono illustrati di seguito:</text:span></text:p>
      <text:list text:style-name="LFO13" text:continue-numbering="true">
        <text:list-item>
          <text:p text:style-name="P724"><text:span text:style-name="T725">*S_LOAD_QUEUE: Questo array dinamico di<text:s/></text:span><text:span text:style-name="T726">m</text:span><text:span text:style-name="T727"><text:s/>semafori viene utilizza</text:span><text:span text:style-name="T728">to per<text:s/></text:span><text:span text:style-name="T729">regolare</text:span><text:span text:style-name="T730"><text:s/>l’ordine in cui i thread di tipo auto possono far salire i passeggeri. Dovendo consentire<text:s/></text:span><text:span text:style-name="T731">ad una sola auto</text:span><text:span text:style-name="T732"><text:s/>per volta la salita dei passeggeri, il seguente array ha il primo semaforo (di indice 0) inizializzato 1 e i restanti<text:s/></text:span><text:span text:style-name="T733">m – 1</text:span><text:span text:style-name="T734"><text:s/>semafori<text:s/></text:span><text:span text:style-name="T735">PRIVATI (dunque inizializzati a 0). Il<text:s/></text:span><text:soft-page-break/><text:span text:style-name="T736">modo in cui sono stati gestiti gli indici è riportato nel paragrafo 2.3.<text:s/></text:span><text:span text:style-name="T737"></text:span><text:span text:style-name="T738"><text:s/>Questo array di semafori risolve il problema imposto dal vincolo 1;<text:s/></text:span></text:p>
        </text:list-item>
        <text:list-item>
          <text:p text:style-name="P739"><text:span text:style-name="T740">*S_UNLOAD_QUEUE: Questo array dinamico di<text:s/></text:span><text:span text:style-name="T741">m</text:span><text:span text:style-name="T742"><text:s/>semafori viene utilizzato per</text:span><text:span text:style-name="T743"><text:s/></text:span><text:span text:style-name="T744">regolare</text:span><text:span text:style-name="T745"><text:s/>l’ordine in cui i thread di tipo auto possono far scendere i passeggeri. Dovendo regolare la “</text:span><text:span text:style-name="T746">discesa</text:span><text:span text:style-name="T747">” dei passeggeri<text:s/></text:span><text:span text:style-name="T748">nello stesso<text:s/></text:span><text:span text:style-name="T749">ordine in cui è stata effettuata la “</text:span><text:span text:style-name="T750">salita</text:span><text:span text:style-name="T751">”, il seguente array ha il primo semaforo (di indice 0) inizializzato 1<text:s/></text:span><text:span text:style-name="T752">e tutti gli<text:s/></text:span><text:span text:style-name="T753">m – 1</text:span><text:span text:style-name="T754"><text:s/>semafori PRIVATI (dunque inizializzati a 0) esattamente come per l’array dinamico di semafori S_LOAD_QUEUE. Il modo in cui sono stati gestiti gli indici è analogo a quello dell’array S_LOAD_QUEUE il quale è riportato nel paragrafo 2.3. Qu</text:span><text:span text:style-name="T755">esto array di semafori risolve il problema imposto dal vincolo 2;</text:span></text:p>
        </text:list-item>
        <text:list-item>
          <text:p text:style-name="P756"><text:span text:style-name="T757">S_CAR_LOAD: Questo semaforo<text:s/></text:span><text:span text:style-name="T758">privato</text:span><text:span text:style-name="T759"><text:s/>viene utilizzato per consentire ai passeggeri di SALIRE sull’auto (varrà 0 fino a che un thread auto non invochi la funzione<text:s/></text:span><text:span text:style-name="T760">load</text:span><text:span text:style-name="T761">); viene dunque utilizzat</text:span><text:span text:style-name="T762">o per risolvere il problema imposto dal vincolo 3. Le parti rilevanti dell’utilizzo di questo semaforo sono riportate nel paragrafo 2.3;<text:s/></text:span></text:p>
        </text:list-item>
        <text:list-item>
          <text:p text:style-name="P763"><text:span text:style-name="T764">S_CAR_UNLOAD: Questo semaforo<text:s/></text:span><text:span text:style-name="T765">privato</text:span><text:span text:style-name="T766"><text:s/>viene utilizzato per consentire ai passeggeri di SCENDERE dall’auto (varrà 0 fin</text:span><text:span text:style-name="T767">o a che un thread auto non invochi la funzione<text:s/></text:span><text:span text:style-name="T768">unload</text:span><text:span text:style-name="T769">); viene dunque utilizzato per risolvere il problema imposto dal vincolo 4. Il modo in cui è stato utilizzato questo semaforo è analogo a quello del semaforo S_CAR_LOAD il quale è riportato nel paragrafo</text:span><text:span text:style-name="T770"><text:s/>2.3;</text:span></text:p>
        </text:list-item>
        <text:list-item>
          <text:p text:style-name="P771"><text:span text:style-name="T772">S_PASSEGGERI_SALITI: Questo semaforo<text:s/></text:span><text:span text:style-name="T773">privato</text:span><text:span text:style-name="T774"><text:s/>viene utilizzato per verificare se un'auto contiene il numero esatto di passeggeri per partire; viene dunque utilizzato per risolvere il problema imposto dal vincolo 5. Le parti rilevanti dell’utilizzo di<text:s/></text:span><text:span text:style-name="T775">questo semaforo sono riportate nel paragrafo 2.3;<text:s/></text:span></text:p>
        </text:list-item>
        <text:list-item>
          <text:p text:style-name="P776"><text:span text:style-name="T777">S_PASSEGGERI_SCESI: Questo semaforo<text:s/></text:span><text:span text:style-name="T778">privato</text:span><text:span text:style-name="T779"><text:s/>viene utilizzato per verificare se un'auto ha fatto scendere tutti i passeggeri al suo interno (e dunque tutti i passeggeri di un<text:s/></text:span><text:span text:style-name="T780">carload</text:span><text:span text:style-name="T781">). Solamente dopo<text:s/></text:span><text:span text:style-name="T782">questo evento sarà possibile far scendere i passeggeri del<text:s/></text:span><text:span text:style-name="T783">carload</text:span><text:span text:style-name="T784"><text:s/>successivo; viene dunque utilizzato per risolvere il problema imposto dal vincolo 6. Il suo utilizzo è riportato nel paragrafo 2.3.</text:span></text:p>
        </text:list-item>
      </text:list>
      <text:p text:style-name="P785"/>
      <text:list text:style-name="LFO1" text:continue-numbering="true">
        <text:list-item>
          <text:list>
            <text:list-item>
              <text:p text:style-name="P786"><text:bookmark-start text:name="_Toc93783197"/><text:bookmark-start text:name="_Toc94049616"/><text:bookmark-start text:name="_Toc94087152"/><text:bookmark-start text:name="_Toc94138799"/><text:bookmark-start text:name="_Toc94181137"/>Parti rilevanti del codice<text:bookmark-end text:name="_Toc93783197"/><text:bookmark-end text:name="_Toc94049616"/><text:bookmark-end text:name="_Toc94087152"/><text:bookmark-end text:name="_Toc94138799"/><text:bookmark-end text:name="_Toc94181137"/></text:p>
            </text:list-item>
          </text:list>
        </text:list-item>
      </text:list>
      <text:p text:style-name="P787"><text:span text:style-name="T788">Gli array dinamici di semafor</text:span><text:span text:style-name="T789">i S_LOAD_QUEUE e S_UNLOAD_QUEUE sono trattati come<text:s/></text:span><text:span text:style-name="T790">array circolari</text:span><text:span text:style-name="T791"><text:s/>per consentire alla/e auto di invocare le funzioni<text:s/></text:span><text:span text:style-name="T792">load</text:span><text:span text:style-name="T793"><text:s/>e<text:s/></text:span><text:span text:style-name="T794">unload</text:span><text:span text:style-name="T795"><text:s/>in ordine di indice crescente da 0 a<text:s/></text:span><text:span text:style-name="T796">m – 1</text:span><text:span text:style-name="T797"><text:s/>per poi ricominciare da capo (esattamente come negli<text:s/></text:span><text:span text:style-name="T798">array circolari</text:span><text:span text:style-name="T799">). Come speci</text:span><text:span text:style-name="T800">ficato nel paragrafo 2.2, il primo semaforo dell’array di semafori S_LOAD_QUEUE (e, analogamente, di S_UNLOAD_QUEUE) ha valore iniziale uguale ad 1, mentre i restanti semafori (se presenti</text:span><text:span text:style-name="T801"><text:note text:note-class="footnote" text:id="_ftn0"><text:note-citation>1</text:note-citation><text:note-body><text:p text:style-name="Testonotaapièdipagina"><text:span text:style-name="T802"><text:s/>Si è detto “</text:span><text:span text:style-name="T803">se presenti</text:span><text:span text:style-name="T804">” in quanto nell’array di semafori S_LOA</text:span><text:span text:style-name="T805">D_QUEUE (ma anche nell’array S_UNLOAD_QUEUE) vi sono tanti semafori quante macchine e dunque, se ci fosse soltanto una macchina, non ci sarebbe alcun semaforo inizializzato a 0.</text:span></text:p></text:note-body></text:note></text:span><text:span text:style-name="T806">) hanno come valore iniziale 0.<text:s/></text:span><text:span text:style-name="T807">Così facendo, avendo<text:s/></text:span><text:span text:style-name="T808">m<text:s/></text:span><text:span text:style-name="T809">thread di tipo auto, l’o</text:span><text:span text:style-name="T810">rdine in cui questi si risveglieranno è il seguente:</text:span></text:p>
      <text:p text:style-name="Normale"><text:span text:style-name="T811">0<text:s/></text:span><text:span text:style-name="T812"></text:span><text:span text:style-name="T813"><text:s/>1<text:s/></text:span><text:span text:style-name="T814"></text:span><text:span text:style-name="T815"><text:s/>2<text:s/></text:span><text:span text:style-name="T816"></text:span><text:span text:style-name="T817"><text:s/>…<text:s/></text:span><text:span text:style-name="T818"></text:span><text:span text:style-name="T819"><text:s/></text:span><text:span text:style-name="T820">m – 1</text:span><text:span text:style-name="T821"><text:s/></text:span><text:span text:style-name="T822"></text:span><text:span text:style-name="T823"><text:s/>0<text:s/></text:span><text:span text:style-name="T824"></text:span><text:span text:style-name="T825"><text:s/>…</text:span></text:p>
      <text:p text:style-name="P826"><text:span text:style-name="T827">Un thread di tipo auto, prima di eseguire la funzione<text:s/></text:span><text:span text:style-name="T828">load,</text:span><text:span text:style-name="T829"><text:s/>si mette in attesa sul semaforo S_LOAD_QUEUE di indice UGUALE all’indice del thread medesimo come<text:s/></text:span><text:span text:style-name="T830">mostrato di seguito:</text:span></text:p>
      <text:p text:style-name="Sottotitolo"><text:span text:style-name="T831"><text:tab/></text:span><text:span text:style-name="T832">sem_wait(&amp;S_LOAD_QUEUE[*ptr])<text:s/></text:span><text:span text:style-name="T833"></text:span><text:span text:style-name="T834"><text:s/></text:span><text:span text:style-name="T835">*ptr</text:span><text:span text:style-name="T836"><text:s/>denota l’indice del thread auto</text:span></text:p>
      <text:p text:style-name="P837"><text:span text:style-name="T838">Per consentire<text:s/></text:span><text:span text:style-name="T839">ad una macchina alla volta</text:span><text:span text:style-name="T840"><text:s/>la salita dei passeggeri, la signal al<text:s/></text:span><text:span text:style-name="T841">prossimo</text:span><text:span text:style-name="T842"><text:s/>thread di tipo auto avverrà SOLTANTO dopo che<text:s/></text:span><text:span text:style-name="T843">tutti i passeggeri</text:span><text:span text:style-name="T844"><text:s/></text:span><text:span text:style-name="T845">siano</text:span><text:span text:style-name="T846"><text:s/></text:span><text:span text:style-name="T847">saliti</text:span><text:span text:style-name="T848"><text:s/>e ciò avviene all’interno della funzione<text:s/></text:span><text:span text:style-name="T849">load</text:span><text:span text:style-name="T850"><text:s/>mostrata di seguito:</text:span></text:p>
      <text:p text:style-name="Sottotitolo"><text:span text:style-name="T851">void load(int indice) {</text:span><text:span text:style-name="T852"><text:tab/></text:span><text:span text:style-name="T853"></text:span><text:span text:style-name="T854"><text:s/>il parametro<text:s/></text:span><text:span text:style-name="T855">indice</text:span><text:span text:style-name="T856"><text:s/>ha lo stesso valore di<text:s/></text:span><text:span text:style-name="T857">*ptr</text:span></text:p>
      <text:p text:style-name="P858">sem_post(&amp;S_CAR_LOAD);</text:p>
      <text:p text:style-name="P859"><text:span text:style-name="T860">sem_wait(&amp;S_PASSEGGERI_SALITI);</text:span></text:p>
      <text:p text:style-name="P861"><text:span text:style-name="T862">num_passeggeri_saliti = 0;</text:span></text:p>
      <text:p text:style-name="Sottotitolo"><text:span text:style-name="T863"><text:tab/></text:span><text:span text:style-name="T864">sem_post(&amp;S_LOAD_QUEUE[next_indice]);</text:span><text:span text:style-name="T865"><text:tab/></text:span></text:p>
      <text:p text:style-name="P866">}</text:p>
      <text:p text:style-name="P867"><text:span text:style-name="T868">Si nota che non appena il thread auto invoca la funzione<text:s/></text:span><text:span text:style-name="T869">load<text:s/></text:span><text:span text:style-name="T870">effettua una<text:s/></text:span><text:span text:style-name="T871">signal</text:span><text:span text:style-name="T872"><text:s/>sul semaforo S_CAR_LOAD (il cui utilizzo è stato specificato nel paragrafo 2.2) e si mette subito in attesa sul semaforo S_PASSEGGERI</text:span><text:span text:style-name="T873">_SALITI sul quale verrà risvegliato dall’ultimo passeggero salito sull’auto; si nota, tuttavia, un problema: se ci fossero più di due passeggeri in attesa di salire sull’auto (e dunque in attesa sul semaforo S_CAR_LOAD),<text:s/></text:span><text:span text:style-name="T874">se ne sveglierebbe soltanto uno</text:span><text:span text:style-name="T875"><text:s/>cau</text:span><text:span text:style-name="T876">sando, dunque, deadlock. Come risolvere questo problema? Nella soluzione riportata sul PDF, si effettuava una signal particolare sul semaforo S_CAR_LOAD la quale andava ad impostare il valore di tale<text:s/></text:span><text:soft-page-break/><text:span text:style-name="T877">semaforo esattamente a<text:s/></text:span><text:span text:style-name="T878">C</text:span><text:span text:style-name="T879">; tutto questo, però, non è poss</text:span><text:span text:style-name="T880">ibile utilizzando la libreria<text:s/></text:span><text:span text:style-name="T881">pthread</text:span><text:span text:style-name="T882"><text:s/>in quando la signal (ossia la funzione<text:s/></text:span><text:span text:style-name="T883">sem_post</text:span><text:span text:style-name="T884">) può soltanto<text:s/></text:span><text:span text:style-name="T885">incrementare</text:span><text:span text:style-name="T886"><text:s/>di 1 il valore di un semaforo. La soluzione a tale problema è riportata nella funzione<text:s/></text:span><text:span text:style-name="T887">board</text:span><text:span text:style-name="T888"><text:s/>del passeggero riportata di seguito:</text:span></text:p>
      <text:p text:style-name="P889">void board(int indice) {</text:p>
      <text:p text:style-name="P890"><text:tab/>num_passeggeri_saliti++;</text:p>
      <text:p text:style-name="P891"><text:span text:style-name="T892"><text:tab/>if (num_passeggeri_saliti == C) {</text:span><text:span text:style-name="T893"></text:span><text:span text:style-name="T894"><text:s/></text:span><text:span text:style-name="T895">SE VERA, TUTTI I PASSEGERI SONO SALITI</text:span></text:p>
      <text:p text:style-name="P896"><text:tab/><text:tab/>/* Si risveglia il thread dell'auto */</text:p>
      <text:p text:style-name="P897"><text:span text:style-name="T898"><text:tab/></text:span><text:span text:style-name="T899"><text:tab/></text:span><text:span text:style-name="T900">pthread_mutex_unlock(&amp;mutex);</text:span></text:p>
      <text:p text:style-name="P901"><text:span text:style-name="T902"><text:tab/></text:span><text:span text:style-name="T903"><text:tab/></text:span><text:span text:style-name="T904">sem_post(&amp;S_PASSEGGERI_SALITI);</text:span></text:p>
      <text:p text:style-name="P905"><text:span text:style-name="T906"><text:tab/></text:span><text:span text:style-name="T907"><text:tab/></text:span><text:span text:style-name="T908">return;</text:span></text:p>
      <text:p text:style-name="P909"><text:tab/>} else {</text:p>
      <text:p text:style-name="P910"><text:tab/><text:tab/>/*<text:s/>Altrimenti si risveglia il prossimo passeggero */</text:p>
      <text:p text:style-name="P911"><text:span text:style-name="T912"><text:tab/></text:span><text:span text:style-name="T913"><text:tab/></text:span><text:span text:style-name="T914">pthread_mutex_unlock(&amp;mutex);</text:span></text:p>
      <text:p text:style-name="P915"><text:span text:style-name="T916"><text:tab/></text:span><text:span text:style-name="T917"><text:tab/></text:span><text:span text:style-name="T918">sem_post(&amp;S_CAR_LOAD);</text:span></text:p>
      <text:p text:style-name="P919"><text:span text:style-name="T920"><text:tab/></text:span><text:span text:style-name="T921">}</text:span></text:p>
      <text:p text:style-name="P922">}</text:p>
      <text:p text:style-name="P923"><text:span text:style-name="T924">Si nota, che ogni volta che un passeggero sale nell’auto, viene incrementata una variabile (globale)<text:s/></text:span><text:span text:style-name="T925">num_passeggeri_saliti<text:s/></text:span><text:span text:style-name="T926">la quale permette di<text:s/></text:span><text:span text:style-name="T927">verificare se tutti i<text:s/></text:span><text:span text:style-name="T928">C</text:span><text:span text:style-name="T929"><text:s/>passeggeri sono saliti all’interno dell’auto; se così non fosse, si risveglia il prossimo passeggero (evitando, dunque, il deadlock prima menzionato) altrimenti tutti i passeggeri sono saliti e dunque si risveglia il thread dell’aut</text:span><text:span text:style-name="T930">o in attesa sul semaforo S_PASSEGGERI_SALITI. Una volta saliti tutti i passeggeri, il thread dell’auto, risvegliato, resetta la variabile globale<text:s/></text:span><text:span text:style-name="T931">num_passeggeri_saliti<text:s/></text:span><text:span text:style-name="T932">precedentemente illustrata per il prossimo<text:s/></text:span><text:span text:style-name="T933">carload.<text:s/></text:span><text:span text:style-name="T934">La prossima operazione da svolgere è</text:span><text:span text:style-name="T935"><text:s/>quella di consentire al prossimo thread auto di invocare il metodo<text:s/></text:span><text:span text:style-name="T936">load</text:span><text:span text:style-name="T937">; per fare ciò occorre recuperare l’indice del prossimo thread auto il cui calcolo è il seguente:</text:span></text:p>
      <text:p text:style-name="Sottotitolo"><text:span text:style-name="T938"><text:tab/>next_indice = (indice+1) % m</text:span></text:p>
      <text:p text:style-name="P939"><text:span text:style-name="T940">in questo modo<text:s/></text:span><text:span text:style-name="T941">next_indice<text:s/></text:span><text:span text:style-name="T942">potrà assumere i valori 0,<text:s/></text:span><text:span text:style-name="T943">1, 2, …,<text:s/></text:span><text:span text:style-name="T944">m – 1</text:span><text:span text:style-name="T945">, 0, 1, … esattamente come specificato sopra.</text:span></text:p>
      <text:p text:style-name="P946"><text:span text:style-name="T947">Un dettaglio importante è che i passeggeri devono continuamente salire e scendere dall’auto (o dalle auto) perché altrimenti si rischierebbe di creare un deadlock per un thread di tipo auto in qua</text:span><text:span text:style-name="T948">nto la capacità<text:s/></text:span><text:span text:style-name="T949">C</text:span><text:span text:style-name="T950"><text:s/>rischierebbe di non essere colmata se un passeggero, dopo aver girato nel tracciato a bordo di un’auto, se ne andasse. Per interrompere dunque l’esecuzione del programma sarà necessario “</text:span><text:span text:style-name="T951">inviare</text:span><text:span text:style-name="T952">” il segnale SIGINT al processo utilizzando<text:s/></text:span><text:span text:style-name="T953">la coppia di comandi<text:s/></text:span><text:span text:style-name="T954">ctrl+C</text:span><text:span text:style-name="T955">.</text:span></text:p>
      <text:p text:style-name="P956">Per ultimo, si vuol far notare che questo programma ha un’invocazione differente dagli altri esercizi in quanto la corretta invocazione prevede la specifica dei seguenti parametri:</text:p>
      <text:list text:style-name="LFO14" text:continue-numbering="true">
        <text:list-item>
          <text:p text:style-name="P957"><text:span text:style-name="T958">Numero<text:s/></text:span><text:span text:style-name="T959">n</text:span><text:span text:style-name="T960"><text:s/>di passeggeri;</text:span></text:p>
        </text:list-item>
        <text:list-item>
          <text:p text:style-name="P961"><text:span text:style-name="T962">Capacità<text:s/></text:span><text:span text:style-name="T963">C</text:span><text:span text:style-name="T964"><text:s/>della/e aut</text:span><text:span text:style-name="T965">o (assunta<text:s/></text:span><text:span text:style-name="T966">uguale</text:span><text:span text:style-name="T967"><text:s/>per tutte le auto nel caso ce ne sia più di una);</text:span></text:p>
        </text:list-item>
        <text:list-item>
          <text:p text:style-name="P968"><text:span text:style-name="T969">Numero<text:s/></text:span><text:span text:style-name="T970">m</text:span><text:span text:style-name="T971"><text:s/>di auto.</text:span></text:p>
        </text:list-item>
      </text:list>
      <text:p text:style-name="P972">Le quali devono rispettare le seguenti proprietà:</text:p>
      <text:list text:style-name="LFO15" text:continue-numbering="true">
        <text:list-item>
          <text:p text:style-name="P973"><text:span text:style-name="T974">Tutti</text:span><text:span text:style-name="T975"><text:s/>i parametri elencati devono essere numeri strettamente positivi (&gt; 0);</text:span></text:p>
        </text:list-item>
        <text:list-item>
          <text:p text:style-name="P976"><text:span text:style-name="T977">Dal momento che il problema non<text:s/></text:span><text:span text:style-name="T978">esteso (ossia il<text:s/></text:span><text:span text:style-name="T979">Roller Coaster Problem</text:span><text:span text:style-name="T980">) richiedeva che il numero dei passeggeri<text:s/></text:span><text:span text:style-name="T981">n</text:span><text:span text:style-name="T982"><text:s/>sia strettamente maggiore della capacità<text:s/></text:span><text:span text:style-name="T983">C</text:span><text:span text:style-name="T984">, vista la presenza di un certo numero<text:s/></text:span><text:span text:style-name="T985">m</text:span><text:span text:style-name="T986"><text:s/>di auto (potenzialmente con<text:s/></text:span><text:span text:style-name="T987">m &gt; 1</text:span><text:span text:style-name="T988">), è richiesto che<text:s/></text:span><text:span text:style-name="T989">n</text:span><text:span text:style-name="T990"><text:s/>sia<text:s/></text:span><text:span text:style-name="T991">strettamente maggiore del numero</text:span><text:span text:style-name="T992"><text:s/>dei posti TOTALI disponibili</text:span><text:span text:style-name="T993"><text:s/>(ossia<text:s/></text:span><text:span text:style-name="T994">C*m</text:span><text:span text:style-name="T995">) al fine di garantire un’eterogeneità tra questi due problemi.</text:span></text:p>
        </text:list-item>
      </text:list>
      <text:list text:style-name="LFO1" text:continue-numbering="true">
        <text:list-item>
          <text:list>
            <text:list-item>
              <text:p text:style-name="P996"><text:bookmark-start text:name="_Toc93783198"/><text:bookmark-start text:name="_Toc94049617"/><text:bookmark-start text:name="_Toc94087153"/><text:bookmark-start text:name="_Toc94138800"/><text:bookmark-start text:name="_Toc94181138"/>Commenti su diverse esecuzioni<text:bookmark-end text:name="_Toc93783198"/><text:bookmark-end text:name="_Toc94049617"/><text:bookmark-end text:name="_Toc94087153"/><text:bookmark-end text:name="_Toc94138800"/><text:bookmark-end text:name="_Toc94181138"/><text:s/>del programma</text:p>
            </text:list-item>
          </text:list>
        </text:list-item>
      </text:list>
      <text:p text:style-name="P997"><text:bookmark-start text:name="_Toc93783199"/><text:span text:style-name="T998"><draw:frame draw:z-index="251677696" draw:id="id6" draw:style-name="a6" draw:name="Casella di testo 2" text:anchor-type="paragraph" svg:x="0in" svg:y="0.50586in" svg:width="3.29514in" svg:height="0.59375in" style:rel-width="scale" style:rel-height="scale"><draw:text-box><text:p text:style-name="Normale"><text:span text:style-name="T999">Questo è un esempio di invocazione errata. Il messaggio di errore è riportato sotto.</text:span></text:p></draw:text-box><svg:title/><svg:desc/></draw:frame></text:span><text:span text:style-name="T1000">In questo capitolo si riportano d</text:span><text:span text:style-name="T1001">ue invocazioni rilevanti dell’esercizio appena descritto. La prima invocazione è la seguente:</text:span></text:p>
      <text:p text:style-name="P1002"><text:span text:style-name="T1003"><draw:connector draw:type="line" svg:x1="3.37838in" svg:y1="0.07273in" svg:x2="2.30338in" svg:y2="0.07273in" draw:z-index="251678720" draw:id="id7" draw:style-name="a8" draw:name="Connettore 2 16" text:anchor-type="paragraph"><svg:title/><svg:desc/></draw:connector></text:span><text:span text:style-name="T1004">$ ./multi-car-RollerCoaster 4 2 2</text:span></text:p>
      <text:p text:style-name="P1005">Errore: La variabile n non e' tale che n &gt; C*m, infatti n=4 e C*m=4!</text:p>
      <text:p text:style-name="P1006"><text:span text:style-name="T1007"><draw:frame draw:z-index="251659264" draw:id="id8" draw:style-name="a9" draw:name="Casella di testo 2" text:anchor-type="paragraph" svg:x="3.51389in" svg:y="0.23971in" svg:width="3.29514in" svg:height="0.59375in" style:rel-width="scale" style:rel-height="scale"><draw:text-box><text:p text:style-name="Normale"><text:span text:style-name="T1008">Questa invocazione andrà a generare:<text:s/></text:span><text:span text:style-name="T1009">7 passeggeri</text:span><text:span text:style-name="T1010"><text:s/>e<text:s/></text:span><text:span text:style-name="T1011">3 a</text:span><text:span text:style-name="T1012">uto con 2 posti ciascuna!</text:span></text:p></draw:text-box><svg:title/><svg:desc/></draw:frame></text:span><text:span text:style-name="T1013">La seconda invocazione è la seguente:</text:span></text:p>
      <text:p text:style-name="P1014"><text:span text:style-name="T1015"><draw:connector draw:type="line" svg:x1="3.46568in" svg:y1="0.09311in" svg:x2="2.29693in" svg:y2="0.09311in" draw:z-index="251660288" draw:id="id9" draw:style-name="a11" draw:name="Connettore 2 2" text:anchor-type="paragraph"><svg:title/><svg:desc/></draw:connector></text:span><text:span text:style-name="T1016">$ ./multi-car-RollerCoaster 7 2 3</text:span></text:p>
      <text:p text:style-name="Normale"><text:span text:style-name="T1017">E il risultato è il seguente: (</text:span><text:span text:style-name="T1018"></text:span><text:span text:style-name="T1019"><text:s/>si noti che sono stati rimossi i messaggi di creazione dei thread di tipo rider per evitare di occupare un numero<text:s/></text:span><text:span text:style-name="T1020">eccessivo di pagine)</text:span></text:p>
      <text:p text:style-name="P1021">Thread 0 PASSEGGERO partito: Ho come identificatore 140194616854272</text:p>
      <text:p text:style-name="P1022">Thread 1 PASSEGGERO partito: Ho come identificatore 140194608461568</text:p>
      <text:p text:style-name="P1023">Thread 3 PASSEGGERO partito: Ho come identificatore 140194591676160</text:p>
      <text:p text:style-name="P1024">Thread 4 PASSEGGERO partito: Ho<text:s/>come identificatore 140194376316672</text:p>
      <text:p text:style-name="P1025">Thread 6 PASSEGGERO partito: Ho come identificatore 140194359531264</text:p>
      <text:p text:style-name="P1026">Thread 7 AUTO partito: Ho come identificatore 140194351138560</text:p>
      <text:p text:style-name="P1027"><text:span text:style-name="T1028">Thread AUTO di indice 7 con identificatore 140194351138560 inizia a far salire i passegge</text:span><text:span text:style-name="T1029">ri</text:span></text:p>
      <text:p text:style-name="P1030">Il Thread PASSEGGERO di indice 0 con identificatore 140194616854272 e' salito nell'auto di indice 7.</text:p>
      <text:p text:style-name="P1031"><text:span text:style-name="T1032">Il Thread PASSEGGERO di indice 1 con identificatore 140194608461568 e' salito nell'auto di indice 7.</text:span></text:p>
      <text:p text:style-name="P1033">Thread AUTO di indice 7 con identificatore 140194351138560 ha caricato tutti i 2 passeggeri</text:p>
      <text:p text:style-name="P1034"><text:span text:style-name="T1035">Thread AUTO di indice 7 con identificatore 140194351138560 sta girando nel tracciato</text:span></text:p>
      <text:p text:style-name="P1036">Thread 8 AUTO partito: Ho come identificatore 140194342745856</text:p>
      <text:soft-page-break/>
      <text:p text:style-name="P1037">Thread 9 AUTO partito: Ho come identificatore 140194334353152</text:p>
      <text:p text:style-name="P1038"><text:span text:style-name="T1039">Thread</text:span><text:span text:style-name="T1040"><text:s/>AUTO di indice 8 con identificatore 140194342745856 inizia a far salire i passeggeri</text:span></text:p>
      <text:p text:style-name="P1041">Il Thread PASSEGGERO di indice 2 con identificatore 140194600068864 e' salito nell'auto di indice 8.</text:p>
      <text:p text:style-name="P1042"><text:span text:style-name="T1043">Il Thread PASSEGGERO di indice 3 con identificatore<text:s/></text:span><text:span text:style-name="T1044">140194591676160 e' salito nell'auto di indice 8.</text:span></text:p>
      <text:p text:style-name="P1045">Thread AUTO di indice 8 con identificatore 140194342745856 ha caricato tutti i 2 passeggeri</text:p>
      <text:p text:style-name="P1046"><text:span text:style-name="T1047">Thread AUTO di indice 8 con identificatore 140194342745856 sta girando nel tracciato</text:span></text:p>
      <text:p text:style-name="P1048"><text:span text:style-name="T1049">Thread AUTO di indice 9 con id</text:span><text:span text:style-name="T1050">entificatore 140194334353152 inizia a far salire i passeggeri</text:span><text:span text:style-name="T1051"></text:span><text:span text:style-name="T1052"><text:s/></text:span><text:span text:style-name="T1053">L’AUTO DI INDICE 9 NON RIESCE A CARICARE PASSEGGERI FINO A CHE L’AUTO 8 NON ABBIA FINITO DI FARLO!!!</text:span></text:p>
      <text:p text:style-name="P1054">Il Thread PASSEGGERO di indice 4 con identificatore 140194376316672 e' salito nell'auto di indice 9.</text:p>
      <text:p text:style-name="P1055"><text:span text:style-name="T1056">Il Thread PASSEGGERO di indice 5 con identificatore 140194367923968 e' salito nell'auto di indice 9.</text:span></text:p>
      <text:p text:style-name="P1057">Thread AUTO di indice 9 con identificatore 140194334353152 ha caricato tutti i 2 passeggeri</text:p>
      <text:p text:style-name="P1058"><text:span text:style-name="T1059">Thread AUTO di indice 9 con<text:s/></text:span><text:span text:style-name="T1060">identificatore 140194334353152 sta girando nel tracciato</text:span></text:p>
      <text:p text:style-name="P1061"><text:span text:style-name="T1062">Thread AUTO di indice 7 con identificatore 140194351138560 inizia a far scendere i passeggeri</text:span></text:p>
      <text:p text:style-name="P1063">Il Thread PASSEGGERO di indice 0 con identificatore 140194616854272 e' sceso dall'auto di indice 7.</text:p>
      <text:p text:style-name="P1064"><text:span text:style-name="T1065">Il Th</text:span><text:span text:style-name="T1066">read PASSEGGERO di indice 1 con identificatore 140194608461568 e' sceso dall'auto di indice 7.</text:span></text:p>
      <text:p text:style-name="P1067"><text:span text:style-name="T1068"><draw:frame draw:z-index="251662336" draw:id="id10" draw:style-name="a12" draw:name="Casella di testo 2" text:anchor-type="paragraph" svg:x="0in" svg:y="0.09046in" svg:width="1.89028in" svg:height="0.52778in" style:rel-width="scale" style:rel-height="scale"><draw:text-box><text:p text:style-name="Normale">Si ricomincia da capo</text:p></draw:text-box><svg:title/><svg:desc/></draw:frame></text:span><text:span text:style-name="T1069">Thread AUTO di indice 7 con identificatore 140194351138560 ha fatto scendere tutti i 2 passeggeri</text:span></text:p>
      <text:p text:style-name="P1070"><text:span text:style-name="T1071"><draw:connector draw:type="line" svg:x1="5.47431in" svg:y1="0.06175in" svg:x2="4.74028in" svg:y2="0.06175in" draw:z-index="251663360" draw:id="id11" draw:style-name="a14" draw:name="Connettore 2 4" text:anchor-type="paragraph"><svg:title/><svg:desc/></draw:connector></text:span><text:span text:style-name="T1072">Thread AUTO di indice 7 con<text:s/></text:span><text:span text:style-name="T1073">identificatore 140194351138560 inizia a far salire i passeggeri</text:span></text:p>
      <text:p text:style-name="P1074"><text:span text:style-name="T1075">Il Thread PASSEGGERO di indice 6 con identificatore 140194359531264 e' salito nell'auto di indice 7.</text:span></text:p>
      <text:p text:style-name="P1076"><text:span text:style-name="T1077">Thread AUTO di indice 8 con identificatore 140194342745856 inizia a far scendere i passegge</text:span><text:span text:style-name="T1078">ri</text:span></text:p>
      <text:p text:style-name="P1079">Il Thread PASSEGGERO di indice 2 con identificatore 140194600068864 e' sceso dall'auto di indice 8.</text:p>
      <text:p text:style-name="P1080"><text:span text:style-name="T1081"><draw:frame draw:z-index="251665408" draw:id="id12" draw:style-name="a15" draw:name="Casella di testo 2" text:anchor-type="paragraph" svg:x="0in" svg:y="0.16106in" svg:width="1.89028in" svg:height="0.55625in" style:rel-width="scale" style:rel-height="scale"><draw:text-box><text:p text:style-name="P1082">Si rispetta l’ordine delle persone salite</text:p></draw:text-box><svg:title/><svg:desc/></draw:frame></text:span><text:span text:style-name="T1083">Il Thread PASSEGGERO di indice 3 con identificatore 140194591676160 e' sceso dall'auto di indice 8.</text:span></text:p>
      <text:p text:style-name="P1084"><text:span text:style-name="T1085"><draw:connector draw:type="line" svg:x1="5.12759in" svg:y1="0.18432in" svg:x2="5.52273in" svg:y2="0.18432in" draw:z-index="251667456" draw:id="id13" draw:style-name="a16" draw:name="Connettore diritto 8" text:anchor-type="paragraph"><svg:title/><svg:desc/></draw:connector></text:span><text:span text:style-name="T1086"><draw:custom-shape svg:x="5.05212in" svg:y="0.02394in" svg:width="0.04931in" svg:height="0.33889in" draw:z-index="251666432" draw:id="id14" draw:style-name="a17" draw:name="Parentesi quadra chiusa 7" text:anchor-type="paragraph"><svg:title/><svg:desc/><draw:enhanced-geometry draw:path-stretchpoint-x="21600" draw:path-stretchpoint-y="21600" draw:type="non-primitive" svg:viewBox="0 0 21600 21600" draw:enhanced-path="S M ?f11 ?f11 A ?f86 ?f87 ?f88 ?f89 ?f11 ?f11 ?f83 ?f85  W ?f90 ?f91 ?f92 ?f93 ?f11 ?f11 ?f83 ?f85 L ?f20 ?f30 A ?f129 ?f130 ?f131 ?f132 ?f20 ?f30 ?f126 ?f128  W ?f133 ?f134 ?f135 ?f136 ?f20 ?f30 ?f126 ?f128 Z N F M ?f11 ?f11 A ?f86 ?f87 ?f88 ?f89 ?f11 ?f11 ?f83 ?f85  W ?f90 ?f91 ?f92 ?f93 ?f11 ?f11 ?f83 ?f85 L ?f20 ?f30 A ?f129 ?f130 ?f131 ?f132 ?f20 ?f30 ?f126 ?f128  W ?f133 ?f134 ?f135 ?f136 ?f20 ?f30 ?f126 ?f128 N" draw:text-areas="?f11 ?f44 ?f43 ?f46" draw:glue-points="?f11 ?f11 ?f11 ?f21 ?f20 ?f27" draw:glue-point-leaving-directions="-180, -360, -27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8333"/><draw:equation draw:name="f13" draw:formula="2700000 + ?f2"/><draw:equation draw:name="f14" draw:formula="?f13 - ?f2"/><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2 / 2"/><draw:equation draw:name="f25" draw:formula="min(?f23, ?f22)"/><draw:equation draw:name="f26" draw:formula="?f23 * ?f19"/><draw:equation draw:name="f27" draw:formula="?f11 + ?f24"/><draw:equation draw:name="f28" draw:formula="?f25 * ?f12"/><draw:equation draw:name="f29" draw:formula="?f28 / 100000"/><draw:equation draw:name="f30" draw:formula="?f21 - ?f29"/><draw:equation draw:name="f31" draw:formula="?f29 * ?f19"/><draw:equation draw:name="f32" draw:formula="?f14 + ?f2"/><draw:equation draw:name="f33" draw:formula="?f32 * ?f10 / ?f1"/><draw:equation draw:name="f34" draw:formula="0 - ?f33"/><draw:equation draw:name="f35" draw:formula="sin(?f34)"/><draw:equation draw:name="f36" draw:formula="0 - ?f35"/><draw:equation draw:name="f37" draw:formula="?f36"/><draw:equation draw:name="f38" draw:formula="cos(?f34)"/><draw:equation draw:name="f39" draw:formula="0 - ?f38"/><draw:equation draw:name="f40" draw:formula="?f39"/><draw:equation draw:name="f41" draw:formula="?f37 * ?f23"/><draw:equation draw:name="f42" draw:formula="?f40 * ?f29"/><draw:equation draw:name="f43" draw:formula="?f11 + ?f41"/><draw:equation draw:name="f44" draw:formula="?f29 - ?f42"/><draw:equation draw:name="f45" draw:formula="?f21 + ?f42"/><draw:equation draw:name="f46" draw:formula="?f45 - ?f29"/><draw:equation draw:name="f47" draw:formula="21550000 - ?f2"/><draw:equation draw:name="f48" draw:formula="if(?f47, ?f2, 21550000)"/><draw:equation draw:name="f49" draw:formula="-21550000 - ?f48"/><draw:equation draw:name="f50" draw:formula="if(?f49, -21550000, ?f48)"/><draw:equation draw:name="f51" draw:formula="?f0 + ?f50"/><draw:equation draw:name="f52" draw:formula="?f0 + ?f2"/><draw:equation draw:name="f53" draw:formula="?f52 * ?f10 / ?f1"/><draw:equation draw:name="f54" draw:formula="0 - ?f53"/><draw:equation draw:name="f55" draw:formula="cos(?f54)"/><draw:equation draw:name="f56" draw:formula="0 - ?f55"/><draw:equation draw:name="f57" draw:formula="?f56 * ?f26"/><draw:equation draw:name="f58" draw:formula="sin(?f54)"/><draw:equation draw:name="f59" draw:formula="0 - ?f58"/><draw:equation draw:name="f60" draw:formula="?f59 * ?f31"/><draw:equation draw:name="f61" draw:formula="sqrt(?f57 * ?f57 + ?f60 * ?f60 + 0 * 0)"/><draw:equation draw:name="f62" draw:formula="?f26 * ?f31 / ?f61"/><draw:equation draw:name="f63" draw:formula="?f59 * ?f62"/><draw:equation draw:name="f64" draw:formula="?f11 - ?f63"/><draw:equation draw:name="f65" draw:formula="?f56 * ?f62"/><draw:equation draw:name="f66" draw:formula="?f11 - ?f65"/><draw:equation draw:name="f67" draw:formula="?f64 - ?f26"/><draw:equation draw:name="f68" draw:formula="?f66 - ?f31"/><draw:equation draw:name="f69" draw:formula="?f64 + ?f26"/><draw:equation draw:name="f70" draw:formula="?f66 + ?f31"/><draw:equation draw:name="f71" draw:formula="?f51 + ?f2"/><draw:equation draw:name="f72" draw:formula="?f71 * ?f10 / ?f1"/><draw:equation draw:name="f73" draw:formula="0 - ?f72"/><draw:equation draw:name="f74" draw:formula="cos(?f73)"/><draw:equation draw:name="f75" draw:formula="0 - ?f74"/><draw:equation draw:name="f76" draw:formula="?f75 * ?f26"/><draw:equation draw:name="f77" draw:formula="sin(?f73)"/><draw:equation draw:name="f78" draw:formula="0 - ?f77"/><draw:equation draw:name="f79" draw:formula="?f78 * ?f31"/><draw:equation draw:name="f80" draw:formula="sqrt(?f76 * ?f76 + ?f79 * ?f79 + 0 * 0)"/><draw:equation draw:name="f81" draw:formula="?f26 * ?f31 / ?f80"/><draw:equation draw:name="f82" draw:formula="?f78 * ?f81"/><draw:equation draw:name="f83" draw:formula="?f64 + ?f82"/><draw:equation draw:name="f84" draw:formula="?f75 * ?f81"/><draw:equation draw:name="f85" draw:formula="?f66 + ?f84"/><draw:equation draw:name="f86" draw:formula="if(?f50, ?f11, ?f67)"/><draw:equation draw:name="f87" draw:formula="if(?f50, ?f11, ?f68)"/><draw:equation draw:name="f88" draw:formula="if(?f50, ?f11, ?f69)"/><draw:equation draw:name="f89" draw:formula="if(?f50, ?f11, ?f70)"/><draw:equation draw:name="f90" draw:formula="if(?f50, ?f67, ?f83)"/><draw:equation draw:name="f91" draw:formula="if(?f50, ?f68, ?f85)"/><draw:equation draw:name="f92" draw:formula="if(?f50, ?f69, ?f83)"/><draw:equation draw:name="f93" draw:formula="if(?f50, ?f70, ?f85)"/><draw:equation draw:name="f94" draw:formula="?f11 + ?f50"/><draw:equation draw:name="f95" draw:formula="?f11 + ?f2"/><draw:equation draw:name="f96" draw:formula="?f95 * ?f10 / ?f1"/><draw:equation draw:name="f97" draw:formula="0 - ?f96"/><draw:equation draw:name="f98" draw:formula="cos(?f97)"/><draw:equation draw:name="f99" draw:formula="0 - ?f98"/><draw:equation draw:name="f100" draw:formula="?f99 * ?f26"/><draw:equation draw:name="f101" draw:formula="sin(?f97)"/><draw:equation draw:name="f102" draw:formula="0 - ?f101"/><draw:equation draw:name="f103" draw:formula="?f102 * ?f31"/><draw:equation draw:name="f104" draw:formula="sqrt(?f100 * ?f100 + ?f103 * ?f103 + 0 * 0)"/><draw:equation draw:name="f105" draw:formula="?f26 * ?f31 / ?f104"/><draw:equation draw:name="f106" draw:formula="?f102 * ?f105"/><draw:equation draw:name="f107" draw:formula="?f20 - ?f106"/><draw:equation draw:name="f108" draw:formula="?f99 * ?f105"/><draw:equation draw:name="f109" draw:formula="?f30 - ?f108"/><draw:equation draw:name="f110" draw:formula="?f107 - ?f26"/><draw:equation draw:name="f111" draw:formula="?f109 - ?f31"/><draw:equation draw:name="f112" draw:formula="?f107 + ?f26"/><draw:equation draw:name="f113" draw:formula="?f109 + ?f31"/><draw:equation draw:name="f114" draw:formula="?f94 + ?f2"/><draw:equation draw:name="f115" draw:formula="?f114 * ?f10 / ?f1"/><draw:equation draw:name="f116" draw:formula="0 - ?f115"/><draw:equation draw:name="f117" draw:formula="cos(?f116)"/><draw:equation draw:name="f118" draw:formula="0 - ?f117"/><draw:equation draw:name="f119" draw:formula="?f118 * ?f26"/><draw:equation draw:name="f120" draw:formula="sin(?f116)"/><draw:equation draw:name="f121" draw:formula="0 - ?f120"/><draw:equation draw:name="f122" draw:formula="?f121 * ?f31"/><draw:equation draw:name="f123" draw:formula="sqrt(?f119 * ?f119 + ?f122 * ?f122 + 0 * 0)"/><draw:equation draw:name="f124" draw:formula="?f26 * ?f31 / ?f123"/><draw:equation draw:name="f125" draw:formula="?f121 * ?f124"/><draw:equation draw:name="f126" draw:formula="?f107 + ?f125"/><draw:equation draw:name="f127" draw:formula="?f118 * ?f124"/><draw:equation draw:name="f128" draw:formula="?f109 + ?f127"/><draw:equation draw:name="f129" draw:formula="if(?f50, ?f20, ?f110)"/><draw:equation draw:name="f130" draw:formula="if(?f50, ?f30, ?f111)"/><draw:equation draw:name="f131" draw:formula="if(?f50, ?f20, ?f112)"/><draw:equation draw:name="f132" draw:formula="if(?f50, ?f30, ?f113)"/><draw:equation draw:name="f133" draw:formula="if(?f50, ?f110, ?f126)"/><draw:equation draw:name="f134" draw:formula="if(?f50, ?f111, ?f128)"/><draw:equation draw:name="f135" draw:formula="if(?f50, ?f112, ?f126)"/><draw:equation draw:name="f136" draw:formula="if(?f50, ?f113, ?f128)"/></draw:enhanced-geometry></draw:custom-shape></text:span><text:span text:style-name="T1087">Thread AUTO di indice 8 con identificatore 140194342745856 ha fatto scendere tutti i 2 passeggeri</text:span></text:p>
      <text:p text:style-name="P1088"><text:span text:style-name="T1089">Thread AUTO di indice 9 con identificatore 140194334353152 inizia a far scendere i passeggeri</text:span></text:p>
      <text:p text:style-name="P1090">Il Thread PASSEGGERO di indice 4 con identificatore 140194376316672 e' sceso dall'auto di indice 9.</text:p>
      <text:p text:style-name="P1091"><text:span text:style-name="T1092">Il Thread PASSEGGERO di indice 5 con identificatore 140194367923968 e' sceso dall'auto di indice 9.</text:span></text:p>
      <text:p text:style-name="P1093"><text:span text:style-name="T1094">Thread AUTO di indice 9 con identificatore 140194334353152 ha fatto scendere tutti i 2 passeggeri</text:span></text:p>
      <text:p text:style-name="P1095"><text:span text:style-name="T1096">Il Thread PASSEGGERO d</text:span><text:span text:style-name="T1097">i indice 3 con identificatore 140194591676160 e' salito nell'auto di indice 7.</text:span></text:p>
      <text:p text:style-name="P1098">Thread AUTO di indice 7 con identificatore 140194351138560 ha caricato tutti i 2 passeggeri</text:p>
      <text:p text:style-name="P1099"><text:span text:style-name="T1100">Thread AUTO di indice 7 con identificatore 140194351138560 sta girando nel<text:s/></text:span><text:span text:style-name="T1101">tracciato</text:span></text:p>
      <text:p text:style-name="P1102"><text:span text:style-name="T1103">^C</text:span><text:span text:style-name="T1104"><text:tab/></text:span><text:span text:style-name="T1105"></text:span><text:span text:style-name="T1106"><text:s/>COME DESCRITTO NEL PARAGRAFO 2.3, PER INTERROMPERE IL PROGRAMMA OCCORRE DIGITARE CTRL+C</text:span></text:p>
      <text:p text:style-name="P1107"/>
      <text:p text:style-name="P1108"/>
      <text:list text:style-name="LFO1" text:continue-numbering="true">
        <text:list-item>
          <text:p text:style-name="P1109"><text:bookmark-start text:name="_Toc94049618"/><text:bookmark-start text:name="_Toc94087154"/><text:bookmark-start text:name="_Toc94138801"/><text:bookmark-start text:name="_Toc94181139"/><text:soft-page-break/>ESERCIZIO 3 – IL PROBLEMA DEL “SEARCH-INSERT-DELETE”<text:bookmark-end text:name="_Toc93783199"/><text:bookmark-end text:name="_Toc94049618"/><text:bookmark-end text:name="_Toc94087154"/><text:bookmark-end text:name="_Toc94138801"/><text:bookmark-end text:name="_Toc94181139"/></text:p>
        </text:list-item>
      </text:list>
      <text:list text:style-name="LFO1" text:continue-numbering="true">
        <text:list-item>
          <text:list>
            <text:list-item>
              <text:p text:style-name="P1110"><text:bookmark-start text:name="_Toc93783200"/><text:bookmark-start text:name="_Toc94049619"/><text:bookmark-start text:name="_Toc94087155"/><text:bookmark-start text:name="_Toc94138802"/><text:bookmark-start text:name="_Toc94181140"/>Descrizione del problema<text:bookmark-end text:name="_Toc93783200"/><text:bookmark-end text:name="_Toc94049619"/><text:bookmark-end text:name="_Toc94087155"/><text:bookmark-end text:name="_Toc94138802"/><text:bookmark-end text:name="_Toc94181140"/></text:p>
            </text:list-item>
          </text:list>
        </text:list-item>
      </text:list>
      <text:p text:style-name="P1111"><text:span text:style-name="T1112">Ci sono tre tipologie di thread operanti su una<text:s/></text:span><text:span text:style-name="T1113">Singly-Linked List<text:s/></text:span><text:span text:style-name="T1114">(assunta essere una lista di numeri interi):</text:span><text:span text:style-name="T1115"><text:s/></text:span></text:p>
      <text:list text:style-name="LFO16" text:continue-numbering="true">
        <text:list-item>
          <text:p text:style-name="P1116"><text:span text:style-name="T1117">Thread di tipo<text:s/></text:span><text:span text:style-name="T1118">searcher<text:s/></text:span><text:span text:style-name="T1119">che esamina la lista (legge il suo contenuto);</text:span></text:p>
        </text:list-item>
        <text:list-item>
          <text:p text:style-name="P1120"><text:span text:style-name="T1121">Thread di tipo<text:s/></text:span><text:span text:style-name="T1122">inserter<text:s/></text:span><text:span text:style-name="T1123">che inserisce un elemento in coda alla lista;</text:span><text:bookmark-start text:name="_Toc93783201"/></text:p>
        </text:list-item>
        <text:list-item>
          <text:p text:style-name="P1124"><text:span text:style-name="T1125">Thread di tipo<text:s/></text:span><text:span text:style-name="T1126">deleter<text:s/></text:span><text:span text:style-name="T1127">che elimina un elemento dal</text:span><text:span text:style-name="T1128">la lista (in una qualsiasi posizione).</text:span></text:p>
        </text:list-item>
      </text:list>
      <text:p text:style-name="P1129">Tuttavia, occorre rispettare i seguenti vincoli di concorrenza:</text:p>
      <text:list text:style-name="LFO17" text:continue-numbering="true">
        <text:list-item>
          <text:p text:style-name="P1130"><text:span text:style-name="T1131">Un qualsiasi numero di thread di tipo<text:s/></text:span><text:span text:style-name="T1132">searcher</text:span><text:span text:style-name="T1133"><text:s/>può operare<text:s/></text:span><text:span text:style-name="T1134">contemporaneamente</text:span><text:span text:style-name="T1135">;</text:span></text:p>
        </text:list-item>
        <text:list-item>
          <text:p text:style-name="P1136"><text:span text:style-name="T1137">Soltanto un thread di tipo<text:s/></text:span><text:span text:style-name="T1138">inserter</text:span><text:span text:style-name="T1139"><text:s/>per volta può modificare la lista (oss</text:span><text:span text:style-name="T1140">ia aggiungere un elemento in coda)<text:s/></text:span><text:span text:style-name="T1141"></text:span><text:span text:style-name="T1142"><text:s/>gli<text:s/></text:span><text:span text:style-name="T1143">inserter</text:span><text:span text:style-name="T1144"><text:s/>dovranno essere esclusi mutualmente;</text:span></text:p>
        </text:list-item>
        <text:list-item>
          <text:p text:style-name="P1145"><text:span text:style-name="T1146">Un<text:s/></text:span><text:span text:style-name="T1147">inserter</text:span><text:span text:style-name="T1148"><text:s/>può operare<text:s/></text:span><text:span text:style-name="T1149">contemporaneamente</text:span><text:span text:style-name="T1150"><text:s/>con un qualsiasi numero di<text:s/></text:span><text:span text:style-name="T1151">searcher</text:span><text:span text:style-name="T1152">;</text:span></text:p>
        </text:list-item>
        <text:list-item>
          <text:p text:style-name="P1153"><text:span text:style-name="T1154">Soltanto un thread di tipo<text:s/></text:span><text:span text:style-name="T1155">deleter</text:span><text:span text:style-name="T1156"><text:s/>per volta può modificare la lista (ossia<text:s/></text:span><text:span text:style-name="T1157">eliminare un elemento)<text:s/></text:span><text:span text:style-name="T1158"></text:span><text:span text:style-name="T1159"><text:s/>i<text:s/></text:span><text:span text:style-name="T1160">deleter<text:s/></text:span><text:span text:style-name="T1161">dovranno essere esclusi mutualmente;</text:span></text:p>
        </text:list-item>
        <text:list-item>
          <text:p text:style-name="P1162"><text:span text:style-name="T1163">Un<text:s/></text:span><text:span text:style-name="T1164">deleter<text:s/></text:span><text:span text:style-name="T1165">NON può operare<text:s/></text:span><text:span text:style-name="T1166">contemporaneamente</text:span><text:span text:style-name="T1167"><text:s/>con nessun altro tipo di thread, dunque, quando opera un<text:s/></text:span><text:span text:style-name="T1168">deleter</text:span><text:span text:style-name="T1169">, esso sarà<text:s/></text:span><text:span text:style-name="T1170">l’unico thread in esecuzione</text:span><text:span text:style-name="T1171">.</text:span></text:p>
        </text:list-item>
      </text:list>
      <text:p text:style-name="P1172"><text:span text:style-name="T1173">Il testo del problema sarebbe fi</text:span><text:span text:style-name="T1174">nito qui tuttavia, la soluzione proposta nel PDF causa<text:s/></text:span><text:span text:style-name="T1175">starvation</text:span><text:span text:style-name="T1176"><text:s/>per i thread di tipo deleter; non a caso, vedendo le specifiche, questi sono i thread più vincolati ad operare in quanto<text:s/></text:span><text:span text:style-name="T1177">non solo si devono escludere mutualmente tra loro</text:span><text:span text:style-name="T1178"><text:s/>(come nel caso dei<text:s/></text:span><text:span text:style-name="T1179">thread di tipo inserter) ma fino a che un thread di altro tipo (dunque searcher e/o inserter) opera, questi<text:s/></text:span><text:span text:style-name="T1180">non possono andare in esecuzione</text:span><text:span text:style-name="T1181">. La risoluzione a questo problema è spiegata nel paragrafo 3.2.</text:span></text:p>
      <text:list text:style-name="LFO1" text:continue-numbering="true">
        <text:list-item>
          <text:list>
            <text:list-item>
              <text:p text:style-name="P1182"><text:bookmark-start text:name="_Toc94049620"/><text:bookmark-start text:name="_Toc94087156"/><text:bookmark-start text:name="_Toc94138803"/><text:bookmark-start text:name="_Toc94181141"/>Approccio per risolvere i vincoli di concorrenza<text:bookmark-end text:name="_Toc93783201"/><text:bookmark-end text:name="_Toc94049620"/><text:bookmark-end text:name="_Toc94087156"/><text:bookmark-end text:name="_Toc94138803"/><text:bookmark-end text:name="_Toc94181141"/></text:p>
            </text:list-item>
          </text:list>
        </text:list-item>
      </text:list>
      <text:p text:style-name="P1183"><text:span text:style-name="T1184">I<text:s/></text:span><text:span text:style-name="T1185">vincoli relativi a questo problema sono stati specificati nel paragrafo 3.1. Per risolverli è stato utilizzato il meccanismo dei SEMAFORI. I semafori utilizzati sono illustrati di seguito:</text:span></text:p>
      <text:list text:style-name="LFO18" text:continue-numbering="true">
        <text:list-item>
          <text:p text:style-name="P1186">S_SEARCHER: Per regolare l’esecuzione dei thread di tipo searcher;</text:p>
        </text:list-item>
        <text:list-item>
          <text:p text:style-name="P1187">S_INSERTER: Per regolare l’esecuzione dei thread di tipo inserter;</text:p>
        </text:list-item>
        <text:list-item>
          <text:p text:style-name="P1188">S_DELETER: Per regolare l’esecuzione dei thread di tipo deleter.</text:p>
        </text:list-item>
      </text:list>
      <text:soft-page-break/>
      <text:p text:style-name="P1189"><text:span text:style-name="T1190">Tutti questi sono semafori<text:s/></text:span><text:span text:style-name="T1191">privati<text:s/></text:span><text:span text:style-name="T1192">e per rispettare le varie specifiche sono state introdotte anche alcune variabili globali</text:span><text:span text:style-name="T1193">:</text:span></text:p>
      <text:list text:style-name="LFO19" text:continue-numbering="true">
        <text:list-item>
          <text:p text:style-name="P1194">l: (Lista) La<text:s/><text:span text:style-name="T1195">Singly-Linked List</text:span><text:s/>condivisa tra i thread;</text:p>
        </text:list-item>
        <text:list-item>
          <text:p text:style-name="P1196">num_elementi: (int) Serve a tenere traccia del numero di elementi presenti nella lista;</text:p>
        </text:list-item>
        <text:list-item>
          <text:p text:style-name="P1197"><text:span text:style-name="T1198">searcher_attivi: (int) Serve per contare il numero di searcher attivi;</text:span></text:p>
        </text:list-item>
        <text:list-item>
          <text:p text:style-name="P1199"><text:span text:style-name="T1200">searcher_bloccati: (int) Serve per<text:s/></text:span><text:span text:style-name="T1201">contare il numero di searcher bloccati;</text:span></text:p>
        </text:list-item>
        <text:list-item>
          <text:p text:style-name="P1202"><text:span text:style-name="T1203">inserter_attivo: (bool) Serve per verificare se vi è un inserter attivo;</text:span></text:p>
        </text:list-item>
        <text:list-item>
          <text:p text:style-name="P1204"><text:span text:style-name="T1205">inserter_bloccati: (int) Serve per contare il numero di inserter bloccati;</text:span></text:p>
        </text:list-item>
        <text:list-item>
          <text:p text:style-name="P1206"><text:span text:style-name="T1207">deleter_attivo: (bool) Serve per verificare se vi è un<text:s/></text:span><text:span text:style-name="T1208">deleter attivo;</text:span></text:p>
        </text:list-item>
        <text:list-item>
          <text:p text:style-name="P1209"><text:span text:style-name="T1210">deleter_bloccati: (int) Serve per contare il numero di deleter bloccati;</text:span></text:p>
        </text:list-item>
        <text:list-item>
          <text:p text:style-name="P1211"><text:span text:style-name="T1212">deleter_trigger: (bool) Serve per evitare la starvation dei deleter; questa variabile sarà usata come condizione per evitare l’esecuzione dei thread di tipo searcher.<text:s/></text:span><text:span text:style-name="T1213">Nel paragrafo 3.3 vi è riportato il suo utilizzo.</text:span></text:p>
        </text:list-item>
      </text:list>
      <text:p text:style-name="P1214"><text:span text:style-name="T1215">La definizione del tipo<text:s/></text:span><text:span text:style-name="T1216">Lista</text:span><text:span text:style-name="T1217"><text:s/>è la seguente:</text:span></text:p>
      <text:p text:style-name="P1218">typedef struct nodo {</text:p>
      <text:p text:style-name="P1219"><text:tab/>int element;</text:p>
      <text:p text:style-name="P1220"><text:tab/>struct nodo* next;</text:p>
      <text:p text:style-name="P1221">} Nodo;</text:p>
      <text:p text:style-name="P1222">typedef Nodo* Lista;</text:p>
      <text:p text:style-name="P1223">Ossia una Lista non è altro che un puntatore di Nodi in cui ogni nodo contiene:</text:p>
      <text:list text:style-name="LFO20" text:continue-numbering="true">
        <text:list-item>
          <text:p text:style-name="P1224"><text:span text:style-name="T1225">Un<text:s/></text:span><text:span text:style-name="T1226">elemento</text:span><text:span text:style-name="T1227"><text:s/>(assunto intero);</text:span></text:p>
        </text:list-item>
        <text:list-item>
          <text:p text:style-name="P1228"><text:s/>Il puntatore al prossimo nodo della lista.</text:p>
        </text:list-item>
      </text:list>
      <text:p text:style-name="P1229">I motivi per cui sono state utilizzate le variabili precedentemente elencate sono molteplici:</text:p>
      <text:list text:style-name="LFO21" text:continue-numbering="true">
        <text:list-item>
          <text:p text:style-name="P1230"><text:span text:style-name="T1231">searcher_attivi</text:span><text:span text:style-name="T1232"><text:s/>consente di tenere traccia del numero di searcher in esecuzione e du</text:span><text:span text:style-name="T1233">nque, per il vincolo 5, fino a che questa variabile assume un valore<text:s/></text:span><text:span text:style-name="T1234">maggiore di 1</text:span><text:span text:style-name="T1235"><text:s/>l’esecuzione dei deleter è interrotta;</text:span></text:p>
        </text:list-item>
        <text:list-item>
          <text:p text:style-name="P1236"><text:span text:style-name="T1237">inserter_attivo</text:span><text:span text:style-name="T1238"><text:s/>consente di verificare se un inserter è in esecuzione e dunque, in tal caso, rispettivamente per i vincoli 2 e 5, l’es</text:span><text:span text:style-name="T1239">ecuzione di un altro inserter è interrotta come quella di un deleter;</text:span></text:p>
        </text:list-item>
        <text:list-item>
          <text:p text:style-name="P1240"><text:span text:style-name="T1241">deleter_attivo</text:span><text:span text:style-name="T1242"><text:s/>consente di verificare se un inserter è in esecuzione e dunque, in tal caso, per il vincolo 5, l’esecuzione di un<text:s/></text:span><text:span text:style-name="T1243">qualsiasi altro thread</text:span><text:span text:style-name="T1244"><text:s/></text:span><text:span text:style-name="T1245">(sia esso searcher, inserter, dele</text:span><text:span text:style-name="T1246">ter) è interrotta;</text:span></text:p>
        </text:list-item>
        <text:list-item>
          <text:p text:style-name="P1247"><text:span text:style-name="T1248">Le variabili<text:s/></text:span><text:span text:style-name="T1249">searcher_bloccati</text:span><text:span text:style-name="T1250">,</text:span><text:span text:style-name="T1251"><text:s/>inserter_bloccati<text:s/></text:span><text:span text:style-name="T1252">e<text:s/></text:span><text:span text:style-name="T1253">deleter_bloccati</text:span><text:span text:style-name="T1254"><text:s/>consentono di effettuare delle signal<text:s/></text:span><text:span text:style-name="T1255">mirate<text:s/></text:span><text:span text:style-name="T1256">a quei thread in attesa di eseguire.</text:span></text:p>
        </text:list-item>
      </text:list>
      <text:list text:style-name="LFO1" text:continue-numbering="true">
        <text:list-item>
          <text:list>
            <text:list-item>
              <text:p text:style-name="P1257"><text:bookmark-start text:name="_Toc93783202"/><text:bookmark-start text:name="_Toc94049621"/><text:bookmark-start text:name="_Toc94087157"/><text:bookmark-start text:name="_Toc94138804"/><text:bookmark-start text:name="_Toc94181142"/>Parti rilevanti del codice<text:bookmark-end text:name="_Toc93783202"/><text:bookmark-end text:name="_Toc94049621"/><text:bookmark-end text:name="_Toc94087157"/><text:bookmark-end text:name="_Toc94138804"/><text:bookmark-end text:name="_Toc94181142"/></text:p>
            </text:list-item>
          </text:list>
        </text:list-item>
      </text:list>
      <text:p text:style-name="P1258"><text:span text:style-name="T1259">Questo programma richiede l’interazione con delle<text:s/></text:span><text:span text:style-name="T1260">Singly-Li</text:span><text:span text:style-name="T1261">nked</text:span><text:span text:style-name="T1262"><text:s/></text:span><text:span text:style-name="T1263">List</text:span><text:span text:style-name="T1264">; per rendere il codice più leggibile sono stati realizzati due file:</text:span></text:p>
      <text:list text:style-name="LFO22" text:continue-numbering="true">
        <text:list-item>
          <text:p text:style-name="P1265">Un file header con la definizione del tipo lista e di tutte le funzioni necessarie;</text:p>
        </text:list-item>
        <text:list-item>
          <text:p text:style-name="P1266">Un file contenente l’implementazione di tali funzioni.</text:p>
        </text:list-item>
      </text:list>
      <text:p text:style-name="P1267">Le funzioni appena<text:s/>menzionate sono tre e permettono di:</text:p>
      <text:list text:style-name="LFO23" text:continue-numbering="true">
        <text:list-item>
          <text:p text:style-name="P1268"><text:span text:style-name="T1269">Analizzare la lista<text:s/></text:span><text:span text:style-name="T1270"></text:span><text:span text:style-name="T1271"><text:s/></text:span><text:span text:style-name="T1272">esamina_lista</text:span><text:span text:style-name="T1273">;</text:span></text:p>
        </text:list-item>
        <text:list-item>
          <text:p text:style-name="P1274"><text:span text:style-name="T1275">Aggiungere un elemento in coda alla lista<text:s/></text:span><text:span text:style-name="T1276"></text:span><text:span text:style-name="T1277"><text:s/></text:span><text:span text:style-name="T1278">aggiungi_elemento</text:span><text:span text:style-name="T1279">;</text:span></text:p>
        </text:list-item>
        <text:list-item>
          <text:p text:style-name="P1280"><text:span text:style-name="T1281">Eliminare un elemento in una certa posizione della lista<text:s/></text:span><text:span text:style-name="T1282"></text:span><text:span text:style-name="T1283"><text:s/></text:span><text:span text:style-name="T1284">elimina_elemento</text:span><text:span text:style-name="T1285">.</text:span></text:p>
        </text:list-item>
      </text:list>
      <text:p text:style-name="P1286"><text:span text:style-name="T1287">Si riporta il codice delle funzioni appena</text:span><text:span text:style-name="T1288"><text:s/>menzionate. La funzione<text:s/></text:span><text:span text:style-name="T1289">esamina_lista</text:span><text:span text:style-name="T1290"><text:s/>è la seguente:</text:span></text:p>
      <text:p text:style-name="P1291">void esamina_lista(Lista L, int id) {</text:p>
      <text:p text:style-name="P1292">while(L != NULL) {</text:p>
      <text:p text:style-name="P1293"><text:span text:style-name="T1294">printf("Thread Searcher con indice %d ha letto l'elemento %d\n", id, L-&gt;element);<text:s/></text:span><text:span text:style-name="T1295"></text:span><text:span text:style-name="T1296"><text:s/></text:span><text:span text:style-name="T1297">id è l’indice del thread searcher!</text:span></text:p>
      <text:p text:style-name="P1298">L = L-&gt;next;</text:p>
      <text:p text:style-name="P1299">}</text:p>
      <text:p text:style-name="P1300">}</text:p>
      <text:p text:style-name="P1301"><text:span text:style-name="T1302">Funzione<text:s/></text:span><text:span text:style-name="T1303">in cui si scorre tutta la lista<text:s/></text:span><text:span text:style-name="T1304">L</text:span><text:span text:style-name="T1305"><text:s/>e, per ogni elemento presente al suo interno, se ne stampa il valore e l’indice del thread searcher per un output più rilevante.</text:span></text:p>
      <text:p text:style-name="P1306"><text:span text:style-name="T1307">Le parti più rilevanti della funzione<text:s/></text:span><text:span text:style-name="T1308">aggiungi_elemento</text:span><text:span text:style-name="T1309"><text:s/>sono sotto riportate:</text:span></text:p>
      <text:p text:style-name="P1310">int aggiungi_elemento(Lista* L, int el, int id) {</text:p>
      <text:p text:style-name="P1311">Lista tmp = *L;<text:tab/>/* Variabile per scorrere la lista */</text:p>
      <text:p text:style-name="P1312">Nodo* nd = (Nodo*) malloc(sizeof(Nodo));</text:p>
      <text:p text:style-name="P1313">nd-&gt;next = NULL;</text:p>
      <text:p text:style-name="P1314">nd-&gt;element = el;</text:p>
      <text:p text:style-name="P1315">if (nd == NULL) {</text:p>
      <text:p text:style-name="P1316"><text:tab/><text:tab/>perror(error);</text:p>
      <text:p text:style-name="P1317"><text:tab/><text:tab/>return -1;</text:p>
      <text:p text:style-name="P1318">}</text:p>
      <text:p text:style-name="P1319">if (tmp == NULL) {</text:p>
      <text:p text:style-name="P1320"><text:tab/><text:tab/>*L = nd;</text:p>
      <text:p text:style-name="P1321">} else {</text:p>
      <text:p text:style-name="Sottotitolo"><text:span text:style-name="T1322"><text:tab/></text:span><text:span text:style-name="T1323"><text:tab/>while(tmp-&gt;next != NULL) {</text:span></text:p>
      <text:soft-page-break/>
      <text:p text:style-name="P1324"><text:tab/><text:tab/><text:tab/>tmp = tmp-&gt;next;</text:p>
      <text:p text:style-name="Sottotitolo"><text:span text:style-name="T1325"><text:tab/></text:span><text:span text:style-name="T1326"><text:tab/>}</text:span></text:p>
      <text:p text:style-name="P1327"><text:tab/><text:tab/>tmp-&gt;next = nd;</text:p>
      <text:p text:style-name="P1328">}</text:p>
      <text:p text:style-name="P1329">return 0;</text:p>
      <text:p text:style-name="P1330">}</text:p>
      <text:p text:style-name="P1331"><text:span text:style-name="T1332">Come già descritto, questa funzione aggiunge in coda alla lista un nuovo nodo (il cui valore è memorizzato nel parametro<text:s/></text:span><text:span text:style-name="T1333">el</text:span><text:span text:style-name="T1334">). Come prima cosa occorre allocare memoria per i</text:span><text:span text:style-name="T1335">l nuovo nodo da aggiungere in coda alla lista; se si dovessero generare degli errori in questa fase, la funzione ritorna il valore -1 altrimenti:</text:span></text:p>
      <text:list text:style-name="LFO24" text:continue-numbering="true">
        <text:list-item>
          <text:p text:style-name="P1336"><text:span text:style-name="T1337">Se la lista è vuota</text:span><text:span text:style-name="T1338">: Il nodo appena creato corrisponde alla nuova lista;</text:span></text:p>
        </text:list-item>
        <text:list-item>
          <text:p text:style-name="P1339"><text:span text:style-name="T1340">Se la lista NON è vuota</text:span><text:span text:style-name="T1341">: Si scorrono<text:s/></text:span><text:span text:style-name="T1342">tutti i nodi della lista fino a che la variabile<text:s/></text:span><text:span text:style-name="T1343">next</text:span><text:span text:style-name="T1344"><text:s/>di un nodo (che si ricorda essere<text:s/></text:span><text:span text:style-name="T1345">il puntatore al prossimo nodo della lista</text:span><text:span text:style-name="T1346">) non è<text:s/></text:span><text:span text:style-name="T1347">NULL<text:s/></text:span><text:span text:style-name="T1348">(ossia fino a che non si è giunti all’ultimo nodo<text:s/></text:span><text:span text:style-name="T1349">effettivo</text:span><text:span text:style-name="T1350"><text:s/>della lista). Successivamente si assegna il nodo prece</text:span><text:span text:style-name="T1351">dentemente creato come<text:s/></text:span><text:span text:style-name="T1352">next</text:span><text:span text:style-name="T1353"><text:s/>dell’attuale ultimo nodo<text:s/></text:span><text:span text:style-name="T1354">effettivo</text:span><text:span text:style-name="T1355"><text:s/>della lista. In questo modo il nodo creato diventerà l’ultimo nodo<text:s/></text:span><text:span text:style-name="T1356">effettivo<text:s/></text:span><text:span text:style-name="T1357">della lista nonché la<text:s/></text:span><text:span text:style-name="T1358">coda</text:span><text:span text:style-name="T1359"><text:s/>della lista stessa.</text:span></text:p>
        </text:list-item>
      </text:list>
      <text:p text:style-name="P1360"><text:span text:style-name="T1361">Le parti più rilevanti della funzione<text:s/></text:span><text:span text:style-name="T1362">elimina_elemento</text:span><text:span text:style-name="T1363"><text:s/>sono sotto riportate:</text:span></text:p>
      <text:p text:style-name="P1364">void elimina_elemento(Lista* L, int pos, int id) {</text:p>
      <text:p text:style-name="P1365"><text:tab/>Lista prev = NULL;</text:p>
      <text:p text:style-name="P1366"><text:tab/>Lista temp = *L;<text:tab/></text:p>
      <text:p text:style-name="P1367"><text:tab/>int i = 0;</text:p>
      <text:p text:style-name="Sottotitolo"><text:span text:style-name="T1368"><text:tab/></text:span><text:span text:style-name="T1369">if (temp == NULL)</text:span></text:p>
      <text:p text:style-name="P1370"><text:tab/><text:tab/>return;</text:p>
      <text:p text:style-name="P1371">if (pos == 0) {</text:p>
      <text:p text:style-name="P1372">*L = temp-&gt;next;<text:s/></text:p>
      <text:p text:style-name="P1373">free(temp);</text:p>
      <text:p text:style-name="P1374">return;</text:p>
      <text:p text:style-name="P1375"><text:s text:c="4"/><text:tab/>}</text:p>
      <text:p text:style-name="P1376"><text:span text:style-name="T1377">for (int i = 0; temp !=<text:s/></text:span><text:span text:style-name="T1378">NULL &amp;&amp; i &lt; (pos - 1); i++)</text:span></text:p>
      <text:p text:style-name="P1379"><text:s text:c="3"/><text:tab/><text:tab/>temp = temp-&gt;next;</text:p>
      <text:p text:style-name="P1380">Lista next = temp-&gt;next-&gt;next;</text:p>
      <text:p text:style-name="P1381">free(temp-&gt;next);</text:p>
      <text:p text:style-name="P1382">temp-&gt;next = next;<text:s/></text:p>
      <text:p text:style-name="P1383">}</text:p>
      <text:p text:style-name="P1384"><text:span text:style-name="T1385">Come precedentemente descritto, in questa funzione si elimina un elemento in certa posizione della lista (in cui la posizione dell’el</text:span><text:span text:style-name="T1386">emento da eliminare è memorizzata nel parametro<text:s/></text:span><text:span text:style-name="T1387">pos</text:span><text:span text:style-name="T1388">). La posizione di un certo elemento nella lista è semanticamente uguale agli indici di un array e dunque il primo elemento è in posizione 0, il secondo è in posizione 1 e così via.</text:span></text:p>
      <text:soft-page-break/>
      <text:p text:style-name="P1389"><text:span text:style-name="T1390">In questa funzione, com</text:span><text:span text:style-name="T1391">e prima cosa, si controlla se la lista è vuota<text:s/></text:span><text:span text:style-name="T1392"></text:span><text:span text:style-name="T1393"><text:s/>In tal caso si termina l’esecuzione. In caso contrario:</text:span></text:p>
      <text:list text:style-name="LFO25" text:continue-numbering="true">
        <text:list-item>
          <text:p text:style-name="P1394"><text:span text:style-name="T1395">Se la posizione dell’elemento da eliminare vale 0</text:span><text:span text:style-name="T1396">: Si libera la memoria allocata per la testa della lista, si pone come nuova testa il prossimo element</text:span><text:span text:style-name="T1397">o (se presente) e si termina l’esecuzione;</text:span></text:p>
        </text:list-item>
        <text:list-item>
          <text:p text:style-name="P1398"><text:span text:style-name="T1399">Se la posizione dell’elemento da eliminare NON vale 0</text:span><text:span text:style-name="T1400">: Si scorre la lista fino all’elemento precedente a quello da eliminare</text:span><text:span text:style-name="T1401"><text:note text:note-class="footnote" text:id="_ftn1"><text:note-citation>2</text:note-citation><text:note-body><text:p text:style-name="Testonotaapièdipagina"><text:span text:style-name="T1402"><text:s/></text:span><text:span text:style-name="T1403">perché scorrendo fino all’elemento da eliminare si perderebbero le<text:s/></text:span><text:span text:style-name="T1404">informazioni degli elementi successivi a quello da eliminare</text:span></text:p></text:note-body></text:note></text:span><text:span text:style-name="T1405">, si assegna come<text:s/></text:span><text:span text:style-name="T1406">next</text:span><text:span text:style-name="T1407"><text:s/>di questo elemento il<text:s/></text:span><text:span text:style-name="T1408">next</text:span><text:span text:style-name="T1409"><text:s/>dell’elemento da eliminare, si libera la memoria dell’elemento da eliminare e si termina l’esecuzione.</text:span></text:p>
        </text:list-item>
      </text:list>
      <text:p text:style-name="P1410">Si descrive ora il codice per la risoluzione del problema. Come specificato nel capitolo introduttivo, ogni thread opera secondo il seguente schema di esecuzione:</text:p>
      <text:list text:style-name="LFO26" text:continue-numbering="true">
        <text:list-item>
          <text:p text:style-name="P1411">Prologo;</text:p>
        </text:list-item>
        <text:list-item>
          <text:p text:style-name="P1412">Sezione Critica;</text:p>
        </text:list-item>
        <text:list-item>
          <text:p text:style-name="P1413">Epilogo.</text:p>
        </text:list-item>
      </text:list>
      <text:p text:style-name="P1414">In questo programma sono state rese esplicite queste fasi creando le funzioni di prologo ed epilogo per ogni tipologia di thread. Si elencano, dunque, le parti di codice più rilevanti (delle fasi sopra elencate) per ogni tipologia di thread a partire dai thread di tipo searcher:</text:p>
      <text:p text:style-name="P1415">/* Prologo Searcher */</text:p>
      <text:p text:style-name="P1416">pthread_mutex_lock(&amp;mutex);</text:p>
      <text:p text:style-name="Sottotitolo"><text:span text:style-name="T1417">if (!deleter_attivo &amp;&amp; !de</text:span><text:span text:style-name="T1418">leter_trigger) {</text:span></text:p>
      <text:p text:style-name="P1419"><text:span text:style-name="T1420">searcher_attivi++;</text:span><text:span text:style-name="T1421"><text:tab/></text:span><text:span text:style-name="T1422"><text:tab/></text:span></text:p>
      <text:p text:style-name="P1423"><text:span text:style-name="T1424">sem_post(&amp;S_SEARCHER);</text:span></text:p>
      <text:p text:style-name="P1425">} else {</text:p>
      <text:p text:style-name="P1426"><text:span text:style-name="T1427">searcher_bloccati++;</text:span></text:p>
      <text:p text:style-name="P1428">}</text:p>
      <text:p text:style-name="P1429">pthread_mutex_lock(&amp;mutex);</text:p>
      <text:p text:style-name="Sottotitolo"><text:span text:style-name="T1430">sem_wait(&amp;S_SEARCHER);</text:span></text:p>
      <text:p text:style-name="P1431"><text:span text:style-name="T1432">Nel prologo del searcher, come prima cosa, si controlla se può eseguire. L’unica condizione per non<text:s/></text:span><text:span text:style-name="T1433">eseguire è se un thread deleter è in esecuzione (come da specifica) oppure se la variabile deleter_trigger (utilizzata per evitare starvation dei deleter) è attiva. Se almeno una delle seguenti condizioni è vera il thread incrementerà il numero di searcher</text:span><text:span text:style-name="T1434"><text:s/>bloccati e si mette in attesa sul semaforo S_SEARCHER; altrimenti si incrementa il numero di searcher attivi e il thread prosegue con<text:s/></text:span><text:soft-page-break/><text:span text:style-name="T1435">l’esecuzione. La sezione critica del searcher è molto semplice e prevede semplicemente l’esecuzione della funzione<text:s/></text:span><text:span text:style-name="T1436">esamin</text:span><text:span text:style-name="T1437">a_lista</text:span><text:span text:style-name="T1438">.</text:span></text:p>
      <text:p text:style-name="P1439"><text:span text:style-name="T1440">L’epilogo di questa tipologia di thread è riportato di seguito:</text:span></text:p>
      <text:p text:style-name="P1441">/* Epilogo Searcher */</text:p>
      <text:p text:style-name="P1442">pthread_mutex_lock(&amp;mutex);</text:p>
      <text:p text:style-name="Sottotitolo"><text:span text:style-name="T1443">searcher_attivi--;</text:span></text:p>
      <text:p text:style-name="P1444">if (searcher_attivi == 0) {</text:p>
      <text:p text:style-name="P1445">if (deleter_bloccati &gt; 0) {</text:p>
      <text:p text:style-name="P1446">if (!inserter_attivo) {</text:p>
      <text:p text:style-name="P1447">deleter_trigger = false;</text:p>
      <text:p text:style-name="P1448">deleter_bloccati--;</text:p>
      <text:p text:style-name="P1449">deleter_attivo = true;</text:p>
      <text:p text:style-name="P1450"><text:span text:style-name="T1451">sem_post(&amp;S_DELETER);</text:span></text:p>
      <text:p text:style-name="P1452">} else {</text:p>
      <text:p text:style-name="P1453"><text:span text:style-name="T1454">deleter_trigger = true;</text:span></text:p>
      <text:p text:style-name="P1455">}</text:p>
      <text:p text:style-name="P1456">}<text:s/></text:p>
      <text:p text:style-name="P1457">} else if (deleter_bloccati &gt; 0) {</text:p>
      <text:p text:style-name="P1458"><text:span text:style-name="T1459">deleter_trigger = true;</text:span></text:p>
      <text:p text:style-name="P1460">}</text:p>
      <text:p text:style-name="P1461">pthread_mutex_unlock(&amp;mutex);</text:p>
      <text:p text:style-name="P1462">In cui, come prima cosa, si decrementa il numero di searcher attivi e successivamente si controlla se questo è l’ultimo searcher ad eseguire; qui vi possono essere due possibilità:</text:p>
      <text:list text:style-name="LFO27" text:continue-numbering="true">
        <text:list-item>
          <text:p text:style-name="P1463"><text:span text:style-name="T1464">Nel caso in cui il searcher sia l’ultimo rimasto: si controlla se vi sono dei deleter bloccati, in tal caso, se non ci dovesse<text:s/></text:span><text:span text:style-name="T1465">essere un insert in esecuzione, ne viene risvegliato uno, altrimenti si abilita il trigger per evitare starvation dei deleter! Si noti che nel risvegliare un deleter, il trigger appena menzionato viene disabilitato (posto a<text:s/></text:span><text:span text:style-name="T1466">false</text:span><text:span text:style-name="T1467">) per evitare di dare tropp</text:span><text:span text:style-name="T1468">a priorità ai deleter.</text:span></text:p>
        </text:list-item>
        <text:list-item>
          <text:p text:style-name="P1469">Nel caso in cui il searcher NON sia l’ultimo rimasto: Se ci dovessero essere dei deleter bloccati si abilita il trigger precedentemente descritto per evitare che ulteriori searcher vadano in esecuzione (e dunque per evitare starvation dei deleter).</text:p>
        </text:list-item>
      </text:list>
      <text:p text:style-name="P1470">Si riporta ora il prologo degli inserter:</text:p>
      <text:p text:style-name="P1471">/* Prologo Inserter */</text:p>
      <text:p text:style-name="P1472">pthread_mutex_lock(&amp;mutex);</text:p>
      <text:p text:style-name="P1473">if (!(deleter_attivo) &amp;&amp; !(inserter_attivo)) {</text:p>
      <text:p text:style-name="Sottotitolo"><text:span text:style-name="T1474"><text:tab/></text:span><text:span text:style-name="T1475">inserter_attivo = true;</text:span></text:p>
      <text:p text:style-name="Sottotitolo"><text:span text:style-name="T1476"><text:tab/></text:span><text:span text:style-name="T1477">sem_post(&amp;S_INSERTER);</text:span></text:p>
      <text:p text:style-name="P1478">} else {</text:p>
      <text:p text:style-name="Sottotitolo"><text:span text:style-name="T1479"><text:tab/></text:span><text:span text:style-name="T1480">inserter_bloccati++;</text:span></text:p>
      <text:p text:style-name="P1481">}</text:p>
      <text:p text:style-name="P1482">pthread_mutex_unlock(&amp;mutex);</text:p>
      <text:p text:style-name="Sottotitolo"><text:span text:style-name="T1483">sem_wait(&amp;S_INSERTER);</text:span></text:p>
      <text:soft-page-break/>
      <text:p text:style-name="P1484"><text:span text:style-name="T1485">Questo codice è semanticamente molto simile al prologo del searcher, l’unica differenza è la condizione di esecuzione del thread; infatti, i thread di tipo inserter non potranno eseguire nel caso in cui<text:s/></text:span><text:span text:style-name="T1486">ci sia<text:s/></text:span><text:span text:style-name="T1487">o</text:span><text:span text:style-name="T1488"><text:s/>un deleter in esecuzione<text:s/></text:span><text:span text:style-name="T1489">o</text:span><text:span text:style-name="T1490"><text:s/>un altro inserter in esecuzione; si noti che qui non si considera la variabile per evitare starvation dei thread deleter (deleter_trigger) in quanto se si considerasse, si provocherebbe una starvation degli inserter. Gli</text:span><text:span text:style-name="T1491"><text:s/>inserter hanno una sezione critica particolare e dunque risulta utile commentarla:</text:span></text:p>
      <text:p text:style-name="Sottotitolo"><text:span text:style-name="T1492">prologo_inserter(*ptr);</text:span></text:p>
      <text:p text:style-name="P1493"><text:span text:style-name="T1494">r = rand() % 1000;</text:span></text:p>
      <text:p text:style-name="P1495">ret = aggiungi_elemento(&amp;l, r, *ptr);</text:p>
      <text:p text:style-name="P1496">epilogo_inserter(*ptr, ret);</text:p>
      <text:p text:style-name="P1497"><text:span text:style-name="T1498">Si nota che dopo il prologo, l’inserter genera un numero pseud</text:span><text:span text:style-name="T1499">o-casuale (assunto che vada da 0 a 999) per poi inserirlo nella lista. Come specificato all’inizio del seguente paragrafo, la funzione<text:s/></text:span><text:span text:style-name="T1500">aggiungi_elemento</text:span><text:span text:style-name="T1501"><text:s/>ritorna un valore uguale a -1 nel caso in cui si generassero degli errori in fase di creazione dell’ele</text:span><text:span text:style-name="T1502">mento da aggiungere; questo valore di ritorno è memorizzato nella variabile locale<text:s/></text:span><text:span text:style-name="T1503">ret</text:span><text:span text:style-name="T1504">. L’ultima operazione del thread inserter è l’epilogo le cui parti rilevanti sono riportate di seguito:</text:span></text:p>
      <text:p text:style-name="P1505">/* Epilogo Inserter */</text:p>
      <text:p text:style-name="P1506">pthread_mutex_lock(&amp;mutex);</text:p>
      <text:p text:style-name="P1507">if (ret != -1)</text:p>
      <text:p text:style-name="P1508">num_elementi++;</text:p>
      <text:p text:style-name="Sottotitolo"><text:span text:style-name="T1509">inserter_attivo = false;</text:span></text:p>
      <text:p text:style-name="P1510">if (deleter_bloccati != 0) {</text:p>
      <text:p text:style-name="P1511">if (searcher_attivi &gt; 0)</text:p>
      <text:p text:style-name="Sottotitolo"><text:span text:style-name="T1512"><text:tab/></text:span><text:span text:style-name="T1513"><text:tab/></text:span><text:span text:style-name="T1514">deleter_trigger = true;</text:span></text:p>
      <text:p text:style-name="Sottotitolo"><text:span text:style-name="T1515"><text:tab/></text:span><text:span text:style-name="T1516">else {</text:span></text:p>
      <text:p text:style-name="Sottotitolo"><text:span text:style-name="T1517"><text:tab/></text:span><text:span text:style-name="T1518"><text:tab/></text:span><text:span text:style-name="T1519">deleter_trigger = false;</text:span></text:p>
      <text:p text:style-name="Sottotitolo"><text:span text:style-name="T1520"><text:tab/></text:span><text:span text:style-name="T1521"><text:tab/></text:span><text:span text:style-name="T1522">deleter_bloccati--;</text:span></text:p>
      <text:p text:style-name="Sottotitolo"><text:span text:style-name="T1523"><text:tab/></text:span><text:span text:style-name="T1524"><text:tab/></text:span><text:span text:style-name="T1525">deleter_attivo = true;</text:span></text:p>
      <text:p text:style-name="Sottotitolo"><text:span text:style-name="T1526"><text:tab/></text:span><text:span text:style-name="T1527"><text:tab/></text:span><text:span text:style-name="T1528">sem_post(&amp;S_DELETER);</text:span></text:p>
      <text:p text:style-name="P1529"><text:tab/>}</text:p>
      <text:p text:style-name="P1530">} else if<text:s/>(inserter_bloccati &gt; 0) {</text:p>
      <text:p text:style-name="Sottotitolo"><text:span text:style-name="T1531"><text:tab/></text:span><text:span text:style-name="T1532">inserter_bloccati--;</text:span></text:p>
      <text:p text:style-name="Sottotitolo"><text:span text:style-name="T1533"><text:tab/></text:span><text:span text:style-name="T1534">inserter_attivo = true;</text:span></text:p>
      <text:p text:style-name="Sottotitolo"><text:span text:style-name="T1535"><text:tab/></text:span><text:span text:style-name="T1536">sem_post(&amp;S_INSERTER);</text:span></text:p>
      <text:p text:style-name="P1537">}</text:p>
      <text:p text:style-name="P1538">pthread_mutex_unlock(&amp;mutex);</text:p>
      <text:p text:style-name="P1539"><text:span text:style-name="T1540">Come prima cosa si controlla se l’aggiunta dell’elemento è andata a buon fine (ossia se<text:s/></text:span><text:span text:style-name="T1541">ret</text:span><text:span text:style-name="T1542"><text:s/>assume il valore diverso da -1) in<text:s/></text:span><text:span text:style-name="T1543">tal caso si incrementa il numero di elementi presenti nella lista. Successivamente, si pone il flag<text:s/></text:span><text:span text:style-name="T1544">inserter_attivo</text:span><text:span text:style-name="T1545"><text:s/>a<text:s/></text:span><text:span text:style-name="T1546">false</text:span><text:span text:style-name="T1547"><text:s/>per segnalare che, al momento, non vi è alcun thread inserter in esecuzione. Ora si presentano due possibilità:</text:span></text:p>
      <text:soft-page-break/>
      <text:list text:style-name="LFO28" text:continue-numbering="true">
        <text:list-item>
          <text:p text:style-name="P1548"><text:span text:style-name="T1549">Se vi sono thread de</text:span><text:span text:style-name="T1550">leter bloccati</text:span><text:span text:style-name="T1551">: Occorre controllare se, attualmente, vi è almeno un thread searcher in esecuzione; in tal caso<text:s/></text:span><text:span text:style-name="T1552">non è possibile risvegliare il thread deleter</text:span><text:span text:style-name="T1553"><text:s/>perché si romperebbe il vincolo 5 descritto nel paragrafo 3.1 e dunque, in tal caso, si<text:s/></text:span><text:span text:style-name="T1554">imposta a<text:s/></text:span><text:span text:style-name="T1555">true</text:span><text:span text:style-name="T1556"><text:s/>la variabile<text:s/></text:span><text:span text:style-name="T1557">deleter_trigger</text:span><text:span text:style-name="T1558"><text:s/>in modo tale da<text:s/></text:span><text:span text:style-name="T1559">sospendere<text:s/></text:span><text:span text:style-name="T1560">l’esecuzione di altri thread searcher (evitando starvation dei deleter); se invece non vi fosse alcun thread searcher in esecuzione si aggiornano tutte le variabili necessarie e si risv</text:span><text:span text:style-name="T1561">eglia un deleter.</text:span></text:p>
        </text:list-item>
        <text:list-item>
          <text:p text:style-name="P1562"><text:span text:style-name="T1563">Se non vi sono thread deleter bloccati</text:span><text:span text:style-name="T1564">: Si controlla se vi è almeno un inserter bloccato e, in tal caso, se ne risveglia uno aggiornando tutte le variabili necessarie.</text:span></text:p>
        </text:list-item>
      </text:list>
      <text:p text:style-name="P1565"><text:span text:style-name="T1566">Ora resta soltanto da descrivere il thread di tipo<text:s/></text:span><text:span text:style-name="T1567">deleter<text:s/></text:span><text:span text:style-name="T1568">il cui prol</text:span><text:span text:style-name="T1569">ogo è riportato di seguito.</text:span></text:p>
      <text:p text:style-name="P1570">/* Prologo Deleter */</text:p>
      <text:p text:style-name="P1571">pthread_mutex_lock(&amp;mutex);</text:p>
      <text:p text:style-name="P1572">if ((searcher_attivi == 0) &amp;&amp; !(inserter_attivo) &amp;&amp; !(deleter_attivo)) {</text:p>
      <text:p text:style-name="Sottotitolo"><text:span text:style-name="T1573"><text:tab/></text:span><text:span text:style-name="T1574">deleter_attivo = true;</text:span></text:p>
      <text:p text:style-name="Sottotitolo"><text:span text:style-name="T1575"><text:tab/></text:span><text:span text:style-name="T1576">deleter_trigger = false;</text:span></text:p>
      <text:p text:style-name="Sottotitolo"><text:span text:style-name="T1577"><text:tab/></text:span><text:span text:style-name="T1578">sem_post(&amp;S_DELETER);</text:span></text:p>
      <text:p text:style-name="P1579">} else {</text:p>
      <text:p text:style-name="Sottotitolo"><text:span text:style-name="T1580"><text:tab/></text:span><text:span text:style-name="T1581">deleter_bloccati++;</text:span></text:p>
      <text:p text:style-name="P1582">}</text:p>
      <text:p text:style-name="P1583">pthread_mutex_unlock(&amp;mutex);</text:p>
      <text:p text:style-name="P1584">sem_wait(&amp;S_DELETER);</text:p>
      <text:p text:style-name="P1585"><text:span text:style-name="T1586">Questo codice è semanticamente molto simile al prologo del searcher e dell’inserter, l’unica differenza da questi è la condizione di esecuzione del thread; infatti, i thread di tipo deleter non<text:s/></text:span><text:span text:style-name="T1587">potranno eseguire nel caso in cui ci sia<text:s/></text:span><text:span text:style-name="T1588">o<text:s/></text:span><text:span text:style-name="T1589">almeno un searcher in esecuzione<text:s/></text:span><text:span text:style-name="T1590">o</text:span><text:span text:style-name="T1591"><text:s/>un inserter in esecuzione<text:s/></text:span><text:span text:style-name="T1592">o</text:span><text:span text:style-name="T1593"><text:s/>un altro deleter in esecuzione (ossia se c’è almeno un thread in esecuzione). Un'altra considerazione da far notare è che, quando un deleter va in ese</text:span><text:span text:style-name="T1594">cuzione, si resetta la variabile<text:s/></text:span><text:span text:style-name="T1595">deleter_trigger</text:span><text:span text:style-name="T1596"><text:s/>(il cui utilizzo è stato descritto già diverse volte) per evitare di dare troppa priorità ai thread deleter.</text:span></text:p>
      <text:p text:style-name="P1597">Anche questa tipologia di thread, come per gli inserter, presenta una sezione critica particolare<text:s/>ed è riportata in seguito:</text:p>
      <text:p text:style-name="P1598">prologo_deleter(*ptr);</text:p>
      <text:p text:style-name="P1599">bool elemento_eliminato = false;</text:p>
      <text:p text:style-name="P1600">pthread_mutex_lock(&amp;mutex);</text:p>
      <text:p text:style-name="P1601">if (num_elementi &gt; 0) {</text:p>
      <text:p text:style-name="P1602"><text:span text:style-name="T1603"><text:tab/></text:span><text:span text:style-name="T1604">r = rand() % num_elementi;</text:span></text:p>
      <text:p text:style-name="P1605">elimina_elemento(&amp;l, r, *ptr);</text:p>
      <text:p text:style-name="P1606">elemento_eliminato = true;</text:p>
      <text:p text:style-name="P1607">}</text:p>
      <text:p text:style-name="P1608">epilogo_deleter(*ptr, elemento_eliminato);</text:p>
      <text:p text:style-name="P1609">Dal momento che il generico thread deleter ha il compito di eliminare un elemento dalla lista, occorre estrarre l’indice dell’elemento da eliminare che, per semplicità, è stato scelto in maniera pseudo-<text:soft-page-break/>casuale; tuttavia, c’è una particolarità da<text:s/>sottolineare; l’istruzione per estrarre l’indice dell’elemento da eliminare è la seguente:</text:p>
      <text:p text:style-name="P1610">r = rand() % num_elementi;</text:p>
      <text:p text:style-name="P1611"><text:span text:style-name="T1612">e dunque<text:s/></text:span><text:span text:style-name="T1613">r</text:span><text:span text:style-name="T1614"><text:s/>assumerà un valore che varia da 0 a<text:s/></text:span><text:span text:style-name="T1615">num_elementi – 1</text:span><text:span text:style-name="T1616"><text:s/>(si ricorda che la variabile globale<text:s/></text:span><text:span text:style-name="T1617">num_elementi<text:s/></text:span><text:span text:style-name="T1618">memorizza il<text:s/></text:span><text:span text:style-name="T1619">numero di elementi presenti nella lista) se però<text:s/></text:span><text:span text:style-name="T1620">num_elementi</text:span><text:span text:style-name="T1621"><text:s/>valesse 0 (ossia se la lista fosse<text:s/></text:span><text:span text:style-name="T1622">vuota</text:span><text:span text:style-name="T1623">) si genererebbe un<text:s/></text:span><text:span text:style-name="T1624">floating point exception</text:span><text:span text:style-name="T1625"><text:s/>e dunque, per risolvere questo problema, prima di eseguire la funzione<text:s/></text:span><text:span text:style-name="T1626">elimina_elemento</text:span><text:span text:style-name="T1627">­</text:span><text:span text:style-name="T1628"><text:s/>si controlla che la<text:s/></text:span><text:span text:style-name="T1629">lista<text:s/></text:span><text:span text:style-name="T1630">non sia vuota</text:span><text:span text:style-name="T1631">. La variabile locale booleana<text:s/></text:span><text:span text:style-name="T1632">elemento_eliminato<text:s/></text:span><text:span text:style-name="T1633">consente di verificare se c’è bisogno di aggiornare il numero di elementi presenti nella lista (ossia se bisogna decrementare di uno questo valore) in tal caso, come mostrato in seguito,<text:s/></text:span><text:span text:style-name="T1634">l’aggiornamento della variabile<text:s/></text:span><text:span text:style-name="T1635">num_elementi</text:span><text:span text:style-name="T1636"><text:s/>avverrà nel prologo del deleter. Un’ultima particolarità rispetto alle altre tipologie di thread è che il deleter blocca il mutex<text:s/></text:span><text:span text:style-name="T1637">prima</text:span><text:span text:style-name="T1638"><text:s/>di eseguire il proprio prologo, questo perché si accede alla variabile glob</text:span><text:span text:style-name="T1639">ale<text:s/></text:span><text:span text:style-name="T1640">num_elementi</text:span><text:span text:style-name="T1641">.</text:span></text:p>
      <text:p text:style-name="P1642">L’ultima funzione da descrivere è l’epilogo del deleter il quale è riportato di seguito:</text:p>
      <text:p text:style-name="P1643">/* Epilogo Deleter */</text:p>
      <text:p text:style-name="Sottotitolo"><text:span text:style-name="T1644"></text:span><text:span text:style-name="T1645"><text:s/>Nota: Il mutex è stato preso nella sezione critica del thread deleter</text:span></text:p>
      <text:p text:style-name="P1646">if (elemento_eliminato)</text:p>
      <text:p text:style-name="P1647">num_elementi--;</text:p>
      <text:p text:style-name="P1648">deleter_attivo<text:s/>= false;</text:p>
      <text:p text:style-name="P1649"><text:tab/><text:s/></text:p>
      <text:p text:style-name="P1650">if (deleter_bloccati &gt; 0) {</text:p>
      <text:p text:style-name="Sottotitolo"><text:span text:style-name="T1651"><text:tab/></text:span><text:span text:style-name="T1652">deleter_bloccati--;</text:span></text:p>
      <text:p text:style-name="Sottotitolo"><text:span text:style-name="T1653"><text:tab/></text:span><text:span text:style-name="T1654">deleter_trigger = false;</text:span></text:p>
      <text:p text:style-name="Sottotitolo"><text:span text:style-name="T1655"><text:tab/></text:span><text:span text:style-name="T1656">deleter_attivo = true;</text:span></text:p>
      <text:p text:style-name="Sottotitolo"><text:span text:style-name="T1657"><text:tab/></text:span><text:span text:style-name="T1658">sem_post(&amp;S_DELETER);</text:span></text:p>
      <text:p text:style-name="P1659">} else if ((searcher_bloccati &gt; 0) || (inserter_bloccati &gt; 0)) {</text:p>
      <text:p text:style-name="Sottotitolo"><text:span text:style-name="T1660"><text:tab/></text:span><text:span text:style-name="T1661">while (searcher_bloccati &gt; 0) {</text:span></text:p>
      <text:p text:style-name="P1662"><text:tab/><text:tab/>/* Sveglio TUTTI i<text:s/>searcher bloccati (se presenti) */</text:p>
      <text:p text:style-name="Sottotitolo"><text:span text:style-name="T1663"><text:tab/></text:span><text:span text:style-name="T1664"><text:tab/></text:span><text:span text:style-name="T1665">searcher_bloccati--;</text:span></text:p>
      <text:p text:style-name="Sottotitolo"><text:span text:style-name="T1666"><text:tab/></text:span><text:span text:style-name="T1667"><text:tab/></text:span><text:span text:style-name="T1668">searcher_attivi++;</text:span></text:p>
      <text:p text:style-name="Sottotitolo"><text:span text:style-name="T1669"><text:tab/></text:span><text:span text:style-name="T1670"><text:tab/></text:span><text:span text:style-name="T1671">sem_post(&amp;S_SEARCHER);</text:span></text:p>
      <text:p text:style-name="Sottotitolo"><text:span text:style-name="T1672"><text:tab/></text:span><text:span text:style-name="T1673">}</text:span></text:p>
      <text:p text:style-name="P1674">if (inserter_bloccati &gt; 0) {</text:p>
      <text:p text:style-name="Sottotitolo"><text:span text:style-name="T1675"><text:tab/></text:span><text:span text:style-name="T1676"><text:tab/></text:span><text:span text:style-name="T1677">inserter_bloccati--;</text:span></text:p>
      <text:p text:style-name="Sottotitolo"><text:span text:style-name="T1678"><text:tab/></text:span><text:span text:style-name="T1679"><text:tab/></text:span><text:span text:style-name="T1680">inserter_attivo = true;</text:span></text:p>
      <text:p text:style-name="Sottotitolo"><text:span text:style-name="T1681"><text:tab/></text:span><text:span text:style-name="T1682"><text:tab/></text:span><text:span text:style-name="T1683">sem_post(&amp;S_INSERTER);</text:span></text:p>
      <text:p text:style-name="P1684">}</text:p>
      <text:p text:style-name="P1685">}<text:s/></text:p>
      <text:p text:style-name="P1686">pthread_mutex_unlock(&amp;mutex);</text:p>
      <text:p text:style-name="P1687"><text:span text:style-name="T1688">Funzione ne</text:span><text:span text:style-name="T1689">lla quale come prima cosa viene controllato se un elemento è stato eliminato e dunque se occorre decrementare il numero di elementi nella lista (come descritto poco fa quando si parlava della sezione critica) in seguito, dopo aver resettato la variabile gl</text:span><text:span text:style-name="T1690">obale booleana che indica se vi è un deleter in esecuzione (ossia<text:s/></text:span><text:span text:style-name="T1691">deleter_attivo</text:span><text:span text:style-name="T1692">), vi si possono presentare due scenari:</text:span></text:p>
      <text:soft-page-break/>
      <text:list text:style-name="LFO29" text:continue-numbering="true">
        <text:list-item>
          <text:p text:style-name="P1693"><text:span text:style-name="T1694">Se vi è un deleter bloccato</text:span><text:span text:style-name="T1695">: Se ne risveglia uno (andando ad aggiornare tutte le variabili necessarie);</text:span></text:p>
        </text:list-item>
        <text:list-item>
          <text:p text:style-name="P1696"><text:span text:style-name="T1697">Se non vi è alcun deleter blocc</text:span><text:span text:style-name="T1698">ato</text:span><text:span text:style-name="T1699">: Si controlla se vi è un searcher<text:s/></text:span><text:span text:style-name="T1700">o</text:span><text:span text:style-name="T1701"><text:s/>un inserter bloccato; in tal caso si svolgono le seguenti operazioni:</text:span></text:p>
        </text:list-item>
      </text:list>
      <text:list text:style-name="LFO30" text:continue-numbering="true">
        <text:list-item>
          <text:p text:style-name="P1702"><text:span text:style-name="T1703">Si risvegliano<text:s/></text:span><text:span text:style-name="T1704">tutti</text:span><text:span text:style-name="T1705"><text:s/>i thread searcher (se presenti);</text:span></text:p>
        </text:list-item>
        <text:list-item>
          <text:p text:style-name="P1706"><text:span text:style-name="T1707">Si risveglia<text:s/></text:span><text:span text:style-name="T1708">un solo<text:s/></text:span><text:span text:style-name="T1709">thread inserter (se presente).</text:span></text:p>
        </text:list-item>
      </text:list>
      <text:p text:style-name="P1710">L’ultima (seppur minimale)<text:s/>modifica effettuata è nella generazione dei thread la quale è riportata qui sotto<text:s/></text:p>
      <text:p text:style-name="P1711">r = rand() % 3;<text:s/></text:p>
      <text:p text:style-name="P1712">if(r == 0) {</text:p>
      <text:list text:style-name="LFO31" text:continue-numbering="true">
        <text:list-item>
          <text:p text:style-name="P1713"><text:span text:style-name="T1714">Qui si genera il thread searcher<text:s/></text:span><text:span text:style-name="T1715"></text:span></text:p>
        </text:list-item>
      </text:list>
      <text:p text:style-name="P1716">}else if (r == 1) {</text:p>
      <text:list text:style-name="LFO31" text:continue-numbering="true">
        <text:list-item>
          <text:p text:style-name="P1717"><text:span text:style-name="T1718">Qui si genera il thread inserter<text:s/></text:span><text:span text:style-name="T1719"></text:span></text:p>
        </text:list-item>
      </text:list>
      <text:p text:style-name="P1720">} else</text:p>
      <text:list text:style-name="LFO31" text:continue-numbering="true">
        <text:list-item>
          <text:p text:style-name="P1721"><text:span text:style-name="T1722">Qui si genera il thread deleter<text:s/></text:span><text:span text:style-name="T1723"></text:span></text:p>
        </text:list-item>
      </text:list>
      <text:p text:style-name="P1724">Si<text:s/>nota che prima di generare un thread si estrae un numero pseudo-casuale da 0 a 2 in cui:</text:p>
      <text:list text:style-name="LFO32" text:continue-numbering="true">
        <text:list-item>
          <text:p text:style-name="P1725">Se vale 0 si genera un thread di tipo searcher;</text:p>
        </text:list-item>
        <text:list-item>
          <text:p text:style-name="P1726">Se vale 1 si genera un thread di tipo inserter;</text:p>
        </text:list-item>
        <text:list-item>
          <text:p text:style-name="P1727">Se vale 2 si genera un thread di tipo deleter.</text:p>
        </text:list-item>
      </text:list>
      <text:p text:style-name="P1728">In modo tale da avere un<text:s/>comportamento aleatorio del programma</text:p>
      <text:list text:style-name="LFO1" text:continue-numbering="true">
        <text:list-item>
          <text:list>
            <text:list-item>
              <text:p text:style-name="P1729"><text:bookmark-start text:name="_Toc93783203"/><text:bookmark-start text:name="_Toc94049622"/><text:bookmark-start text:name="_Toc94087158"/><text:bookmark-start text:name="_Toc94138805"/><text:bookmark-start text:name="_Toc94181143"/>Commenti<text:s/>su un’esecuzion<text:bookmark-end text:name="_Toc93783203"/><text:bookmark-end text:name="_Toc94049622"/><text:bookmark-end text:name="_Toc94087158"/><text:bookmark-end text:name="_Toc94138805"/><text:bookmark-end text:name="_Toc94181143"/>e del programma</text:p>
            </text:list-item>
          </text:list>
        </text:list-item>
      </text:list>
      <text:p text:style-name="P1730"><text:bookmark-start text:name="_Toc93783204"/>In questo capitolo si riporta una rilevante invocazione dell’esercizio appena descritto. L’invocazione è la seguente:</text:p>
      <text:list text:style-name="LFO1" text:continue-numbering="true">
        <text:list-item>
          <text:p text:style-name="P1731">$ ./search_insert_delete 10<text:tab/><text:tab/></text:p>
        </text:list-item>
      </text:list>
      <text:p text:style-name="Normale"><text:span text:style-name="T1732">E il risultato è il seguente: (</text:span><text:span text:style-name="T1733"></text:span><text:span text:style-name="T1734"><text:s/>si no</text:span><text:span text:style-name="T1735">ti che sono stati rimossi i messaggi di creazione dei thread di tipo rider per evitare di occupare un numero eccessivo di pagine)</text:span></text:p>
      <text:p text:style-name="P1736">Thread Searcher di indice 0 partito: Ho come identificatore 139673168058112</text:p>
      <text:p text:style-name="P1737">Thread Searcher di indice 4 partito: Ho come identificatore 139673134487296</text:p>
      <text:p text:style-name="P1738">Thread Inserter di indice 2 partito: Ho come identificatore 139673151272704</text:p>
      <text:p text:style-name="P1739">Thread Inserter di indice 6 partito: Ho come identificatore 139673117701888</text:p>
      <text:p text:style-name="P1740">Thread Inserter di indice 1 partito: Ho come identificatore 139673159665408</text:p>
      <text:p text:style-name="Normale"><text:span text:style-name="T1741"><draw:frame draw:z-index="251680768" draw:id="id15" draw:style-name="a18" draw:name="Casella di testo 2" text:anchor-type="paragraph" svg:x="5.15423in" svg:y="-0.01845in" svg:width="2.22639in" svg:height="0.70694in" style:rel-width="scale" style:rel-height="scale"><draw:text-box><text:p text:style-name="Normale"><text:span text:style-name="T1742">Il primo thread che parte è un searcher ma la lista è ancora vuota<text:s/></text:span><text:span text:style-name="T1743"></text:span><text:span text:style-name="T1744"><text:s/>non si visualizza nulla</text:span><text:span text:style-name="T1745">.</text:span></text:p></draw:text-box><svg:title/><svg:desc/></draw:frame></text:span><text:span text:style-name="T1746">Thread Inserter di indice 8 partito: Ho come identificatore 139673100916480</text:span></text:p>
      <text:p text:style-name="Normale"><text:span text:style-name="T1747"><draw:custom-shape svg:x="4.67286in" svg:y="0.04485in" svg:width="0.08472in" svg:height="0.28264in" draw:z-index="251682816" draw:id="id16" draw:style-name="a19" draw:name="Parentesi quadra chiusa 18"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833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text:span text:style-name="T1748"><draw:connector draw:type="line" svg:x1="5.07078in" svg:y1="0.2059in" svg:x2="4.75967in" svg:y2="0.2059in" draw:z-index="251681792" draw:id="id17" draw:style-name="a21" draw:name="Connettore 2 17" text:anchor-type="paragraph"><svg:title/><svg:desc/></draw:connector></text:span><text:span text:style-name="T1749">Il thread Searcher di indice 0 con identificatore 139673168058112 e' nella sua sezione critica</text:span></text:p>
      <text:p text:style-name="Normale"><text:span text:style-name="T1750">Il thread Searcher di indice 0 con identificatore 139673168058112 terminato. 0 rimanenti</text:span></text:p>
      <text:p text:style-name="P1751">Il thread Inserter di indice 2 con identificatore 139673151272704 e' nella sua sezione critica</text:p>
      <text:soft-page-break/>
      <text:p text:style-name="Normale"><text:span text:style-name="T1752"><draw:frame draw:z-index="251684864" draw:id="id18" draw:style-name="a22" draw:name="Casella di testo 2" text:anchor-type="paragraph" svg:x="5.80139in" svg:y="0.00278in" svg:width="2.25347in" svg:height="0.84861in" style:rel-width="scale" style:rel-height="scale"><draw:text-box><text:p text:style-name="P1753">Provano ad eseguire tre thread inserter (di indice 6, 1, 8) contemportaneamente<text:s/>ma<text:s/>il thread (sempre inserter) di indice 2 non ha ancora terminato!!!!</text:p></draw:text-box><svg:title/><svg:desc/></draw:frame></text:span><text:span text:style-name="T1754">Thread Inserter con indice 2 ha aggiunto l'elemento 652</text:span></text:p>
      <text:p text:style-name="P1755">Il thread Inserter di indice 6 con identificatore 139673117701888 e' bloccato a causa di inserter attivo</text:p>
      <text:p text:style-name="P1756">Il thread Inserter di indice 1 con identificatore 139673159665408 e' bloccato a causa di inserter attivo</text:p>
      <text:p text:style-name="Normale"><text:span text:style-name="T1757">Il thread Inserter di indice 8 con identificatore 139673100916480 e' bloccato a causa di inserter attivo</text:span></text:p>
      <text:p text:style-name="Normale"><text:span text:style-name="T1758"><draw:frame draw:z-index="251686912" draw:id="id19" draw:style-name="a23" draw:name="Casella di testo 2" text:anchor-type="paragraph" svg:x="0in" svg:y="0.0125in" svg:width="2.58194in" svg:height="0.87708in" style:rel-width="scale" style:rel-height="scale"><draw:text-box><text:p text:style-name="P1759">Nel mentre esegue il searcher di indice 4 e riesce, fortunatamente, a leggere il valore inserito dal thread inserter di indice 2</text:p></draw:text-box><svg:title/><svg:desc/></draw:frame></text:span><text:span text:style-name="T1760">Il thread Searcher di indice 4 con identificatore 139673134487296 e' nella sua sezione critica</text:span></text:p>
      <text:p text:style-name="Normale"><text:span text:style-name="T1761">Thread Searcher con indice 4 ha letto l'elemento 652</text:span></text:p>
      <text:p text:style-name="P1762">Il thread Searcher di indice 4 con identificatore 139673134487296 terminato. 0 rimanenti</text:p>
      <text:p text:style-name="Normale"><text:span text:style-name="T1763">Il thread Inserter di indice 2 con identificatore 139673151272704 terminato.</text:span></text:p>
      <text:p text:style-name="P1764">Thread Inserter con indice 6 ha aggiunto l'elemento 596</text:p>
      <text:p text:style-name="Normale"><text:span text:style-name="T1765"><draw:frame draw:z-index="251688960" draw:id="id20" draw:style-name="a24" draw:name="Casella di testo 2" text:anchor-type="paragraph" svg:x="5.59097in" svg:y="0.01528in" svg:width="2.58194in" svg:height="0.93333in" style:rel-width="scale" style:rel-height="scale"><draw:text-box><text:p text:style-name="P1766">I tre thread inserter (di indice 6,1,8)<text:s/>riescono ad eseguire<text:s/>dopo che il thread<text:s/>inserter di indice 2 ha terminato l’esecuzione.</text:p></draw:text-box><svg:title/><svg:desc/></draw:frame></text:span><text:span text:style-name="T1767">Il thread Inserter di indice 6 con identificatore 139673117701888 terminato.</text:span></text:p>
      <text:p text:style-name="P1768">Thread Inserter con indice 1 ha aggiunto l'elemento 265</text:p>
      <text:p text:style-name="P1769">Il thread Inserter di indice 1 con identificatore 139673159665408 terminato.</text:p>
      <text:p text:style-name="P1770">Thread Inserter con indice 8 ha aggiunto l'elemento 962</text:p>
      <text:p text:style-name="Normale"><text:span text:style-name="T1771">Il thread Inserter di indice 8 con identificatore 139673100916480 terminato.</text:span></text:p>
      <text:p text:style-name="Normale"><text:span text:style-name="T1772"><draw:frame draw:z-index="251691008" draw:id="id21" draw:style-name="a25" draw:name="Casella di testo 2" text:anchor-type="paragraph" svg:x="5.59097in" svg:y="0.02222in" svg:width="2.58194in" svg:height="1.46181in" style:rel-width="scale" style:rel-height="scale"><draw:text-box><text:p text:style-name="P1773">In questo punto riescono ad eseguire contemporaneamente sia il thread searcher di indice 3 sia il thread inserter di indice 5. (Il searcher riesce anche a leggere il valore 161 inserito dal thread inserter) che, come richiesto, è stato inserito in coda.</text:p></draw:text-box><svg:title/><svg:desc/></draw:frame></text:span><text:span text:style-name="T1774">Thread Searcher di indice 3 partito: Ho come identificatore 139673142880000</text:span></text:p>
      <text:p text:style-name="P1775">Il thread Searcher di indice 3 con identificatore 139673142880000 e' nella sua sezione critica</text:p>
      <text:p text:style-name="Normale"><text:span text:style-name="T1776">Thread Searcher con indice 3 ha letto l'elemento 652</text:span></text:p>
      <text:p text:style-name="P1777">Thread Inserter di indice 5 partito: Ho come identificatore 139673126094592</text:p>
      <text:p text:style-name="Normale"><text:span text:style-name="T1778">Il thread Inserter di indice 5 con identificatore 139673126094592 e' nella sua sezione critica</text:span></text:p>
      <text:p text:style-name="P1779">Thread Searcher con indice 3 ha letto l'elemento 596</text:p>
      <text:p text:style-name="P1780">Thread Searcher con indice 3 ha letto l'elemento 265</text:p>
      <text:p text:style-name="Normale"><text:span text:style-name="T1781"><draw:frame draw:z-index="251693056" draw:id="id22" draw:style-name="a26" draw:name="Casella di testo 2" text:anchor-type="paragraph" svg:x="0in" svg:y="0.08056in" svg:width="2.58194in" svg:height="2.05625in" style:rel-width="scale" style:rel-height="scale"><draw:text-box><text:p text:style-name="Normale"><text:span text:style-name="T1782">Questa parte è molto significativa</text:span><text:span text:style-name="T1783">;</text:span><text:span text:style-name="T1784"><text:s/>il deleter di indice 7 si blocca perché ancora, a questo punto, l’inserter di indice 5 non ha terminato</text:span><text:span text:style-name="T1785">. Quando quest</text:span><text:span text:style-name="T1786">’ultimo</text:span><text:span text:style-name="T1787"><text:s/>termina vede che ancora il searcher di indice 3 non ha terminato l’esecuzione<text:s/></text:span><text:span text:style-name="T1788"></text:span><text:span text:style-name="T1789"><text:s/>si abilita il trigger. Subito dopo prova a partire il thread searcher di indice 9 che però non partirà in quanto il trigger è abilitato! Questo esempio mostra molto bene come si è evitata la starvation dei deleter.</text:span></text:p></draw:text-box><svg:title/><svg:desc/></draw:frame></text:span><text:span text:style-name="T1790">Thread Searcher con indice 3 ha letto l'elemento 962</text:span></text:p>
      <text:p text:style-name="Normale"><text:span text:style-name="T1791"><draw:custom-shape svg:x="4.55211in" svg:y="0.13958in" svg:width="0.25417in" svg:height="1.76389in" draw:z-index="251694080" draw:id="id23" draw:style-name="a27" draw:name="Parentesi graffa chiusa 24" text:anchor-type="paragraph"><svg:title/><svg:desc/><draw:enhanced-geometry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1"/><draw:equation draw:name="f14" draw:formula="$0"/><draw:equation draw:name="f15" draw:formula="?f11 * ?f14 / 100000"/><draw:equation draw:name="f16" draw:formula="?f7 * ?f13 / 100000"/><draw:equation draw:name="f17" draw:formula="?f16 - ?f15"/><draw:equation draw:name="f18" draw:formula="?f6 - ?f15"/><draw:equation draw:name="f19" draw:formula="2700000 + ?f2"/><draw:equation draw:name="f20" draw:formula="?f19 * ?f12 / ?f1"/><draw:equation draw:name="f21" draw:formula="0 - ?f20"/><draw:equation draw:name="f22" draw:formula="sin(?f21)"/><draw:equation draw:name="f23" draw:formula="0 - ?f22"/><draw:equation draw:name="f24" draw:formula="?f23 * ?f9"/><draw:equation draw:name="f25" draw:formula="cos(?f21)"/><draw:equation draw:name="f26" draw:formula="0 - ?f25"/><draw:equation draw:name="f27" draw:formula="?f26 * ?f15"/><draw:equation draw:name="f28" draw:formula="?f3 + ?f24"/><draw:equation draw:name="f29" draw:formula="?f15 - ?f27"/><draw:equation draw:name="f30" draw:formula="?f6 + ?f27 - ?f15"/><draw:equation draw:name="f31" draw:formula="21550000 - ?f2"/><draw:equation draw:name="f32" draw:formula="if(?f31, ?f2, 21550000)"/><draw:equation draw:name="f33" draw:formula="-21550000 - ?f32"/><draw:equation draw:name="f34" draw:formula="if(?f33, -21550000, ?f32)"/><draw:equation draw:name="f35" draw:formula="?f0 + ?f34"/><draw:equation draw:name="f36" draw:formula="?f0 + ?f2"/><draw:equation draw:name="f37" draw:formula="?f36 * ?f12 / ?f1"/><draw:equation draw:name="f38" draw:formula="0 - ?f37"/><draw:equation draw:name="f39" draw:formula="cos(?f38)"/><draw:equation draw:name="f40" draw:formula="0 - ?f39"/><draw:equation draw:name="f41" draw:formula="?f40 * ?f9"/><draw:equation draw:name="f42" draw:formula="sin(?f38)"/><draw:equation draw:name="f43" draw:formula="0 - ?f42"/><draw:equation draw:name="f44" draw:formula="?f43 * ?f15"/><draw:equation draw:name="f45" draw:formula="sqrt(?f41 * ?f41 + ?f44 * ?f44 + 0 * 0)"/><draw:equation draw:name="f46" draw:formula="?f9 * ?f15 / ?f45"/><draw:equation draw:name="f47" draw:formula="?f43 * ?f46"/><draw:equation draw:name="f48" draw:formula="?f3 - ?f47"/><draw:equation draw:name="f49" draw:formula="?f40 * ?f46"/><draw:equation draw:name="f50" draw:formula="?f5 - ?f49"/><draw:equation draw:name="f51" draw:formula="?f48 - ?f9"/><draw:equation draw:name="f52" draw:formula="?f50 - ?f15"/><draw:equation draw:name="f53" draw:formula="?f48 + ?f9"/><draw:equation draw:name="f54" draw:formula="?f50 + ?f15"/><draw:equation draw:name="f55" draw:formula="?f35 + ?f2"/><draw:equation draw:name="f56" draw:formula="?f55 * ?f12 / ?f1"/><draw:equation draw:name="f57" draw:formula="0 - ?f56"/><draw:equation draw:name="f58" draw:formula="cos(?f57)"/><draw:equation draw:name="f59" draw:formula="0 - ?f58"/><draw:equation draw:name="f60" draw:formula="?f59 * ?f9"/><draw:equation draw:name="f61" draw:formula="sin(?f57)"/><draw:equation draw:name="f62" draw:formula="0 - ?f61"/><draw:equation draw:name="f63" draw:formula="?f62 * ?f15"/><draw:equation draw:name="f64" draw:formula="sqrt(?f60 * ?f60 + ?f63 * ?f63 + 0 * 0)"/><draw:equation draw:name="f65" draw:formula="?f9 * ?f15 / ?f64"/><draw:equation draw:name="f66" draw:formula="?f62 * ?f65"/><draw:equation draw:name="f67" draw:formula="?f48 + ?f66"/><draw:equation draw:name="f68" draw:formula="?f59 * ?f65"/><draw:equation draw:name="f69" draw:formula="?f50 + ?f68"/><draw:equation draw:name="f70" draw:formula="if(?f34, ?f3, ?f51)"/><draw:equation draw:name="f71" draw:formula="if(?f34, ?f5, ?f52)"/><draw:equation draw:name="f72" draw:formula="if(?f34, ?f3, ?f53)"/><draw:equation draw:name="f73" draw:formula="if(?f34, ?f5, ?f54)"/><draw:equation draw:name="f74" draw:formula="if(?f34, ?f51, ?f67)"/><draw:equation draw:name="f75" draw:formula="if(?f34, ?f52, ?f69)"/><draw:equation draw:name="f76" draw:formula="if(?f34, ?f53, ?f67)"/><draw:equation draw:name="f77" draw:formula="if(?f34, ?f54, ?f69)"/><draw:equation draw:name="f78" draw:formula="21550000 - -5400000"/><draw:equation draw:name="f79" draw:formula="if(?f78, -5400000, 21550000)"/><draw:equation draw:name="f80" draw:formula="-21550000 - ?f79"/><draw:equation draw:name="f81" draw:formula="if(?f80, -21550000, ?f79)"/><draw:equation draw:name="f82" draw:formula="?f1 + ?f81"/><draw:equation draw:name="f83" draw:formula="?f1 + ?f2"/><draw:equation draw:name="f84" draw:formula="?f83 * ?f12 / ?f1"/><draw:equation draw:name="f85" draw:formula="0 - ?f84"/><draw:equation draw:name="f86" draw:formula="cos(?f85)"/><draw:equation draw:name="f87" draw:formula="0 - ?f86"/><draw:equation draw:name="f88" draw:formula="?f87 * ?f9"/><draw:equation draw:name="f89" draw:formula="sin(?f85)"/><draw:equation draw:name="f90" draw:formula="0 - ?f89"/><draw:equation draw:name="f91" draw:formula="?f90 * ?f15"/><draw:equation draw:name="f92" draw:formula="sqrt(?f88 * ?f88 + ?f91 * ?f91 + 0 * 0)"/><draw:equation draw:name="f93" draw:formula="?f9 * ?f15 / ?f92"/><draw:equation draw:name="f94" draw:formula="?f90 * ?f93"/><draw:equation draw:name="f95" draw:formula="?f10 - ?f94"/><draw:equation draw:name="f96" draw:formula="?f87 * ?f93"/><draw:equation draw:name="f97" draw:formula="?f17 - ?f96"/><draw:equation draw:name="f98" draw:formula="?f95 - ?f9"/><draw:equation draw:name="f99" draw:formula="?f97 - ?f15"/><draw:equation draw:name="f100" draw:formula="?f95 + ?f9"/><draw:equation draw:name="f101" draw:formula="?f97 + ?f15"/><draw:equation draw:name="f102" draw:formula="?f82 + ?f2"/><draw:equation draw:name="f103" draw:formula="?f102 * ?f12 / ?f1"/><draw:equation draw:name="f104" draw:formula="0 - ?f103"/><draw:equation draw:name="f105" draw:formula="cos(?f104)"/><draw:equation draw:name="f106" draw:formula="0 - ?f105"/><draw:equation draw:name="f107" draw:formula="?f106 * ?f9"/><draw:equation draw:name="f108" draw:formula="sin(?f104)"/><draw:equation draw:name="f109" draw:formula="0 - ?f108"/><draw:equation draw:name="f110" draw:formula="?f109 * ?f15"/><draw:equation draw:name="f111" draw:formula="sqrt(?f107 * ?f107 + ?f110 * ?f110 + 0 * 0)"/><draw:equation draw:name="f112" draw:formula="?f9 * ?f15 / ?f111"/><draw:equation draw:name="f113" draw:formula="?f109 * ?f112"/><draw:equation draw:name="f114" draw:formula="?f95 + ?f113"/><draw:equation draw:name="f115" draw:formula="?f106 * ?f112"/><draw:equation draw:name="f116" draw:formula="?f97 + ?f115"/><draw:equation draw:name="f117" draw:formula="if(?f81, ?f10, ?f98)"/><draw:equation draw:name="f118" draw:formula="if(?f81, ?f17, ?f99)"/><draw:equation draw:name="f119" draw:formula="if(?f81, ?f10, ?f100)"/><draw:equation draw:name="f120" draw:formula="if(?f81, ?f17, ?f101)"/><draw:equation draw:name="f121" draw:formula="if(?f81, ?f98, ?f114)"/><draw:equation draw:name="f122" draw:formula="if(?f81, ?f99, ?f116)"/><draw:equation draw:name="f123" draw:formula="if(?f81, ?f100, ?f114)"/><draw:equation draw:name="f124" draw:formula="if(?f81, ?f101, ?f116)"/><draw:equation draw:name="f125" draw:formula="?f0 + ?f81"/><draw:equation draw:name="f126" draw:formula="?f114 - ?f47"/><draw:equation draw:name="f127" draw:formula="?f116 - ?f49"/><draw:equation draw:name="f128" draw:formula="?f126 - ?f9"/><draw:equation draw:name="f129" draw:formula="?f127 - ?f15"/><draw:equation draw:name="f130" draw:formula="?f126 + ?f9"/><draw:equation draw:name="f131" draw:formula="?f127 + ?f15"/><draw:equation draw:name="f132" draw:formula="?f125 + ?f2"/><draw:equation draw:name="f133" draw:formula="?f132 * ?f12 / ?f1"/><draw:equation draw:name="f134" draw:formula="0 - ?f133"/><draw:equation draw:name="f135" draw:formula="cos(?f134)"/><draw:equation draw:name="f136" draw:formula="0 - ?f135"/><draw:equation draw:name="f137" draw:formula="?f136 * ?f9"/><draw:equation draw:name="f138" draw:formula="sin(?f134)"/><draw:equation draw:name="f139" draw:formula="0 - ?f138"/><draw:equation draw:name="f140" draw:formula="?f139 * ?f15"/><draw:equation draw:name="f141" draw:formula="sqrt(?f137 * ?f137 + ?f140 * ?f140 + 0 * 0)"/><draw:equation draw:name="f142" draw:formula="?f9 * ?f15 / ?f141"/><draw:equation draw:name="f143" draw:formula="?f139 * ?f142"/><draw:equation draw:name="f144" draw:formula="?f126 + ?f143"/><draw:equation draw:name="f145" draw:formula="?f136 * ?f142"/><draw:equation draw:name="f146" draw:formula="?f127 + ?f145"/><draw:equation draw:name="f147" draw:formula="if(?f81, ?f114, ?f128)"/><draw:equation draw:name="f148" draw:formula="if(?f81, ?f116, ?f129)"/><draw:equation draw:name="f149" draw:formula="if(?f81, ?f114, ?f130)"/><draw:equation draw:name="f150" draw:formula="if(?f81, ?f116, ?f131)"/><draw:equation draw:name="f151" draw:formula="if(?f81, ?f128, ?f144)"/><draw:equation draw:name="f152" draw:formula="if(?f81, ?f129, ?f146)"/><draw:equation draw:name="f153" draw:formula="if(?f81, ?f130, ?f144)"/><draw:equation draw:name="f154" draw:formula="if(?f81, ?f131, ?f146)"/><draw:equation draw:name="f155" draw:formula="0 + ?f34"/><draw:equation draw:name="f156" draw:formula="0 + ?f2"/><draw:equation draw:name="f157" draw:formula="?f156 * ?f12 / ?f1"/><draw:equation draw:name="f158" draw:formula="0 - ?f157"/><draw:equation draw:name="f159" draw:formula="cos(?f158)"/><draw:equation draw:name="f160" draw:formula="0 - ?f159"/><draw:equation draw:name="f161" draw:formula="?f160 * ?f9"/><draw:equation draw:name="f162" draw:formula="sin(?f158)"/><draw:equation draw:name="f163" draw:formula="0 - ?f162"/><draw:equation draw:name="f164" draw:formula="?f163 * ?f15"/><draw:equation draw:name="f165" draw:formula="sqrt(?f161 * ?f161 + ?f164 * ?f164 + 0 * 0)"/><draw:equation draw:name="f166" draw:formula="?f9 * ?f15 / ?f165"/><draw:equation draw:name="f167" draw:formula="?f163 * ?f166"/><draw:equation draw:name="f168" draw:formula="?f10 - ?f167"/><draw:equation draw:name="f169" draw:formula="?f160 * ?f166"/><draw:equation draw:name="f170" draw:formula="?f18 - ?f169"/><draw:equation draw:name="f171" draw:formula="?f168 - ?f9"/><draw:equation draw:name="f172" draw:formula="?f170 - ?f15"/><draw:equation draw:name="f173" draw:formula="?f168 + ?f9"/><draw:equation draw:name="f174" draw:formula="?f170 + ?f15"/><draw:equation draw:name="f175" draw:formula="?f155 + ?f2"/><draw:equation draw:name="f176" draw:formula="?f175 * ?f12 / ?f1"/><draw:equation draw:name="f177" draw:formula="0 - ?f176"/><draw:equation draw:name="f178" draw:formula="cos(?f177)"/><draw:equation draw:name="f179" draw:formula="0 - ?f178"/><draw:equation draw:name="f180" draw:formula="?f179 * ?f9"/><draw:equation draw:name="f181" draw:formula="sin(?f177)"/><draw:equation draw:name="f182" draw:formula="0 - ?f181"/><draw:equation draw:name="f183" draw:formula="?f182 * ?f15"/><draw:equation draw:name="f184" draw:formula="sqrt(?f180 * ?f180 + ?f183 * ?f183 + 0 * 0)"/><draw:equation draw:name="f185" draw:formula="?f9 * ?f15 / ?f184"/><draw:equation draw:name="f186" draw:formula="?f182 * ?f185"/><draw:equation draw:name="f187" draw:formula="?f168 + ?f186"/><draw:equation draw:name="f188" draw:formula="?f179 * ?f185"/><draw:equation draw:name="f189" draw:formula="?f170 + ?f188"/><draw:equation draw:name="f190" draw:formula="if(?f34, ?f10, ?f171)"/><draw:equation draw:name="f191" draw:formula="if(?f34, ?f18, ?f172)"/><draw:equation draw:name="f192" draw:formula="if(?f34, ?f10, ?f173)"/><draw:equation draw:name="f193" draw:formula="if(?f34, ?f18, ?f174)"/><draw:equation draw:name="f194" draw:formula="if(?f34, ?f171, ?f187)"/><draw:equation draw:name="f195" draw:formula="if(?f34, ?f172, ?f189)"/><draw:equation draw:name="f196" draw:formula="if(?f34, ?f173, ?f187)"/><draw:equation draw:name="f197" draw:formula="if(?f34, ?f174, ?f189)"/></draw:enhanced-geometry></draw:custom-shape></text:span><text:span text:style-name="T1792">Thread Searcher con indice 3 ha letto l'elemento 161</text:span></text:p>
      <text:p text:style-name="P1793">Thread Searcher di indice 9 partito: Ho come identificatore 139673092523776</text:p>
      <text:p text:style-name="P1794">Thread Deleter di indice 7 partito: Ho come identificatore 139673109309184</text:p>
      <text:p text:style-name="Normale"><text:span text:style-name="T1795">Il thread Deleter di indice 7 con identificatore 139673109309184 e' bloccato a causa di inserter attivo</text:span></text:p>
      <text:p text:style-name="Normale"><text:span text:style-name="T1796">Thread Inserter con indice 5 ha aggiunto l'elemento 161</text:span></text:p>
      <text:p text:style-name="Normale"><text:span text:style-name="T1797">Il thread Inserter di indice 5 con identificatore 139673126094592 terminato.</text:span></text:p>
      <text:p text:style-name="Normale"><text:span text:style-name="T1798">Il thread Searcher di indice 3 con identificatore 139673142880000 terminato. 0 rimanenti</text:span></text:p>
      <text:p text:style-name="Normale"><text:span text:style-name="T1799"><draw:frame draw:z-index="251696128" draw:id="id24" draw:style-name="a28" draw:name="Casella di testo 2" text:anchor-type="paragraph" svg:x="4.82541in" svg:y="0.2559in" svg:width="2.54653in" svg:height="0.54653in" style:rel-width="scale" style:rel-height="scale"><draw:text-box><text:p text:style-name="P1800">Succesivamente esegue<text:s/>il deleter che rimuove l’elemento 265</text:p></draw:text-box><svg:title/><svg:desc/></draw:frame></text:span><text:span text:style-name="T1801">Il thread Searcher di indice 9 con identificatore 139673092523776 e' bloccato a causa di deleter trigger</text:span></text:p>
      <text:p text:style-name="P1802">Thread Deleter con indice 7 ha rimosso l'elemento 265</text:p>
      <text:p text:style-name="Normale"><text:span text:style-name="T1803">Il thread Deleter di indice 7 con identificatore 139673109309184 terminato.</text:span></text:p>
      <text:p text:style-name="Normale"><text:span text:style-name="T1804"><draw:frame draw:z-index="251698176" draw:id="id25" draw:style-name="a29" draw:name="Casella di testo 2" text:anchor-type="paragraph" svg:x="4.79306in" svg:y="0.15694in" svg:width="2.66111in" svg:height="0.83958in" style:rel-width="scale" style:rel-height="scale"><draw:text-box><text:p text:style-name="P1805">E infine il searcher precedentemente bloccato legge gli elementi rimanenti.</text:p></draw:text-box><svg:title/><svg:desc/></draw:frame></text:span><text:span text:style-name="T1806">Il thread Searcher di indice 9 con identificatore 139673092523776 e' nella sua sezione critica</text:span></text:p>
      <text:p text:style-name="P1807">Thread Searcher con indice 9 ha letto l'elemento 652</text:p>
      <text:p text:style-name="P1808">Thread Searcher con indice 9 ha letto l'elemento 596</text:p>
      <text:p text:style-name="P1809">Thread Searcher con indice 9 ha letto l'elemento 962</text:p>
      <text:p text:style-name="P1810">Thread Searcher con indice 9 ha letto l'elemento 161</text:p>
      <text:p text:style-name="Normale"><text:span text:style-name="T1811">Il thread Searcher di indice 9 con identificatore 139673092523776 terminato. 0 rimanenti</text:span></text:p>
      <text:h text:style-name="P1812" text:outline-level="1"><text:bookmark-start text:name="_Toc94049623"/><text:bookmark-start text:name="_Toc94087159"/><text:bookmark-start text:name="_Toc94138806"/><text:bookmark-start text:name="_Toc94181144"/><text:soft-page-break/>ESERCIZIO 4 – IL PROBLEMA DEL BARBIERE DI HILZER<text:bookmark-end text:name="_Toc93783204"/><text:bookmark-end text:name="_Toc94049623"/><text:bookmark-end text:name="_Toc94087159"/><text:bookmark-end text:name="_Toc94138806"/><text:bookmark-end text:name="_Toc94181144"/></text:h>
      <text:list text:style-name="LFO33" text:continue-numbering="true">
        <text:list-item>
          <text:p text:style-name="P1813"><text:bookmark-start text:name="_Toc93783134"/><text:bookmark-start text:name="_Toc93783163"/><text:bookmark-start text:name="_Toc93783205"/><text:bookmark-end text:name="_Toc93783134"/><text:bookmark-end text:name="_Toc93783163"/><text:bookmark-end text:name="_Toc93783205"/></text:p>
        </text:list-item>
        <text:list-item>
          <text:p text:style-name="P1814"><text:bookmark-start text:name="_Toc93783135"/><text:bookmark-start text:name="_Toc93783164"/><text:bookmark-start text:name="_Toc93783206"/><text:bookmark-end text:name="_Toc93783135"/><text:bookmark-end text:name="_Toc93783164"/><text:bookmark-end text:name="_Toc93783206"/></text:p>
        </text:list-item>
        <text:list-item>
          <text:p text:style-name="P1815"><text:bookmark-start text:name="_Toc93783136"/><text:bookmark-start text:name="_Toc93783165"/><text:bookmark-start text:name="_Toc93783207"/><text:bookmark-end text:name="_Toc93783136"/><text:bookmark-end text:name="_Toc93783165"/><text:bookmark-end text:name="_Toc93783207"/></text:p>
        </text:list-item>
        <text:list-item>
          <text:p text:style-name="P1816"><text:bookmark-start text:name="_Toc93783137"/><text:bookmark-start text:name="_Toc93783166"/><text:bookmark-start text:name="_Toc93783208"/><text:bookmark-end text:name="_Toc93783137"/><text:bookmark-end text:name="_Toc93783166"/><text:bookmark-end text:name="_Toc93783208"/></text:p>
        </text:list-item>
      </text:list>
      <text:list text:style-name="LFO33" text:continue-numbering="true">
        <text:list-item>
          <text:list>
            <text:list-item>
              <text:p text:style-name="P1817"><text:bookmark-start text:name="_Toc93783209"/><text:bookmark-start text:name="_Toc94049624"/><text:bookmark-start text:name="_Toc94087160"/><text:bookmark-start text:name="_Toc94138807"/><text:bookmark-start text:name="_Toc94181145"/>Descrizione del problema<text:bookmark-end text:name="_Toc93783209"/><text:bookmark-end text:name="_Toc94049624"/><text:bookmark-end text:name="_Toc94087160"/><text:bookmark-end text:name="_Toc94138807"/><text:bookmark-end text:name="_Toc94181145"/></text:p>
            </text:list-item>
          </text:list>
        </text:list-item>
      </text:list>
      <text:p text:style-name="P1818"><text:span text:style-name="T1819">Questo problema si può vedere come una<text:s/></text:span><text:span text:style-name="T1820">versione molto più complessa del problema del<text:s/></text:span><text:span text:style-name="T1821">Barbiere Addormentato</text:span><text:span text:style-name="T1822">.</text:span></text:p>
      <text:p text:style-name="P1823">Ci sono due tipologie di thread:</text:p>
      <text:list text:style-name="LFO9" text:continue-numbering="true">
        <text:list-item>
          <text:p text:style-name="P1824">Thread di tipo barbiere che taglia i capelli ai clienti;</text:p>
        </text:list-item>
        <text:list-item>
          <text:p text:style-name="P1825">Thread di tipo cliente.</text:p>
        </text:list-item>
      </text:list>
      <text:p text:style-name="P1826"><text:span text:style-name="T1827">Di cui tre thread barbieri ed un numero<text:s/></text:span><text:span text:style-name="T1828">n</text:span><text:span text:style-name="T1829"><text:s/>(con<text:s/></text:span><text:span text:style-name="T1830">n &gt; 0</text:span><text:span text:style-name="T1831">) di thread<text:s/></text:span><text:span text:style-name="T1832">clienti. Il problema è il seguente:</text:span></text:p>
      <text:p text:style-name="P1833"><text:span text:style-name="T1834">In una barbieria (che per semplicità verrà denotata anche come “negozio”) ci sono<text:s/></text:span><text:span text:style-name="T1835">tre<text:s/></text:span><text:span text:style-name="T1836">sedie,<text:s/></text:span><text:span text:style-name="T1837">tre<text:s/></text:span><text:span text:style-name="T1838">barbieri e<text:s/></text:span><text:span text:style-name="T1839">una</text:span><text:span text:style-name="T1840"><text:s/>sala d’attesa nella quale vi è:</text:span></text:p>
      <text:list text:style-name="LFO34" text:continue-numbering="true">
        <text:list-item>
          <text:p text:style-name="P1841"><text:span text:style-name="T1842">Un divano</text:span><text:span text:style-name="T1843"><text:s/></text:span><text:span text:style-name="T1844">che può accomodare<text:s/></text:span><text:span text:style-name="T1845">quattro<text:s/></text:span><text:span text:style-name="T1846">clienti;</text:span></text:p>
        </text:list-item>
        <text:list-item>
          <text:p text:style-name="P1847"><text:span text:style-name="T1848"><text:s/>Un’ulteriore sala in cui i cl</text:span><text:span text:style-name="T1849">ienti<text:s/></text:span><text:span text:style-name="T1850">aspettano in piedi</text:span><text:span text:style-name="T1851">.</text:span></text:p>
        </text:list-item>
      </text:list>
      <text:p text:style-name="P1852"><text:span text:style-name="T1853">Per motivi di sicurezza, il numero<text:s/></text:span><text:span text:style-name="T1854">massimo</text:span><text:span text:style-name="T1855"><text:s/>di clienti all’interno del negozio è limitato a 20.</text:span></text:p>
      <text:p text:style-name="P1856"><text:span text:style-name="T1857">Un cliente non entra nel negozio se la capacità di 20 persone è stata colmata. Una volta all’interno, il cliente si siede nel divano se</text:span><text:span text:style-name="T1858"><text:s/>ci dovesse essere un posto libero nel divano altrimenti sta in piedi. Quando un barbiere è libero, il cliente che è seduto<text:s/></text:span><text:span text:style-name="T1859">da più tempo</text:span><text:span text:style-name="T1860"><text:s/>nel divano viene servito e, se ci dovesse essere almeno un cliente in piedi, colui che è in piedi da più tempo occupa i</text:span><text:span text:style-name="T1861">l posto del cliente che ha appena liberato il divano. Quando il taglio di capelli di un cliente è terminato, un qualsiasi barbiere accetta il pagamento, tuttavia, dal momento che vi è un solo registro di cassa, il pagamento è accettato<text:s/></text:span><text:span text:style-name="T1862">per un cliente alla<text:s/></text:span><text:span text:style-name="T1863">volta</text:span><text:span text:style-name="T1864">. I barbieri dividono dunque il loro tra le seguenti attività:</text:span></text:p>
      <text:list text:style-name="LFO35" text:continue-numbering="true">
        <text:list-item>
          <text:p text:style-name="P1865">Tagliare i capelli;</text:p>
        </text:list-item>
        <text:list-item>
          <text:p text:style-name="P1866">Accettare i pagamenti;</text:p>
        </text:list-item>
        <text:list-item>
          <text:p text:style-name="P1867">Dormire in attesa di un cliente.</text:p>
        </text:list-item>
      </text:list>
      <text:p text:style-name="P1868">Le funzioni da realizzare sono le seguenti:</text:p>
      <text:list text:style-name="LFO36" text:continue-numbering="true">
        <text:list-item>
          <text:p text:style-name="P1869"><text:span text:style-name="T1870">I clienti invocano<text:s/></text:span><text:span text:style-name="T1871">in ordine</text:span><text:span text:style-name="T1872"><text:s/>le seguenti funzioni:<text:s/></text:span><text:span text:style-name="T1873">enterShop, sitOnS</text:span><text:span text:style-name="T1874">ofa, getHairCut, pay</text:span><text:span text:style-name="T1875">;</text:span></text:p>
        </text:list-item>
        <text:list-item>
          <text:p text:style-name="P1876"><text:span text:style-name="T1877">I barbieri invocano<text:s/></text:span><text:span text:style-name="T1878">in ordine</text:span><text:span text:style-name="T1879"><text:s/>le seguenti funzioni:<text:s/></text:span><text:span text:style-name="T1880">cutHair</text:span><text:span text:style-name="T1881"><text:s/>e<text:s/></text:span><text:span text:style-name="T1882">acceptPayment;</text:span></text:p>
        </text:list-item>
      </text:list>
      <text:soft-page-break/>
      <text:p text:style-name="P1883">Mentre vincoli da soddisfare sono i seguenti:</text:p>
      <text:list text:style-name="LFO37" text:continue-numbering="true">
        <text:list-item>
          <text:p text:style-name="P1884"><text:span text:style-name="T1885">I clienti non possono invocare la funzione<text:s/></text:span><text:span text:style-name="T1886">enterShop</text:span><text:span text:style-name="T1887"><text:s/>se il numero dei clienti al suo interno supera la capacità</text:span><text:span text:style-name="T1888"><text:s/>di 20 clienti;</text:span></text:p>
        </text:list-item>
        <text:list-item>
          <text:p text:style-name="P1889"><text:span text:style-name="T1890">Se non vi è alcun posto libero nel divano il cliente NON può invocare la funzione<text:s/></text:span><text:span text:style-name="T1891">sitOnSofa</text:span><text:span text:style-name="T1892">;</text:span></text:p>
        </text:list-item>
        <text:list-item>
          <text:p text:style-name="P1893">Quando si è liberato un posto nel divano si siede la persona in piedi da più tempo (se presente);</text:p>
        </text:list-item>
        <text:list-item>
          <text:p text:style-name="P1894">Quando un barbiere è libero viene servito il<text:s/>cliente seduto nel divano da più tempo (se presente);</text:p>
        </text:list-item>
        <text:list-item>
          <text:p text:style-name="P1895"><text:span text:style-name="T1896">Quando un cliente invoca<text:s/></text:span><text:span text:style-name="T1897">getHairCut</text:span><text:span text:style-name="T1898"><text:s/>ci dovrebbe essere un barbiere che invoca<text:s/></text:span><text:span text:style-name="T1899">cutHair</text:span><text:span text:style-name="T1900"><text:s/>concorrentemente e viceversa;</text:span></text:p>
        </text:list-item>
        <text:list-item>
          <text:p text:style-name="P1901"><text:span text:style-name="T1902">Dovrebbe essere possibile eseguire fino a tre clienti di eseguire la funzione<text:s/></text:span><text:span text:style-name="T1903">getHairC</text:span><text:span text:style-name="T1904">ut</text:span><text:span text:style-name="T1905"><text:s/>“allo stesso tempo”, e fino a tre barbieri di eseguire<text:s/></text:span><text:span text:style-name="T1906">cutHair</text:span><text:span text:style-name="T1907"><text:s/>“allo stesso tempo”;</text:span></text:p>
        </text:list-item>
        <text:list-item>
          <text:p text:style-name="P1908"><text:span text:style-name="T1909">Il cliente deve invocare la funzione<text:s/></text:span><text:span text:style-name="T1910">pay</text:span><text:span text:style-name="T1911"><text:s/>prima che il barbiere possa invocare la funzione<text:s/></text:span><text:span text:style-name="T1912">acceptPayment</text:span><text:span text:style-name="T1913">;</text:span></text:p>
        </text:list-item>
        <text:list-item>
          <text:p text:style-name="P1914"><text:span text:style-name="T1915">Il barbiere deve invocare la funzione<text:s/></text:span><text:span text:style-name="T1916">acceptPayment</text:span><text:span text:style-name="T1917"><text:s/>prima che il</text:span><text:span text:style-name="T1918"><text:s/>cliente possa uscire dal negozio.</text:span></text:p>
        </text:list-item>
      </text:list>
      <text:list text:style-name="LFO33" text:continue-numbering="true">
        <text:list-item>
          <text:list>
            <text:list-item>
              <text:p text:style-name="P1919"><text:bookmark-start text:name="_Toc93783210"/><text:bookmark-start text:name="_Toc94049625"/><text:bookmark-start text:name="_Toc94087161"/><text:bookmark-start text:name="_Toc94138808"/><text:bookmark-start text:name="_Toc94181146"/>Approccio per risolvere i vincoli di concorrenza<text:bookmark-end text:name="_Toc93783210"/><text:bookmark-end text:name="_Toc94049625"/><text:bookmark-end text:name="_Toc94087161"/><text:bookmark-end text:name="_Toc94138808"/><text:bookmark-end text:name="_Toc94181146"/></text:p>
            </text:list-item>
          </text:list>
        </text:list-item>
      </text:list>
      <text:p text:style-name="P1920"><text:span text:style-name="T1921">I vincoli relativi a questo problema sono stati specificati nel paragrafo 4.1. Per risolverli è stato utilizzato il meccanismo dei SEMAFORI. I semafori utilizzati sono<text:s/></text:span><text:span text:style-name="T1922">illustrati di seguito:</text:span></text:p>
      <text:list text:style-name="LFO38" text:continue-numbering="true">
        <text:list-item>
          <text:p text:style-name="P1923"><text:span text:style-name="T1924">S_CLIENTI_ENTRANTI: Dal momento che il testo cita: “</text:span><text:span text:style-name="T1925">Un cliente non entra nel negozio se la capacità di 20 persone è stata colmata</text:span><text:span text:style-name="T1926">” ma non dice che quello specifico cliente<text:s/></text:span><text:span text:style-name="T1927">esce dal negozio</text:span><text:span text:style-name="T1928">, è stato creato questo semaforo per<text:s/></text:span><text:span text:style-name="T1929">regolare</text:span><text:span text:style-name="T1930"><text:s/></text:span><text:span text:style-name="T1931">il numero di clienti nel negozio e dunque, nel caso in cui il numero di clienti totali sia maggiore di 20, i clienti in eccesso rimarranno in attesa su questo semaforo (il suo valore di inizializzazione è dunque uguale alla capacità consentita ossia 20).<text:s/></text:span><text:span text:style-name="T1932">Si noti che questo semaforo non è presente nella soluzione originaria del problema;</text:span></text:p>
        </text:list-item>
        <text:list-item>
          <text:p text:style-name="P1933">S_CLIENTE_TO_BARBIERE_ENTRATO: Semaforo privato utilizzato per segnalare al/ai barbiere/i che un cliente è entrato nel negozio (sveglia dunque un barbiere);</text:p>
        </text:list-item>
        <text:list-item>
          <text:p text:style-name="P1934">S_DIVANO: Semaforo utilizzato per far sì che il numero massimo di clienti nel divano sia quattro (e dunque, il suo valore di inizializzazione è quattro);<text:s/></text:p>
        </text:list-item>
        <text:list-item>
          <text:p text:style-name="P1935">*S_DIVANO_OCCUPATO: Array di semafori privati utilizzati per gestire l’ordine dei clienti in piedi che attendono di<text:s/>sedersi sul divano. Il modo per gestire l’ordine è specificato dopo il seguente elenco;</text:p>
        </text:list-item>
        <text:list-item>
          <text:p text:style-name="P1936">*S_CLIENTE_TO_BARBIERE_SERVITO: Questo è un array di semafori privati il cui utilizzo è particolare e verrà spiegato nel paragrafo 4.3;</text:p>
        </text:list-item>
        <text:list-item>
          <text:p text:style-name="P1937">*S_CLIENTI_SERVITI: Questo è un<text:s/>array di semafori privati per gestire l’ordine dei clienti nel divano che attendono di essere serviti. Il modo per gestire l’ordine è specificato dopo il seguente elenco;</text:p>
        </text:list-item>
        <text:list-item>
          <text:p text:style-name="P1938">S_BARBIERE_TO_CLIENTE: Semaforo privato utilizzato per segnalare al cliente che il taglio di capelli è terminato;</text:p>
        </text:list-item>
        <text:list-item>
          <text:p text:style-name="P1939">S_ACCEDI_CASSA: Semaforo per regolare l’accesso dei barbieri al registratore di cassa (dunque, essendoci un solo registratore, questo semaforo è inizializzato a uno);</text:p>
        </text:list-item>
        <text:list-item>
          <text:p text:style-name="P1940">S_CLIENTE_PAGA: Semaforo privato utilizzato per segnalare al<text:s/>barbiere che il cliente è pronto a pagare;</text:p>
        </text:list-item>
        <text:list-item>
          <text:p text:style-name="P1941">S_CONTO_SALDATO: Semaforo privato utilizzato per segnalare al cliente che il pagamento è stato accettato e che dunque può uscire dal negozio.</text:p>
        </text:list-item>
      </text:list>
      <text:p text:style-name="P1942">Una delle parti più complesse del programma è sicuramente la gestione<text:s/>degli array di semafori. Si nota infatti che per i vincoli 3 e 4 occorre, rispettivamente, fare in modo di:</text:p>
      <text:list text:style-name="LFO39" text:continue-numbering="true">
        <text:list-item>
          <text:p text:style-name="P1943">Far sedere nel divano la persona in piedi da più tempo.</text:p>
        </text:list-item>
        <text:list-item>
          <text:p text:style-name="P1944">Servire il cliente seduto nel divano da più tempo;</text:p>
        </text:list-item>
      </text:list>
      <text:p text:style-name="P1945"><text:span text:style-name="T1946">Per soddisfare questi vincoli è infatti n</text:span><text:span text:style-name="T1947">ecessario effettuare del<text:s/></text:span><text:span text:style-name="T1948">wait</text:span><text:span text:style-name="T1949"><text:s/>e delle<text:s/></text:span><text:span text:style-name="T1950">signal</text:span><text:span text:style-name="T1951"><text:s/></text:span><text:span text:style-name="T1952">mirate<text:s/></text:span><text:span text:style-name="T1953">in modo tale da bloccare e risvegliare</text:span><text:span text:style-name="T1954"><text:s/></text:span><text:span text:style-name="T1955">i clienti in maniera<text:s/></text:span><text:span text:style-name="T1956">selettiva</text:span><text:span text:style-name="T1957">. Gli array di semafori S_DIVANO_OCCUPATO ed S_CLIENTI_SERVITI sono stati creati proprio per questo motivo; il numero di<text:s/></text:span><text:span text:style-name="T1958">semafori per ciascuna variabile è uguale al numero di thread di tipo cliente, e dunque ognuno di questi andrà ad effettuare una<text:s/></text:span><text:span text:style-name="T1959">wait</text:span><text:span text:style-name="T1960"><text:s/>sul semaforo corrispondente<text:s/></text:span><text:span text:style-name="T1961">al proprio indice<text:s/></text:span><text:span text:style-name="T1962">e, una volta che è giunto il suo turno (dunque<text:s/></text:span><text:span text:style-name="T1963">o<text:s/></text:span><text:span text:style-name="T1964">di sedersi nel divano<text:s/></text:span><text:span text:style-name="T1965">o</text:span><text:span text:style-name="T1966"><text:s/>di e</text:span><text:span text:style-name="T1967">ssere servito) verrà fatta una<text:s/></text:span><text:span text:style-name="T1968">signal</text:span><text:span text:style-name="T1969"><text:s/>utilizzando<text:s/></text:span><text:span text:style-name="T1970">l’indice del cliente</text:span><text:span text:style-name="T1971">. Tutto questo è necessario dal momento che la funzione<text:s/></text:span><text:span text:style-name="T1972">sem_post</text:span><text:span text:style-name="T1973"><text:s/>su un semaforo non preserva l’ordine in cui sono state effettuale le<text:s/></text:span><text:span text:style-name="T1974">wait</text:span><text:span text:style-name="T1975"><text:s/>e dunque, al fine di rispettare le specifiche r</text:span><text:span text:style-name="T1976">ichieste dal problema, non è possibile realizzare una soluzione<text:s/></text:span><text:span text:style-name="T1977">corretta</text:span><text:span text:style-name="T1978"><text:s/>senza l’utilizzo di questi array di semafori.<text:s/></text:span></text:p>
      <text:soft-page-break/>
      <text:p text:style-name="P1979">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list text:style-name="LFO40" text:continue-numbering="true">
        <text:list-item>
          <text:p text:style-name="P1980"><text:span text:style-name="T1981">int *clienti_in_piedi:<text:s/></text:span><text:span text:style-name="T1982">utilizzato per memorizzare gli indici dei clienti attualmente in piedi</text:span><text:span text:style-name="T1983">;</text:span></text:p>
        </text:list-item>
      </text:list>
      <text:list text:style-name="LFO41" text:continue-numbering="true">
        <text:list-item>
          <text:p text:style-name="P1984"><text:span text:style-name="T1985">int *clienti_divano:<text:s/></text:span><text:span text:style-name="T1986">utilizzato per memorizzare gli indici dei clienti attualmente seduti nel divano</text:span><text:span text:style-name="T1987">.</text:span></text:p>
        </text:list-item>
      </text:list>
      <text:p text:style-name="P1988"><text:span text:style-name="T1989">Gestendo questi array con una politica FIFO si riesce a garantire che il cliente in attesa da<text:s/></text:span><text:span text:style-name="T1990">più tempo</text:span><text:span text:style-name="T1991"><text:s/>(first-in) è anche il cliente che sarà servito<text:s/></text:span><text:span text:style-name="T1992">per primo</text:span><text:span text:style-name="T1993"><text:s/>(first-out). Q</text:span><text:span text:style-name="T1994">uesti array hanno anche una dimensione specifica:</text:span></text:p>
      <text:list text:style-name="LFO42" text:continue-numbering="true">
        <text:list-item>
          <text:p text:style-name="P1995"><text:span text:style-name="T1996">L’array<text:s/></text:span><text:span text:style-name="T1997">clienti_in_piedi</text:span><text:span text:style-name="T1998"><text:s/>ha dimensione pari al numero<text:s/></text:span><text:span text:style-name="T1999">massimo</text:span><text:span text:style-name="T2000"><text:s/>di clienti che possono essere<text:s/></text:span><text:span text:style-name="T2001">contemporaneamente</text:span><text:span text:style-name="T2002"><text:s/>nel negozio, ossia 20;</text:span></text:p>
        </text:list-item>
        <text:list-item>
          <text:p text:style-name="P2003"><text:span text:style-name="T2004">L’array<text:s/></text:span><text:span text:style-name="T2005">clienti_divano</text:span><text:span text:style-name="T2006"><text:s/>ha dimensione pari al numero<text:s/></text:span><text:span text:style-name="T2007">massimo</text:span><text:span text:style-name="T2008"><text:s/>di clienti c</text:span><text:span text:style-name="T2009">he possono essere seduti<text:s/></text:span><text:span text:style-name="T2010">contemporaneamente</text:span><text:span text:style-name="T2011"><text:s/>nel divano, ossia 4.</text:span></text:p>
        </text:list-item>
      </text:list>
      <text:p text:style-name="P2012">Infine, sono state specificate delle costanti per rendere il codice più leggibile e versatile:</text:p>
      <text:list text:style-name="LFO43" text:continue-numbering="true">
        <text:list-item>
          <text:p text:style-name="P2013"><text:span text:style-name="T2014">NUM_CLIENTI_MAX:<text:s/></text:span><text:span text:style-name="T2015">che assume il valore massimo di clienti ammessi nel negozio<text:s/></text:span><text:span text:style-name="T2016"></text:span><text:span text:style-name="T2017"><text:s/>20;</text:span></text:p>
        </text:list-item>
        <text:list-item>
          <text:p text:style-name="P2018"><text:span text:style-name="T2019">NUM_POSTI_DIVANO</text:span><text:span text:style-name="T2020">: che assume il valore di posti nel divano<text:s/></text:span><text:span text:style-name="T2021"></text:span><text:span text:style-name="T2022"><text:s/>4;</text:span></text:p>
        </text:list-item>
        <text:list-item>
          <text:p text:style-name="P2023"><text:span text:style-name="T2024">NUM_BARBIERI:<text:s/></text:span><text:span text:style-name="T2025">che assume come valore il numero di barbieri nonché il numero massimo di clienti che possono essere serviti concorrentemente<text:s/></text:span><text:span text:style-name="T2026"></text:span><text:span text:style-name="T2027"><text:s/>3;</text:span></text:p>
        </text:list-item>
        <text:list-item>
          <text:p text:style-name="P2028"><text:span text:style-name="T2029">NUM_REGISTRI_CASSA:<text:s/></text:span><text:span text:style-name="T2030">che assume il valore del<text:s/></text:span><text:span text:style-name="T2031">numero dei registri di cassa<text:s/></text:span><text:span text:style-name="T2032"></text:span><text:span text:style-name="T2033"><text:s/>1.</text:span></text:p>
        </text:list-item>
      </text:list>
      <text:list text:style-name="LFO33" text:continue-numbering="true">
        <text:list-item>
          <text:list>
            <text:list-item>
              <text:p text:style-name="P2034"><text:bookmark-start text:name="_Toc93783211"/><text:bookmark-start text:name="_Toc94049626"/><text:bookmark-start text:name="_Toc94087162"/><text:bookmark-start text:name="_Toc94138809"/><text:bookmark-start text:name="_Toc94181147"/>Parti rilevanti del codice<text:bookmark-end text:name="_Toc93783211"/><text:bookmark-end text:name="_Toc94049626"/><text:bookmark-end text:name="_Toc94087162"/><text:bookmark-end text:name="_Toc94138809"/><text:bookmark-end text:name="_Toc94181147"/></text:p>
            </text:list-item>
          </text:list>
        </text:list-item>
      </text:list>
      <text:p text:style-name="P2035">Una volta introdotte le variabili utilizzate per la risoluzione di questo esercizio, non resta che descriverne le (tante) parti rilevanti.</text:p>
      <text:p text:style-name="P2036"><text:span text:style-name="T2037">Nel paragrafo 4.2 sono stati definiti gli array per memo</text:span><text:span text:style-name="T2038">rizzare gli indici dei clienti<text:s/></text:span><text:span text:style-name="T2039">in piedi</text:span><text:span text:style-name="T2040"><text:s/>e<text:s/></text:span><text:span text:style-name="T2041">seduti</text:span><text:span text:style-name="T2042">; se ne riporta il codice di inizializzazione:</text:span></text:p>
      <text:p text:style-name="P2043">for (i=0;i &lt; NUM_CLIENTI_MAX; i++) {<text:s/></text:p>
      <text:p text:style-name="P2044"><text:tab/>clienti_in_piedi[i] = -1;</text:p>
      <text:p text:style-name="P2045">}</text:p>
      <text:p text:style-name="P2046">for (i=0;i &lt; NUM_POSTI_DIVANO; i++) {</text:p>
      <text:p text:style-name="P2047"><text:tab/>clienti_divano[i] = -1;</text:p>
      <text:p text:style-name="Sottotitolo"><text:span text:style-name="T2048">}</text:span></text:p>
      <text:p text:style-name="P2049">Dunque, i valori che possono<text:s/>memorizzare questi array sono:</text:p>
      <text:soft-page-break/>
      <text:list text:style-name="LFO44" text:continue-numbering="true">
        <text:list-item>
          <text:p text:style-name="P2050"><text:span text:style-name="T2051">O</text:span><text:span text:style-name="T2052"><text:s/>l’indice di un thread di tipo cliente;</text:span></text:p>
        </text:list-item>
        <text:list-item>
          <text:p text:style-name="P2053"><text:span text:style-name="T2054">O</text:span><text:span text:style-name="T2055"><text:s/>-1 nel caso in cui non ci siano clienti a sufficienza a colmare l’array per intero.</text:span></text:p>
        </text:list-item>
      </text:list>
      <text:p text:style-name="P2056">Dal momento che nel seguente programma si effettuano tante operazioni su questi array, è stato deciso di realizzare due file:</text:p>
      <text:list text:style-name="LFO45" text:continue-numbering="true">
        <text:list-item>
          <text:p text:style-name="P2057">Un file header con la definizione di tutte le funzioni utili per l’uso di questi array;</text:p>
        </text:list-item>
        <text:list-item>
          <text:p text:style-name="P2058">Un file contenente l’implementazione di tali funzioni.</text:p>
        </text:list-item>
      </text:list>
      <text:p text:style-name="P2059">Con il fine di rendere il codice più leggibile.</text:p>
      <text:p text:style-name="P2060">Le funzioni appena menzionate sono tre e permettono di:</text:p>
      <text:list text:style-name="LFO46" text:continue-numbering="true">
        <text:list-item>
          <text:p text:style-name="P2061"><text:span text:style-name="T2062">Stampare l’array (utile esclusivamente a scopo di debug)<text:s/></text:span><text:span text:style-name="T2063"></text:span><text:span text:style-name="T2064"><text:s/></text:span><text:span text:style-name="T2065">printArray</text:span><text:span text:style-name="T2066">;</text:span></text:p>
        </text:list-item>
        <text:list-item>
          <text:p text:style-name="P2067"><text:span text:style-name="T2068">Recuperare l’indice della prima posizione libera in un array</text:span><text:span text:style-name="T2069"></text:span><text:span text:style-name="T2070"><text:s/></text:span><text:span text:style-name="T2071">getFirstFreePosition</text:span><text:span text:style-name="T2072">;</text:span></text:p>
        </text:list-item>
        <text:list-item>
          <text:p text:style-name="P2073"><text:span text:style-name="T2074">Recuperare l’indice della prima posizione NON libera in un array<text:s/></text:span><text:span text:style-name="T2075"></text:span><text:span text:style-name="T2076"><text:s/></text:span><text:bookmark-start text:name="_Hlk94086534"/><text:span text:style-name="T2077">getFirstNonFreePosition</text:span><text:bookmark-end text:name="_Hlk94086534"/><text:span text:style-name="T2078">;</text:span></text:p>
        </text:list-item>
      </text:list>
      <text:p text:style-name="P2079"><text:span text:style-name="T2080">Si riporta il codice delle ultime due funzioni tra quelle sopra menzionate (in quanto<text:s/></text:span><text:span text:style-name="T2081">printArray</text:span><text:span text:style-name="T2082"><text:s/>non risulta significativa per il funzionamento del programma). La funzione<text:s/></text:span><text:span text:style-name="T2083">getFirstFreePosition</text:span><text:span text:style-name="T2084"><text:s/>è la seguente:</text:span></text:p>
      <text:p text:style-name="P2085">int getFirstFreePosition(int* v, int n) {</text:p>
      <text:p text:style-name="Sottotitolo"><text:span text:style-name="T2086"><text:tab/></text:span><text:span text:style-name="T2087">for (int i=0;i &lt; n; i++) {</text:span></text:p>
      <text:p text:style-name="P2088"><text:tab/><text:tab/>if (v[i] == -1) {</text:p>
      <text:p text:style-name="P2089"><text:tab/><text:tab/><text:tab/>return i;</text:p>
      <text:p text:style-name="Sottotitolo"><text:span text:style-name="T2090"><text:tab/></text:span><text:span text:style-name="T2091"><text:tab/></text:span><text:span text:style-name="T2092">}</text:span></text:p>
      <text:p text:style-name="P2093"><text:tab/>}</text:p>
      <text:p text:style-name="P2094"><text:tab/>return -1;</text:p>
      <text:p text:style-name="P2095">}</text:p>
      <text:p text:style-name="P2096"><text:span text:style-name="T2097">Dal momento che una posizione libera, come anche specificato all’inizio del seguente paragrafo, è definita da un<text:s/></text:span><text:span text:style-name="T2098">-1</text:span><text:span text:style-name="T2099">, quando scorrendo un certo array (sia e</text:span><text:span text:style-name="T2100">sso<text:s/></text:span><text:span text:style-name="T2101">clienti_in_piedi</text:span><text:span text:style-name="T2102"><text:s/>o<text:s/></text:span><text:span text:style-name="T2103">clienti</text:span><text:span text:style-name="T2104">­_divano</text:span><text:span text:style-name="T2105">) si trova questa occorrenza, viene ritornato l’indice del primo elemento contenente questo valore. Nel caso in cui non ci fosse nemmeno una posizione libera viene ritornato il valore -1.</text:span></text:p>
      <text:p text:style-name="P2106"><text:span text:style-name="T2107">La funzione<text:s/></text:span><text:span text:style-name="T2108">getFirstNonFreePos</text:span><text:span text:style-name="T2109">ition<text:s/></text:span><text:span text:style-name="T2110">svolge il compito duale della funzione appena descritta:</text:span></text:p>
      <text:p text:style-name="P2111"/>
      <text:p text:style-name="P2112">int getFirstNonFreePosition(int* v, int n) {</text:p>
      <text:p text:style-name="P2113"><text:tab/>for (int i=0;i &lt; n; i++) {</text:p>
      <text:p text:style-name="P2114"><text:tab/><text:tab/>if (v[i] != -1) {</text:p>
      <text:p text:style-name="P2115"><text:tab/><text:tab/><text:tab/>return i;</text:p>
      <text:p text:style-name="Sottotitolo"><text:span text:style-name="T2116"><text:tab/></text:span><text:span text:style-name="T2117"><text:tab/></text:span><text:span text:style-name="T2118">}</text:span></text:p>
      <text:p text:style-name="P2119"><text:tab/>}</text:p>
      <text:p text:style-name="P2120"><text:tab/>return -1;</text:p>
      <text:p text:style-name="Sottotitolo"><text:span text:style-name="T2121">}</text:span></text:p>
      <text:p text:style-name="P2122"><text:span text:style-name="T2123">Ora che sono state descritte queste funzioni “</text:span><text:span text:style-name="T2124">di supporto</text:span><text:span text:style-name="T2125">” è poss</text:span><text:span text:style-name="T2126">ibile descrivere il codice della soluzione del seguente esercizio.</text:span></text:p>
      <text:p text:style-name="P2127">Si riportano le parti di codice rilevanti del thread di tipo cliente:</text:p>
      <text:p text:style-name="P2128">sem_wait(&amp;S_CLIENTI_ENTRANTI);</text:p>
      <text:p text:style-name="P2129">pthread_mutex_lock(&amp;mutex);</text:p>
      <text:p text:style-name="P2130">enterShop(*ptr);</text:p>
      <text:p text:style-name="P2131"><text:span text:style-name="T2132">Prima di entrare nel negozio, il<text:s/></text:span><text:span text:style-name="T2133">cliente si mette in attesa sul semaforo S_CLIENTI_ENTRANTI (che si ricorda essere inizializzato a 20); se la capacità del negozio non è stata colmata il cliente avrà modo di eseguire. Superato questo “controllo” il cliente invoca la funzione<text:s/></text:span><text:span text:style-name="T2134">enterShop</text:span><text:span text:style-name="T2135"><text:s/>(</text:span><text:span text:style-name="T2136"></text:span><text:span text:style-name="T2137"><text:s/>v</text:span><text:span text:style-name="T2138">incolo 1 soddisfatto) la quale svolge le seguenti istruzioni:</text:span></text:p>
      <text:p text:style-name="P2139">int i = getFirstFreePosition(clienti_in_piedi, NUM_CLIENTI_MAX);</text:p>
      <text:p text:style-name="P2140">clienti_in_piedi[i] = indice;</text:p>
      <text:p text:style-name="P2141"><text:span text:style-name="T2142">In cui si recupera l’indice della prima posizione libera dell’array dei clienti in piedi per poi<text:s/></text:span><text:span text:style-name="T2143">ac</text:span><text:span text:style-name="T2144">codare</text:span><text:span text:style-name="T2145"><text:s/>il cliente in tale array nella posizione restituita dalla funzione<text:s/></text:span><text:span text:style-name="T2146">getFirstFreePosition</text:span><text:span text:style-name="T2147">. Si noti, che non c’è bisogno di controllare se l’array appena menzionato sia pieno in quanto prima di eseguire la funzione appena descritta, il cliente ha effet</text:span><text:span text:style-name="T2148">tuato una<text:s/></text:span><text:span text:style-name="T2149">wait</text:span><text:span text:style-name="T2150"><text:s/>sul semaforo S_CLIENTI_ENTRANTI il quale, non a caso, è inizializzato a 20 che è anche la dimensione dell’array<text:s/></text:span><text:span text:style-name="T2151">clienti_in_piedi</text:span><text:span text:style-name="T2152">.</text:span></text:p>
      <text:p text:style-name="P2153">Successivamente, il cliente svolge le seguenti istruzioni:</text:p>
      <text:p text:style-name="P2154">pthread_mutex_unlock(&amp;mutex);</text:p>
      <text:p text:style-name="P2155">sem_post(&amp;S_CLIENTE_TO_BARBIERE_ENTRATO);</text:p>
      <text:p text:style-name="P2156">sem_wait(&amp;S_DIVANO_OCCUPATO[(*ptr)]);</text:p>
      <text:p text:style-name="Sottotitolo"><text:span text:style-name="T2157">sem_wait(&amp;S_DIVANO);</text:span></text:p>
      <text:p text:style-name="P2158"><text:span text:style-name="T2159">in cui il cliente segnala al barbiere che è arrivato attraverso il semaforo S_CLIENTE_TO_BARBIERE_ENTRATO per poi attendere sul primo dei due array di semafori privati, ossia S_</text:span><text:span text:style-name="T2160">DIVANO_OCCUPATO. Il cliente si mette in attesa sul semaforo nella posizione associata al proprio indice (ad es. se il cliente ha indice 0 esso si metterà in attesa su S_DIVANO_OCCUPATO[0] e così via). Successivamente, aspetta che si liberi un posto nel div</text:span><text:span text:style-name="T2161">ano<text:s/></text:span><text:soft-page-break/><text:span text:style-name="T2162">ossia si mette in attesa sul semaforo S_DIVANO che si ricorda essere inizializzato a 4 ossia il numero<text:s/></text:span><text:span text:style-name="T2163">massimo</text:span><text:span text:style-name="T2164"><text:s/>di clienti seduti nel divano contemporaneamente. Superato quest’altro “controllo” sarà giunto il turno del cliente di sedersi nel divano e du</text:span><text:span text:style-name="T2165">nque potrà eseguire la funzione<text:s/></text:span><text:span text:style-name="T2166">sitOnSofa<text:s/></text:span><text:span text:style-name="T2167">(</text:span><text:span text:style-name="T2168"></text:span><text:span text:style-name="T2169"><text:s/>vincolo 2 soddisfatto):</text:span></text:p>
      <text:p text:style-name="P2170">i = getFirstFreePosition(clienti_divano, NUM_POSTI_DIVANO);</text:p>
      <text:p text:style-name="P2171">clienti_divano[i] = indice;</text:p>
      <text:p text:style-name="P2172"><text:span text:style-name="T2173">Il cui funzionamento è molto simile a quello della funzione<text:s/></text:span><text:span text:style-name="T2174">enterShop</text:span><text:span text:style-name="T2175"><text:s/>con l’unica<text:s/></text:span><text:span text:style-name="T2176">differenza che il cliente si<text:s/></text:span><text:span text:style-name="T2177">accoda</text:span><text:span text:style-name="T2178"><text:s/>nell’array<text:s/></text:span><text:span text:style-name="T2179">clienti_divano</text:span><text:span text:style-name="T2180">.</text:span></text:p>
      <text:p text:style-name="P2181">A questo punto vi è una situazione molto particolare; la prossima istruzione eseguita dal cliente è la seguente:</text:p>
      <text:p text:style-name="P2182">sem_post(&amp;S_CLIENTE_TO_BARBIERE_SERVITO[(*ptr)]);</text:p>
      <text:p text:style-name="P2183"><text:span text:style-name="T2184">Il semaforo S_CLIENTE_TO_BARBI</text:span><text:span text:style-name="T2185">ERE_SERVITO, il cui utilizzo non è stato descritto nel paragrafo 4.2, viene utilizzato come strumento di sincronizzazione tra cliente e barbiere, infatti, senza questo semaforo, c’è il rischio che il barbiere vada a servire un cliente che non si è ancora s</text:span><text:span text:style-name="T2186">eduto nel divano e che dunque<text:s/></text:span><text:span text:style-name="T2187">non è pronto ad essere servito</text:span><text:span text:style-name="T2188"><text:s/>infrangendo il vincolo 6.</text:span></text:p>
      <text:p text:style-name="P2189">sem_wait(&amp;S_CLIENTI_SERVITI[(*ptr)]);</text:p>
      <text:p text:style-name="P2190"><text:span text:style-name="T2191">In seguito, il cliente si mette in attesa nell’array di semafori S_CLIENTI_SERVITI in attesa, appunto, di essere servito. Una volta</text:span><text:span text:style-name="T2192"><text:s/>giunto il turno del cliente, esso invocherà la funzione<text:s/></text:span><text:span text:style-name="T2193">getHairCut<text:s/></text:span><text:span text:style-name="T2194">nella quale si svolge una semplice<text:s/></text:span><text:span text:style-name="T2195">wait</text:span><text:span text:style-name="T2196">:</text:span></text:p>
      <text:p text:style-name="P2197">sem_wait(&amp;S_BARBIERE_TO_CLIENTE);</text:p>
      <text:p text:style-name="P2198"><text:span text:style-name="T2199">con la quale il cliente aspetta che il taglio di capelli sia terminato. Prima di uscire il cliente deve pagare il</text:span><text:span text:style-name="T2200"><text:s/>conto, e proprio per questo invoca l’ultima funzione richiesta, ossia<text:s/></text:span><text:span text:style-name="T2201">pay</text:span><text:span text:style-name="T2202"><text:s/>le cui parti rilevanti sono riportate di seguito:</text:span></text:p>
      <text:p text:style-name="P2203">sem_post(&amp;S_CLIENTE_PAGA);</text:p>
      <text:p text:style-name="Sottotitolo"><text:span text:style-name="T2204">sem_wait(&amp;S_CONTO_SALDATO);</text:span></text:p>
      <text:p text:style-name="P2205"><text:span text:style-name="T2206">Si nota che il cliente, come prima, cosa segnala al barbiere che è<text:s/></text:span><text:span text:style-name="T2207">pronto a pagare (effettuando una signal sul semaforo S_CLIENTE_PAGA), successivamente si mette in attesa sul semaforo S_CONTO_SALDATO aspettando che il barbiere accetti il pagamento<text:s/></text:span><text:span text:style-name="T2208"></text:span><text:span text:style-name="T2209"><text:s/>vincolo 7 soddisfatto).</text:span></text:p>
      <text:p text:style-name="P2210">Dopo che il pagamento è stato accettato, il cliente incrementa il valore del semaforo S_CLIENTI_ENTRANTI (come mostrato di seguito):</text:p>
      <text:p text:style-name="P2211">sem_post(&amp;S_CLIENTI_ENTRANTI);</text:p>
      <text:soft-page-break/>
      <text:p text:style-name="P2212"><text:span text:style-name="T2213">in modo tale da consentire ad un eventuale cliente in attesa di entrare nel negozio (e che dunque era bloccato a causa della<text:s/></text:span><text:span text:style-name="T2214">capacità colmata); e in seguito, esce dal negozio (</text:span><text:span text:style-name="T2215"></text:span><text:span text:style-name="T2216"><text:s/>vincolo 8 soddisfatto).</text:span></text:p>
      <text:p text:style-name="P2217">Si riportano le parti di codice rilevanti del thread di tipo barbiere (che opera in un ciclo infinito):</text:p>
      <text:p text:style-name="Sottotitolo"><text:span text:style-name="T2218">sem_wait(&amp;S_CLIENTE_TO_BARBIERE_ENTRATO);</text:span></text:p>
      <text:p text:style-name="P2219">Il Barbierie, come prima cosa, si<text:s/>addormenta in attesa che un cliente lo svegli.</text:p>
      <text:p text:style-name="P2220">pthread_mutex_lock(&amp;mutex);</text:p>
      <text:p text:style-name="P2221">i = getFirstNonFreePosition(clienti_in_piedi, NUM_CLIENTI_MAX);</text:p>
      <text:p text:style-name="P2222"><text:span text:style-name="T2223">Una volta sveglio, il barbiere recupera l’indice della persona in piedi da più tempo; si noti che non c’è bisogno di</text:span><text:span text:style-name="T2224"><text:s/>controllare l’indice ritornato dalla funzione<text:s/></text:span><text:span text:style-name="T2225">getFirstNonFreePosition</text:span><text:span text:style-name="T2226"><text:s/>in quanto, a questo punto del programma, il cliente ha invocato<text:s/></text:span><text:span text:style-name="T2227">sicuramente</text:span><text:span text:style-name="T2228"><text:s/>la funzione<text:s/></text:span><text:span text:style-name="T2229">enterShop</text:span><text:span text:style-name="T2230"><text:s/>e dunque si sarà già accodato nell’array<text:s/></text:span><text:span text:style-name="T2231">clienti_in_piedi (</text:span><text:span text:style-name="T2232">e quindi vi è sicuramente un</text:span><text:span text:style-name="T2233">a posizione NON libera nell’array appena menzionato). Successivamente, occorre liberare il posto occupato dal cliente nel seguente array per garantire il corretto funzionamento del programma. Per liberare il posto si effettua uno shift all’indietro dell’ar</text:span><text:span text:style-name="T2234">ray<text:s/></text:span><text:span text:style-name="T2235">clienti_in_piedi<text:s/></text:span><text:span text:style-name="T2236">e il codice per effettuare questa operazione è il seguente:</text:span></text:p>
      <text:p text:style-name="Sottotitolo"><text:span text:style-name="T2237">next_cliente_divano = clienti_in_piedi[i];<text:s/></text:span><text:span text:style-name="T2238"></text:span><text:span text:style-name="T2239"><text:s/>si memorizza l’indice del cliente</text:span></text:p>
      <text:p text:style-name="P2240">for (j=i; j &lt; (NUM_CLIENTI_MAX-1); j++) {</text:p>
      <text:p text:style-name="P2241"><text:tab/>clienti_in_piedi[j] = clienti_in_piedi[j+1];</text:p>
      <text:p text:style-name="P2242">}</text:p>
      <text:p text:style-name="P2243">clienti_in_piedi[j] = -1;</text:p>
      <text:p text:style-name="P2244">pthread_mutex_unlock(&amp;mutex);</text:p>
      <text:p text:style-name="P2245"><text:span text:style-name="T2246">A questo punto si segnala il cliente in attesa sul semaforo S_DIVANO_OCCUPATO nella posizione associata al proprio indice: (si noti che, come specificato nel codice, l’indice del cliente è stato memor</text:span><text:span text:style-name="T2247">izzato nella variabile locale<text:s/></text:span><text:span text:style-name="T2248">next_cliente_divano</text:span><text:span text:style-name="T2249">).</text:span></text:p>
      <text:p text:style-name="P2250">sem_post(&amp;S_DIVANO_OCCUPATO[next_cliente_divano]);</text:p>
      <text:p text:style-name="P2251">A questo punto, prima di servire il cliente, bisogna aspettare che quest’ultimo si sieda nel divano e dunque il barbiere si mette in attesa sul semaforo<text:s/>S_CLIENTE_TO_BARBIERE_SERVITO (il cui utilizzo è stato descritto nel seguente paragrafo nella parte di codice del cliente).</text:p>
      <text:p text:style-name="P2252">sem_wait(&amp;S_CLIENTE_TO_BARBIERE_SERVITO[next_cliente_divano]);</text:p>
      <text:p text:style-name="P2253"><text:span text:style-name="T2254">Successivamente, il barbiere segnala al cliente che il taglio di cape</text:span><text:span text:style-name="T2255">lli può iniziare; come prima cosa si recupera l’indice del cliente seduto nel divano da più tempo:</text:span></text:p>
      <text:p text:style-name="P2256">pthread_mutex_lock(&amp;mutex);</text:p>
      <text:p text:style-name="P2257">i = getFirstNonFreePosition(clienti_divano, NUM_POSTI_DIVANO);</text:p>
      <text:p text:style-name="P2258">next_cliente_da_servire = clienti_divano[i];</text:p>
      <text:soft-page-break/>
      <text:p text:style-name="P2259"><text:span text:style-name="T2260">Una volta recuperato<text:s/></text:span><text:span text:style-name="T2261">l’indice di tale cliente, e memorizzato nella variabile locale<text:s/></text:span><text:span text:style-name="T2262">next_cliente_da_servire</text:span><text:span text:style-name="T2263">­</text:span><text:span text:style-name="T2264">, si shifta all’indietro l’array dei clienti seduti nel divano (analogamente a quanto fatto sull’array delle persone in piedi):</text:span></text:p>
      <text:p text:style-name="P2265">for (j=i; j &lt; (NUM_POSTI_DIVANO-1); j++)<text:s/>{</text:p>
      <text:p text:style-name="P2266"><text:tab/>clienti_divano[j] = clienti_divano[j+1];</text:p>
      <text:p text:style-name="P2267">}</text:p>
      <text:p text:style-name="P2268">clienti_divano[j] = -1;</text:p>
      <text:p text:style-name="P2269">pthread_mutex_unlock(&amp;mutex);</text:p>
      <text:p text:style-name="P2270">A questo punto, dal momento che si è liberato un posto nel divano, si incrementa il valore del semaforo S_DIVANO (il cui utilizzo è stato descritto in questo paragrafo nel codice del cliente):</text:p>
      <text:p text:style-name="Sottotitolo"><text:span text:style-name="T2271">sem_post(&amp;S_DIVANO);</text:span></text:p>
      <text:p text:style-name="P2272"><text:span text:style-name="T2273">Ora è possibile servire il cliente<text:s/></text:span><text:span text:style-name="T2274"></text:span><text:span text:style-name="T2275"><text:s/>il barbiere invoca la funzione<text:s/></text:span><text:span text:style-name="T2276">cutHair</text:span><text:span text:style-name="T2277"><text:s/>il cui codice rilevante è il seguente:</text:span></text:p>
      <text:p text:style-name="P2278">void cutHair(int indice, int indice_cliente) {</text:p>
      <text:p text:style-name="P2279"><text:span text:style-name="T2280">sleep(2);<text:s/></text:span><text:span text:style-name="T2281"></text:span><text:span text:style-name="T2282"><text:s/></text:span><text:span text:style-name="T2283">Sleep usata per<text:s/></text:span><text:span text:style-name="T2284">rallentare il flusso di esecuzione<text:s/></text:span></text:p>
      <text:p text:style-name="P2285"><text:span text:style-name="T2286">sem_post(&amp;S_BARBIERE_TO_CLIENTE);</text:span></text:p>
      <text:p text:style-name="P2287">}</text:p>
      <text:p text:style-name="P2288">In cui viene fatta una signal sul semaforo S_BARBIERE_TO_CLIENTE per segnalare al cliente che il taglio di capelli è terminato.</text:p>
      <text:p text:style-name="P2289"><text:span text:style-name="T2290">L’ultima azione che deve svolgere il barbiere è accettar</text:span><text:span text:style-name="T2291">e il pagamento. Come prima cosa si aspetta che il cliente abbia invocato la funzione<text:s/></text:span><text:span text:style-name="T2292">pay</text:span><text:span text:style-name="T2293"><text:s/>(aspettando la signal del cliente sul semaforo S_CLIENTE_PAGA):</text:span></text:p>
      <text:p text:style-name="Sottotitolo"><text:span text:style-name="T2294">sem_wait(&amp;S_CLIENTE_PAGA);</text:span></text:p>
      <text:p text:style-name="P2295">A questo punto il barbiere aspetta di poter accedere al registratore di cassa</text:p>
      <text:p text:style-name="Sottotitolo"><text:span text:style-name="T2296">sem_wait(&amp;S_ACCEDI_CASSA);</text:span></text:p>
      <text:p text:style-name="P2297"><text:span text:style-name="T2298">Una volta che il barbiere “si trova” al registratore di cassa, può invocare la funzione<text:s/></text:span><text:span text:style-name="T2299">acceptPayment</text:span><text:span text:style-name="T2300"><text:s/>la quale è riportata qui sotto:</text:span></text:p>
      <text:p text:style-name="P2301">void acceptPayment(int indice) {</text:p>
      <text:p text:style-name="Sottotitolo"><text:span text:style-name="T2302"><text:tab/></text:span><text:span text:style-name="T2303">sem_post(&amp;S_CONTO_SALDATO);</text:span></text:p>
      <text:p text:style-name="P2304">}</text:p>
      <text:p text:style-name="P2305">In questa funzione semplicemente si segnala al cliente che il pagamento è stato accettato e che dunque può uscire dal negozio. Dopo aver accettato il pagamento, il barbiere libera il registratore di cassa per il prossimo (eventuale) pagamento.</text:p>
      <text:p text:style-name="P2306">sem_post(&amp;S_ACCEDI_CASSA);</text:p>
      <text:p text:style-name="P2307"/>
      <text:soft-page-break/>
      <text:list text:style-name="LFO33" text:continue-numbering="true">
        <text:list-item>
          <text:list>
            <text:list-item>
              <text:p text:style-name="P2308">Commenti su un’esecuzione del programma</text:p>
            </text:list-item>
          </text:list>
        </text:list-item>
      </text:list>
      <text:p text:style-name="P2309">In questo capitolo si riporta una rilevante invocazione dell’esercizio appena descritto. L’invocazione è la seguente:</text:p>
      <text:list text:style-name="LFO1" text:continue-numbering="true">
        <text:list-item>
          <text:p text:style-name="P2310">$ ./search_insert_delete 10<text:tab/><text:tab/></text:p>
        </text:list-item>
      </text:list>
      <text:p text:style-name="Normale"><text:span text:style-name="T2311">E il risultato è il seguente: (</text:span><text:span text:style-name="T2312"></text:span><text:span text:style-name="T2313"><text:s/>si noti che sono stati rimossi i messaggi di creazione dei thread di tipo rider per evitare di occupare un numero eccessivo di pagine)</text:span></text:p>
      <text:p text:style-name="P2314"/>
      <text:h text:style-name="P2315" text:outline-level="1"><text:bookmark-start text:name="_Toc93783213"/><text:bookmark-start text:name="_Toc94049628"/><text:bookmark-start text:name="_Toc94087164"/><text:bookmark-start text:name="_Toc94138811"/><text:bookmark-start text:name="_Toc94181149"/><text:soft-page-break/>CONCLUSIONI<text:bookmark-end text:name="_Toc93783213"/><text:bookmark-end text:name="_Toc94049628"/><text:bookmark-end text:name="_Toc94087164"/><text:bookmark-end text:name="_Toc94138811"/><text:bookmark-end text:name="_Toc94181149"/></text:h>
      <text:p text:style-name="P2316"><text:bookmark-start text:name="_Toc93783214"/></text:p>
      <text:h text:style-name="P2317" text:outline-level="1"><text:bookmark-start text:name="_Toc94049629"/><text:bookmark-start text:name="_Toc94087165"/><text:bookmark-start text:name="_Toc94138812"/><text:bookmark-start text:name="_Toc94181150"/><text:soft-page-break/>BIBLIOGRAFIA<text:bookmark-end text:name="_Toc93783214"/><text:bookmark-end text:name="_Toc94049629"/><text:bookmark-end text:name="_Toc94087165"/><text:bookmark-end text:name="_Toc94138812"/><text:bookmark-end text:name="_Toc94181150"/></text:h>
      <text:p text:style-name="P2318"><text:bookmark-start text:name="_Toc93783215"/></text:p>
      <text:h text:style-name="P2319" text:outline-level="1"><text:bookmark-start text:name="_Toc94049630"/><text:bookmark-start text:name="_Toc94087166"/><text:bookmark-start text:name="_Toc94138813"/><text:bookmark-start text:name="_Toc94181151"/><text:soft-page-break/>APPENDICE<text:bookmark-end text:name="_Toc93783215"/><text:bookmark-end text:name="_Toc94049630"/><text:bookmark-end text:name="_Toc94087166"/><text:bookmark-end text:name="_Toc94138813"/><text:bookmark-end text:name="_Toc94181151"/></text:h>
      <text:p text:style-name="P2320">Il codice sorgente del seguente elaborato è disponibile su GitHub al link: </text:p>
      <text:p text:style-name="P2321"><text:span text:style-name="T2322">https://github.com/TommasoLabieni/PSO_Excercises</text:span></text:p>
      <text:p text:style-name="P2323"><text:span text:style-name="T2324">Per scaricarlo su una macchina Linux occorre<text:s/></text:span><text:span text:style-name="T2325">utilizzare il comando<text:s/></text:span><text:span text:style-name="T2326">git</text:span><text:span text:style-name="T2327">. Se questo comando non dovesse essere installato occorre aprire il terminale e digitare il seguente comando:</text:span></text:p>
      <text:p text:style-name="P2328"><text:span text:style-name="T2329">sudo apt-get install git</text:span></text:p>
      <text:p text:style-name="P2330">Verificare la corretta installazione digitando:</text:p>
      <text:p text:style-name="P2331"><text:span text:style-name="T2332">git --version</text:span></text:p>
      <text:p text:style-name="P2333">Dovrebbe essere stampata a video la versione di git, un esempio è il seguente:</text:p>
      <text:p text:style-name="P2334"><text:span text:style-name="T2335">$ git --version</text:span></text:p>
      <text:p text:style-name="P2336"><text:span text:style-name="T2337">git version 2.17.1</text:span></text:p>
      <text:p text:style-name="P2338">Da ora è possibile scaricare il repository contenente il codice sorgente degli esercizi descritti. A tal fine è sufficiente digitare:</text:p>
      <text:p text:style-name="P2339"><text:span text:style-name="T2340">git clone https://github.com/TommasoLabien</text:span><text:span text:style-name="T2341">i/PSO_Excercises</text:span></text:p>
      <text:p text:style-name="P23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text-align="start" fo:margin-left="0.1666in">
        <style:tab-stops>
          <style:tab-stop style:type="left" style:position="0.4444in"/>
          <style:tab-stop style:type="right" style:leader-style="dotted" style:leader-text="." style:position="6.5194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2"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font-name-asian="Calibri"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text:display="none"/>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7" svg:viewBox="0 0 20 30" svg:d="m10 0-10 30h20z"/>
    <draw:marker draw:name="a10" svg:viewBox="0 0 20 30" svg:d="m10 0-10 30h20z"/>
    <draw:marker draw:name="a13"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4">
      <text:list-level-style-bullet text:level="1" text:style-name="WW_CharLFO3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7T22:31:00Z</dc:date>
    <meta:template xlink:href="Normal.dotm" xlink:type="simple"/>
    <meta:editing-cycles>78</meta:editing-cycles>
    <meta:editing-duration>PT175080S</meta:editing-duration>
    <meta:document-statistic meta:page-count="41" meta:paragraph-count="150" meta:word-count="11235" meta:character-count="75130" meta:row-count="533" meta:non-whitespace-character-count="64045"/>
  </office:meta>
</office:document-meta>
</file>